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ixedSys" svg:font-family="FixedSys, 'Times New Roman'"/>
    <style:font-face style:name="Lohit Devanagari1" svg:font-family="'Lohit Devanagari'"/>
    <style:font-face style:name="Timnes" svg:font-family="Timnes"/>
    <style:font-face style:name="Courier New" svg:font-family="'Courier New'" style:font-family-generic="modern"/>
    <style:font-face style:name="WenQuanYi Micro Hei" svg:font-family="'WenQuanYi Micro Hei'" style:font-family-generic="roman"/>
    <style:font-face style:name="Cambria" svg:font-family="Cambria" style:font-family-generic="roman" style:font-pitch="variable"/>
    <style:font-face style:name="Courier New1" svg:font-family="'Courier New'" style:font-family-generic="roman" style:font-pitch="variable"/>
    <style:font-face style:name="Fixedsys" svg:font-family="Fixedsy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9583in" table:align="center" style:writing-mode="lr-tb"/>
    </style:style>
    <style:style style:name="Table1.A" style:family="table-column">
      <style:table-column-properties style:column-width="0.2951in"/>
    </style:style>
    <style:style style:name="Table1.J" style:family="table-column">
      <style:table-column-properties style:column-width="0.3021in"/>
    </style:style>
    <style:style style:name="Table1.1" style:family="table-row">
      <style:table-row-properties style:min-row-height="0.2951in" fo:keep-together="auto"/>
    </style:style>
    <style:style style:name="Table1.A1" style:family="table-cell">
      <style:table-cell-properties style:vertical-align="middle"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J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J2" style:family="table-cell">
      <style:table-cell-properties style:vertical-align="top" fo:padding-left="0.075in" fo:padding-right="0.075in" fo:padding-top="0in" fo:padding-bottom="0in" fo:border="0.5pt solid #000000" style:writing-mode="lr-tb"/>
    </style:style>
    <style:style style:name="Table1.B7"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2" style:family="table">
      <style:table-properties style:width="6.8181in" fo:margin-left="-0.0889in" table:align="left" style:writing-mode="lr-tb"/>
    </style:style>
    <style:style style:name="Table2.A" style:family="table-column">
      <style:table-column-properties style:column-width="6.8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8181in" fo:margin-left="-0.0889in" table:align="left" style:writing-mode="lr-tb"/>
    </style:style>
    <style:style style:name="Table3.A" style:family="table-column">
      <style:table-column-properties style:column-width="6.818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ula1" style:family="table">
      <style:table-properties style:width="6.0167in" table:align="center" style:writing-mode="lr-tb"/>
    </style:style>
    <style:style style:name="Taula1.A" style:family="table-column">
      <style:table-column-properties style:column-width="2.0014in"/>
    </style:style>
    <style:style style:name="Taula1.B" style:family="table-column">
      <style:table-column-properties style:column-width="2.0007in"/>
    </style:style>
    <style:style style:name="Taula1.C" style:family="table-column">
      <style:table-column-properties style:column-width="2.0146in"/>
    </style:style>
    <style:style style:name="Taula1.1" style:family="table-row">
      <style:table-row-properties style:min-row-height="0.384in" fo:keep-together="auto"/>
    </style:style>
    <style:style style:name="Taula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ula1.C1" style:family="table-cell">
      <style:table-cell-properties style:vertical-align="top" fo:padding-left="0.0486in" fo:padding-right="0.0486in" fo:padding-top="0in" fo:padding-bottom="0in" fo:border="0.5pt solid #000000" style:writing-mode="lr-tb"/>
    </style:style>
    <style:style style:name="Taula2" style:family="table">
      <style:table-properties style:width="4.8125in" table:align="center" style:writing-mode="lr-tb"/>
    </style:style>
    <style:style style:name="Taula2.A" style:family="table-column">
      <style:table-column-properties style:column-width="1.1764in"/>
    </style:style>
    <style:style style:name="Taula2.B" style:family="table-column">
      <style:table-column-properties style:column-width="1.1278in"/>
    </style:style>
    <style:style style:name="Taula2.C" style:family="table-column">
      <style:table-column-properties style:column-width="1.2535in"/>
    </style:style>
    <style:style style:name="Taula2.D" style:family="table-column">
      <style:table-column-properties style:column-width="1.2549in"/>
    </style:style>
    <style:style style:name="Taula2.1" style:family="table-row">
      <style:table-row-properties fo:keep-together="auto"/>
    </style:style>
    <style:style style:name="Taula2.A1"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Taula2.2" style:family="table-row">
      <style:table-row-properties style:min-row-height="0.384in" fo:keep-together="auto"/>
    </style:style>
    <style:style style:name="Taula2.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ula2.D2" style:family="table-cell">
      <style:table-cell-properties style:vertical-align="top" fo:padding-left="0.0486in" fo:padding-right="0.0486in" fo:padding-top="0in" fo:padding-bottom="0in" fo:border="0.5pt solid #000000" style:writing-mode="lr-tb"/>
    </style:style>
    <style:style style:name="Table21" style:family="table">
      <style:table-properties style:width="5.5in" table:align="center" style:writing-mode="lr-tb"/>
    </style:style>
    <style:style style:name="Table21.A" style:family="table-column">
      <style:table-column-properties style:column-width="0.5486in"/>
    </style:style>
    <style:style style:name="Table21.J" style:family="table-column">
      <style:table-column-properties style:column-width="0.5625in"/>
    </style:style>
    <style:style style:name="Table21.1" style:family="table-row">
      <style:table-row-properties style:min-row-height="0.4167in" fo:keep-together="auto"/>
    </style:style>
    <style:style style:name="Table2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21.B1" style:family="table-cell">
      <style:table-cell-properties style:vertical-align="top" fo:background-color="#a5a5a5"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21.J1" style:family="table-cell">
      <style:table-cell-properties style:vertical-align="top" fo:padding-left="0.0486in" fo:padding-right="0.0486in" fo:padding-top="0in" fo:padding-bottom="0in" fo:border="0.5pt solid #000000" style:writing-mode="lr-tb"/>
    </style:style>
    <style:style style:name="Table21.J2" style:family="table-cell">
      <style:table-cell-properties style:vertical-align="top" fo:padding-left="0.0486in" fo:padding-right="0.0486in" fo:padding-top="0in" fo:padding-bottom="0in" fo:border="0.5pt solid #000000" style:writing-mode="lr-tb"/>
    </style:style>
    <style:style style:name="Table21.J3" style:family="table-cell">
      <style:table-cell-properties style:vertical-align="top" fo:background-color="#a5a5a5" fo:padding-left="0.0486in" fo:padding-right="0.0486in" fo:padding-top="0in" fo:padding-bottom="0in" fo:border="0.5pt solid #000000" style:writing-mode="lr-tb">
        <style:background-image/>
      </style:table-cell-properties>
    </style:style>
    <style:style style:name="Table21.J4" style:family="table-cell">
      <style:table-cell-properties style:vertical-align="top" fo:padding-left="0.0486in" fo:padding-right="0.0486in" fo:padding-top="0in" fo:padding-bottom="0in" fo:border="0.5pt solid #000000" style:writing-mode="lr-tb"/>
    </style:style>
    <style:style style:name="Table21.J5" style:family="table-cell">
      <style:table-cell-properties style:vertical-align="top" fo:padding-left="0.0486in" fo:padding-right="0.0486in" fo:padding-top="0in" fo:padding-bottom="0in" fo:border="0.5pt solid #000000" style:writing-mode="lr-tb"/>
    </style:style>
    <style:style style:name="Table21.J6" style:family="table-cell">
      <style:table-cell-properties style:vertical-align="top" fo:padding-left="0.0486in" fo:padding-right="0.0486in" fo:padding-top="0in" fo:padding-bottom="0in" fo:border="0.5pt solid #000000" style:writing-mode="lr-tb"/>
    </style:style>
    <style:style style:name="Table4" style:family="table">
      <style:table-properties style:width="7.0014in" fo:margin-left="0.0757in" table:align="left" style:writing-mode="lr-tb"/>
    </style:style>
    <style:style style:name="Table4.A" style:family="table-column">
      <style:table-column-properties style:column-width="0.9972in"/>
    </style:style>
    <style:style style:name="Table4.B" style:family="table-column">
      <style:table-column-properties style:column-width="0.2528in"/>
    </style:style>
    <style:style style:name="Table4.C" style:family="table-column">
      <style:table-column-properties style:column-width="1.0639in"/>
    </style:style>
    <style:style style:name="Table4.D" style:family="table-column">
      <style:table-column-properties style:column-width="0.2458in"/>
    </style:style>
    <style:style style:name="Table4.E" style:family="table-column">
      <style:table-column-properties style:column-width="1.25in"/>
    </style:style>
    <style:style style:name="Table4.F" style:family="table-column">
      <style:table-column-properties style:column-width="0.3125in"/>
    </style:style>
    <style:style style:name="Table4.G" style:family="table-column">
      <style:table-column-properties style:column-width="1.3167in"/>
    </style:style>
    <style:style style:name="Table4.1" style:family="table-row">
      <style:table-row-properties style:min-row-height="0.7021in" fo:keep-together="auto"/>
    </style:style>
    <style:style style:name="Table4.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le4.I1" style:family="table-cell">
      <style:table-cell-properties style:vertical-align="top" fo:padding-left="0.0486in" fo:padding-right="0.0486in" fo:padding-top="0in" fo:padding-bottom="0in" fo:border="0.5pt solid #000000" style:writing-mode="lr-tb"/>
    </style:style>
    <style:style style:name="Table4.2" style:family="table-row">
      <style:table-row-properties fo:keep-together="auto"/>
    </style:style>
    <style:style style:name="Table4.A2"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4.B2" style:family="table-cell">
      <style:table-cell-properties style:vertical-align="top" fo:padding-left="0.0486in" fo:padding-right="0.0486in" fo:padding-top="0in" fo:padding-bottom="0in" fo:border="none" style:writing-mode="lr-tb"/>
    </style:style>
    <style:style style:name="Table5" style:family="table">
      <style:table-properties style:width="6.8382in" fo:margin-left="0.1979in" table:align="left" style:writing-mode="lr-tb"/>
    </style:style>
    <style:style style:name="Table5.A" style:family="table-column">
      <style:table-column-properties style:column-width="0.6181in"/>
    </style:style>
    <style:style style:name="Table5.B" style:family="table-column">
      <style:table-column-properties style:column-width="0.6521in"/>
    </style:style>
    <style:style style:name="Table5.C" style:family="table-column">
      <style:table-column-properties style:column-width="0.7069in"/>
    </style:style>
    <style:style style:name="Table5.D" style:family="table-column">
      <style:table-column-properties style:column-width="0.7361in"/>
    </style:style>
    <style:style style:name="Table5.E" style:family="table-column">
      <style:table-column-properties style:column-width="0.8743in"/>
    </style:style>
    <style:style style:name="Table5.F" style:family="table-column">
      <style:table-column-properties style:column-width="0.2875in"/>
    </style:style>
    <style:style style:name="Table5.G" style:family="table-column">
      <style:table-column-properties style:column-width="0.2972in"/>
    </style:style>
    <style:style style:name="Table5.H" style:family="table-column">
      <style:table-column-properties style:column-width="0.5625in"/>
    </style:style>
    <style:style style:name="Table5.I" style:family="table-column">
      <style:table-column-properties style:column-width="0.5944in"/>
    </style:style>
    <style:style style:name="Table5.J" style:family="table-column">
      <style:table-column-properties style:column-width="0.7313in"/>
    </style:style>
    <style:style style:name="Table5.K" style:family="table-column">
      <style:table-column-properties style:column-width="0.7778in"/>
    </style:style>
    <style:style style:name="Table5.1" style:family="table-row">
      <style:table-row-properties style:min-row-height="0.2563in" fo:keep-together="auto"/>
    </style:style>
    <style:style style:name="Table5.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486in" fo:padding-right="0.0486in" fo:padding-top="0in" fo:padding-bottom="0in" fo:border-left="none" fo:border-right="none" fo:border-top="0.5pt solid #000000" fo:border-bottom="0.5pt solid #000000" style:writing-mode="lr-tb"/>
    </style:style>
    <style:style style:name="Table5.G1"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le5.K1" style:family="table-cell">
      <style:table-cell-properties style:vertical-align="top" fo:padding-left="0.0486in" fo:padding-right="0.0486in" fo:padding-top="0in" fo:padding-bottom="0in" fo:border-left="none" fo:border-right="0.5pt solid #000000" fo:border-top="0.5pt solid #000000" fo:border-bottom="0.5pt solid #000000" style:writing-mode="lr-tb"/>
    </style:style>
    <style:style style:name="Table7" style:family="table">
      <style:table-properties style:width="2.4528in" table:align="left" style:writing-mode="lr-tb"/>
    </style:style>
    <style:style style:name="Table7.A" style:family="table-column">
      <style:table-column-properties style:column-width="0.7688in"/>
    </style:style>
    <style:style style:name="Table7.B" style:family="table-column">
      <style:table-column-properties style:column-width="0.9833in"/>
    </style:style>
    <style:style style:name="Table7.C" style:family="table-column">
      <style:table-column-properties style:column-width="0.7007in"/>
    </style:style>
    <style:style style:name="Table7.1" style:family="table-row">
      <style:table-row-properties style:min-row-height="0.3757in" fo:keep-together="auto"/>
    </style:style>
    <style:style style:name="Table7.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486in" fo:padding-right="0.0486in" fo:padding-top="0in" fo:padding-bottom="0in" fo:border-left="none" fo:border-right="none" fo:border-top="0.5pt solid #000000" fo:border-bottom="0.5pt solid #000000" style:writing-mode="lr-tb"/>
    </style:style>
    <style:style style:name="Table7.C1" style:family="table-cell">
      <style:table-cell-properties style:vertical-align="top" fo:padding-left="0.0486in" fo:padding-right="0.0486in" fo:padding-top="0in" fo:padding-bottom="0in" fo:border-left="none" fo:border-right="0.5pt solid #000000" fo:border-top="0.5pt solid #000000" fo:border-bottom="0.5pt solid #000000" style:writing-mode="lr-tb"/>
    </style:style>
    <style:style style:name="Table6" style:family="table">
      <style:table-properties style:width="6.241in" fo:margin-left="0.2465in" table:align="left" style:writing-mode="lr-tb"/>
    </style:style>
    <style:style style:name="Table6.A" style:family="table-column">
      <style:table-column-properties style:column-width="0.3208in"/>
    </style:style>
    <style:style style:name="Table6.B" style:family="table-column">
      <style:table-column-properties style:column-width="0.5368in"/>
    </style:style>
    <style:style style:name="Table6.C" style:family="table-column">
      <style:table-column-properties style:column-width="0.4472in"/>
    </style:style>
    <style:style style:name="Table6.G" style:family="table-column">
      <style:table-column-properties style:column-width="0.6264in"/>
    </style:style>
    <style:style style:name="Table6.K" style:family="table-column">
      <style:table-column-properties style:column-width="0.4986in"/>
    </style:style>
    <style:style style:name="Table6.L" style:family="table-column">
      <style:table-column-properties style:column-width="0.5833in"/>
    </style:style>
    <style:style style:name="Table6.M" style:family="table-column">
      <style:table-column-properties style:column-width="0.2757in"/>
    </style:style>
    <style:style style:name="Table6.1" style:family="table-row">
      <style:table-row-properties style:min-row-height="0.6104in" fo:keep-together="auto"/>
    </style:style>
    <style:style style:name="Table6.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6.M1" style:family="table-cell">
      <style:table-cell-properties style:vertical-align="top" fo:padding-left="0.0486in" fo:padding-right="0.0486in" fo:padding-top="0in" fo:padding-bottom="0in" fo:border="0.5pt solid #000000" style:writing-mode="lr-tb"/>
    </style:style>
    <style:style style:name="P1" style:family="paragraph" style:parent-style-name="Heading_20_4">
      <style:paragraph-properties fo:margin-left="0in" fo:margin-right="0.0547in" fo:margin-top="0in" fo:margin-bottom="0in" loext:contextual-spacing="false" fo:text-align="justify" style:justify-single-word="false" fo:text-indent="0in" style:auto-text-indent="false"/>
      <style:text-properties fo:language="eu" fo:country="ES" officeooo:paragraph-rsid="00167ea3"/>
    </style:style>
    <style:style style:name="P2" style:family="paragraph" style:parent-style-name="Heading_20_4">
      <style:paragraph-properties fo:margin-left="0in" fo:margin-right="0.0547in" fo:margin-top="0in" fo:margin-bottom="0in" loext:contextual-spacing="false" fo:text-indent="0in" style:auto-text-indent="false"/>
      <style:text-properties fo:language="eu" fo:country="ES" officeooo:paragraph-rsid="00141bd2"/>
    </style:style>
    <style:style style:name="P3" style:family="paragraph" style:parent-style-name="normala">
      <style:paragraph-properties fo:margin-left="0in" fo:margin-right="0.0264in" fo:text-align="justify" style:justify-single-word="false" fo:text-indent="0in" style:auto-text-indent="false"/>
      <style:text-properties fo:color="#00000a" style:font-name="Times New Roman" fo:language="eu" fo:country="ES" fo:font-weight="bold" officeooo:rsid="003c57ad" officeooo:paragraph-rsid="001a092f" style:language-asian="es" style:country-asian="ES" style:font-weight-asian="bold" style:font-name-complex="Times New Roman" style:font-size-complex="12pt" style:language-complex="ar" style:country-complex="SA" style:font-weight-complex="bold"/>
    </style:style>
    <style:style style:name="P4" style:family="paragraph" style:parent-style-name="normala">
      <style:paragraph-properties fo:margin-left="0in" fo:margin-right="0.0264in" fo:text-indent="0in" style:auto-text-indent="false"/>
      <style:text-properties style:font-name="Times New Roman" fo:language="eu" fo:country="ES" officeooo:paragraph-rsid="00141bd2"/>
    </style:style>
    <style:style style:name="P5" style:family="paragraph" style:parent-style-name="Text_20_body">
      <style:paragraph-properties fo:text-align="justify" style:justify-single-word="false"/>
      <style:text-properties fo:language="eu" fo:country="ES" officeooo:paragraph-rsid="001a092f" style:language-complex="ar" style:country-complex="SA"/>
    </style:style>
    <style:style style:name="P6" style:family="paragraph" style:parent-style-name="Text_20_body">
      <style:paragraph-properties fo:text-align="justify" style:justify-single-word="false"/>
      <style:text-properties fo:language="eu" fo:country="ES" officeooo:paragraph-rsid="00141bd2"/>
    </style:style>
    <style:style style:name="P7" style:family="paragraph" style:parent-style-name="Text_20_body">
      <style:paragraph-properties fo:text-align="justify" style:justify-single-word="false"/>
      <style:text-properties style:font-name="Courier New1" fo:font-size="10pt" fo:language="eu" fo:country="ES" officeooo:paragraph-rsid="00141bd2" style:font-size-asian="10pt" style:font-name-complex="Courier New2" style:font-size-complex="10pt"/>
    </style:style>
    <style:style style:name="P8" style:family="paragraph" style:parent-style-name="Text_20_body">
      <style:paragraph-properties fo:text-align="justify" style:justify-single-word="false"/>
      <style:text-properties fo:color="#3c3c3c" style:font-name="Monospace" fo:font-size="12pt" fo:language="eu" fo:country="ES" officeooo:rsid="00018003" officeooo:paragraph-rsid="00141bd2" style:font-size-asian="12pt" style:font-size-complex="10pt" style:font-style-complex="normal" style:font-weight-complex="normal"/>
    </style:style>
    <style:style style:name="P9" style:family="paragraph" style:parent-style-name="Standard">
      <style:text-properties fo:language="eu" fo:country="ES" officeooo:paragraph-rsid="00141bd2"/>
    </style:style>
    <style:style style:name="P10" style:family="paragraph" style:parent-style-name="Standard">
      <style:paragraph-properties fo:text-align="justify" style:justify-single-word="false"/>
      <style:text-properties fo:language="eu" fo:country="ES" fo:font-weight="normal" officeooo:rsid="001e1685" officeooo:paragraph-rsid="001a092f" style:language-asian="zh" style:country-asian="CN" style:font-weight-asian="normal" style:language-complex="ar" style:country-complex="SA" style:font-weight-complex="normal"/>
    </style:style>
    <style:style style:name="P11" style:family="paragraph" style:parent-style-name="Standard">
      <style:paragraph-properties fo:text-align="justify" style:justify-single-word="false"/>
      <style:text-properties fo:language="eu" fo:country="ES" fo:font-weight="bold" officeooo:rsid="003c57ad" officeooo:paragraph-rsid="001a092f" style:language-asian="zh" style:country-asian="CN" style:font-weight-asian="bold" style:language-complex="ar" style:country-complex="SA" style:font-weight-complex="bold"/>
    </style:style>
    <style:style style:name="P12" style:family="paragraph" style:parent-style-name="Standard">
      <style:paragraph-properties fo:text-align="justify" style:justify-single-word="false"/>
      <style:text-properties fo:language="eu" fo:country="ES" officeooo:paragraph-rsid="001a092f" style:language-complex="ar" style:country-complex="SA"/>
    </style:style>
    <style:style style:name="P13" style:family="paragraph" style:parent-style-name="Standard">
      <style:paragraph-properties style:snap-to-layout-grid="false"/>
      <style:text-properties fo:language="eu" fo:country="ES" officeooo:paragraph-rsid="00167ea3"/>
    </style:style>
    <style:style style:name="P14" style:family="paragraph" style:parent-style-name="Standard">
      <style:paragraph-properties style:snap-to-layout-grid="false"/>
      <style:text-properties fo:language="eu" fo:country="ES" officeooo:paragraph-rsid="00167ea3" style:language-asian="en" style:country-asian="US"/>
    </style:style>
    <style:style style:name="P15" style:family="paragraph" style:parent-style-name="Standard">
      <style:paragraph-properties style:text-autospace="none"/>
      <style:text-properties fo:language="eu" fo:country="ES" officeooo:paragraph-rsid="00167ea3"/>
    </style:style>
    <style:style style:name="P16" style:family="paragraph" style:parent-style-name="Standard">
      <style:paragraph-properties fo:text-align="justify" style:justify-single-word="false" style:text-autospace="none"/>
      <style:text-properties fo:language="eu" fo:country="ES" officeooo:paragraph-rsid="001e2695"/>
    </style:style>
    <style:style style:name="P17" style:family="paragraph" style:parent-style-name="Standard">
      <style:paragraph-properties fo:text-align="justify" style:justify-single-word="false"/>
      <style:text-properties fo:font-size="11pt" fo:language="eu" fo:country="ES" fo:font-weight="normal" officeooo:rsid="001663ee" officeooo:paragraph-rsid="001a092f" style:font-size-asian="11pt" style:language-asian="zh" style:country-asian="CN" style:font-weight-asian="normal" style:font-size-complex="11pt" style:language-complex="ar" style:country-complex="SA" style:font-weight-complex="normal"/>
    </style:style>
    <style:style style:name="P18" style:family="paragraph" style:parent-style-name="Standard">
      <style:paragraph-properties style:text-autospace="none"/>
      <style:text-properties fo:font-size="11pt" fo:language="eu" fo:country="ES" officeooo:paragraph-rsid="001e2695" style:font-size-asian="11pt" style:font-name-complex="Arial" style:font-size-complex="11pt"/>
    </style:style>
    <style:style style:name="P19" style:family="paragraph" style:parent-style-name="Standard">
      <style:paragraph-properties style:text-autospace="none" style:snap-to-layout-grid="false"/>
      <style:text-properties fo:font-size="11pt" fo:language="eu" fo:country="ES" officeooo:paragraph-rsid="001e2695" style:font-size-asian="11pt" style:font-name-complex="Arial" style:font-size-complex="11pt"/>
    </style:style>
    <style:style style:name="P20" style:family="paragraph" style:parent-style-name="Standard">
      <style:paragraph-properties style:text-autospace="none">
        <style:tab-stops>
          <style:tab-stop style:position="0.1665in"/>
        </style:tab-stops>
      </style:paragraph-properties>
      <style:text-properties fo:font-size="11pt" fo:language="eu" fo:country="ES" officeooo:paragraph-rsid="001e2695" style:font-size-asian="11pt" style:font-name-complex="Arial" style:font-size-complex="11pt"/>
    </style:style>
    <style:style style:name="P21" style:family="paragraph" style:parent-style-name="Standard">
      <style:paragraph-properties fo:text-align="justify" style:justify-single-word="false" style:text-autospace="none"/>
      <style:text-properties fo:font-size="11pt" fo:language="eu" fo:country="ES" officeooo:paragraph-rsid="001e2695" style:font-size-asian="11pt" style:font-name-complex="Arial" style:font-size-complex="11pt"/>
    </style:style>
    <style:style style:name="P22" style:family="paragraph" style:parent-style-name="Standard">
      <style:paragraph-properties style:text-autospace="none"/>
      <style:text-properties fo:font-size="11pt" fo:language="eu" fo:country="ES" officeooo:paragraph-rsid="001e2695" style:font-size-asian="11pt" style:language-asian="none" style:country-asian="none" style:font-name-complex="Arial" style:font-size-complex="11pt"/>
    </style:style>
    <style:style style:name="P23" style:family="paragraph" style:parent-style-name="Standard">
      <style:paragraph-properties style:text-autospace="none"/>
      <style:text-properties fo:font-size="11pt" fo:language="eu" fo:country="ES" fo:font-weight="bold" officeooo:paragraph-rsid="001e2695" style:font-size-asian="11pt" style:font-weight-asian="bold" style:font-name-complex="Arial" style:font-size-complex="11pt" style:font-weight-complex="bold"/>
    </style:style>
    <style:style style:name="P24" style:family="paragraph" style:parent-style-name="Standard">
      <style:paragraph-properties style:text-autospace="none"/>
      <style:text-properties fo:font-size="11pt" fo:language="es" fo:country="ES" style:font-size-asian="11pt" style:font-name-complex="Arial" style:font-size-complex="11pt"/>
    </style:style>
    <style:style style:name="P25" style:family="paragraph" style:parent-style-name="Standard">
      <style:paragraph-properties fo:text-align="justify" style:justify-single-word="false"/>
      <style:text-properties style:font-name="Times New Roman" fo:font-size="11pt" fo:language="eu" fo:country="ES" fo:font-weight="normal" officeooo:rsid="001f2f23" officeooo:paragraph-rsid="001a092f" style:font-size-asian="11pt" style:language-asian="zh" style:country-asian="CN" style:font-weight-asian="normal" style:font-name-complex="Times New Roman" style:font-size-complex="11pt" style:language-complex="ar" style:country-complex="SA" style:font-weight-complex="normal"/>
    </style:style>
    <style:style style:name="P26" style:family="paragraph" style:parent-style-name="Standard">
      <style:paragraph-properties fo:text-align="justify" style:justify-single-word="false" style:text-autospace="none"/>
      <style:text-properties style:font-name="Times New Roman" fo:font-size="11pt" fo:language="eu" fo:country="ES" officeooo:paragraph-rsid="001e2695" style:font-size-asian="11pt" style:font-name-complex="Arial" style:font-size-complex="11pt"/>
    </style:style>
    <style:style style:name="P27" style:family="paragraph" style:parent-style-name="Standard">
      <style:paragraph-properties fo:text-align="justify" style:justify-single-word="false"/>
      <style:text-properties style:font-name="Times New Roman" fo:language="eu" fo:country="ES" officeooo:paragraph-rsid="001a092f" style:font-name-complex="Times New Roman" style:language-complex="ar" style:country-complex="SA"/>
    </style:style>
    <style:style style:name="P28" style:family="paragraph" style:parent-style-name="Standard">
      <style:paragraph-properties style:text-autospace="none" style:snap-to-layout-grid="false"/>
      <style:text-properties style:font-name="Courier New" fo:font-size="10pt" fo:language="eu" fo:country="ES" officeooo:paragraph-rsid="001a092f" style:font-size-asian="10pt" style:font-name-complex="Courier New" style:font-size-complex="10pt" style:language-complex="ar" style:country-complex="SA"/>
    </style:style>
    <style:style style:name="P29" style:family="paragraph" style:parent-style-name="Standard">
      <style:paragraph-properties style:text-autospace="none"/>
      <style:text-properties style:font-name="Courier New" fo:font-size="10pt" fo:language="eu" fo:country="ES" officeooo:paragraph-rsid="001a092f" style:font-size-asian="10pt" style:font-name-complex="Courier New" style:font-size-complex="10pt" style:language-complex="ar" style:country-complex="SA"/>
    </style:style>
    <style:style style:name="P30" style:family="paragraph" style:parent-style-name="Standard">
      <style:paragraph-properties style:text-autospace="none"/>
      <style:text-properties style:font-name="Courier New" fo:font-size="10pt" fo:language="eu" fo:country="ES" fo:font-weight="bold" officeooo:paragraph-rsid="001a092f" style:font-size-asian="10pt" style:font-weight-asian="bold" style:font-name-complex="Courier New" style:font-size-complex="10pt" style:language-complex="ar" style:country-complex="SA" style:font-weight-complex="bold"/>
    </style:style>
    <style:style style:name="P31" style:family="paragraph" style:parent-style-name="Standard">
      <style:paragraph-properties fo:text-align="center" style:justify-single-word="false" style:text-autospace="none"/>
      <style:text-properties style:font-name="FixedSys" fo:font-size="10pt" fo:language="eu" fo:country="ES" fo:font-weight="bold" officeooo:paragraph-rsid="001a092f" style:font-size-asian="10pt" style:font-weight-asian="bold" style:font-name-complex="FixedSys" style:font-size-complex="10pt" style:language-complex="ar" style:country-complex="SA" style:font-weight-complex="bold"/>
    </style:style>
    <style:style style:name="P32" style:family="paragraph" style:parent-style-name="Standard">
      <style:text-properties fo:font-size="9pt" fo:language="eu" fo:country="ES" fo:font-weight="bold" style:font-size-asian="9pt" style:font-weight-asian="bold" style:font-weight-complex="bold"/>
    </style:style>
    <style:style style:name="P33" style:family="paragraph" style:parent-style-name="Standard">
      <style:paragraph-properties style:text-autospace="none"/>
      <style:text-properties fo:font-size="9pt" fo:language="eu" fo:country="ES" fo:font-weight="bold" officeooo:paragraph-rsid="001e2695" style:font-size-asian="9pt" style:font-weight-asian="bold" style:font-name-complex="Arial" style:font-size-complex="11pt" style:font-weight-complex="bold"/>
    </style:style>
    <style:style style:name="P34" style:family="paragraph" style:parent-style-name="Standard">
      <style:paragraph-properties style:text-autospace="none"/>
      <style:text-properties fo:font-size="9pt" fo:language="eu" fo:country="ES" officeooo:paragraph-rsid="001e2695" style:font-size-asian="9pt"/>
    </style:style>
    <style:style style:name="P35" style:family="paragraph" style:parent-style-name="Standard">
      <style:paragraph-properties style:text-autospace="none"/>
      <style:text-properties fo:font-size="9pt" fo:language="eu" fo:country="ES" officeooo:paragraph-rsid="001e2695" style:font-size-asian="9pt" style:font-name-complex="Arial" style:font-size-complex="11pt"/>
    </style:style>
    <style:style style:name="P36" style:family="paragraph" style:parent-style-name="Standard">
      <style:paragraph-properties fo:text-align="justify" style:justify-single-word="false"/>
      <style:text-properties fo:color="#3c3c3c" style:font-name="Monospace" fo:font-size="11pt" fo:language="eu" fo:country="ES" officeooo:rsid="00018003" officeooo:paragraph-rsid="00141bd2" style:font-size-asian="11pt" style:font-size-complex="11pt" style:font-style-complex="normal" style:font-weight-complex="normal"/>
    </style:style>
    <style:style style:name="P37" style:family="paragraph" style:parent-style-name="Standard">
      <style:paragraph-properties fo:text-align="justify" style:justify-single-word="false"/>
      <style:text-properties fo:color="#3c3c3c" style:font-name="Monospace" fo:font-size="10pt" fo:language="eu" fo:country="ES" officeooo:rsid="00018003" officeooo:paragraph-rsid="00141bd2" style:font-size-asian="10pt" style:font-size-complex="10pt" style:font-style-complex="normal" style:font-weight-complex="normal"/>
    </style:style>
    <style:style style:name="P38" style:family="paragraph" style:parent-style-name="Standard">
      <style:paragraph-properties fo:text-align="justify" style:justify-single-word="false"/>
      <style:text-properties fo:color="#3c3c3c" style:font-name="Monospace" fo:font-size="12pt" fo:language="eu" fo:country="ES" officeooo:rsid="00018003" officeooo:paragraph-rsid="00141bd2" style:font-size-asian="12pt" style:font-size-complex="12pt" style:font-style-complex="normal" style:font-weight-complex="normal"/>
    </style:style>
    <style:style style:name="P39" style:family="paragraph" style:parent-style-name="Standard">
      <style:paragraph-properties fo:text-align="justify" style:justify-single-word="false"/>
      <style:text-properties fo:color="#7f0055" style:font-name="Monospace" fo:font-size="10pt" fo:language="eu" fo:country="ES" fo:font-weight="bold" officeooo:rsid="00018003" officeooo:paragraph-rsid="00141bd2" fo:background-color="#d4d4d4" style:font-size-asian="10pt" style:font-weight-asian="bold" style:font-size-complex="10pt" style:font-style-complex="normal" style:font-weight-complex="normal"/>
    </style:style>
    <style:style style:name="P40" style:family="paragraph" style:parent-style-name="Standard">
      <style:paragraph-properties fo:text-align="center" style:justify-single-word="false"/>
      <style:text-properties fo:font-size="8pt" fo:language="eu" fo:country="ES" officeooo:paragraph-rsid="00167ea3" style:font-size-asian="8pt" style:font-size-complex="8pt"/>
    </style:style>
    <style:style style:name="P41" style:family="paragraph" style:parent-style-name="Standard">
      <style:paragraph-properties fo:text-align="center" style:justify-single-word="false" style:snap-to-layout-grid="false"/>
      <style:text-properties fo:font-size="8pt" fo:language="eu" fo:country="ES" officeooo:paragraph-rsid="00167ea3" style:font-size-asian="8pt" style:font-size-complex="8pt"/>
    </style:style>
    <style:style style:name="P42" style:family="paragraph" style:parent-style-name="Standard">
      <style:paragraph-properties style:snap-to-layout-grid="false"/>
      <style:text-properties fo:font-size="8pt" fo:language="eu" fo:country="ES" officeooo:paragraph-rsid="00167ea3" style:font-size-asian="8pt" style:font-size-complex="8pt"/>
    </style:style>
    <style:style style:name="P43" style:family="paragraph" style:parent-style-name="Standard">
      <style:paragraph-properties style:text-autospace="none"/>
      <style:text-properties fo:font-size="8pt" fo:language="eu" fo:country="ES" officeooo:paragraph-rsid="001e2695" style:font-size-asian="8pt" style:font-name-complex="Arial" style:font-size-complex="11pt"/>
    </style:style>
    <style:style style:name="P44" style:family="paragraph" style:parent-style-name="Standard">
      <style:paragraph-properties fo:padding-left="0.0555in" fo:padding-right="0.0555in" fo:padding-top="0.0138in" fo:padding-bottom="0.0138in" fo:border="0.51pt solid #000000"/>
      <style:text-properties style:font-name="Fixedsys" fo:font-size="10pt" fo:language="eu" fo:country="ES" officeooo:paragraph-rsid="00141bd2" style:font-size-asian="10pt" style:font-size-complex="10pt"/>
    </style:style>
    <style:style style:name="P45" style:family="paragraph" style:parent-style-name="Standard">
      <style:paragraph-properties fo:padding-left="0.0555in" fo:padding-right="0.0555in" fo:padding-top="0.0138in" fo:padding-bottom="0.0138in" fo:border="0.51pt solid #000000"/>
      <style:text-properties fo:language="eu" fo:country="ES" officeooo:paragraph-rsid="00141bd2"/>
    </style:style>
    <style:style style:name="P46" style:family="paragraph" style:parent-style-name="Standard">
      <style:paragraph-properties fo:margin-left="0in" fo:margin-right="0in" fo:text-align="start" style:justify-single-word="false" fo:text-indent="0in" style:auto-text-indent="false"/>
      <style:text-properties fo:color="#7f0055" style:font-name="Monospace" fo:font-size="11pt" fo:language="eu" fo:country="ES" fo:font-weight="bold" style:font-size-asian="11pt" style:font-weight-asian="bold" style:font-size-complex="11pt"/>
    </style:style>
    <style:style style:name="P47" style:family="paragraph" style:parent-style-name="Standard">
      <style:paragraph-properties fo:margin-left="0in" fo:margin-right="0in" fo:text-align="start" style:justify-single-word="false" fo:text-indent="0in" style:auto-text-indent="false"/>
      <style:text-properties fo:color="#7f0055" style:font-name="Monospace" fo:font-size="10pt" fo:language="eu" fo:country="ES" fo:font-weight="bold" style:font-size-asian="10pt" style:font-weight-asian="bold" style:font-size-complex="10pt"/>
    </style:style>
    <style:style style:name="P48" style:family="paragraph" style:parent-style-name="Standard">
      <style:paragraph-properties fo:margin-left="0in" fo:margin-right="0in" fo:text-align="start" style:justify-single-word="false" fo:text-indent="0in" style:auto-text-indent="false"/>
      <style:text-properties fo:color="#7f0055" style:font-name="Monospace" fo:font-size="12pt" fo:language="eu" fo:country="ES" fo:font-weight="bold" style:font-size-asian="12pt" style:font-weight-asian="bold" style:font-size-complex="12pt"/>
    </style:style>
    <style:style style:name="P49" style:family="paragraph" style:parent-style-name="Standard">
      <style:paragraph-properties fo:margin-left="0in" fo:margin-right="0in" fo:text-align="start" style:justify-single-word="false" fo:text-indent="0in" style:auto-text-indent="false"/>
      <style:text-properties fo:font-size="11pt" fo:language="eu" fo:country="ES" style:font-size-asian="11pt" style:font-size-complex="11pt"/>
    </style:style>
    <style:style style:name="P50" style:family="paragraph" style:parent-style-name="Standard">
      <style:paragraph-properties fo:margin-left="0in" fo:margin-right="0in" fo:text-indent="0in" style:auto-text-indent="false"/>
      <style:text-properties fo:font-size="11pt" fo:language="eu" fo:country="ES" officeooo:paragraph-rsid="001e2695" style:font-size-asian="11pt"/>
    </style:style>
    <style:style style:name="P51" style:family="paragraph" style:parent-style-name="Standard">
      <loext:graphic-properties draw:fill="none"/>
      <style:paragraph-properties fo:margin-left="0in" fo:margin-right="0in" fo:text-indent="0in" style:auto-text-indent="false" fo:background-color="transparent"/>
      <style:text-properties fo:font-size="11pt" fo:language="eu" fo:country="ES" officeooo:paragraph-rsid="001e2695" style:font-size-asian="11pt"/>
    </style:style>
    <style:style style:name="P52" style:family="paragraph" style:parent-style-name="Standard">
      <style:paragraph-properties fo:margin-left="0in" fo:margin-right="0in" fo:text-indent="0in" style:auto-text-indent="false" style:text-autospace="none"/>
      <style:text-properties fo:font-size="11pt" fo:language="eu" fo:country="ES" officeooo:paragraph-rsid="001e2695" style:font-size-asian="11pt" style:font-name-complex="Arial" style:font-size-complex="11pt"/>
    </style:style>
    <style:style style:name="P53" style:family="paragraph" style:parent-style-name="Standard">
      <style:paragraph-properties fo:margin-left="0in" fo:margin-right="0in" fo:text-indent="0in" style:auto-text-indent="false" style:text-autospace="none" style:snap-to-layout-grid="false"/>
      <style:text-properties fo:font-size="11pt" fo:language="eu" fo:country="ES" officeooo:paragraph-rsid="001e2695" style:font-size-asian="11pt" style:font-name-complex="Arial" style:font-size-complex="11pt"/>
    </style:style>
    <style:style style:name="P54" style:family="paragraph" style:parent-style-name="Standard">
      <style:paragraph-properties fo:margin-left="0in" fo:margin-right="0in" fo:text-indent="0in" style:auto-text-indent="false" style:text-autospace="none"/>
      <style:text-properties fo:font-size="11pt" fo:language="eu" fo:country="ES" officeooo:paragraph-rsid="001e2695" style:font-size-asian="11pt"/>
    </style:style>
    <style:style style:name="P55" style:family="paragraph" style:parent-style-name="Standard">
      <style:paragraph-properties fo:margin-left="0in" fo:margin-right="0in" fo:text-indent="0in" style:auto-text-indent="false" style:text-autospace="none"/>
      <style:text-properties fo:font-size="11pt" fo:language="en" fo:country="GB" officeooo:paragraph-rsid="0026e389" style:font-size-asian="11pt"/>
    </style:style>
    <style:style style:name="P56" style:family="paragraph" style:parent-style-name="Standard">
      <style:paragraph-properties fo:margin-left="0in" fo:margin-right="0in" fo:text-align="start" style:justify-single-word="false" fo:text-indent="0in" style:auto-text-indent="false"/>
      <style:text-properties style:font-name="Monospace" fo:font-size="11pt" fo:language="eu" fo:country="ES" style:font-size-asian="11pt" style:font-size-complex="11pt"/>
    </style:style>
    <style:style style:name="P57" style:family="paragraph" style:parent-style-name="Standard">
      <style:paragraph-properties fo:margin-left="0in" fo:margin-right="0in" fo:text-align="start" style:justify-single-word="false" fo:text-indent="0in" style:auto-text-indent="false"/>
      <style:text-properties style:font-name="Monospace" fo:font-size="10pt" fo:language="eu" fo:country="ES" style:font-size-asian="10pt" style:font-size-complex="10pt"/>
    </style:style>
    <style:style style:name="P58" style:family="paragraph" style:parent-style-name="Standard">
      <style:paragraph-properties fo:margin-left="0in" fo:margin-right="0in" fo:text-align="start" style:justify-single-word="false" fo:text-indent="0in" style:auto-text-indent="false"/>
      <style:text-properties fo:font-size="10pt" fo:language="eu" fo:country="ES" style:font-size-asian="10pt" style:font-size-complex="10pt"/>
    </style:style>
    <style:style style:name="P59" style:family="paragraph" style:parent-style-name="Standard">
      <style:paragraph-properties fo:margin-left="0in" fo:margin-right="0in" fo:text-align="start" style:justify-single-word="false" fo:text-indent="0in" style:auto-text-indent="false"/>
      <style:text-properties fo:font-size="10pt" fo:language="eu" fo:country="ES" officeooo:paragraph-rsid="0015a5f5" style:font-size-asian="10pt" style:font-size-complex="10pt"/>
    </style:style>
    <style:style style:name="P60" style:family="paragraph" style:parent-style-name="Standard">
      <style:paragraph-properties fo:margin-left="0in" fo:margin-right="0in" fo:text-align="start" style:justify-single-word="false" fo:text-indent="0in" style:auto-text-indent="false"/>
      <style:text-properties fo:font-size="12pt" fo:language="eu" fo:country="ES" style:font-size-asian="12pt" style:font-size-complex="12pt"/>
    </style:style>
    <style:style style:name="P61" style:family="paragraph" style:parent-style-name="Standard">
      <style:paragraph-properties fo:margin-left="0in" fo:margin-right="0in" fo:text-align="start" style:justify-single-word="false" fo:text-indent="0in" style:auto-text-indent="false"/>
      <style:text-properties fo:color="#3f7f5f" style:font-name="Monospace" fo:font-size="11pt" fo:language="eu" fo:country="ES" style:font-size-asian="11pt" style:font-size-complex="11pt"/>
    </style:style>
    <style:style style:name="P62" style:family="paragraph" style:parent-style-name="Standard">
      <style:paragraph-properties fo:margin-left="0in" fo:margin-right="0in" fo:text-align="start" style:justify-single-word="false" fo:text-indent="0in" style:auto-text-indent="false"/>
      <style:text-properties fo:color="#3f7f5f" style:font-name="Monospace" fo:font-size="10pt" fo:language="eu" fo:country="ES" style:font-size-asian="10pt" style:font-size-complex="10pt"/>
    </style:style>
    <style:style style:name="P63" style:family="paragraph" style:parent-style-name="Standard">
      <style:paragraph-properties fo:margin-left="0in" fo:margin-right="0in" fo:text-align="start" style:justify-single-word="false" fo:text-indent="0in" style:auto-text-indent="false"/>
      <style:text-properties fo:color="#3c3c3c" style:font-name="Monospace" fo:font-size="11pt" fo:language="eu" fo:country="ES" style:font-size-asian="11pt" style:font-size-complex="11pt"/>
    </style:style>
    <style:style style:name="P64" style:family="paragraph" style:parent-style-name="Standard">
      <style:paragraph-properties fo:margin-left="0in" fo:margin-right="0in" fo:text-align="start" style:justify-single-word="false" fo:text-indent="0in" style:auto-text-indent="false"/>
      <style:text-properties fo:color="#3c3c3c" style:font-name="Monospace" fo:font-size="10pt" fo:language="eu" fo:country="ES" style:font-size-asian="10pt" style:font-size-complex="10pt"/>
    </style:style>
    <style:style style:name="P65" style:family="paragraph" style:parent-style-name="Standard">
      <style:paragraph-properties fo:margin-left="0in" fo:margin-right="0in" fo:text-indent="0in" style:auto-text-indent="false" style:text-autospace="none"/>
      <style:text-properties fo:font-size="9pt" fo:language="eu" fo:country="ES" officeooo:paragraph-rsid="001e2695" style:font-size-asian="9pt"/>
    </style:style>
    <style:style style:name="P66" style:family="paragraph" style:parent-style-name="normala">
      <style:paragraph-properties fo:margin-left="0in" fo:margin-right="0in" fo:margin-top="0in" fo:margin-bottom="0in" loext:contextual-spacing="false" style:line-height-at-least="0.139in" fo:text-align="center" style:justify-single-word="false" fo:text-indent="0in" style:auto-text-indent="false" style:snap-to-layout-grid="false"/>
      <style:text-properties style:font-name="Times New Roman" fo:language="eu" fo:country="ES" officeooo:paragraph-rsid="001a092f" style:font-name-complex="Times New Roman" style:language-complex="ar" style:country-complex="SA"/>
    </style:style>
    <style:style style:name="P67" style:family="paragraph" style:parent-style-name="normala">
      <style:paragraph-properties fo:margin-left="0in" fo:margin-right="0in" fo:margin-top="0.0835in" fo:margin-bottom="0in" loext:contextual-spacing="false" style:line-height-at-least="0.139in" fo:text-align="center" style:justify-single-word="false" fo:text-indent="0in" style:auto-text-indent="false" style:snap-to-layout-grid="false"/>
      <style:text-properties style:font-name="Times New Roman" fo:language="eu" fo:country="ES" officeooo:paragraph-rsid="001a092f" style:font-name-complex="Times New Roman" style:language-complex="ar" style:country-complex="SA"/>
    </style:style>
    <style:style style:name="P68" style:family="paragraph" style:parent-style-name="Standard">
      <style:paragraph-properties fo:margin-left="0.4874in" fo:margin-right="0.0083in" fo:text-indent="0in" style:auto-text-indent="false" style:text-autospace="none"/>
      <style:text-properties fo:color="#008000" style:font-name="Courier New" fo:font-size="10pt" fo:language="eu" fo:country="ES" officeooo:paragraph-rsid="00167ea3" style:font-size-asian="10pt" style:font-name-complex="Courier New" style:font-size-complex="10pt"/>
    </style:style>
    <style:style style:name="P69" style:family="paragraph" style:parent-style-name="Standard">
      <style:paragraph-properties fo:margin-top="0.0835in" fo:margin-bottom="0.0835in" loext:contextual-spacing="false" fo:text-align="justify" style:justify-single-word="false"/>
      <style:text-properties fo:color="#3c3c3c" style:font-name="Monospace" fo:font-size="11pt" fo:language="eu" fo:country="ES" officeooo:rsid="00018003" officeooo:paragraph-rsid="00167ea3" style:font-size-asian="11pt" style:font-size-complex="11pt" style:font-style-complex="normal" style:font-weight-complex="normal"/>
    </style:style>
    <style:style style:name="P70" style:family="paragraph" style:parent-style-name="Standard">
      <style:paragraph-properties fo:margin-top="0.0835in" fo:margin-bottom="0.0835in" loext:contextual-spacing="false" fo:text-align="justify" style:justify-single-word="false"/>
      <style:text-properties fo:color="#3c3c3c" style:font-name="Monospace" fo:font-size="11pt" fo:language="eu" fo:country="ES" officeooo:rsid="00018003" officeooo:paragraph-rsid="001a092f" style:font-size-asian="11pt" style:font-size-complex="11pt" style:language-complex="ar" style:country-complex="SA" style:font-style-complex="normal" style:font-weight-complex="normal"/>
    </style:style>
    <style:style style:name="P71" style:family="paragraph" style:parent-style-name="Standard">
      <style:paragraph-properties fo:margin-top="0.0835in" fo:margin-bottom="0.0835in" loext:contextual-spacing="false" fo:text-align="justify" style:justify-single-word="false"/>
      <style:text-properties fo:color="#3c3c3c" style:font-name="Monospace" fo:font-size="10pt" fo:language="eu" fo:country="ES" officeooo:rsid="00018003" officeooo:paragraph-rsid="001a092f" style:font-size-asian="10pt" style:font-size-complex="10pt" style:language-complex="ar" style:country-complex="SA" style:font-style-complex="normal" style:font-weight-complex="normal"/>
    </style:style>
    <style:style style:name="P72" style:family="paragraph" style:parent-style-name="WW-Predeterminado">
      <style:paragraph-properties fo:margin-top="0.0835in" fo:margin-bottom="0.0835in" loext:contextual-spacing="false" fo:text-align="justify" style:justify-single-word="false"/>
      <style:text-properties fo:language="eu" fo:country="ES" officeooo:paragraph-rsid="00167ea3"/>
    </style:style>
    <style:style style:name="P73" style:family="paragraph" style:parent-style-name="WW-Predeterminado">
      <style:paragraph-properties fo:margin-top="0.0835in" fo:margin-bottom="0.0835in" loext:contextual-spacing="false" fo:text-align="justify" style:justify-single-word="false"/>
      <style:text-properties fo:color="#000000" style:font-name="Courier New" fo:font-size="10pt" fo:language="eu" fo:country="ES" officeooo:paragraph-rsid="00167ea3" style:font-size-asian="10pt" style:font-name-complex="Courier New" style:font-size-complex="10pt"/>
    </style:style>
    <style:style style:name="P74" style:family="paragraph" style:parent-style-name="WW-Predeterminado">
      <style:paragraph-properties fo:margin-top="0in" fo:margin-bottom="0.0835in" loext:contextual-spacing="false" fo:text-align="justify" style:justify-single-word="false"/>
      <style:text-properties fo:language="eu" fo:country="ES" officeooo:paragraph-rsid="00167ea3"/>
    </style:style>
    <style:style style:name="P75" style:family="paragraph" style:parent-style-name="Standard">
      <style:paragraph-properties fo:margin-left="0.1972in" fo:margin-right="0.5898in" fo:text-indent="0in" style:auto-text-indent="false" fo:padding-left="0.0555in" fo:padding-right="0.0555in" fo:padding-top="0.0138in" fo:padding-bottom="0.0138in" fo:border="0.51pt solid #000000" style:text-autospace="none"/>
      <style:text-properties style:font-name="Courier New" fo:language="eu" fo:country="ES" officeooo:paragraph-rsid="001a092f" style:font-name-complex="Courier New" style:font-size-complex="9pt" style:language-complex="ar" style:country-complex="SA"/>
    </style:style>
    <style:style style:name="P76" style:family="paragraph" style:parent-style-name="Standard">
      <style:paragraph-properties fo:margin-left="0.1972in" fo:margin-right="0.5898in" fo:text-indent="0in" style:auto-text-indent="false" fo:padding-left="0.0555in" fo:padding-right="0.0555in" fo:padding-top="0.0138in" fo:padding-bottom="0.0138in" fo:border="0.51pt solid #000000" style:text-autospace="none"/>
      <style:text-properties style:font-name="Courier New" fo:font-size="9pt" fo:language="eu" fo:country="ES" officeooo:rsid="0054a323" officeooo:paragraph-rsid="001a092f" style:font-size-asian="9pt" style:font-name-complex="Courier New" style:font-size-complex="9pt" style:language-complex="ar" style:country-complex="SA"/>
    </style:style>
    <style:style style:name="P77" style:family="paragraph" style:parent-style-name="Standard">
      <style:paragraph-properties fo:margin-left="0.1972in" fo:margin-right="0.5898in" fo:text-indent="0in" style:auto-text-indent="false" fo:padding-left="0.0555in" fo:padding-right="0.0555in" fo:padding-top="0.0138in" fo:padding-bottom="0.0138in" fo:border="0.51pt solid #000000" style:text-autospace="none"/>
      <style:text-properties style:font-name="Courier New" fo:font-size="9pt" fo:language="eu" fo:country="ES" officeooo:paragraph-rsid="001a092f" style:font-size-asian="9pt" style:font-name-complex="Courier New" style:font-size-complex="9pt" style:language-complex="ar" style:country-complex="SA"/>
    </style:style>
    <style:style style:name="P78" style:family="paragraph" style:parent-style-name="Standard">
      <style:paragraph-properties fo:margin-left="0.3154in" fo:margin-right="0.3937in" fo:text-align="start" style:justify-single-word="false" fo:orphans="2" fo:widows="2" fo:hyphenation-ladder-count="no-limit" fo:text-indent="0in" style:auto-text-indent="false" fo:padding-left="0.0555in" fo:padding-right="0.0555in" fo:padding-top="0.0138in" fo:padding-bottom="0.0138in" fo:border="0.51pt solid #000000" style:text-autospace="none" style:writing-mode="lr-tb"/>
      <style:text-properties style:font-name="Courier New" fo:font-size="9pt" fo:language="eu" fo:country="ES" officeooo:paragraph-rsid="001a092f" style:font-size-asian="9pt" style:font-name-complex="Courier New" style:font-size-complex="9pt" style:language-complex="ar" style:country-complex="SA" fo:hyphenate="false" fo:hyphenation-remain-char-count="2" fo:hyphenation-push-char-count="2"/>
    </style:style>
    <style:style style:name="P79" style:family="paragraph" style:parent-style-name="Standard">
      <style:paragraph-properties fo:margin-left="0.3154in" fo:margin-right="0.3937in" fo:text-align="start" style:justify-single-word="false" fo:orphans="2" fo:widows="2" fo:hyphenation-ladder-count="no-limit" fo:text-indent="0in" style:auto-text-indent="false" fo:padding-left="0.0555in" fo:padding-right="0.0555in" fo:padding-top="0.0138in" fo:padding-bottom="0.0138in" fo:border="0.51pt solid #000000" style:text-autospace="none" style:writing-mode="lr-tb"/>
      <style:text-properties style:font-name="Courier New" fo:font-size="9pt" fo:language="eu" fo:country="ES" fo:font-weight="bold" officeooo:rsid="001e1685" officeooo:paragraph-rsid="001a092f" style:font-size-asian="9pt" style:language-asian="zh" style:country-asian="CN" style:font-weight-asian="bold" style:font-name-complex="Courier New" style:font-size-complex="9pt" style:language-complex="ar" style:country-complex="SA" style:font-weight-complex="bold" fo:hyphenate="false" fo:hyphenation-remain-char-count="2" fo:hyphenation-push-char-count="2"/>
    </style:style>
    <style:style style:name="P80" style:family="paragraph" style:parent-style-name="Text_20_body" style:master-page-name="">
      <style:paragraph-properties fo:margin-left="0.3154in" fo:margin-right="0.3937in" fo:text-align="start" style:justify-single-word="false" fo:orphans="2" fo:widows="2" fo:hyphenation-ladder-count="no-limit" fo:text-indent="0in" style:auto-text-indent="false" style:page-number="auto" fo:padding-left="0.0555in" fo:padding-right="0.0555in" fo:padding-top="0.0138in" fo:padding-bottom="0.0138in" fo:border="0.51pt solid #000000" style:writing-mode="lr-tb"/>
      <style:text-properties style:font-name="Courier New" fo:language="eu" fo:country="ES" officeooo:paragraph-rsid="001a092f" style:font-name-complex="Courier New" style:font-size-complex="9pt" style:language-complex="ar" style:country-complex="SA" fo:hyphenate="false" fo:hyphenation-remain-char-count="2" fo:hyphenation-push-char-count="2"/>
    </style:style>
    <style:style style:name="P81" style:family="paragraph" style:parent-style-name="Standard">
      <style:paragraph-properties fo:margin-left="0in" fo:margin-right="0in" fo:margin-top="0.0835in" fo:margin-bottom="0.0835in" loext:contextual-spacing="false" fo:text-align="justify" style:justify-single-word="false" fo:text-indent="0.1665in" style:auto-text-indent="false" style:text-autospace="none"/>
      <style:text-properties fo:color="#3c3c3c" style:font-name="Monospace" fo:font-size="10pt" fo:language="eu" fo:country="ES" officeooo:rsid="00018003" officeooo:paragraph-rsid="001e2695" style:font-size-asian="10pt" style:font-size-complex="10pt" style:language-complex="ar" style:country-complex="SA" style:font-style-complex="normal" style:font-weight-complex="normal"/>
    </style:style>
    <style:style style:name="P82" style:family="paragraph" style:parent-style-name="Standard">
      <style:paragraph-properties fo:margin-left="0in" fo:margin-right="0in" fo:text-indent="0.1665in" style:auto-text-indent="false" style:text-autospace="none"/>
      <style:text-properties fo:font-size="9pt" fo:language="eu" fo:country="ES" officeooo:paragraph-rsid="001e2695" style:font-size-asian="9pt"/>
    </style:style>
    <style:style style:name="P83" style:family="paragraph" style:parent-style-name="Standard">
      <style:paragraph-properties fo:margin-left="0.25in" fo:margin-right="0in" fo:text-indent="0in" style:auto-text-indent="false" style:text-autospace="none"/>
      <style:text-properties fo:font-size="11pt" fo:language="eu" fo:country="ES" fo:font-weight="bold" officeooo:paragraph-rsid="001e2695" style:font-size-asian="11pt" style:font-weight-asian="bold" style:font-name-complex="Arial" style:font-size-complex="11pt" style:font-weight-complex="bold"/>
    </style:style>
    <style:style style:name="P84" style:family="paragraph" style:parent-style-name="Standard">
      <style:paragraph-properties fo:margin-left="0.25in" fo:margin-right="0in" fo:text-indent="0in" style:auto-text-indent="false" style:text-autospace="none"/>
      <style:text-properties fo:font-size="11pt" fo:language="eu" fo:country="ES" officeooo:paragraph-rsid="001e2695" style:font-size-asian="11pt" style:font-name-complex="Arial" style:font-size-complex="11pt"/>
    </style:style>
    <style:style style:name="P85" style:family="paragraph" style:parent-style-name="Standard">
      <style:paragraph-properties fo:margin-left="0.25in" fo:margin-right="0in" fo:text-indent="0in" style:auto-text-indent="false" style:text-autospace="none"/>
      <style:text-properties fo:font-size="11pt" fo:language="eu" fo:country="ES" officeooo:paragraph-rsid="001e2695" style:font-size-asian="11pt" style:language-asian="none" style:country-asian="none" style:font-name-complex="Arial" style:font-size-complex="11pt"/>
    </style:style>
    <style:style style:name="P86" style:family="paragraph" style:parent-style-name="Standard">
      <style:paragraph-properties fo:margin-left="0.25in" fo:margin-right="0in" fo:text-indent="0in" style:auto-text-indent="false" style:text-autospace="none"/>
      <style:text-properties fo:language="eu" fo:country="ES" officeooo:paragraph-rsid="001e2695"/>
    </style:style>
    <style:style style:name="P87" style:family="paragraph" style:parent-style-name="Standard">
      <style:paragraph-properties fo:margin-left="0.25in" fo:margin-right="0in" fo:text-align="justify" style:justify-single-word="false" fo:text-indent="0in" style:auto-text-indent="false" style:text-autospace="none"/>
      <style:text-properties fo:language="eu" fo:country="ES" officeooo:paragraph-rsid="001e2695"/>
    </style:style>
    <style:style style:name="P88" style:family="paragraph" style:parent-style-name="Standard">
      <style:paragraph-properties fo:margin-left="0.25in" fo:margin-right="0in" fo:text-indent="0in" style:auto-text-indent="false" style:text-autospace="none"/>
      <style:text-properties fo:font-size="8pt" fo:language="eu" fo:country="ES" officeooo:paragraph-rsid="001e2695" style:font-size-asian="8pt" style:font-name-complex="Arial" style:font-size-complex="11pt"/>
    </style:style>
    <style:style style:name="P89" style:family="paragraph" style:parent-style-name="Standard">
      <style:paragraph-properties fo:margin-left="0.25in" fo:margin-right="0in" fo:text-indent="0in" style:auto-text-indent="false" style:text-autospace="none"/>
      <style:text-properties fo:font-size="8pt" fo:language="eu" fo:country="ES" officeooo:paragraph-rsid="001e2695" style:font-size-asian="8pt" style:language-asian="none" style:country-asian="none" style:font-name-complex="Arial" style:font-size-complex="11pt"/>
    </style:style>
    <style:style style:name="P90" style:family="paragraph" style:parent-style-name="Ada">
      <style:text-properties fo:font-size="9pt" fo:language="eu" fo:country="ES" fo:font-weight="normal" style:font-size-asian="9pt" style:font-weight-asian="normal" style:font-weight-complex="bold"/>
    </style:style>
    <style:style style:name="P91" style:family="paragraph" style:parent-style-name="Ada">
      <style:paragraph-properties fo:margin-left="0.1665in" fo:margin-right="0in" fo:text-indent="0in" style:auto-text-indent="false"/>
    </style:style>
    <style:style style:name="P92" style:family="paragraph" style:parent-style-name="Ada">
      <style:paragraph-properties fo:margin-left="0.1665in" fo:margin-right="0in" fo:text-indent="0in" style:auto-text-indent="false"/>
      <style:text-properties fo:font-size="9pt" fo:language="eu" fo:country="ES" fo:font-weight="normal" style:font-size-asian="9pt" style:font-weight-asian="normal" style:font-weight-complex="bold"/>
    </style:style>
    <style:style style:name="P93" style:family="paragraph" style:parent-style-name="Ada">
      <style:paragraph-properties fo:margin-left="0.1665in" fo:margin-right="0in" fo:text-indent="0in" style:auto-text-indent="false"/>
      <style:text-properties fo:font-size="9pt" fo:language="eu" fo:country="ES" fo:font-weight="normal" officeooo:paragraph-rsid="001e2695" style:font-size-asian="9pt" style:font-weight-asian="normal" style:font-weight-complex="bold"/>
    </style:style>
    <style:style style:name="P94" style:family="paragraph" style:parent-style-name="Ada">
      <style:paragraph-properties fo:margin-left="0.1665in" fo:margin-right="0in" fo:text-indent="0in" style:auto-text-indent="false"/>
      <style:text-properties fo:language="eu" fo:country="ES" officeooo:paragraph-rsid="001e2695"/>
    </style:style>
    <style:style style:name="P95" style:family="paragraph" style:parent-style-name="Ada">
      <style:paragraph-properties fo:margin-left="2.1335in" fo:margin-right="0in" fo:text-indent="0.3252in" style:auto-text-indent="false"/>
      <style:text-properties fo:font-size="9pt" fo:language="eu" fo:country="ES" fo:font-weight="normal" officeooo:paragraph-rsid="001e2695" style:font-size-asian="9pt" style:font-weight-asian="normal" style:font-weight-complex="bold"/>
    </style:style>
    <style:style style:name="P96" style:family="paragraph" style:parent-style-name="Ada">
      <style:paragraph-properties fo:margin-left="0.4165in" fo:margin-right="0in" fo:text-indent="0in" style:auto-text-indent="false"/>
      <style:text-properties fo:font-size="9pt" fo:language="eu" fo:country="ES" fo:font-weight="normal" officeooo:paragraph-rsid="001e2695" style:font-size-asian="9pt" style:font-weight-asian="normal" style:font-weight-complex="bold"/>
    </style:style>
    <style:style style:name="P97" style:family="paragraph" style:parent-style-name="Ada">
      <style:paragraph-properties fo:margin-left="0in" fo:margin-right="0in" fo:text-indent="0.25in" style:auto-text-indent="false"/>
      <style:text-properties fo:font-size="9pt" fo:language="eu" fo:country="ES" fo:font-weight="normal" officeooo:paragraph-rsid="001e2695" style:font-size-asian="9pt" style:font-weight-asian="normal" style:font-weight-complex="bold"/>
    </style:style>
    <style:style style:name="P98" style:family="paragraph" style:parent-style-name="Ada">
      <style:paragraph-properties fo:margin-left="0in" fo:margin-right="0in" fo:text-indent="0.4917in" style:auto-text-indent="false"/>
      <style:text-properties fo:font-size="9pt" fo:language="eu" fo:country="ES" fo:font-weight="normal" style:font-size-asian="9pt" style:font-weight-asian="normal" style:font-weight-complex="bold"/>
    </style:style>
    <style:style style:name="P99" style:family="paragraph" style:parent-style-name="Ada">
      <style:paragraph-properties fo:margin-left="1.6417in" fo:margin-right="0in" fo:text-indent="0.3252in" style:auto-text-indent="false"/>
    </style:style>
    <style:style style:name="P100" style:family="paragraph" style:parent-style-name="Ada">
      <style:paragraph-properties fo:margin-left="0.1665in" fo:margin-right="0in" fo:text-indent="0.3252in" style:auto-text-indent="false"/>
      <style:text-properties fo:font-size="9pt" fo:language="eu" fo:country="ES" fo:font-weight="normal" style:font-size-asian="9pt" style:font-weight-asian="normal" style:font-weight-complex="bold"/>
    </style:style>
    <style:style style:name="P101" style:family="paragraph" style:parent-style-name="Standard">
      <style:paragraph-properties fo:margin-left="0.7335in" fo:margin-right="0in" fo:text-indent="0in" style:auto-text-indent="false" style:text-autospace="none"/>
      <style:text-properties fo:font-size="8pt" fo:language="eu" fo:country="ES" officeooo:paragraph-rsid="001e2695" style:font-size-asian="8pt" style:font-name-complex="Arial" style:font-size-complex="11pt"/>
    </style:style>
    <style:style style:name="P102" style:family="paragraph" style:parent-style-name="Standard">
      <style:paragraph-properties fo:margin-left="0.5in" fo:margin-right="0in" fo:text-indent="0in" style:auto-text-indent="false" style:text-autospace="none"/>
      <style:text-properties fo:font-size="11pt" fo:language="eu" fo:country="ES" officeooo:paragraph-rsid="001e2695" style:font-size-asian="11pt" style:font-name-complex="Arial" style:font-size-complex="11pt"/>
    </style:style>
    <style:style style:name="P103" style:family="paragraph" style:parent-style-name="Standard">
      <style:paragraph-properties fo:margin-left="0.5in" fo:margin-right="0in" fo:text-indent="0in" style:auto-text-indent="false" style:text-autospace="none"/>
      <style:text-properties fo:language="eu" fo:country="ES" officeooo:paragraph-rsid="001e2695"/>
    </style:style>
    <style:style style:name="P104" style:family="paragraph" style:parent-style-name="Standard">
      <style:paragraph-properties fo:margin-left="-0.0425in" fo:margin-right="0in" fo:text-indent="0.0425in" style:auto-text-indent="false" style:text-autospace="none"/>
      <style:text-properties fo:font-size="9pt" fo:language="eu" fo:country="ES" officeooo:paragraph-rsid="001e2695" style:font-size-asian="9pt"/>
    </style:style>
    <style:style style:name="P105" style:family="paragraph" style:parent-style-name="Standard">
      <style:paragraph-properties fo:margin-left="2.4583in" fo:margin-right="0in" fo:text-indent="0.4917in" style:auto-text-indent="false" style:text-autospace="none"/>
      <style:text-properties fo:font-size="9pt" fo:language="eu" fo:country="ES" officeooo:paragraph-rsid="001e2695" style:font-size-asian="9pt"/>
    </style:style>
    <style:style style:name="P106" style:family="paragraph" style:parent-style-name="Standard">
      <style:paragraph-properties fo:margin-left="2.4583in" fo:margin-right="0in" fo:text-indent="0.4917in" style:auto-text-indent="false" style:text-autospace="none"/>
      <style:text-properties fo:font-size="11pt" fo:language="eu" fo:country="ES" officeooo:paragraph-rsid="001e2695" style:font-size-asian="11pt" style:font-name-complex="Arial" style:font-size-complex="11pt"/>
    </style:style>
    <style:style style:name="P107" style:family="paragraph" style:parent-style-name="Standard">
      <style:paragraph-properties fo:margin-left="-0.0835in" fo:margin-right="0in" fo:text-indent="0in" style:auto-text-indent="false" style:text-autospace="none"/>
      <style:text-properties fo:font-size="9pt" fo:language="eu" fo:country="ES" officeooo:paragraph-rsid="001e2695" style:font-size-asian="9pt" style:font-name-complex="Arial" style:font-size-complex="11pt"/>
    </style:style>
    <style:style style:name="P108" style:family="paragraph" style:parent-style-name="Text_20_body">
      <style:paragraph-properties fo:margin-left="0.25in" fo:margin-right="-0.2098in" fo:text-align="justify" style:justify-single-word="false" fo:text-indent="0in" style:auto-text-indent="false"/>
      <style:text-properties style:font-name="Fixedsys" fo:font-size="10pt" fo:language="eu" fo:country="ES" officeooo:paragraph-rsid="00141bd2" style:font-size-asian="10pt" style:font-size-complex="10pt"/>
    </style:style>
    <style:style style:name="P109" style:family="paragraph" style:parent-style-name="Text_20_body">
      <style:paragraph-properties fo:margin-top="0in" fo:margin-bottom="0in" loext:contextual-spacing="true" style:line-height-at-least="0.1665in" fo:text-align="justify" style:justify-single-word="false"/>
      <style:text-properties fo:language="eu" fo:country="ES" officeooo:paragraph-rsid="00141bd2"/>
    </style:style>
    <style:style style:name="P110" style:family="paragraph" style:parent-style-name="Text_20_body">
      <style:paragraph-properties fo:margin-top="0in" fo:margin-bottom="0in" loext:contextual-spacing="true" style:line-height-at-least="0.1665in" fo:text-align="justify" style:justify-single-word="false"/>
      <style:text-properties fo:font-size="12pt" fo:language="eu" fo:country="ES" officeooo:paragraph-rsid="00141bd2" style:font-size-asian="12pt" style:font-size-complex="10pt" style:font-style-complex="normal" style:font-weight-complex="normal"/>
    </style:style>
    <style:style style:name="P111" style:family="paragraph" style:parent-style-name="normala">
      <style:text-properties style:font-name="Times New Roman" fo:language="eu" fo:country="ES" officeooo:paragraph-rsid="00141bd2"/>
    </style:style>
    <style:style style:name="P112" style:family="paragraph" style:parent-style-name="WW-Predeterminado">
      <style:paragraph-properties fo:text-align="justify" style:justify-single-word="false"/>
      <style:text-properties fo:language="eu" fo:country="ES" officeooo:paragraph-rsid="00167ea3"/>
    </style:style>
    <style:style style:name="P113" style:family="paragraph" style:parent-style-name="Text_20_body_20_indent" style:list-style-name="WW8Num7">
      <style:paragraph-properties fo:text-align="justify" style:justify-single-word="false"/>
      <style:text-properties fo:language="eu" fo:country="ES" officeooo:paragraph-rsid="001e2695"/>
    </style:style>
    <style:style style:name="P114" style:family="paragraph" style:parent-style-name="Text_20_body_20_indent" style:list-style-name="WW8Num7">
      <style:paragraph-properties fo:text-align="justify" style:justify-single-word="false"/>
      <style:text-properties style:font-name="Times New Roman" fo:language="eu" fo:country="ES" officeooo:paragraph-rsid="001e2695" style:font-name-complex="Times New Roman"/>
    </style:style>
    <style:style style:name="P115" style:family="paragraph" style:parent-style-name="Heading_20_1">
      <style:text-properties fo:language="eu" fo:country="ES" officeooo:rsid="0057274f" officeooo:paragraph-rsid="002dff53"/>
    </style:style>
    <style:style style:name="P116" style:family="paragraph" style:parent-style-name="Heading_20_4">
      <style:paragraph-properties fo:margin-left="0in" fo:margin-right="0in" fo:margin-top="0in" fo:margin-bottom="0in" loext:contextual-spacing="false" fo:line-height="100%" fo:text-indent="0in" style:auto-text-indent="false"/>
      <style:text-properties officeooo:paragraph-rsid="001e2695"/>
    </style:style>
    <style:style style:name="P117" style:family="paragraph" style:parent-style-name="Standard" style:list-style-name="WW8Num14">
      <style:paragraph-properties style:text-autospace="none"/>
      <style:text-properties fo:language="eu" fo:country="ES" officeooo:paragraph-rsid="001e2695"/>
    </style:style>
    <style:style style:name="P118" style:family="paragraph" style:parent-style-name="Standard">
      <style:text-properties fo:language="eu" fo:country="ES" officeooo:rsid="0036c2cd" officeooo:paragraph-rsid="0036c2cd"/>
    </style:style>
    <style:style style:name="P119" style:family="paragraph" style:parent-style-name="Standard">
      <style:text-properties fo:language="eu" fo:country="ES" fo:font-weight="bold" style:font-weight-asian="bold" style:font-weight-complex="bold"/>
    </style:style>
    <style:style style:name="P120" style:family="paragraph" style:parent-style-name="Standard">
      <style:paragraph-properties style:text-autospace="none"/>
      <style:text-properties fo:font-size="9pt" fo:language="eu" fo:country="ES" officeooo:paragraph-rsid="001e2695" style:font-size-asian="9pt" style:font-name-complex="Arial" style:font-size-complex="11pt"/>
    </style:style>
    <style:style style:name="P121" style:family="paragraph" style:parent-style-name="Standard">
      <style:text-properties fo:font-size="10pt" fo:language="eu" fo:country="ES" style:font-size-asian="10pt" style:font-size-complex="10pt"/>
    </style:style>
    <style:style style:name="P122" style:family="paragraph" style:parent-style-name="Standard">
      <style:paragraph-properties fo:text-align="justify" style:justify-single-word="false"/>
      <style:text-properties fo:font-size="10pt" fo:language="eu" fo:country="ES" officeooo:paragraph-rsid="00141bd2" style:font-size-asian="10pt" style:font-size-complex="10pt"/>
    </style:style>
    <style:style style:name="P123" style:family="paragraph" style:parent-style-name="Standard">
      <style:paragraph-properties fo:text-align="justify" style:justify-single-word="false"/>
      <style:text-properties fo:color="#7f0055" style:font-name="Monospace" fo:font-size="10pt" fo:language="eu" fo:country="ES" fo:font-weight="bold" officeooo:rsid="00018003" officeooo:paragraph-rsid="00141bd2" fo:background-color="#d4d4d4" style:font-size-asian="10pt" style:font-weight-asian="bold" style:font-size-complex="10pt" style:font-style-complex="normal" style:font-weight-complex="normal"/>
    </style:style>
    <style:style style:name="P124" style:family="paragraph" style:parent-style-name="Standard">
      <style:paragraph-properties fo:text-align="justify" style:justify-single-word="false"/>
      <style:text-properties fo:color="#3c3c3c" style:font-name="Monospace" fo:font-size="11pt" fo:language="eu" fo:country="ES" officeooo:rsid="00018003" officeooo:paragraph-rsid="00141bd2" style:font-size-asian="11pt" style:font-size-complex="11pt" style:font-style-complex="normal" style:font-weight-complex="normal"/>
    </style:style>
    <style:style style:name="P125" style:family="paragraph" style:parent-style-name="Standard">
      <style:paragraph-properties fo:text-align="justify" style:justify-single-word="false"/>
      <style:text-properties fo:color="#3c3c3c" style:font-name="Monospace" fo:font-size="10pt" fo:language="eu" fo:country="ES" officeooo:rsid="00018003" officeooo:paragraph-rsid="00141bd2" style:font-size-asian="10pt" style:font-size-complex="10pt" style:font-style-complex="normal" style:font-weight-complex="normal"/>
    </style:style>
    <style:style style:name="P126" style:family="paragraph" style:parent-style-name="Standard">
      <style:text-properties fo:color="#579835" fo:language="eu" fo:country="ES" style:text-underline-style="solid" style:text-underline-width="auto" style:text-underline-color="font-color" fo:font-weight="bold" officeooo:rsid="0036c2cd" officeooo:paragraph-rsid="0036c2cd" style:font-weight-asian="bold" style:font-weight-complex="bold"/>
    </style:style>
    <style:style style:name="P127" style:family="paragraph" style:parent-style-name="Standard">
      <style:paragraph-properties fo:margin-left="0in" fo:margin-right="0in" fo:text-indent="0in" style:auto-text-indent="false"/>
    </style:style>
    <style:style style:name="P128" style:family="paragraph" style:parent-style-name="Standard">
      <style:paragraph-properties fo:margin-left="0in" fo:margin-right="0in" fo:text-indent="0in" style:auto-text-indent="false" style:text-autospace="none"/>
      <style:text-properties fo:font-size="11pt" fo:language="en" fo:country="GB" officeooo:paragraph-rsid="0026e389" style:font-size-asian="11pt"/>
    </style:style>
    <style:style style:name="P129" style:family="paragraph" style:parent-style-name="Standard">
      <style:paragraph-properties fo:margin-left="0in" fo:margin-right="0in" fo:text-align="start" style:justify-single-word="false" fo:text-indent="0in" style:auto-text-indent="false"/>
      <style:text-properties fo:font-size="11pt" fo:language="eu" fo:country="ES" style:font-size-asian="11pt" style:font-size-complex="11pt"/>
    </style:style>
    <style:style style:name="P130" style:family="paragraph" style:parent-style-name="Standard">
      <style:paragraph-properties fo:margin-left="0in" fo:margin-right="0in" fo:text-align="start" style:justify-single-word="false" fo:text-indent="0in" style:auto-text-indent="false"/>
      <style:text-properties fo:font-size="10pt" fo:language="eu" fo:country="ES" style:font-size-asian="10pt" style:font-size-complex="10pt"/>
    </style:style>
    <style:style style:name="P131" style:family="paragraph" style:parent-style-name="Standard">
      <style:paragraph-properties fo:margin-left="0in" fo:margin-right="0in" fo:text-align="start" style:justify-single-word="false" fo:text-indent="0in" style:auto-text-indent="false"/>
      <style:text-properties fo:font-size="10pt" fo:language="eu" fo:country="ES" officeooo:paragraph-rsid="0036cd37" style:font-size-asian="10pt" style:font-size-complex="10pt"/>
    </style:style>
    <style:style style:name="P132" style:family="paragraph" style:parent-style-name="Standard">
      <style:paragraph-properties fo:margin-left="0in" fo:margin-right="0in" fo:text-align="start" style:justify-single-word="false" fo:text-indent="0in" style:auto-text-indent="false"/>
      <style:text-properties fo:font-size="10pt" fo:language="eu" fo:country="ES" officeooo:paragraph-rsid="0037e313" style:font-size-asian="10pt" style:font-size-complex="10pt"/>
    </style:style>
    <style:style style:name="P133" style:family="paragraph" style:parent-style-name="Standard">
      <style:paragraph-properties fo:margin-left="0in" fo:margin-right="0in" fo:text-align="start" style:justify-single-word="false" fo:text-indent="0in" style:auto-text-indent="false"/>
      <style:text-properties fo:font-size="10pt" fo:language="eu" fo:country="ES" officeooo:rsid="0036cd37" officeooo:paragraph-rsid="0036cd37" style:font-size-asian="10pt" style:font-size-complex="10pt"/>
    </style:style>
    <style:style style:name="P134" style:family="paragraph" style:parent-style-name="Standard">
      <style:paragraph-properties fo:margin-left="0in" fo:margin-right="0in" fo:text-align="start" style:justify-single-word="false" fo:text-indent="0in" style:auto-text-indent="false"/>
      <style:text-properties fo:font-size="10pt" fo:language="eu" fo:country="ES" officeooo:rsid="0037e313" officeooo:paragraph-rsid="0037e313" style:font-size-asian="10pt" style:font-size-complex="10pt"/>
    </style:style>
    <style:style style:name="P135" style:family="paragraph" style:parent-style-name="Standard">
      <style:paragraph-properties fo:margin-left="0in" fo:margin-right="0in" fo:text-align="start" style:justify-single-word="false" fo:text-indent="0in" style:auto-text-indent="false"/>
      <style:text-properties style:font-name="Monospace" fo:font-size="10pt" fo:language="eu" fo:country="ES" style:font-size-asian="10pt" style:font-size-complex="10pt"/>
    </style:style>
    <style:style style:name="P136" style:family="paragraph" style:parent-style-name="Standard">
      <style:paragraph-properties fo:margin-left="0in" fo:margin-right="0in" fo:text-align="start" style:justify-single-word="false" fo:text-indent="0in" style:auto-text-indent="false"/>
      <style:text-properties style:font-name="Monospace" fo:font-size="10pt" fo:language="eu" fo:country="ES" officeooo:paragraph-rsid="0036cd37" style:font-size-asian="10pt" style:font-size-complex="10pt"/>
    </style:style>
    <style:style style:name="P137" style:family="paragraph" style:parent-style-name="Standard">
      <style:paragraph-properties fo:margin-left="0in" fo:margin-right="0in" fo:text-align="start" style:justify-single-word="false" fo:text-indent="0in" style:auto-text-indent="false"/>
      <style:text-properties fo:color="#7f0055" style:font-name="Monospace" fo:font-size="10pt" fo:language="eu" fo:country="ES" fo:font-weight="bold" officeooo:paragraph-rsid="0036cd37" style:font-size-asian="10pt" style:font-weight-asian="bold" style:font-size-complex="10pt"/>
    </style:style>
    <style:style style:name="P138" style:family="paragraph" style:parent-style-name="Standard">
      <style:paragraph-properties fo:margin-left="0in" fo:margin-right="0in" fo:text-align="start" style:justify-single-word="false" fo:text-indent="0in" style:auto-text-indent="false"/>
      <style:text-properties fo:color="#7f0055" style:font-name="Monospace" fo:font-size="10pt" fo:language="eu" fo:country="ES" fo:font-weight="bold" officeooo:rsid="0036cd37" officeooo:paragraph-rsid="0036cd37" style:font-size-asian="10pt" style:font-weight-asian="bold" style:font-size-complex="10pt"/>
    </style:style>
    <style:style style:name="P139" style:family="paragraph" style:parent-style-name="Standard">
      <style:paragraph-properties fo:margin-left="0in" fo:margin-right="0in" fo:text-align="start" style:justify-single-word="false" fo:text-indent="0in" style:auto-text-indent="false"/>
      <style:text-properties fo:color="#3f7f5f" style:font-name="Monospace" fo:font-size="10pt" fo:language="eu" fo:country="ES" officeooo:rsid="00018003" officeooo:paragraph-rsid="0036cd37" style:font-size-asian="10pt" style:font-size-complex="10pt" style:font-style-complex="normal" style:font-weight-complex="normal"/>
    </style:style>
    <style:style style:name="P140" style:family="paragraph" style:parent-style-name="Standard">
      <style:paragraph-properties fo:margin-left="0in" fo:margin-right="0in" fo:text-align="start" style:justify-single-word="false" fo:text-indent="0in" style:auto-text-indent="false"/>
      <style:text-properties fo:color="#3f7f5f" style:font-name="Monospace" fo:font-size="10pt" fo:language="eu" fo:country="ES" officeooo:paragraph-rsid="0036cd37" style:font-size-asian="10pt" style:font-size-complex="10pt"/>
    </style:style>
    <style:style style:name="P141" style:family="paragraph" style:parent-style-name="Standard">
      <style:paragraph-properties fo:margin-left="0in" fo:margin-right="0in" fo:margin-top="0.0835in" fo:margin-bottom="0.0835in" loext:contextual-spacing="false" fo:text-align="start" style:justify-single-word="false" fo:text-indent="0in" style:auto-text-indent="false"/>
      <style:text-properties fo:color="#3c3c3c" style:font-name="Monospace" fo:font-size="10pt" fo:language="eu" fo:country="ES" officeooo:rsid="00018003" officeooo:paragraph-rsid="0036cd37" style:font-size-asian="10pt" style:font-size-complex="10pt" style:font-style-complex="normal" style:font-weight-complex="normal"/>
    </style:style>
    <style:style style:name="P142" style:family="paragraph">
      <style:paragraph-properties fo:margin-left="0in" fo:margin-right="0in" fo:text-indent="0in" style:auto-text-indent="false"/>
      <style:text-properties fo:language="eu" fo:country="ES"/>
    </style:style>
    <style:style style:name="P143" style:family="paragraph" style:parent-style-name="Standard">
      <style:paragraph-properties fo:margin-top="0.0835in" fo:margin-bottom="0.0835in" loext:contextual-spacing="false" fo:text-align="justify" style:justify-single-word="false"/>
      <style:text-properties fo:color="#3c3c3c" style:font-name="Monospace" fo:font-size="10pt" fo:language="eu" fo:country="ES" officeooo:rsid="00018003" officeooo:paragraph-rsid="001a092f" style:font-size-asian="10pt" style:font-size-complex="10pt" style:language-complex="ar" style:country-complex="SA" style:font-style-complex="normal" style:font-weight-complex="normal"/>
    </style:style>
    <style:style style:name="P144" style:family="paragraph" style:parent-style-name="Standard">
      <style:paragraph-properties fo:margin-top="0.0835in" fo:margin-bottom="0.0835in" loext:contextual-spacing="false" fo:text-align="justify" style:justify-single-word="false"/>
      <style:text-properties fo:color="#3c3c3c" style:font-name="Monospace" fo:font-size="10pt" fo:language="eu" fo:country="ES" officeooo:rsid="00018003" officeooo:paragraph-rsid="003cfc68" style:font-size-asian="10pt" style:font-size-complex="10pt" style:language-complex="ar" style:country-complex="SA" style:font-style-complex="normal" style:font-weight-complex="normal"/>
    </style:style>
    <style:style style:name="P145" style:family="paragraph" style:parent-style-name="Standard">
      <style:paragraph-properties fo:margin-top="0.0835in" fo:margin-bottom="0.0835in" loext:contextual-spacing="false" fo:text-align="justify" style:justify-single-word="false"/>
      <style:text-properties fo:color="#3c3c3c" style:font-name="Monospace" fo:font-size="10pt" fo:language="eu" fo:country="ES" officeooo:rsid="00018003" officeooo:paragraph-rsid="0039a290" style:font-size-asian="10pt" style:font-size-complex="10pt" style:font-style-complex="normal" style:font-weight-complex="normal"/>
    </style:style>
    <style:style style:name="P146" style:family="paragraph" style:parent-style-name="Standard">
      <style:paragraph-properties fo:margin-top="0.0835in" fo:margin-bottom="0.0835in" loext:contextual-spacing="false" fo:text-align="justify" style:justify-single-word="false"/>
      <style:text-properties fo:color="#3c3c3c" style:font-name="Monospace" fo:font-size="11pt" fo:language="eu" fo:country="ES" officeooo:rsid="00018003" officeooo:paragraph-rsid="00167ea3" style:font-size-asian="11pt" style:font-size-complex="11pt" style:font-style-complex="normal" style:font-weight-complex="normal"/>
    </style:style>
    <style:style style:name="P147" style:family="paragraph" style:parent-style-name="Standard">
      <style:paragraph-properties fo:margin-top="0.0835in" fo:margin-bottom="0.0835in" loext:contextual-spacing="false" fo:text-align="justify" style:justify-single-word="false"/>
      <style:text-properties fo:color="#3c3c3c" style:font-name="Monospace" fo:font-size="11pt" fo:language="eu" fo:country="ES" officeooo:rsid="00018003" officeooo:paragraph-rsid="003afddb" style:font-size-asian="11pt" style:font-size-complex="11pt" style:font-style-complex="normal" style:font-weight-complex="normal"/>
    </style:style>
    <style:style style:name="P148" style:family="paragraph" style:parent-style-name="Standard">
      <style:paragraph-properties fo:margin-top="0.0835in" fo:margin-bottom="0.0835in" loext:contextual-spacing="false" fo:text-align="justify" style:justify-single-word="false"/>
      <style:text-properties fo:color="#3c3c3c" style:font-name="Monospace" fo:font-size="14pt" fo:language="eu" fo:country="ES" officeooo:rsid="00018003" officeooo:paragraph-rsid="00167ea3" style:font-size-asian="14pt" style:font-size-complex="11pt" style:font-style-complex="normal" style:font-weight-complex="normal"/>
    </style:style>
    <style:style style:name="P149" style:family="paragraph" style:parent-style-name="Standard">
      <style:paragraph-properties fo:margin-top="0.0835in" fo:margin-bottom="0.0835in" loext:contextual-spacing="false" fo:text-align="justify" style:justify-single-word="false"/>
      <style:text-properties fo:color="#3c3c3c" style:font-name="Times New Roman" fo:font-size="12pt" fo:language="eu" fo:country="ES" officeooo:rsid="00337ba4" officeooo:paragraph-rsid="00337ba4" style:font-size-asian="12pt" style:font-size-complex="12pt" style:language-complex="ar" style:country-complex="SA" style:font-style-complex="normal" style:font-weight-complex="normal"/>
    </style:style>
    <style:style style:name="P150" style:family="paragraph" style:parent-style-name="Standard">
      <style:paragraph-properties fo:margin-top="0.0835in" fo:margin-bottom="0.0835in" loext:contextual-spacing="false" fo:text-align="justify" style:justify-single-word="false"/>
      <style:text-properties fo:color="#3c3c3c" style:font-name="Times New Roman" fo:font-size="9pt" fo:language="eu" fo:country="ES" officeooo:rsid="00337ba4" officeooo:paragraph-rsid="00337ba4" style:font-size-asian="9pt" style:font-size-complex="9pt" style:language-complex="ar" style:country-complex="SA" style:font-style-complex="normal" style:font-weight-complex="normal"/>
    </style:style>
    <style:style style:name="P151" style:family="paragraph" style:parent-style-name="Standard">
      <style:paragraph-properties fo:margin-top="0.0835in" fo:margin-bottom="0.0835in" loext:contextual-spacing="false" fo:text-align="justify" style:justify-single-word="false"/>
      <style:text-properties fo:color="#3c3c3c" style:font-name="Times New Roman" fo:font-size="11pt" fo:language="eu" fo:country="ES" officeooo:rsid="0026e389" officeooo:paragraph-rsid="0026e389" style:font-size-asian="11pt" style:font-size-complex="11pt" style:language-complex="ar" style:country-complex="SA" style:font-style-complex="normal" style:font-weight-complex="normal"/>
    </style:style>
    <style:style style:name="P152" style:family="paragraph" style:parent-style-name="Standard">
      <style:paragraph-properties fo:margin-top="0.0835in" fo:margin-bottom="0.0835in" loext:contextual-spacing="false" fo:text-align="justify" style:justify-single-word="false"/>
      <style:text-properties style:font-name="Monospace" fo:font-size="10pt" fo:language="eu" fo:country="ES" officeooo:paragraph-rsid="0036cd37" style:font-size-asian="10pt" style:font-size-complex="10pt"/>
    </style:style>
    <style:style style:name="P153" style:family="paragraph" style:parent-style-name="Standard">
      <style:paragraph-properties fo:margin-top="0.0835in" fo:margin-bottom="0.0835in" loext:contextual-spacing="false" fo:text-align="justify" style:justify-single-word="false"/>
      <style:text-properties style:font-name="Monospace" fo:font-size="10pt" fo:language="eu" fo:country="ES" officeooo:paragraph-rsid="001a092f" style:font-size-asian="10pt" style:font-size-complex="10pt"/>
    </style:style>
    <style:style style:name="P154" style:family="paragraph" style:parent-style-name="Standard">
      <style:paragraph-properties fo:margin-top="0.0835in" fo:margin-bottom="0.0835in" loext:contextual-spacing="false" fo:text-align="justify" style:justify-single-word="false"/>
      <style:text-properties fo:font-size="10pt" fo:language="eu" fo:country="ES" officeooo:paragraph-rsid="001a092f" style:font-size-asian="10pt" style:font-size-complex="10pt"/>
    </style:style>
    <style:style style:name="P155" style:family="paragraph" style:parent-style-name="Standard">
      <style:paragraph-properties fo:margin-top="0.0835in" fo:margin-bottom="0.0835in" loext:contextual-spacing="false" fo:text-align="justify" style:justify-single-word="false"/>
      <style:text-properties fo:font-size="11pt" fo:language="eu" fo:country="ES" officeooo:paragraph-rsid="003afddb" style:font-size-asian="11pt" style:font-size-complex="11pt"/>
    </style:style>
    <style:style style:name="P156" style:family="paragraph" style:parent-style-name="Standard">
      <style:paragraph-properties fo:margin-top="0.0835in" fo:margin-bottom="0.0835in" loext:contextual-spacing="false" fo:text-align="justify" style:justify-single-word="false"/>
      <style:text-properties fo:font-size="11pt" fo:language="eu" fo:country="ES" officeooo:paragraph-rsid="0042362e" style:font-size-asian="11pt" style:font-size-complex="11pt"/>
    </style:style>
    <style:style style:name="P157" style:family="paragraph" style:parent-style-name="Standard">
      <style:paragraph-properties fo:margin-top="0.0835in" fo:margin-bottom="0.0835in" loext:contextual-spacing="false" fo:text-align="justify" style:justify-single-word="false"/>
      <style:text-properties fo:color="#000000" style:font-name="Times New Roman" fo:font-size="12pt" fo:language="eu" fo:country="ES" fo:font-weight="bold" officeooo:rsid="00337ba4" officeooo:paragraph-rsid="00337ba4" style:font-size-asian="12pt" style:font-weight-asian="bold" style:font-size-complex="12pt" style:language-complex="ar" style:country-complex="SA" style:font-style-complex="normal" style:font-weight-complex="bold"/>
    </style:style>
    <style:style style:name="P158" style:family="paragraph" style:parent-style-name="Standard">
      <style:paragraph-properties fo:margin-top="0.0835in" fo:margin-bottom="0.0835in" loext:contextual-spacing="false" fo:text-align="justify" style:justify-single-word="false"/>
      <style:text-properties fo:color="#000000" style:font-name="Times New Roman" fo:font-size="12pt" fo:language="eu" fo:country="ES" officeooo:rsid="0039a290" officeooo:paragraph-rsid="0039a290" style:font-size-asian="12pt" style:font-size-complex="12pt" style:font-style-complex="normal" style:font-weight-complex="bold"/>
    </style:style>
    <style:style style:name="P159" style:family="paragraph" style:parent-style-name="Standard">
      <style:paragraph-properties fo:margin-top="0.0835in" fo:margin-bottom="0.0835in" loext:contextual-spacing="false" fo:text-align="justify" style:justify-single-word="false"/>
      <style:text-properties fo:color="#000000" style:font-name="Times New Roman" fo:font-size="12pt" fo:language="eu" fo:country="ES" officeooo:rsid="003e0baa" officeooo:paragraph-rsid="003e0baa" style:font-size-asian="12pt" style:font-size-complex="12pt" style:language-complex="ar" style:country-complex="SA" style:font-style-complex="normal" style:font-weight-complex="bold"/>
    </style:style>
    <style:style style:name="P160"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font-size-complex="10pt"/>
    </style:style>
    <style:style style:name="P161" style:family="paragraph" style:parent-style-name="Standard">
      <style:paragraph-properties fo:margin-left="0in" fo:margin-right="0in" fo:text-align="start" style:justify-single-word="false" fo:text-indent="0in" style:auto-text-indent="false"/>
      <style:text-properties style:font-name="Monospace" fo:font-size="10pt" officeooo:paragraph-rsid="0036c2cd" style:font-size-asian="10pt" style:font-size-complex="10pt"/>
    </style:style>
    <style:style style:name="P162" style:family="paragraph" style:parent-style-name="Standard">
      <style:paragraph-properties fo:margin-left="0in" fo:margin-right="0in" fo:text-align="start" style:justify-single-word="false" fo:text-indent="0in" style:auto-text-indent="false"/>
      <style:text-properties style:font-name="Monospace" fo:font-size="9pt" style:font-size-asian="9pt" style:font-size-complex="9pt"/>
    </style:style>
    <style:style style:name="P163" style:family="paragraph" style:parent-style-name="Standard">
      <style:paragraph-properties fo:margin-left="0in" fo:margin-right="0in" fo:text-align="start" style:justify-single-word="false" fo:text-indent="0in" style:auto-text-indent="false"/>
      <style:text-properties style:font-name="Times New Roman" fo:font-size="12pt" style:font-size-asian="12pt" style:font-size-complex="12pt"/>
    </style:style>
    <style:style style:name="P164"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3e0baa" style:font-size-asian="12pt" style:font-size-complex="12pt"/>
    </style:style>
    <style:style style:name="P165" style:family="paragraph" style:parent-style-name="Standard">
      <style:paragraph-properties fo:margin-left="0in" fo:margin-right="0in" fo:text-align="start" style:justify-single-word="false" fo:text-indent="0in" style:auto-text-indent="false"/>
      <style:text-properties style:font-name="Times New Roman" fo:font-size="12pt" fo:font-weight="bold" officeooo:paragraph-rsid="003e0baa" style:font-size-asian="12pt" style:font-weight-asian="bold" style:font-size-complex="12pt" style:font-weight-complex="bold"/>
    </style:style>
    <style:style style:name="P166" style:family="paragraph" style:parent-style-name="Standard">
      <style:paragraph-properties fo:margin-left="0in" fo:margin-right="0in" fo:text-align="start" style:justify-single-word="false" fo:text-indent="0in" style:auto-text-indent="false"/>
      <style:text-properties style:font-name="Times New Roman" fo:font-size="11pt" style:font-size-asian="11pt" style:font-size-complex="11pt"/>
    </style:style>
    <style:style style:name="P167"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68" style:family="paragraph" style:parent-style-name="Standard">
      <style:paragraph-properties fo:margin-left="0in" fo:margin-right="0in" fo:text-align="start" style:justify-single-word="false" fo:text-indent="0in" style:auto-text-indent="false"/>
      <style:text-properties fo:font-size="10pt" officeooo:paragraph-rsid="0036c2cd" style:font-size-asian="10pt" style:font-size-complex="10pt"/>
    </style:style>
    <style:style style:name="P169" style:family="paragraph" style:parent-style-name="Standard">
      <style:paragraph-properties fo:margin-left="0in" fo:margin-right="0in" fo:text-align="start" style:justify-single-word="false" fo:text-indent="0in" style:auto-text-indent="false"/>
      <style:text-properties fo:font-size="9pt" style:font-size-asian="9pt" style:font-size-complex="9pt"/>
    </style:style>
    <style:style style:name="P17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Times New Roman" fo:font-size="12pt" style:font-size-asian="12pt" style:font-size-complex="12pt"/>
    </style:style>
    <style:style style:name="P171" style:family="paragraph" style:parent-style-name="Standard">
      <style:paragraph-properties fo:margin-left="0in" fo:margin-right="0in" fo:margin-top="0in" fo:margin-bottom="0.0201in" loext:contextual-spacing="false" fo:text-align="start" style:justify-single-word="false" fo:text-indent="0in" style:auto-text-indent="false"/>
      <style:text-properties style:font-name="Monospace" fo:font-size="10pt" style:font-size-asian="10pt" style:font-size-complex="10pt"/>
    </style:style>
    <style:style style:name="P172" style:family="paragraph" style:parent-style-name="Standard">
      <style:paragraph-properties fo:margin-left="0in" fo:margin-right="0in" fo:margin-top="0in" fo:margin-bottom="0.0201in" loext:contextual-spacing="false" fo:text-align="start" style:justify-single-word="false" fo:text-indent="0in" style:auto-text-indent="false"/>
      <style:text-properties fo:font-size="10pt" style:font-size-asian="10pt" style:font-size-complex="10pt"/>
    </style:style>
    <style:style style:name="P173" style:family="paragraph" style:parent-style-name="Standard">
      <style:paragraph-properties fo:margin-top="0in" fo:margin-bottom="0in" loext:contextual-spacing="false" fo:text-align="justify" style:justify-single-word="false"/>
      <style:text-properties fo:color="#3c3c3c" style:font-name="Times New Roman" fo:font-size="12pt" fo:language="eu" fo:country="ES" officeooo:rsid="0026e389" officeooo:paragraph-rsid="0026e389" style:font-size-asian="12pt" style:font-size-complex="12pt" style:language-complex="ar" style:country-complex="SA" style:font-style-complex="normal" style:font-weight-complex="normal"/>
    </style:style>
    <style:style style:name="P174" style:family="paragraph" style:parent-style-name="Standard">
      <style:paragraph-properties fo:padding-left="0.0555in" fo:padding-right="0.0555in" fo:padding-top="0.0138in" fo:padding-bottom="0.0138in" fo:border="0.51pt solid #000000"/>
      <style:text-properties fo:language="eu" fo:country="ES" officeooo:paragraph-rsid="00353c7e"/>
    </style:style>
    <style:style style:name="P175" style:family="paragraph">
      <style:text-properties fo:language="eu" fo:country="ES" officeooo:rsid="0036c2cd" officeooo:paragraph-rsid="0036c2cd"/>
    </style:style>
    <style:style style:name="P176" style:family="paragraph" style:parent-style-name="Standard">
      <style:paragraph-properties fo:margin-left="0.4874in" fo:margin-right="0.0083in" fo:text-indent="-0.25in" style:auto-text-indent="false" style:text-autospace="none"/>
      <style:text-properties fo:language="eu" fo:country="ES" officeooo:paragraph-rsid="00167ea3"/>
    </style:style>
    <style:style style:name="P177" style:family="paragraph">
      <style:text-properties fo:color="#000000" style:font-name="Times New Roman" fo:language="eu" fo:country="ES" fo:font-weight="bold" style:font-weight-asian="bold" style:font-weight-complex="bold"/>
    </style:style>
    <style:style style:name="P178" style:family="paragraph" style:parent-style-name="Standard">
      <style:paragraph-properties fo:margin-top="0in" fo:margin-bottom="0.0201in" loext:contextual-spacing="false" fo:text-align="justify" style:justify-single-word="false"/>
      <style:text-properties fo:color="#3c3c3c" style:font-name="Monospace" fo:font-size="10pt" fo:language="eu" fo:country="ES" officeooo:rsid="00018003" officeooo:paragraph-rsid="0039a290" style:font-size-asian="10pt" style:font-size-complex="10pt" style:font-style-complex="normal" style:font-weight-complex="normal"/>
    </style:style>
    <style:style style:name="P179" style:family="paragraph" style:parent-style-name="Standard">
      <style:paragraph-properties fo:margin-top="0in" fo:margin-bottom="0.0201in" loext:contextual-spacing="false" fo:text-align="justify" style:justify-single-word="false"/>
      <style:text-properties fo:color="#3c3c3c" style:font-name="Monospace" fo:font-size="10pt" fo:language="eu" fo:country="ES" officeooo:rsid="00018003" officeooo:paragraph-rsid="0042362e" style:font-size-asian="10pt" style:font-size-complex="10pt" style:font-style-complex="normal" style:font-weight-complex="normal"/>
    </style:style>
    <style:style style:name="P180" style:family="paragraph">
      <loext:graphic-properties draw:fill="solid" draw:fill-color="#c0504d"/>
      <style:paragraph-properties style:writing-mode="lr-tb"/>
    </style:style>
    <style:style style:name="P181" style:family="paragraph">
      <loext:graphic-properties draw:fill="solid" draw:fill-color="#4f81bd"/>
      <style:paragraph-properties style:writing-mode="lr-tb"/>
    </style:style>
    <style:style style:name="P182" style:family="paragraph">
      <loext:graphic-properties draw:fill="solid" draw:fill-color="#9bbb59"/>
      <style:paragraph-properties style:writing-mode="lr-tb"/>
    </style:style>
    <style:style style:name="P183" style:family="paragraph">
      <loext:graphic-properties draw:fill="none" draw:fill-color="#ffffff"/>
      <style:paragraph-properties fo:text-align="center" style:writing-mode="lr-tb"/>
    </style:style>
    <style:style style:name="P184" style:family="paragraph">
      <loext:graphic-properties draw:fill="none" draw:fill-color="#ffffff"/>
      <style:paragraph-properties style:writing-mode="lr-tb"/>
    </style:style>
    <style:style style:name="T1" style:family="text">
      <style:text-properties fo:font-size="14pt" officeooo:rsid="00018003" style:font-size-asian="14pt" style:font-size-complex="14pt"/>
    </style:style>
    <style:style style:name="T2" style:family="text">
      <style:text-properties fo:font-size="14pt" officeooo:rsid="00141bd2" style:font-size-asian="14pt" style:font-size-complex="14pt"/>
    </style:style>
    <style:style style:name="T3" style:family="text">
      <style:text-properties fo:font-size="14pt" officeooo:rsid="00167ea3" style:font-size-asian="14pt" style:font-size-complex="14pt"/>
    </style:style>
    <style:style style:name="T4" style:family="text">
      <style:text-properties fo:font-size="14pt" officeooo:rsid="001f2f23" style:font-size-asian="14pt" style:font-size-complex="14pt"/>
    </style:style>
    <style:style style:name="T5" style:family="text">
      <style:text-properties fo:font-size="14pt" officeooo:rsid="00018003" style:font-size-asian="14pt" style:font-size-complex="14pt" style:language-complex="ar" style:country-complex="SA"/>
    </style:style>
    <style:style style:name="T6" style:family="text">
      <style:text-properties fo:font-size="14pt" officeooo:rsid="002dff53" style:font-size-asian="14pt" style:font-size-complex="14pt" style:language-complex="ar" style:country-complex="SA"/>
    </style:style>
    <style:style style:name="T7" style:family="text">
      <style:text-properties fo:font-size="14pt" fo:font-style="italic" style:text-underline-style="solid" style:text-underline-width="auto" style:text-underline-color="font-color" fo:font-weight="bold" officeooo:rsid="001f2f23" style:font-size-asian="14pt" style:font-style-asian="italic" style:font-weight-asian="bold" style:font-size-complex="14pt" style:font-style-complex="italic" style:font-weight-complex="bold"/>
    </style:style>
    <style:style style:name="T8" style:family="text">
      <style:text-properties fo:font-size="14pt" fo:font-style="italic" style:text-underline-style="solid" style:text-underline-width="auto" style:text-underline-color="font-color" fo:font-weight="bold" officeooo:rsid="00438f0b" style:font-size-asian="14pt" style:font-style-asian="italic" style:font-weight-asian="bold" style:font-size-complex="14pt" style:font-style-complex="italic" style:font-weight-complex="bold"/>
    </style:style>
    <style:style style:name="T9" style:family="text">
      <style:text-properties fo:font-size="14pt" fo:font-style="italic" style:text-underline-style="solid" style:text-underline-width="auto" style:text-underline-color="font-color" fo:font-weight="bold" officeooo:rsid="001f2f23" style:font-size-asian="14pt" style:language-asian="zh" style:country-asian="CN" style:font-style-asian="italic" style:font-weight-asian="bold" style:font-size-complex="14pt" style:font-style-complex="italic" style:font-weight-complex="bold"/>
    </style:style>
    <style:style style:name="T10" style:family="text">
      <style:text-properties fo:font-size="14pt" style:text-underline-style="solid" style:text-underline-width="auto" style:text-underline-color="font-color" fo:font-weight="bold" officeooo:rsid="001f2f23" style:font-size-asian="14pt" style:language-asian="zh" style:country-asian="CN" style:font-weight-asian="bold" style:font-size-complex="14pt" style:font-weight-complex="bold"/>
    </style:style>
    <style:style style:name="T11" style:family="text">
      <style:text-properties fo:font-size="14pt" style:text-underline-style="solid" style:text-underline-width="auto" style:text-underline-color="font-color" fo:font-weight="normal" officeooo:rsid="001f2f23" style:font-size-asian="14pt" style:language-asian="zh" style:country-asian="CN" style:font-weight-asian="normal" style:font-size-complex="14pt" style:font-weight-complex="normal"/>
    </style:style>
    <style:style style:name="T12" style:family="text">
      <style:text-properties fo:font-size="14pt" fo:font-style="normal" style:text-underline-style="solid" style:text-underline-width="auto" style:text-underline-color="font-color" fo:font-weight="bold" officeooo:rsid="001f2f23" style:font-size-asian="14pt" style:font-style-asian="normal" style:font-weight-asian="bold" style:font-size-complex="14pt" style:font-style-complex="normal" style:font-weight-complex="bold"/>
    </style:style>
    <style:style style:name="T13" style:family="text">
      <style:text-properties fo:font-size="14pt" fo:font-style="normal" style:text-underline-style="solid" style:text-underline-width="auto" style:text-underline-color="font-color" officeooo:rsid="001f2f23" style:font-size-asian="14pt" style:font-style-asian="normal" style:font-size-complex="14pt" style:font-style-complex="normal"/>
    </style:style>
    <style:style style:name="T14" style:family="text">
      <style:text-properties fo:font-size="14pt" style:text-underline-style="none" officeooo:rsid="001f2f23" style:font-size-asian="14pt" style:font-size-complex="14pt"/>
    </style:style>
    <style:style style:name="T15" style:family="text">
      <style:text-properties style:font-name="Fixedsys" fo:font-size="10pt" style:font-size-asian="10pt" style:font-size-complex="10pt"/>
    </style:style>
    <style:style style:name="T16" style:family="text">
      <style:text-properties style:font-name="Fixedsys" fo:font-size="10pt" fo:font-weight="bold" style:font-size-asian="10pt" style:font-weight-asian="bold" style:font-size-complex="10pt" style:font-weight-complex="bold"/>
    </style:style>
    <style:style style:name="T17" style:family="text">
      <style:text-properties style:font-name="Courier New1" fo:font-size="10pt" fo:font-weight="bold" style:font-size-asian="10pt" style:font-weight-asian="bold" style:font-name-complex="Courier New2" style:font-size-complex="10pt" style:font-weight-complex="normal"/>
    </style:style>
    <style:style style:name="T18" style:family="text">
      <style:text-properties style:font-name="Courier New1" fo:font-size="10pt" style:font-size-asian="10pt" style:font-name-complex="Courier New2" style:font-size-complex="10pt"/>
    </style:style>
    <style:style style:name="T19" style:family="text">
      <style:text-properties fo:font-size="12pt" style:font-size-asian="12pt" style:font-size-complex="10pt" style:font-style-complex="normal" style:font-weight-complex="normal"/>
    </style:style>
    <style:style style:name="T20" style:family="text">
      <style:text-properties fo:color="#7f0055" style:font-name="Monospace" fo:font-weight="bold" style:font-weight-asian="bold"/>
    </style:style>
    <style:style style:name="T21" style:family="text">
      <style:text-properties fo:color="#7f0055" style:font-name="Monospace" fo:font-weight="bold" style:font-weight-asian="bold"/>
    </style:style>
    <style:style style:name="T22" style:family="text">
      <style:text-properties fo:color="#7f0055" style:font-name="Monospace" fo:font-weight="bold" officeooo:rsid="000b1202" style:font-weight-asian="bold"/>
    </style:style>
    <style:style style:name="T23" style:family="text">
      <style:text-properties fo:color="#7f0055" style:font-name="Monospace" fo:font-weight="bold" officeooo:rsid="0037e313" style:font-weight-asian="bold"/>
    </style:style>
    <style:style style:name="T24" style:family="text">
      <style:text-properties fo:color="#7f0055" style:font-name="Monospace" fo:font-weight="bold" officeooo:rsid="00018003" style:font-weight-asian="bold" style:font-style-complex="normal" style:font-weight-complex="normal"/>
    </style:style>
    <style:style style:name="T25" style:family="text">
      <style:text-properties fo:color="#7f0055" style:font-name="Monospace" fo:font-weight="bold" fo:background-color="#d4d4d4" loext:char-shading-value="0" style:font-weight-asian="bold"/>
    </style:style>
    <style:style style:name="T26" style:family="text">
      <style:text-properties fo:color="#7f0055" style:font-name="Monospace" fo:font-weight="bold" fo:background-color="#d4d4d4" loext:char-shading-value="0" style:font-weight-asian="bold"/>
    </style:style>
    <style:style style:name="T27" style:family="text">
      <style:text-properties fo:color="#7f0055" style:font-name="Monospace" fo:font-weight="bold" officeooo:rsid="0036c2cd" fo:background-color="#d4d4d4" loext:char-shading-value="0" style:font-weight-asian="bold"/>
    </style:style>
    <style:style style:name="T28" style:family="text">
      <style:text-properties fo:color="#7f0055" style:font-name="Monospace" fo:font-weight="bold" officeooo:rsid="00018003" fo:background-color="#d4d4d4" loext:char-shading-value="0" style:font-weight-asian="bold" style:font-style-complex="normal" style:font-weight-complex="normal"/>
    </style:style>
    <style:style style:name="T29" style:family="text">
      <style:text-properties fo:color="#7f0055" style:font-name="Monospace" fo:font-weight="bold" officeooo:rsid="00018003" fo:background-color="#d4d4d4" loext:char-shading-value="0" style:font-weight-asian="bold" style:language-complex="ar" style:country-complex="SA" style:font-style-complex="normal" style:font-weight-complex="normal"/>
    </style:style>
    <style:style style:name="T30" style:family="text">
      <style:text-properties fo:color="#7f0055" style:font-name="Monospace" fo:font-size="11pt" fo:font-weight="bold" officeooo:rsid="00018003" style:font-size-asian="11pt" style:font-weight-asian="bold" style:font-size-complex="11pt" style:font-weight-complex="normal"/>
    </style:style>
    <style:style style:name="T31" style:family="text">
      <style:text-properties fo:color="#7f0055" style:font-name="Monospace" fo:font-size="10pt" fo:language="eu" fo:country="ES" fo:font-weight="bold" style:font-size-asian="10pt" style:font-weight-asian="bold" style:font-size-complex="10pt"/>
    </style:style>
    <style:style style:name="T32" style:family="text">
      <style:text-properties fo:color="#7f0055" fo:font-weight="bold" fo:background-color="#d4d4d4" loext:char-shading-value="0" style:font-weight-asian="bold"/>
    </style:style>
    <style:style style:name="T33" style:family="text">
      <style:text-properties fo:color="#7f0055" fo:font-weight="bold" fo:background-color="#d4d4d4" loext:char-shading-value="0" style:font-weight-asian="bold"/>
    </style:style>
    <style:style style:name="T34" style:family="text">
      <style:text-properties fo:color="#7f0055" fo:font-weight="bold" officeooo:rsid="0039a290" fo:background-color="#d4d4d4" loext:char-shading-value="0" style:font-weight-asian="bold"/>
    </style:style>
    <style:style style:name="T35" style:family="text">
      <style:text-properties fo:color="#7f0055" fo:font-weight="bold" officeooo:rsid="00018003" fo:background-color="#d4d4d4" loext:char-shading-value="0" style:font-weight-asian="bold" style:language-complex="ar" style:country-complex="SA" style:font-style-complex="normal" style:font-weight-complex="normal"/>
    </style:style>
    <style:style style:name="T36" style:family="text">
      <style:text-properties fo:color="#7f0055" fo:font-weight="bold" style:font-weight-asian="bold"/>
    </style:style>
    <style:style style:name="T37" style:family="text">
      <style:text-properties fo:color="#7f0055" fo:font-weight="bold" officeooo:rsid="00018003" style:font-weight-asian="bold" style:font-style-complex="normal" style:font-weight-complex="normal"/>
    </style:style>
    <style:style style:name="T38" style:family="text">
      <style:text-properties fo:color="#7f0055" fo:font-weight="bold" style:font-weight-asian="bold"/>
    </style:style>
    <style:style style:name="T39" style:family="text">
      <style:text-properties fo:color="#3c3c3c" style:font-name="Monospace"/>
    </style:style>
    <style:style style:name="T40" style:family="text">
      <style:text-properties fo:color="#3c3c3c" style:font-name="Monospace" fo:font-size="12pt" fo:font-weight="bold" officeooo:rsid="0036c2cd" fo:background-color="#d4d4d4" loext:char-shading-value="0" style:font-size-asian="12pt" style:font-weight-asian="bold" style:font-size-complex="12pt"/>
    </style:style>
    <style:style style:name="T41" style:family="text">
      <style:text-properties fo:color="#3c3c3c" style:font-name="Monospace"/>
    </style:style>
    <style:style style:name="T42" style:family="text">
      <style:text-properties fo:color="#3c3c3c" style:font-name="Monospace" fo:font-weight="bold" officeooo:rsid="0036c2cd" fo:background-color="#d4d4d4" loext:char-shading-value="0" style:font-weight-asian="bold"/>
    </style:style>
    <style:style style:name="T43" style:family="text">
      <style:text-properties fo:color="#3c3c3c" style:font-name="Monospace" fo:font-weight="bold" style:font-weight-asian="bold"/>
    </style:style>
    <style:style style:name="T44" style:family="text">
      <style:text-properties fo:color="#3c3c3c" style:font-name="Monospace" fo:font-weight="bold" style:font-weight-asian="bold"/>
    </style:style>
    <style:style style:name="T45" style:family="text">
      <style:text-properties fo:color="#3c3c3c" style:font-name="Monospace" fo:font-size="10pt" fo:language="eu" fo:country="ES" style:font-size-asian="10pt" style:font-size-complex="10pt"/>
    </style:style>
    <style:style style:name="T46" style:family="text">
      <style:text-properties fo:color="#3c3c3c" style:font-name="Monospace" officeooo:rsid="0037e313"/>
    </style:style>
    <style:style style:name="T47" style:family="text">
      <style:text-properties fo:color="#3c3c3c" style:font-name="Monospace" officeooo:rsid="00018003" style:font-style-complex="normal" style:font-weight-complex="normal"/>
    </style:style>
    <style:style style:name="T48" style:family="text">
      <style:text-properties fo:color="#3c3c3c" style:font-name="Monospace" officeooo:rsid="00018003" style:language-complex="ar" style:country-complex="SA" style:font-style-complex="normal" style:font-weight-complex="normal"/>
    </style:style>
    <style:style style:name="T49" style:family="text">
      <style:text-properties fo:color="#3c3c3c" officeooo:rsid="00018003" style:font-style-complex="normal" style:font-weight-complex="normal"/>
    </style:style>
    <style:style style:name="T50" style:family="text">
      <style:text-properties fo:color="#3c3c3c" officeooo:rsid="00018003" style:language-complex="ar" style:country-complex="SA" style:font-style-complex="normal" style:font-weight-complex="normal"/>
    </style:style>
    <style:style style:name="T51" style:family="text">
      <style:text-properties fo:color="#000000"/>
    </style:style>
    <style:style style:name="T52" style:family="text">
      <style:text-properties fo:color="#000000" style:font-name="Monospace"/>
    </style:style>
    <style:style style:name="T53" style:family="text">
      <style:text-properties fo:color="#000000" style:font-name="Monospace"/>
    </style:style>
    <style:style style:name="T54" style:family="text">
      <style:text-properties fo:color="#000000" style:font-name="Monospace" fo:font-weight="bold" style:font-weight-asian="bold"/>
    </style:style>
    <style:style style:name="T55" style:family="text">
      <style:text-properties fo:color="#000000" style:font-name="Monospace" officeooo:rsid="0037e313"/>
    </style:style>
    <style:style style:name="T56" style:family="text">
      <style:text-properties fo:color="#000000" style:font-name="Monospace" officeooo:rsid="00018003" style:font-style-complex="normal" style:font-weight-complex="normal"/>
    </style:style>
    <style:style style:name="T57" style:family="text">
      <style:text-properties fo:color="#000000" style:font-name="Monospace" officeooo:rsid="0042362e" style:font-style-complex="normal" style:font-weight-complex="normal"/>
    </style:style>
    <style:style style:name="T58" style:family="text">
      <style:text-properties fo:color="#000000" style:font-name="Monospace" officeooo:rsid="00018003" style:language-complex="ar" style:country-complex="SA" style:font-style-complex="normal" style:font-weight-complex="normal"/>
    </style:style>
    <style:style style:name="T59" style:family="text">
      <style:text-properties fo:color="#000000" style:font-name="Monospace" officeooo:rsid="003e8d0d"/>
    </style:style>
    <style:style style:name="T60" style:family="text">
      <style:text-properties fo:color="#000000" style:font-name="Monospace" fo:font-size="10pt" fo:language="eu" fo:country="ES" style:font-size-asian="10pt" style:font-size-complex="10pt"/>
    </style:style>
    <style:style style:name="T61" style:family="text">
      <style:text-properties fo:color="#000000" style:font-name="Monospace" fo:font-size="10pt" officeooo:rsid="0042362e" style:font-size-asian="10pt" style:font-size-complex="10pt" style:font-style-complex="normal" style:font-weight-complex="normal"/>
    </style:style>
    <style:style style:name="T62" style:family="text">
      <style:text-properties fo:color="#000000" style:font-name="Courier New" fo:font-size="10pt" style:font-size-asian="10pt" style:font-name-complex="Courier New" style:font-size-complex="10pt"/>
    </style:style>
    <style:style style:name="T63" style:family="text">
      <style:text-properties fo:color="#000000" style:font-name="Courier New" fo:font-size="10pt" style:font-name-asian="Courier New" style:font-size-asian="10pt" style:font-name-complex="Courier New" style:font-size-complex="10pt"/>
    </style:style>
    <style:style style:name="T64" style:family="text">
      <style:text-properties fo:color="#000000" fo:font-size="12pt" style:font-size-asian="12pt"/>
    </style:style>
    <style:style style:name="T65" style:family="text">
      <style:text-properties fo:color="#000000"/>
    </style:style>
    <style:style style:name="T66" style:family="text">
      <style:text-properties fo:color="#000000" officeooo:rsid="0034497c"/>
    </style:style>
    <style:style style:name="T67" style:family="text">
      <style:text-properties fo:color="#000000" fo:font-weight="bold" style:font-weight-asian="bold"/>
    </style:style>
    <style:style style:name="T68" style:family="text">
      <style:text-properties fo:color="#000000" officeooo:rsid="00018003" style:font-style-complex="normal" style:font-weight-complex="normal"/>
    </style:style>
    <style:style style:name="T69" style:family="text">
      <style:text-properties fo:color="#000000" fo:font-weight="normal" officeooo:rsid="0042362e" fo:background-color="#d4d4d4" loext:char-shading-value="0" style:font-weight-asian="normal"/>
    </style:style>
    <style:style style:name="T70" style:family="text">
      <style:text-properties fo:color="#000000" officeooo:rsid="00018003" style:language-complex="ar" style:country-complex="SA" style:font-style-complex="normal" style:font-weight-complex="normal"/>
    </style:style>
    <style:style style:name="T71" style:family="text">
      <style:text-properties fo:color="#000000" officeooo:rsid="003e0baa"/>
    </style:style>
    <style:style style:name="T72" style:family="text">
      <style:text-properties fo:color="#000000" officeooo:rsid="0042362e"/>
    </style:style>
    <style:style style:name="T73" style:family="text">
      <style:text-properties fo:color="#000000" officeooo:rsid="00427609"/>
    </style:style>
    <style:style style:name="T74" style:family="text">
      <style:text-properties fo:color="#2a00ff" style:font-name="Monospace"/>
    </style:style>
    <style:style style:name="T75" style:family="text">
      <style:text-properties fo:color="#2a00ff" style:font-name="Monospace" style:text-underline-style="solid" style:text-underline-width="auto" style:text-underline-color="font-color"/>
    </style:style>
    <style:style style:name="T76" style:family="text">
      <style:text-properties fo:color="#2a00ff" style:font-name="Monospace" style:text-underline-style="solid" style:text-underline-width="auto" style:text-underline-color="font-color"/>
    </style:style>
    <style:style style:name="T77" style:family="text">
      <style:text-properties fo:color="#2a00ff" style:font-name="Monospace"/>
    </style:style>
    <style:style style:name="T78" style:family="text">
      <style:text-properties fo:color="#3f7f5f"/>
    </style:style>
    <style:style style:name="T79" style:family="text">
      <style:text-properties fo:color="#3f7f5f" style:font-name="Monospace"/>
    </style:style>
    <style:style style:name="T80" style:family="text">
      <style:text-properties fo:color="#3f7f5f" style:font-name="Monospace" style:text-underline-style="solid" style:text-underline-width="auto" style:text-underline-color="font-color"/>
    </style:style>
    <style:style style:name="T81" style:family="text">
      <style:text-properties fo:color="#3f7f5f" style:font-name="Monospace" style:text-underline-style="solid" style:text-underline-width="auto" style:text-underline-color="font-color" officeooo:rsid="001b5430"/>
    </style:style>
    <style:style style:name="T82" style:family="text">
      <style:text-properties fo:color="#3f7f5f" style:font-name="Monospace" style:text-underline-style="solid" style:text-underline-width="auto" style:text-underline-color="font-color" officeooo:rsid="002dff53"/>
    </style:style>
    <style:style style:name="T83" style:family="text">
      <style:text-properties fo:color="#3f7f5f" style:font-name="Monospace" style:text-underline-style="solid" style:text-underline-width="auto" style:text-underline-color="font-color"/>
    </style:style>
    <style:style style:name="T84" style:family="text">
      <style:text-properties fo:color="#3f7f5f" style:font-name="Monospace" style:text-underline-style="solid" style:text-underline-width="auto" style:text-underline-color="font-color" officeooo:rsid="0036c2cd"/>
    </style:style>
    <style:style style:name="T85" style:family="text">
      <style:text-properties fo:color="#3f7f5f" style:font-name="Monospace"/>
    </style:style>
    <style:style style:name="T86" style:family="text">
      <style:text-properties fo:color="#3f7f5f" style:font-name="Monospace" officeooo:rsid="0036c2cd"/>
    </style:style>
    <style:style style:name="T87" style:family="text">
      <style:text-properties fo:color="#3f7f5f" style:font-name="Monospace" fo:font-size="11pt" style:font-size-asian="11pt" style:font-size-complex="11pt"/>
    </style:style>
    <style:style style:name="T88" style:family="text">
      <style:text-properties fo:color="#3f7f5f" style:font-name="Monospace" fo:font-size="11pt" officeooo:rsid="0036cd37" style:font-size-asian="11pt" style:font-size-complex="11pt"/>
    </style:style>
    <style:style style:name="T89" style:family="text">
      <style:text-properties fo:color="#3f7f5f" style:font-name="Monospace" officeooo:rsid="000b1202"/>
    </style:style>
    <style:style style:name="T90" style:family="text">
      <style:text-properties fo:color="#3f7f5f" style:font-name="Monospace" fo:font-weight="bold" style:font-weight-asian="bold" style:font-style-complex="normal" style:font-weight-complex="normal"/>
    </style:style>
    <style:style style:name="T91" style:family="text">
      <style:text-properties fo:color="#3f7f5f" style:text-underline-style="solid" style:text-underline-width="auto" style:text-underline-color="font-color"/>
    </style:style>
    <style:style style:name="T92" style:family="text">
      <style:text-properties fo:color="#3f7f5f" style:text-underline-style="solid" style:text-underline-width="auto" style:text-underline-color="font-color" officeooo:rsid="0036c2cd"/>
    </style:style>
    <style:style style:name="T93" style:family="text">
      <style:text-properties fo:font-style="italic" officeooo:rsid="0028ca96" style:font-style-asian="italic" style:font-style-complex="italic"/>
    </style:style>
    <style:style style:name="T94" style:family="text">
      <style:text-properties fo:font-style="italic" fo:font-weight="normal" officeooo:rsid="004c2cee" style:font-style-asian="italic" style:font-weight-asian="normal" style:font-style-complex="italic" style:font-weight-complex="normal"/>
    </style:style>
    <style:style style:name="T95" style:family="text">
      <style:text-properties fo:color="#0000ff" style:font-name="Courier New" fo:font-size="10pt" style:font-size-asian="10pt" style:font-name-complex="Courier New" style:font-size-complex="10pt"/>
    </style:style>
    <style:style style:name="T96" style:family="text">
      <style:text-properties fo:color="#0000ff" style:font-name="Courier New" fo:font-size="10pt" style:font-name-asian="Courier New" style:font-size-asian="10pt" style:font-name-complex="Courier New" style:font-size-complex="10pt"/>
    </style:style>
    <style:style style:name="T97" style:family="text">
      <style:text-properties fo:color="#800080" style:font-name="Courier New" fo:font-size="10pt" style:font-size-asian="10pt" style:font-name-complex="Courier New" style:font-size-complex="10pt"/>
    </style:style>
    <style:style style:name="T98" style:family="text">
      <style:text-properties style:text-underline-style="solid" style:text-underline-width="auto" style:text-underline-color="font-color" fo:font-weight="bold" style:font-weight-asian="bold"/>
    </style:style>
    <style:style style:name="T99" style:family="text">
      <style:text-properties fo:color="#008000" style:font-name="Courier New" fo:font-size="10pt" style:font-size-asian="10pt" style:font-name-complex="Courier New" style:font-size-complex="10pt"/>
    </style:style>
    <style:style style:name="T100" style:family="text">
      <style:text-properties fo:color="#008000" style:font-name="Courier New" fo:font-size="10pt" fo:font-style="italic" style:font-size-asian="10pt" style:font-style-asian="italic" style:font-name-complex="Courier New" style:font-size-complex="10pt" style:font-style-complex="italic"/>
    </style:style>
    <style:style style:name="T101" style:family="text">
      <style:text-properties officeooo:rsid="0019b6b0"/>
    </style:style>
    <style:style style:name="T102" style:family="text">
      <style:text-properties fo:font-weight="bold" style:font-weight-asian="bold"/>
    </style:style>
    <style:style style:name="T103" style:family="text">
      <style:text-properties fo:font-weight="bold" style:font-weight-asian="bold" style:font-weight-complex="bold"/>
    </style:style>
    <style:style style:name="T104" style:family="text">
      <style:text-properties fo:font-weight="bold" style:font-name-asian="Courier New" style:font-weight-asian="bold" style:font-weight-complex="bold"/>
    </style:style>
    <style:style style:name="T105" style:family="text">
      <style:text-properties fo:font-weight="bold" fo:background-color="#d4d4d4" loext:char-shading-value="0" style:font-weight-asian="bold"/>
    </style:style>
    <style:style style:name="T106" style:family="text">
      <style:text-properties fo:font-style="normal" style:text-underline-style="solid" style:text-underline-width="auto" style:text-underline-color="font-color" officeooo:rsid="001f2f23" style:font-style-asian="normal" style:font-style-complex="normal"/>
    </style:style>
    <style:style style:name="T107" style:family="text">
      <style:text-properties fo:font-style="normal" style:text-underline-style="none" officeooo:rsid="001f2f23" style:font-style-asian="normal" style:font-style-complex="normal"/>
    </style:style>
    <style:style style:name="T108" style:family="text">
      <style:text-properties fo:font-style="normal" style:font-style-asian="normal" style:font-style-complex="normal"/>
    </style:style>
    <style:style style:name="T109" style:family="text">
      <style:text-properties fo:font-size="11pt" style:text-underline-style="solid" style:text-underline-width="auto" style:text-underline-color="font-color" fo:font-weight="normal" officeooo:rsid="001f2f23" style:font-size-asian="11pt" style:language-asian="zh" style:country-asian="CN" style:font-weight-asian="normal" style:font-size-complex="11pt" style:font-weight-complex="normal"/>
    </style:style>
    <style:style style:name="T110" style:family="text">
      <style:text-properties fo:font-size="11pt" style:font-size-asian="11pt" style:font-name-complex="Arial" style:font-size-complex="11pt"/>
    </style:style>
    <style:style style:name="T111" style:family="text">
      <style:text-properties fo:font-size="11pt" style:font-size-asian="11pt" style:font-name-complex="Arial" style:font-size-complex="11pt" style:font-weight-complex="bold"/>
    </style:style>
    <style:style style:name="T112" style:family="text">
      <style:text-properties fo:font-size="11pt" officeooo:rsid="00233f39" style:font-size-asian="11pt" style:font-name-complex="Arial" style:font-size-complex="11pt"/>
    </style:style>
    <style:style style:name="T113" style:family="text">
      <style:text-properties fo:font-size="11pt" officeooo:rsid="0024cd00" style:font-size-asian="11pt" style:font-name-complex="Arial" style:font-size-complex="11pt"/>
    </style:style>
    <style:style style:name="T114" style:family="text">
      <style:text-properties fo:font-size="11pt" officeooo:rsid="0042362e" style:font-size-asian="11pt" style:font-name-complex="Arial" style:font-size-complex="11pt"/>
    </style:style>
    <style:style style:name="T115" style:family="text">
      <style:text-properties fo:font-size="11pt" fo:font-weight="normal" officeooo:rsid="001f2f23" style:font-size-asian="11pt" style:language-asian="zh" style:country-asian="CN" style:font-weight-asian="normal" style:font-size-complex="11pt" style:font-weight-complex="normal"/>
    </style:style>
    <style:style style:name="T116" style:family="text">
      <style:text-properties fo:font-size="11pt" fo:font-weight="bold" style:font-size-asian="11pt" style:font-weight-asian="bold" style:font-name-complex="Arial" style:font-size-complex="11pt"/>
    </style:style>
    <style:style style:name="T117" style:family="text">
      <style:text-properties fo:font-size="11pt" fo:font-weight="bold" style:font-size-asian="11pt" style:font-weight-asian="bold" style:font-name-complex="Arial" style:font-size-complex="11pt" style:font-weight-complex="bold"/>
    </style:style>
    <style:style style:name="T118" style:family="text">
      <style:text-properties fo:font-size="11pt" fo:font-weight="bold" officeooo:rsid="0024cd00" style:font-size-asian="11pt" style:font-weight-asian="bold" style:font-name-complex="Arial" style:font-size-complex="11pt" style:font-weight-complex="bold"/>
    </style:style>
    <style:style style:name="T119" style:family="text">
      <style:text-properties fo:font-size="11pt" fo:font-weight="bold" officeooo:rsid="0029f22e" style:font-size-asian="11pt" style:font-weight-asian="bold" style:font-name-complex="Arial" style:font-size-complex="11pt" style:font-weight-complex="bold"/>
    </style:style>
    <style:style style:name="T120" style:family="text">
      <style:text-properties fo:font-size="11pt" fo:font-weight="bold" officeooo:rsid="0024cd00" style:font-size-asian="11pt" style:font-weight-asian="bold" style:font-name-complex="Arial" style:font-size-complex="11pt"/>
    </style:style>
    <style:style style:name="T121" style:family="text">
      <style:text-properties fo:font-size="11pt" fo:language="eu" fo:country="ES" fo:font-weight="bold" style:font-size-asian="11pt" style:font-weight-asian="bold" style:font-weight-complex="bold"/>
    </style:style>
    <style:style style:name="T122" style:family="text">
      <style:text-properties fo:font-size="11pt" fo:language="eu" fo:country="ES" fo:font-weight="bold" officeooo:rsid="003cfc68" style:font-size-asian="11pt" style:font-weight-asian="bold" style:font-weight-complex="bold"/>
    </style:style>
    <style:style style:name="T123" style:family="text">
      <style:text-properties fo:font-size="9pt" fo:font-weight="bold" style:font-size-asian="9pt" style:font-weight-asian="bold" style:font-weight-complex="bold"/>
    </style:style>
    <style:style style:name="T124" style:family="text">
      <style:text-properties fo:font-size="9pt" fo:font-weight="bold" officeooo:rsid="0054a323" style:font-size-asian="9pt" style:font-weight-asian="bold" style:font-weight-complex="bold"/>
    </style:style>
    <style:style style:name="T125" style:family="text">
      <style:text-properties fo:font-size="9pt" style:font-size-asian="9pt"/>
    </style:style>
    <style:style style:name="T126" style:family="text">
      <style:text-properties fo:font-size="9pt" officeooo:rsid="0054a323" style:font-size-asian="9pt"/>
    </style:style>
    <style:style style:name="T127" style:family="text">
      <style:text-properties fo:font-size="9pt" officeooo:rsid="001f2f23" style:font-size-asian="9pt"/>
    </style:style>
    <style:style style:name="T128" style:family="text">
      <style:text-properties fo:font-size="9pt" officeooo:rsid="004de999" style:font-size-asian="9pt"/>
    </style:style>
    <style:style style:name="T129" style:family="text">
      <style:text-properties fo:font-size="9pt" fo:language="eu" fo:country="ES" style:font-size-asian="9pt"/>
    </style:style>
    <style:style style:name="T130" style:family="text">
      <style:text-properties fo:font-size="9pt" fo:language="eu" fo:country="ES" fo:font-weight="normal" style:font-size-asian="9pt" style:font-weight-asian="normal" style:font-weight-complex="bold"/>
    </style:style>
    <style:style style:name="T131" style:family="text">
      <style:text-properties fo:font-size="9pt" fo:language="eu" fo:country="ES" style:font-name-asian="Courier New" style:font-size-asian="9pt"/>
    </style:style>
    <style:style style:name="T132" style:family="text">
      <style:text-properties fo:font-size="9pt" fo:font-weight="normal" style:font-size-asian="9pt" style:font-weight-asian="normal" style:font-weight-complex="bold"/>
    </style:style>
    <style:style style:name="T133" style:family="text">
      <style:text-properties officeooo:rsid="0028ca96"/>
    </style:style>
    <style:style style:name="T134" style:family="text">
      <style:text-properties officeooo:rsid="0070c1b1"/>
    </style:style>
    <style:style style:name="T135" style:family="text">
      <style:text-properties style:font-name-asian="Courier New"/>
    </style:style>
    <style:style style:name="T136" style:family="text">
      <style:text-properties officeooo:rsid="004de999" style:font-name-asian="Courier New"/>
    </style:style>
    <style:style style:name="T137" style:family="text">
      <style:text-properties officeooo:rsid="00385eaf"/>
    </style:style>
    <style:style style:name="T138" style:family="text">
      <style:text-properties officeooo:rsid="00749801"/>
    </style:style>
    <style:style style:name="T139" style:family="text">
      <style:text-properties officeooo:rsid="003a7880"/>
    </style:style>
    <style:style style:name="T140" style:family="text">
      <style:text-properties officeooo:rsid="001f2f23"/>
    </style:style>
    <style:style style:name="T141" style:family="text">
      <style:text-properties officeooo:rsid="0020625e"/>
    </style:style>
    <style:style style:name="T142" style:family="text">
      <style:text-properties fo:font-weight="normal" officeooo:rsid="004c2cee" style:font-weight-asian="normal" style:font-weight-complex="normal"/>
    </style:style>
    <style:style style:name="T143" style:family="text">
      <style:text-properties fo:font-weight="normal" officeooo:rsid="00762cb2" style:font-weight-asian="normal" style:font-weight-complex="normal"/>
    </style:style>
    <style:style style:name="T144" style:family="text">
      <style:text-properties fo:font-weight="normal" officeooo:rsid="004e8eec" style:font-weight-asian="normal" style:font-weight-complex="normal"/>
    </style:style>
    <style:style style:name="T145" style:family="text">
      <style:text-properties fo:font-weight="normal" officeooo:rsid="003c57ad" style:font-weight-asian="normal" style:font-weight-complex="normal"/>
    </style:style>
    <style:style style:name="T146" style:family="text">
      <style:text-properties officeooo:rsid="004c2cee"/>
    </style:style>
    <style:style style:name="T147" style:family="text">
      <style:text-properties officeooo:rsid="004de999"/>
    </style:style>
    <style:style style:name="T148" style:family="text">
      <style:text-properties officeooo:rsid="003c57ad"/>
    </style:style>
    <style:style style:name="T149" style:family="text">
      <style:text-properties style:font-name="Times New Roman" style:font-name-complex="Times New Roman"/>
    </style:style>
    <style:style style:name="T150" style:family="text">
      <style:text-properties style:font-name="Times New Roman" style:font-name-complex="Times New Roman" style:font-weight-complex="bold"/>
    </style:style>
    <style:style style:name="T151" style:family="text">
      <style:text-properties style:font-name="Times New Roman" officeooo:rsid="0024cd00" style:font-name-complex="Times New Roman"/>
    </style:style>
    <style:style style:name="T152" style:family="text">
      <style:text-properties officeooo:rsid="00233f39"/>
    </style:style>
    <style:style style:name="T153" style:family="text">
      <style:text-properties officeooo:rsid="0024cd00"/>
    </style:style>
    <style:style style:name="T154" style:family="text">
      <style:text-properties officeooo:rsid="002d96e4"/>
    </style:style>
    <style:style style:name="T155" style:family="text">
      <style:text-properties officeooo:rsid="002f68a6"/>
    </style:style>
    <style:style style:name="T156" style:family="text">
      <style:text-properties officeooo:rsid="0031584d"/>
    </style:style>
    <style:style style:name="T157" style:family="text">
      <style:text-properties officeooo:rsid="0031773f"/>
    </style:style>
    <style:style style:name="T158" style:family="text">
      <style:text-properties officeooo:rsid="003221b9"/>
    </style:style>
    <style:style style:name="T159" style:family="text">
      <style:text-properties style:font-name="Monospace"/>
    </style:style>
    <style:style style:name="T160" style:family="text">
      <style:text-properties style:language-complex="ar" style:country-complex="SA"/>
    </style:style>
    <style:style style:name="T161" style:family="text">
      <style:text-properties officeooo:rsid="003e0baa"/>
    </style:style>
    <style:style style:name="T162" style:family="text">
      <style:text-properties fo:color="#407927" style:font-name="Monospace" fo:font-weight="bold" style:font-weight-asian="bold" style:font-weight-complex="bold"/>
    </style:style>
    <style:style style:name="T163" style:family="text">
      <style:text-properties fo:color="#407927" style:font-name="Monospace" fo:font-weight="bold" officeooo:rsid="003e8d0d" style:font-weight-asian="bold" style:font-weight-complex="bold"/>
    </style:style>
    <style:style style:name="T164" style:family="text">
      <style:text-properties officeooo:rsid="0042362e"/>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74pt solid #000000"/>
    </style:style>
    <style:style style:name="fr2" style:family="graphic" style:parent-style-name="Frame">
      <style:graphic-properties fo:margin-left="0.098in" fo:margin-right="0.098in" style:wrap="parallel"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gr1" style:family="graphic">
      <style:graphic-properties draw:stroke="solid" svg:stroke-width="0.0417in" svg:stroke-color="#f2f2f2" draw:stroke-linejoin="miter" svg:stroke-linecap="square" draw:fill="solid" draw:fill-color="#c0504d" draw:textarea-horizontal-align="left" draw:textarea-vertical-align="top" draw:auto-grow-height="false" fo:min-height="0in" fo:min-width="0in" fo:padding-top="0.0902in" fo:padding-bottom="0.0902in" fo:padding-left="0.1736in" fo:padding-right="0.1736in" fo:wrap-option="wrap" draw:shadow="visible" draw:shadow-offset-x="0.0138in" draw:shadow-offset-y="0.0244in" draw:shadow-color="#622423" draw:shadow-opacity="5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draw:stroke-linejoin="miter" svg:stroke-linecap="square" draw:fill="solid" draw:fill-color="#4f81bd" draw:textarea-horizontal-align="left" draw:textarea-vertical-align="top" draw:auto-grow-height="false" fo:min-height="0in" fo:min-width="0in" fo:padding-top="0.0902in" fo:padding-bottom="0.0902in" fo:padding-left="0.1736in" fo:padding-right="0.1736in" fo:wrap-option="wrap" draw:shadow="visible" draw:shadow-offset-x="0.0138in" draw:shadow-offset-y="0.0244in" draw:shadow-color="#243f60" draw:shadow-opacity="5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17in" svg:stroke-color="#f2f2f2" draw:stroke-linejoin="miter" svg:stroke-linecap="square" draw:fill="solid" draw:fill-color="#9bbb59" draw:textarea-horizontal-align="left" draw:textarea-vertical-align="top" draw:auto-grow-height="false" fo:min-height="0.2555in" fo:min-width="0in" fo:padding-top="0.0902in" fo:padding-bottom="0.0902in" fo:padding-left="0.1736in" fo:padding-right="0.1736in" fo:wrap-option="wrap" draw:shadow="visible" draw:shadow-offset-x="0.0138in" draw:shadow-offset-y="0.0244in" draw:shadow-color="#4e6128" draw:shadow-opacity="5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svg:stroke-linecap="square" draw:fill="none" draw:fill-color="#ffffff" draw:textarea-horizontal-align="left" draw:textarea-vertical-align="top" draw:auto-grow-height="false" fo:min-height="0.4846in" fo:min-width="6.4028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miter" svg:stroke-linecap="square" draw:fill="none" draw:fill-color="#ffffff" draw:textarea-horizontal-align="left" draw:textarea-vertical-align="top" draw:auto-grow-height="false" fo:min-height="1.0673in" fo:min-width="6.736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miter" svg:stroke-linecap="square" draw:fill="none" draw:fill-color="#ffffff" draw:textarea-horizontal-align="left" draw:textarea-vertical-align="top" draw:auto-grow-height="false" fo:min-height="0.3256in" fo:min-width="5.986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4"><text:span text:style-name="T1">Ariketa </text:span><text:span text:style-name="T2">1</text:span><text:span text:style-name="T1">: </text:span>Urbanizazioa</text:h>
      <text:p text:style-name="P4">Urbanizazio bat osatzen duten eraikin eta horien barruan dauden apartamentuen informazioa (salneurria, egungo jabea eta antzinako jabearen informazioak besteak beste), hurrengo datu moten definizioak ditugu. Urbanizazioak 20 eraikinez osatua dago, eta eraikin bakoitzak 10 solairu ditu. Solairu batean egon daiteken apartamentu kopurua aldakorra da; 1tik 8ra, hau da, solairu batzuetan apartamentu bakar bat egon daiteke aldiz beste batzuetan 6 , edo 8, e.a.</text:p>
      <text:p text:style-name="P9"/>
      <text:p text:style-name="P9"/>
      <text:p text:style-name="P45"><text:span text:style-name="T15"><text:s text:c="3"/></text:span><text:span text:style-name="T16">type</text:span><text:span text:style-name="T15"> Identifikazioa </text:span><text:span text:style-name="T16">is</text:span><text:span text:style-name="T15"> </text:span><text:span text:style-name="T16">record </text:span></text:p>
      <text:p text:style-name="P44"><text:s text:c="9"/>Izen, <text:s/></text:p>
      <text:p text:style-name="P44"><text:s text:c="9"/>Abizen : String (1 .. 20); <text:s/></text:p>
      <text:p text:style-name="P44"><text:s text:c="9"/>NAN <text:s/>: Integer;</text:p>
      <text:p text:style-name="P45"><text:span text:style-name="T15"><text:s text:c="3"/></text:span><text:span text:style-name="T16">end record</text:span><text:span text:style-name="T15">; </text:span></text:p>
      <text:p text:style-name="P44"/>
      <text:p text:style-name="P45"><text:span text:style-name="T15"><text:s text:c="3"/></text:span><text:span text:style-name="T16">type</text:span><text:span text:style-name="T15"> Info_Apartamentu </text:span><text:span text:style-name="T16">is record </text:span></text:p>
      <text:p text:style-name="P44"><text:s text:c="9"/>Salneurria <text:s text:c="10"/>: Integer; <text:s/></text:p>
      <text:p text:style-name="P44"><text:s text:c="9"/>Egungo_jabea <text:s text:c="8"/>: Identifikazioa; <text:s/></text:p>
      <text:p text:style-name="P44"><text:s text:c="9"/>Aurreko_jabea <text:s text:c="7"/>: Identifikazioa; <text:s/></text:p>
      <text:p text:style-name="P45"><text:span text:style-name="T15"><text:s text:c="3"/></text:span><text:span text:style-name="T16">end record</text:span><text:span text:style-name="T15">; </text:span></text:p>
      <text:p text:style-name="P44"/>
      <text:p text:style-name="P44"/>
      <text:p text:style-name="P45"><text:span text:style-name="T15"><text:s text:c="3"/>Solairuko_apartamentu_kop_maximoa: </text:span><text:span text:style-name="T16">constant</text:span><text:span text:style-name="T15"> Integer := 8; <text:s/></text:span></text:p>
      <text:p text:style-name="P44"/>
      <text:p text:style-name="P45"><text:span text:style-name="T15"><text:s text:c="3"/></text:span><text:span text:style-name="T16">type</text:span><text:span text:style-name="T15"> Taula_Apartamentuak</text:span><text:span text:style-name="T16"> is array</text:span><text:span text:style-name="T15"> </text:span></text:p>
      <text:p text:style-name="P45"><text:span text:style-name="T15"><text:s text:c="8"/>(1 .. Solairuko_apartamentu_kop_maximoa) </text:span><text:span text:style-name="T16">of</text:span><text:span text:style-name="T15"> Info_Apartamentu; </text:span></text:p>
      <text:p text:style-name="P44"/>
      <text:p text:style-name="P44"/>
      <text:p text:style-name="P45"><text:span text:style-name="T15"><text:s text:c="3"/></text:span><text:span text:style-name="T16">type</text:span><text:span text:style-name="T15"> Solairu </text:span><text:span text:style-name="T16">is record </text:span></text:p>
      <text:p text:style-name="P44"><text:s text:c="9"/>Apartamentuak: Taula_Apartamentuak; <text:s/></text:p>
      <text:p text:style-name="P44"><text:s text:c="9"/>Apartamentu_kop: Integer; <text:s/>-- 1 eta 8 arteko balioa</text:p>
      <text:p text:style-name="P45"><text:span text:style-name="T15"><text:s text:c="3"/></text:span><text:span text:style-name="T16">end record</text:span><text:span text:style-name="T15">; </text:span></text:p>
      <text:p text:style-name="P44"/>
      <text:p text:style-name="P44"/>
      <text:p text:style-name="P45"><text:span text:style-name="T15"><text:s text:c="3"/>Max_Solairu : </text:span><text:span text:style-name="T16">constant</text:span><text:span text:style-name="T15"> Integer := 10; <text:s/></text:span></text:p>
      <text:p text:style-name="P44"/>
      <text:p text:style-name="P45"><text:span text:style-name="T15"><text:s text:c="3"/></text:span><text:span text:style-name="T16">type</text:span><text:span text:style-name="T15"> Eraikina </text:span><text:span text:style-name="T16">is array</text:span><text:span text:style-name="T15"> (1 .. Max_solairu) </text:span><text:span text:style-name="T16">of</text:span><text:span text:style-name="T15"> Solairu; </text:span></text:p>
      <text:p text:style-name="P44"/>
      <text:p text:style-name="P174"><text:span text:style-name="T15"><text:s text:c="3"/>Bloke_kop : </text:span><text:span text:style-name="T16">constant</text:span><text:span text:style-name="T15"> Integer := 20; <text:s/></text:span></text:p>
      <text:p text:style-name="P44"/>
      <text:p text:style-name="P45"><text:span text:style-name="T15"><text:s text:c="3"/></text:span><text:span text:style-name="T16">type</text:span><text:span text:style-name="T15"> Urbanizazioa </text:span><text:span text:style-name="T16">is array</text:span><text:span text:style-name="T15"> (1 .. Bloke_kop) </text:span><text:span text:style-name="T16">of</text:span><text:span text:style-name="T15"> Eraikina; </text:span></text:p>
      <text:p text:style-name="P44"/>
      <text:p text:style-name="P108"/>
      <text:p text:style-name="P111">Hurrengo espezifikazioa jarraitzen duen azpiprograma ida<text:span text:style-name="T154">t</text:span>z ezazue:</text:p>
      <text:p text:style-name="P7"/>
      <text:p text:style-name="P6"><text:span text:style-name="T17">function</text:span><text:span text:style-name="T18"> </text:span><text:span text:style-name="T19">Ondasun_handienaren_jabearen_NAN</text:span><text:span text:style-name="T18"> (U: </text:span><text:span text:style-name="T17">in</text:span><text:span text:style-name="T18"> Urbanizazioa) </text:span><text:span text:style-name="T17">return</text:span><text:span text:style-name="T18"> Integer</text:span></text:p>
      <text:p text:style-name="P7">-- aurre:</text:p>
      <text:p text:style-name="P109"><text:span text:style-name="T18">-- post: </text:span><text:span text:style-name="T19">Emaitza Urbanizazioan apartamentuetan inbertitua duen ondasunik handienaren </text:span></text:p>
      <text:p text:style-name="P110">--- <text:s/>jabearen NAN zenbakia bueltatuko dugu </text:p>
      <text:p text:style-name="P8">--- KONTUZ patrimonioa ez da apartament<text:span text:style-name="T101">u</text:span> kopurua baizik eta dauzkan apartamentuen salneurri gehiketa</text:p>
      <text:p text:style-name="P8"/>
      <text:p text:style-name="P119"><text:soft-page-break/>SOLUZIOA:</text:p>
      <text:p text:style-name="P118"/>
      <text:p text:style-name="P126">Kasu honetan, 20*10*8 datu ez sortzeko, honako datu egitura erabili dut:</text:p>
      <text:p text:style-name="P118"/>
      <text:p text:style-name="P118"/>
      <text:p text:style-name="P121"><text:span text:style-name="T27">package</text:span><text:span text:style-name="T39"> </text:span><text:span text:style-name="T52">Tipoak</text:span><text:span text:style-name="T39"> </text:span><text:span text:style-name="T20">is</text:span></text:p>
      <text:p text:style-name="P167"><text:span text:style-name="T39"><text:s text:c="3"/></text:span><text:span text:style-name="T20">type</text:span><text:span text:style-name="T39"> </text:span><text:span text:style-name="T52">Identifikazioa</text:span><text:span text:style-name="T39"> </text:span><text:span text:style-name="T20">is</text:span><text:span text:style-name="T39"> </text:span><text:span text:style-name="T20">record</text:span></text:p>
      <text:p text:style-name="P168"><text:span text:style-name="T39"><text:s text:c="6"/></text:span><text:span text:style-name="T52">Izena</text:span><text:span text:style-name="T39">, </text:span><text:span text:style-name="T52">Abizena</text:span><text:span text:style-name="T39"> : </text:span><text:span text:style-name="T52">String</text:span><text:span text:style-name="T39"> (</text:span><text:span text:style-name="T52">1</text:span><text:span text:style-name="T39"> .. </text:span><text:span text:style-name="T52">10</text:span><text:span text:style-name="T39">); </text:span><text:span text:style-name="T80">-- 1 eta </text:span><text:span text:style-name="T84">10 tartera aldatu dut</text:span></text:p>
      <text:p text:style-name="P167"><text:span text:style-name="T39"><text:s text:c="6"/></text:span><text:span text:style-name="T52">NAN</text:span><text:span text:style-name="T39"> : </text:span><text:span text:style-name="T52">Integer</text:span><text:span text:style-name="T39">;</text:span></text:p>
      <text:p text:style-name="P167"><text:span text:style-name="T39"><text:s text:c="3"/></text:span><text:span text:style-name="T20">end</text:span><text:span text:style-name="T39"> </text:span><text:span text:style-name="T20">record</text:span><text:span text:style-name="T39">;</text:span></text:p>
      <text:p text:style-name="P167"><text:span text:style-name="T39"/></text:p>
      <text:p text:style-name="P167"><text:span text:style-name="T39"><text:s text:c="3"/></text:span><text:span text:style-name="T20">type</text:span><text:span text:style-name="T39"> </text:span><text:span text:style-name="T52">Apartamentuaren_info</text:span><text:span text:style-name="T39"> </text:span><text:span text:style-name="T20">is</text:span><text:span text:style-name="T39"> </text:span><text:span text:style-name="T20">record</text:span></text:p>
      <text:p text:style-name="P167"><text:span text:style-name="T39"><text:s text:c="6"/></text:span><text:span text:style-name="T52">Prezioa</text:span><text:span text:style-name="T39">: </text:span><text:span text:style-name="T52">Integer</text:span><text:span text:style-name="T39">;</text:span></text:p>
      <text:p text:style-name="P167"><text:span text:style-name="T39"><text:s text:c="6"/></text:span><text:span text:style-name="T52">Uneko_jabea</text:span><text:span text:style-name="T39"> : </text:span><text:span text:style-name="T52">Identifikazioa</text:span><text:span text:style-name="T39">;</text:span></text:p>
      <text:p text:style-name="P167"><text:span text:style-name="T39"><text:s text:c="6"/></text:span><text:span text:style-name="T52">Aurreko_jabea</text:span><text:span text:style-name="T39"> : </text:span><text:span text:style-name="T52">Identifikazioa</text:span><text:span text:style-name="T39">;</text:span></text:p>
      <text:p text:style-name="P167"><text:span text:style-name="T39"><text:s text:c="3"/></text:span><text:span text:style-name="T20">end</text:span><text:span text:style-name="T39"> </text:span><text:span text:style-name="T20">record</text:span><text:span text:style-name="T39">;</text:span></text:p>
      <text:p text:style-name="P167"><text:span text:style-name="T39"/></text:p>
      <text:p text:style-name="P168"><text:span text:style-name="T39"><text:s text:c="3"/></text:span><text:span text:style-name="T52">Solairuko_apartamentu_kopuru_maximoa</text:span><text:span text:style-name="T39"> : </text:span><text:span text:style-name="T20">constant</text:span><text:span text:style-name="T39"> </text:span><text:span text:style-name="T52">Integer</text:span><text:span text:style-name="T39"> := </text:span><text:span text:style-name="T52">2</text:span><text:span text:style-name="T39">; </text:span><text:span text:style-name="T80">-- </text:span><text:span text:style-name="T84">2 aldatu dut</text:span></text:p>
      <text:p text:style-name="P167"><text:span text:style-name="T39"><text:s text:c="3"/></text:span><text:span text:style-name="T20">type</text:span><text:span text:style-name="T39"> </text:span><text:span text:style-name="T52">Taula_Apartamentuak</text:span><text:span text:style-name="T39"> </text:span><text:span text:style-name="T20">is</text:span><text:span text:style-name="T39"> </text:span><text:span text:style-name="T20">array</text:span><text:span text:style-name="T39"> (</text:span><text:span text:style-name="T52">1</text:span><text:span text:style-name="T39"> .. </text:span><text:span text:style-name="T52">Solairuko_apartamentu_kopuru_maximoa</text:span><text:span text:style-name="T39">) </text:span><text:span text:style-name="T20">of</text:span><text:span text:style-name="T39"> </text:span><text:span text:style-name="T52">Apartamentuaren_info</text:span><text:span text:style-name="T39">;</text:span></text:p>
      <text:p text:style-name="P167"><text:span text:style-name="T39"/></text:p>
      <text:p text:style-name="P167"><text:span text:style-name="T39"><text:s text:c="3"/></text:span><text:span text:style-name="T20">type</text:span><text:span text:style-name="T39"> </text:span><text:span text:style-name="T52">Solairua</text:span><text:span text:style-name="T39"> </text:span><text:span text:style-name="T20">is</text:span><text:span text:style-name="T39"> </text:span><text:span text:style-name="T20">record</text:span></text:p>
      <text:p text:style-name="P167"><text:span text:style-name="T39"><text:s text:c="6"/></text:span><text:span text:style-name="T52">Apartamentuak</text:span><text:span text:style-name="T39"> : </text:span><text:span text:style-name="T52">Taula_Apartamentuak</text:span><text:span text:style-name="T39">;</text:span></text:p>
      <text:p text:style-name="P167"><text:span text:style-name="T39"><text:s text:c="3"/></text:span><text:span text:style-name="T20">end</text:span><text:span text:style-name="T39"> </text:span><text:span text:style-name="T20">record</text:span><text:span text:style-name="T39">;</text:span></text:p>
      <text:p text:style-name="P167"><text:span text:style-name="T39"/></text:p>
      <text:p text:style-name="P167"><text:span text:style-name="T39"><text:s text:c="3"/></text:span><text:span text:style-name="T52">Apartamentu_kop</text:span><text:span text:style-name="T39"> : </text:span><text:span text:style-name="T52">Integer</text:span><text:span text:style-name="T39">; </text:span><text:span text:style-name="T79">-- </text:span><text:span text:style-name="T86">3ra aldatu dut</text:span></text:p>
      <text:p text:style-name="P167"><text:span text:style-name="T39"><text:s text:c="3"/></text:span><text:span text:style-name="T52">Max_Solairu</text:span><text:span text:style-name="T39"> : </text:span><text:span text:style-name="T20">constant</text:span><text:span text:style-name="T39"> </text:span><text:span text:style-name="T52">Integer</text:span><text:span text:style-name="T39"> := </text:span><text:span text:style-name="T52">3</text:span><text:span text:style-name="T39">;</text:span></text:p>
      <text:p text:style-name="P167"><text:span text:style-name="T39"><text:s text:c="3"/></text:span><text:span text:style-name="T20">type</text:span><text:span text:style-name="T39"> </text:span><text:span text:style-name="T52">Eraikina</text:span><text:span text:style-name="T39"> </text:span><text:span text:style-name="T20">is</text:span><text:span text:style-name="T39"> </text:span><text:span text:style-name="T20">array</text:span><text:span text:style-name="T39"> (</text:span><text:span text:style-name="T52">1</text:span><text:span text:style-name="T39"> .. </text:span><text:span text:style-name="T52">Max_Solairu</text:span><text:span text:style-name="T39">) </text:span><text:span text:style-name="T20">of</text:span><text:span text:style-name="T39"> </text:span><text:span text:style-name="T52">Solairua</text:span><text:span text:style-name="T39">;</text:span></text:p>
      <text:p text:style-name="P167"><text:span text:style-name="T39"><text:s text:c="3"/></text:span><text:span text:style-name="T52">Max_Bloke</text:span><text:span text:style-name="T39"> : </text:span><text:span text:style-name="T20">constant</text:span><text:span text:style-name="T39"> </text:span><text:span text:style-name="T52">Integer</text:span><text:span text:style-name="T39"> := </text:span><text:span text:style-name="T52">2</text:span><text:span text:style-name="T39">;</text:span></text:p>
      <text:p text:style-name="P167"><text:span text:style-name="T39"><text:s text:c="3"/></text:span><text:span text:style-name="T20">type</text:span><text:span text:style-name="T39"> </text:span><text:span text:style-name="T52">Urbanizazioa</text:span><text:span text:style-name="T39"> </text:span><text:span text:style-name="T20">is</text:span><text:span text:style-name="T39"> </text:span><text:span text:style-name="T20">array</text:span><text:span text:style-name="T39"> (</text:span><text:span text:style-name="T52">1</text:span><text:span text:style-name="T39"> .. </text:span><text:span text:style-name="T52">Max_Bloke</text:span><text:span text:style-name="T39">) </text:span><text:span text:style-name="T20">of</text:span><text:span text:style-name="T39"> </text:span><text:span text:style-name="T52">Eraikina</text:span><text:span text:style-name="T39">;</text:span></text:p>
      <text:p text:style-name="P160"/>
      <text:p text:style-name="P160"/>
      <text:p text:style-name="P161"><text:span text:style-name="T91">-- </text:span><text:span text:style-name="T92">ORAIN EMAITZA LORTU AHAL IZATEKO DATU EGITURA EROSO BAT SORTUKO DUT, BERTAN JABE BAKOITZAREN ONDAREAK GORDE ETA ONDOREN ARRAYAN ONDARE MAXIMOA BILATU ETA BERAU ITZULTZEKO:</text:span></text:p>
      <text:p text:style-name="P161"><text:span text:style-name="T92"/></text:p>
      <text:p text:style-name="P167"><text:span text:style-name="T39"><text:s text:c="3"/></text:span><text:span text:style-name="T20">type</text:span><text:span text:style-name="T39"> </text:span><text:span text:style-name="T52">Info_Pertsona</text:span><text:span text:style-name="T39"> </text:span><text:span text:style-name="T20">is</text:span><text:span text:style-name="T39"> </text:span><text:span text:style-name="T20">record</text:span></text:p>
      <text:p text:style-name="P167"><text:span text:style-name="T39"><text:s text:c="6"/></text:span><text:span text:style-name="T52">NAN</text:span><text:span text:style-name="T39"> : </text:span><text:span text:style-name="T52">Integer</text:span><text:span text:style-name="T39">;</text:span></text:p>
      <text:p text:style-name="P167"><text:span text:style-name="T39"><text:s text:c="6"/></text:span><text:span text:style-name="T52">Ondarea</text:span><text:span text:style-name="T39"> : </text:span><text:span text:style-name="T52">Integer</text:span><text:span text:style-name="T39">;</text:span></text:p>
      <text:p text:style-name="P167"><text:span text:style-name="T39"><text:s text:c="3"/></text:span><text:span text:style-name="T20">end</text:span><text:span text:style-name="T39"> </text:span><text:span text:style-name="T20">record</text:span><text:span text:style-name="T39">;</text:span></text:p>
      <text:p text:style-name="P167"><text:span text:style-name="T39"/></text:p>
      <text:p text:style-name="P167"><text:span text:style-name="T39"><text:s text:c="3"/></text:span><text:span text:style-name="T52">Pertsona_kop_maximoa</text:span><text:span text:style-name="T39">: </text:span><text:span text:style-name="T20">constant</text:span><text:span text:style-name="T39"> </text:span><text:span text:style-name="T52">Integer</text:span><text:span text:style-name="T39"> := </text:span><text:span text:style-name="T52">Solairuko_apartamentu_kopuru_maximoa</text:span><text:span text:style-name="T39"> * </text:span><text:span text:style-name="T52">Max_Solairu</text:span><text:span text:style-name="T39"> * </text:span><text:span text:style-name="T52">Max_Bloke</text:span><text:span text:style-name="T39">;</text:span></text:p>
      <text:p text:style-name="P167"><text:span text:style-name="T39"/></text:p>
      <text:p text:style-name="P167"><text:span text:style-name="T39"><text:s text:c="3"/></text:span><text:span text:style-name="T20">type</text:span><text:span text:style-name="T39"> </text:span><text:span text:style-name="T52">Taula_Pertsona</text:span><text:span text:style-name="T39"> </text:span><text:span text:style-name="T20">is</text:span><text:span text:style-name="T39"> </text:span><text:span text:style-name="T20">array</text:span><text:span text:style-name="T39"> (</text:span><text:span text:style-name="T52">1</text:span><text:span text:style-name="T39"> .. </text:span><text:span text:style-name="T52">Pertsona_kop_maximoa</text:span><text:span text:style-name="T39">) </text:span><text:span text:style-name="T20">of</text:span><text:span text:style-name="T39"> </text:span><text:span text:style-name="T52">Info_Pertsona</text:span><text:span text:style-name="T39">;</text:span></text:p>
      <text:p text:style-name="P168"><text:span text:style-name="T39"><text:s text:c="3"/></text:span></text:p>
      <text:p text:style-name="P168"><text:span text:style-name="T43"><text:s text:c="3"/></text:span><text:span text:style-name="T20">type</text:span><text:span text:style-name="T39"> </text:span><text:span text:style-name="T52">Lista_Pertsonak</text:span><text:span text:style-name="T39"> </text:span><text:span text:style-name="T20">is</text:span><text:span text:style-name="T39"> </text:span><text:span text:style-name="T20">record</text:span></text:p>
      <text:p text:style-name="P167"><text:span text:style-name="T39"><text:s text:c="6"/></text:span><text:span text:style-name="T52">P</text:span><text:span text:style-name="T39"> : </text:span><text:span text:style-name="T52">Taula_Pertsona</text:span><text:span text:style-name="T39">; </text:span><text:span text:style-name="T52">Kont</text:span><text:span text:style-name="T39"> : </text:span><text:span text:style-name="T52">Integer</text:span><text:span text:style-name="T39">;</text:span></text:p>
      <text:p text:style-name="P167"><text:span text:style-name="T39"><text:s text:c="3"/></text:span><text:span text:style-name="T20">end</text:span><text:span text:style-name="T39"> </text:span><text:span text:style-name="T20">record</text:span><text:span text:style-name="T39">;</text:span></text:p>
      <text:p text:style-name="P121"><text:span text:style-name="T20">end</text:span><text:span text:style-name="T39"> </text:span><text:span text:style-name="T52">Tipoak</text:span><text:span text:style-name="T39">;</text:span></text:p>
      <text:p text:style-name="P118"><text:span text:style-name="T40"/></text:p>
      <text:p text:style-name="P118"><text:span text:style-name="T40"/></text:p>
      <text:p text:style-name="P118"><text:span text:style-name="T40"/></text:p>
      <text:p text:style-name="P118"><text:span text:style-name="T40"/></text:p>
      <text:p text:style-name="P118"><text:span text:style-name="T40"/></text:p>
      <text:p text:style-name="P118"><text:span text:style-name="T40"/></text:p>
      <text:p text:style-name="P118"><text:span text:style-name="T40"/></text:p>
      <text:p text:style-name="P118"><text:span text:style-name="T40"/></text:p>
      <text:p text:style-name="P118"><text:span text:style-name="T40"/></text:p>
      <text:p text:style-name="P122"><text:soft-page-break/><text:span text:style-name="T25">with</text:span><text:span text:style-name="T39"> </text:span><text:span text:style-name="T52">tipoak</text:span><text:span text:style-name="T39">;</text:span></text:p>
      <text:p text:style-name="P167"><text:span text:style-name="T20">use</text:span><text:span text:style-name="T39"> </text:span><text:span text:style-name="T52">tipoak</text:span><text:span text:style-name="T39">;</text:span></text:p>
      <text:p text:style-name="P167"><text:span text:style-name="T25">with</text:span><text:span text:style-name="T39"> </text:span><text:span text:style-name="T52">ondare_handiena_duena</text:span><text:span text:style-name="T39">;</text:span></text:p>
      <text:p text:style-name="P167"><text:span text:style-name="T25">with</text:span><text:span text:style-name="T39"> </text:span><text:span text:style-name="T52">ada</text:span><text:span text:style-name="T39">.</text:span><text:span text:style-name="T52">text_io</text:span><text:span text:style-name="T39">, </text:span><text:span text:style-name="T52">ada</text:span><text:span text:style-name="T39">.</text:span><text:span text:style-name="T52">integer_text_io</text:span><text:span text:style-name="T39">;</text:span></text:p>
      <text:p text:style-name="P167"><text:span text:style-name="T20">use</text:span><text:span text:style-name="T39"> </text:span><text:span text:style-name="T52">ada</text:span><text:span text:style-name="T39">.</text:span><text:span text:style-name="T52">text_io</text:span><text:span text:style-name="T39">, </text:span><text:span text:style-name="T52">ada</text:span><text:span text:style-name="T39">.</text:span><text:span text:style-name="T52">integer_text_io</text:span><text:span text:style-name="T39">;</text:span></text:p>
      <text:p text:style-name="P160"/>
      <text:p text:style-name="P167"><text:span text:style-name="T20">procedure</text:span><text:span text:style-name="T39"> </text:span><text:span text:style-name="T52">nagusia</text:span><text:span text:style-name="T39"> </text:span><text:span text:style-name="T20">is</text:span></text:p>
      <text:p text:style-name="P167"><text:span text:style-name="T39"><text:s text:c="3"/></text:span><text:span text:style-name="T52">ur</text:span><text:span text:style-name="T39">: </text:span><text:span text:style-name="T52">urbanizazioa</text:span><text:span text:style-name="T39">;</text:span></text:p>
      <text:p text:style-name="P167"><text:span text:style-name="T39"><text:s text:c="3"/></text:span><text:span text:style-name="T52">nan</text:span><text:span text:style-name="T39">:</text:span><text:span text:style-name="T52">integer</text:span><text:span text:style-name="T39">;</text:span></text:p>
      <text:p text:style-name="P160"/>
      <text:p text:style-name="P167"><text:span text:style-name="T20">begin</text:span></text:p>
      <text:p text:style-name="P167"><text:span text:style-name="T39"><text:s text:c="3"/></text:span><text:span text:style-name="T52">ur</text:span><text:span text:style-name="T39">(</text:span><text:span text:style-name="T52">1</text:span><text:span text:style-name="T39">)(</text:span><text:span text:style-name="T52">1</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Izena</text:span><text:span text:style-name="T39">:=</text:span><text:span text:style-name="T74">"</text:span><text:span text:style-name="T75">ekaitz </text:span><text:span text:style-name="T74"><text:s text:c="3"/>"</text:span><text:span text:style-name="T39">;</text:span></text:p>
      <text:p text:style-name="P167"><text:span text:style-name="T39"><text:s text:c="3"/></text:span><text:span text:style-name="T52">ur</text:span><text:span text:style-name="T39">(</text:span><text:span text:style-name="T52">1</text:span><text:span text:style-name="T39">)(</text:span><text:span text:style-name="T52">1</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NAN</text:span><text:span text:style-name="T39">:=</text:span><text:span text:style-name="T52">12345</text:span><text:span text:style-name="T39">;</text:span></text:p>
      <text:p text:style-name="P167"><text:span text:style-name="T39"><text:s text:c="3"/></text:span><text:span text:style-name="T52">ur</text:span><text:span text:style-name="T39">(</text:span><text:span text:style-name="T52">1</text:span><text:span text:style-name="T39">)(</text:span><text:span text:style-name="T52">1</text:span><text:span text:style-name="T39">).</text:span><text:span text:style-name="T52">Apartamentuak</text:span><text:span text:style-name="T39">(</text:span><text:span text:style-name="T52">1</text:span><text:span text:style-name="T39">).</text:span><text:span text:style-name="T52">Prezioa</text:span><text:span text:style-name="T39">:=</text:span><text:span text:style-name="T52">10000</text:span><text:span text:style-name="T39">;</text:span></text:p>
      <text:p text:style-name="P167"><text:span text:style-name="T39"><text:s text:c="3"/></text:span><text:span text:style-name="T52">ur</text:span><text:span text:style-name="T39">(</text:span><text:span text:style-name="T52">1</text:span><text:span text:style-name="T39">)(</text:span><text:span text:style-name="T52">1</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Izena</text:span><text:span text:style-name="T39">:=</text:span><text:span text:style-name="T74">"</text:span><text:span text:style-name="T75">ekaitz </text:span><text:span text:style-name="T74"><text:s text:c="3"/>"</text:span><text:span text:style-name="T39">;</text:span></text:p>
      <text:p text:style-name="P167"><text:span text:style-name="T39"><text:s text:c="3"/></text:span><text:span text:style-name="T52">ur</text:span><text:span text:style-name="T39">(</text:span><text:span text:style-name="T52">1</text:span><text:span text:style-name="T39">)(</text:span><text:span text:style-name="T52">1</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NAN</text:span><text:span text:style-name="T39">:=</text:span><text:span text:style-name="T52">12345</text:span><text:span text:style-name="T39">;</text:span></text:p>
      <text:p text:style-name="P167"><text:span text:style-name="T39"><text:s text:c="3"/></text:span><text:span text:style-name="T52">ur</text:span><text:span text:style-name="T39">(</text:span><text:span text:style-name="T52">1</text:span><text:span text:style-name="T39">)(</text:span><text:span text:style-name="T52">1</text:span><text:span text:style-name="T39">).</text:span><text:span text:style-name="T52">Apartamentuak</text:span><text:span text:style-name="T39">(</text:span><text:span text:style-name="T52">2</text:span><text:span text:style-name="T39">).</text:span><text:span text:style-name="T52">Prezioa</text:span><text:span text:style-name="T39">:=</text:span><text:span text:style-name="T52">10000</text:span><text:span text:style-name="T39">;</text:span></text:p>
      <text:p text:style-name="P160"/>
      <text:p text:style-name="P167"><text:span text:style-name="T39"><text:s text:c="3"/></text:span><text:span text:style-name="T52">ur</text:span><text:span text:style-name="T39">(</text:span><text:span text:style-name="T52">1</text:span><text:span text:style-name="T39">)(</text:span><text:span text:style-name="T52">2</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Izena</text:span><text:span text:style-name="T39">:=</text:span><text:span text:style-name="T74">"</text:span><text:span text:style-name="T75">ekaitz </text:span><text:span text:style-name="T74"><text:s text:c="3"/>"</text:span><text:span text:style-name="T39">;</text:span></text:p>
      <text:p text:style-name="P167"><text:span text:style-name="T39"><text:s text:c="3"/></text:span><text:span text:style-name="T52">ur</text:span><text:span text:style-name="T39">(</text:span><text:span text:style-name="T52">1</text:span><text:span text:style-name="T39">)(</text:span><text:span text:style-name="T52">2</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NAN</text:span><text:span text:style-name="T39">:=</text:span><text:span text:style-name="T52">12345</text:span><text:span text:style-name="T39">;</text:span></text:p>
      <text:p text:style-name="P167"><text:span text:style-name="T39"><text:s text:c="3"/></text:span><text:span text:style-name="T52">ur</text:span><text:span text:style-name="T39">(</text:span><text:span text:style-name="T52">1</text:span><text:span text:style-name="T39">)(</text:span><text:span text:style-name="T52">2</text:span><text:span text:style-name="T39">).</text:span><text:span text:style-name="T52">Apartamentuak</text:span><text:span text:style-name="T39">(</text:span><text:span text:style-name="T52">1</text:span><text:span text:style-name="T39">).</text:span><text:span text:style-name="T52">Prezioa</text:span><text:span text:style-name="T39">:=</text:span><text:span text:style-name="T52">10000</text:span><text:span text:style-name="T39">;</text:span></text:p>
      <text:p text:style-name="P167"><text:span text:style-name="T39"><text:s text:c="3"/></text:span><text:span text:style-name="T52">ur</text:span><text:span text:style-name="T39">(</text:span><text:span text:style-name="T52">1</text:span><text:span text:style-name="T39">)(</text:span><text:span text:style-name="T52">2</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Izena</text:span><text:span text:style-name="T39">:=</text:span><text:span text:style-name="T74">"</text:span><text:span text:style-name="T75">ekaitz </text:span><text:span text:style-name="T74"><text:s text:c="3"/>"</text:span><text:span text:style-name="T39">;</text:span></text:p>
      <text:p text:style-name="P167"><text:span text:style-name="T39"><text:s text:c="3"/></text:span><text:span text:style-name="T52">ur</text:span><text:span text:style-name="T39">(</text:span><text:span text:style-name="T52">1</text:span><text:span text:style-name="T39">)(</text:span><text:span text:style-name="T52">2</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NAN</text:span><text:span text:style-name="T39">:=</text:span><text:span text:style-name="T52">12345</text:span><text:span text:style-name="T39">;</text:span></text:p>
      <text:p text:style-name="P167"><text:span text:style-name="T39"><text:s text:c="3"/></text:span><text:span text:style-name="T52">ur</text:span><text:span text:style-name="T39">(</text:span><text:span text:style-name="T52">1</text:span><text:span text:style-name="T39">)(</text:span><text:span text:style-name="T52">2</text:span><text:span text:style-name="T39">).</text:span><text:span text:style-name="T52">Apartamentuak</text:span><text:span text:style-name="T39">(</text:span><text:span text:style-name="T52">2</text:span><text:span text:style-name="T39">).</text:span><text:span text:style-name="T52">Prezioa</text:span><text:span text:style-name="T39">:=</text:span><text:span text:style-name="T52">10000</text:span><text:span text:style-name="T39">;</text:span></text:p>
      <text:p text:style-name="P160"/>
      <text:p text:style-name="P167"><text:span text:style-name="T39"><text:s text:c="3"/></text:span><text:span text:style-name="T52">ur</text:span><text:span text:style-name="T39">(</text:span><text:span text:style-name="T52">1</text:span><text:span text:style-name="T39">)(</text:span><text:span text:style-name="T52">3</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Izena</text:span><text:span text:style-name="T39">:=</text:span><text:span text:style-name="T74">"</text:span><text:span text:style-name="T75">aitziber </text:span><text:span text:style-name="T74"><text:s/>"</text:span><text:span text:style-name="T39">;</text:span></text:p>
      <text:p text:style-name="P167"><text:span text:style-name="T39"><text:s text:c="3"/></text:span><text:span text:style-name="T52">ur</text:span><text:span text:style-name="T39">(</text:span><text:span text:style-name="T52">1</text:span><text:span text:style-name="T39">)(</text:span><text:span text:style-name="T52">3</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NAN</text:span><text:span text:style-name="T39">:=</text:span><text:span text:style-name="T52">54321</text:span><text:span text:style-name="T39">;</text:span></text:p>
      <text:p text:style-name="P167"><text:span text:style-name="T39"><text:s text:c="3"/></text:span><text:span text:style-name="T52">ur</text:span><text:span text:style-name="T39">(</text:span><text:span text:style-name="T52">1</text:span><text:span text:style-name="T39">)(</text:span><text:span text:style-name="T52">3</text:span><text:span text:style-name="T39">).</text:span><text:span text:style-name="T52">Apartamentuak</text:span><text:span text:style-name="T39">(</text:span><text:span text:style-name="T52">1</text:span><text:span text:style-name="T39">).</text:span><text:span text:style-name="T52">Prezioa</text:span><text:span text:style-name="T39">:=</text:span><text:span text:style-name="T52">1000</text:span><text:span text:style-name="T39">;</text:span></text:p>
      <text:p text:style-name="P167"><text:span text:style-name="T39"><text:s text:c="3"/></text:span><text:span text:style-name="T52">ur</text:span><text:span text:style-name="T39">(</text:span><text:span text:style-name="T52">1</text:span><text:span text:style-name="T39">)(</text:span><text:span text:style-name="T52">3</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Izena</text:span><text:span text:style-name="T39">:=</text:span><text:span text:style-name="T74">"</text:span><text:span text:style-name="T75">aitziber </text:span><text:span text:style-name="T74"><text:s/>"</text:span><text:span text:style-name="T39">;</text:span></text:p>
      <text:p text:style-name="P167"><text:span text:style-name="T39"><text:s text:c="3"/></text:span><text:span text:style-name="T52">ur</text:span><text:span text:style-name="T39">(</text:span><text:span text:style-name="T52">1</text:span><text:span text:style-name="T39">)(</text:span><text:span text:style-name="T52">3</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NAN</text:span><text:span text:style-name="T39">:=</text:span><text:span text:style-name="T52">54321</text:span><text:span text:style-name="T39">;</text:span></text:p>
      <text:p text:style-name="P167"><text:span text:style-name="T39"><text:s text:c="3"/></text:span><text:span text:style-name="T52">ur</text:span><text:span text:style-name="T39">(</text:span><text:span text:style-name="T52">1</text:span><text:span text:style-name="T39">)(</text:span><text:span text:style-name="T52">3</text:span><text:span text:style-name="T39">).</text:span><text:span text:style-name="T52">Apartamentuak</text:span><text:span text:style-name="T39">(</text:span><text:span text:style-name="T52">2</text:span><text:span text:style-name="T39">).</text:span><text:span text:style-name="T52">Prezioa</text:span><text:span text:style-name="T39">:=</text:span><text:span text:style-name="T52">10000</text:span><text:span text:style-name="T39">;</text:span></text:p>
      <text:p text:style-name="P160"/>
      <text:p text:style-name="P167"><text:span text:style-name="T39"><text:s text:c="3"/></text:span><text:span text:style-name="T52">ur</text:span><text:span text:style-name="T39">(</text:span><text:span text:style-name="T52">2</text:span><text:span text:style-name="T39">)(</text:span><text:span text:style-name="T52">1</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Izena</text:span><text:span text:style-name="T39">:=</text:span><text:span text:style-name="T74">"</text:span><text:span text:style-name="T75">ekaitz </text:span><text:span text:style-name="T74"><text:s text:c="3"/>"</text:span><text:span text:style-name="T39">;</text:span></text:p>
      <text:p text:style-name="P167"><text:span text:style-name="T39"><text:s text:c="3"/></text:span><text:span text:style-name="T52">ur</text:span><text:span text:style-name="T39">(</text:span><text:span text:style-name="T52">2</text:span><text:span text:style-name="T39">)(</text:span><text:span text:style-name="T52">1</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NAN</text:span><text:span text:style-name="T39">:=</text:span><text:span text:style-name="T52">12345</text:span><text:span text:style-name="T39">;</text:span></text:p>
      <text:p text:style-name="P167"><text:span text:style-name="T39"><text:s text:c="3"/></text:span><text:span text:style-name="T52">ur</text:span><text:span text:style-name="T39">(</text:span><text:span text:style-name="T52">2</text:span><text:span text:style-name="T39">)(</text:span><text:span text:style-name="T52">1</text:span><text:span text:style-name="T39">).</text:span><text:span text:style-name="T52">Apartamentuak</text:span><text:span text:style-name="T39">(</text:span><text:span text:style-name="T52">1</text:span><text:span text:style-name="T39">).</text:span><text:span text:style-name="T52">Prezioa</text:span><text:span text:style-name="T39">:=</text:span><text:span text:style-name="T52">10000</text:span><text:span text:style-name="T39">;</text:span></text:p>
      <text:p text:style-name="P167"><text:span text:style-name="T39"><text:s text:c="3"/></text:span><text:span text:style-name="T52">ur</text:span><text:span text:style-name="T39">(</text:span><text:span text:style-name="T52">2</text:span><text:span text:style-name="T39">)(</text:span><text:span text:style-name="T52">1</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Izena</text:span><text:span text:style-name="T39">:=</text:span><text:span text:style-name="T74">"</text:span><text:span text:style-name="T75">ekaitz </text:span><text:span text:style-name="T74"><text:s text:c="3"/>"</text:span><text:span text:style-name="T39">;</text:span></text:p>
      <text:p text:style-name="P167"><text:span text:style-name="T39"><text:s text:c="3"/></text:span><text:span text:style-name="T52">ur</text:span><text:span text:style-name="T39">(</text:span><text:span text:style-name="T52">2</text:span><text:span text:style-name="T39">)(</text:span><text:span text:style-name="T52">1</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NAN</text:span><text:span text:style-name="T39">:=</text:span><text:span text:style-name="T52">12345</text:span><text:span text:style-name="T39">;</text:span></text:p>
      <text:p text:style-name="P167"><text:span text:style-name="T39"><text:s text:c="3"/></text:span><text:span text:style-name="T52">ur</text:span><text:span text:style-name="T39">(</text:span><text:span text:style-name="T52">2</text:span><text:span text:style-name="T39">)(</text:span><text:span text:style-name="T52">1</text:span><text:span text:style-name="T39">).</text:span><text:span text:style-name="T52">Apartamentuak</text:span><text:span text:style-name="T39">(</text:span><text:span text:style-name="T52">2</text:span><text:span text:style-name="T39">).</text:span><text:span text:style-name="T52">Prezioa</text:span><text:span text:style-name="T39">:=</text:span><text:span text:style-name="T52">10000</text:span><text:span text:style-name="T39">;</text:span></text:p>
      <text:p text:style-name="P160"/>
      <text:p text:style-name="P167"><text:span text:style-name="T39"><text:s text:c="3"/></text:span><text:span text:style-name="T52">ur</text:span><text:span text:style-name="T39">(</text:span><text:span text:style-name="T52">2</text:span><text:span text:style-name="T39">)(</text:span><text:span text:style-name="T52">2</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Izena</text:span><text:span text:style-name="T39">:=</text:span><text:span text:style-name="T74">"</text:span><text:span text:style-name="T75">ekaitz </text:span><text:span text:style-name="T74"><text:s text:c="3"/>"</text:span><text:span text:style-name="T39">;</text:span></text:p>
      <text:p text:style-name="P167"><text:span text:style-name="T39"><text:s text:c="3"/></text:span><text:span text:style-name="T52">ur</text:span><text:span text:style-name="T39">(</text:span><text:span text:style-name="T52">2</text:span><text:span text:style-name="T39">)(</text:span><text:span text:style-name="T52">2</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NAN</text:span><text:span text:style-name="T39">:=</text:span><text:span text:style-name="T52">12345</text:span><text:span text:style-name="T39">;</text:span></text:p>
      <text:p text:style-name="P167"><text:span text:style-name="T39"><text:s text:c="3"/></text:span><text:span text:style-name="T52">ur</text:span><text:span text:style-name="T39">(</text:span><text:span text:style-name="T52">2</text:span><text:span text:style-name="T39">)(</text:span><text:span text:style-name="T52">2</text:span><text:span text:style-name="T39">).</text:span><text:span text:style-name="T52">Apartamentuak</text:span><text:span text:style-name="T39">(</text:span><text:span text:style-name="T52">1</text:span><text:span text:style-name="T39">).</text:span><text:span text:style-name="T52">Prezioa</text:span><text:span text:style-name="T39">:=</text:span><text:span text:style-name="T52">10000</text:span><text:span text:style-name="T39">;</text:span></text:p>
      <text:p text:style-name="P167"><text:span text:style-name="T39"><text:s text:c="3"/></text:span><text:span text:style-name="T52">ur</text:span><text:span text:style-name="T39">(</text:span><text:span text:style-name="T52">2</text:span><text:span text:style-name="T39">)(</text:span><text:span text:style-name="T52">2</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Izena</text:span><text:span text:style-name="T39">:=</text:span><text:span text:style-name="T74">"</text:span><text:span text:style-name="T75">ekaitz </text:span><text:span text:style-name="T74"><text:s text:c="3"/>"</text:span><text:span text:style-name="T39">;</text:span></text:p>
      <text:p text:style-name="P167"><text:span text:style-name="T39"><text:s text:c="3"/></text:span><text:span text:style-name="T52">ur</text:span><text:span text:style-name="T39">(</text:span><text:span text:style-name="T52">2</text:span><text:span text:style-name="T39">)(</text:span><text:span text:style-name="T52">2</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NAN</text:span><text:span text:style-name="T39">:=</text:span><text:span text:style-name="T52">12345</text:span><text:span text:style-name="T39">;</text:span></text:p>
      <text:p text:style-name="P167"><text:span text:style-name="T39"><text:s text:c="3"/></text:span><text:span text:style-name="T52">ur</text:span><text:span text:style-name="T39">(</text:span><text:span text:style-name="T52">2</text:span><text:span text:style-name="T39">)(</text:span><text:span text:style-name="T52">2</text:span><text:span text:style-name="T39">).</text:span><text:span text:style-name="T52">Apartamentuak</text:span><text:span text:style-name="T39">(</text:span><text:span text:style-name="T52">2</text:span><text:span text:style-name="T39">).</text:span><text:span text:style-name="T52">Prezioa</text:span><text:span text:style-name="T39">:=</text:span><text:span text:style-name="T52">10000</text:span><text:span text:style-name="T39">;</text:span></text:p>
      <text:p text:style-name="P160"/>
      <text:p text:style-name="P167"><text:span text:style-name="T39"><text:s text:c="3"/></text:span><text:span text:style-name="T52">ur</text:span><text:span text:style-name="T39">(</text:span><text:span text:style-name="T52">2</text:span><text:span text:style-name="T39">)(</text:span><text:span text:style-name="T52">3</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Izena</text:span><text:span text:style-name="T39">:=</text:span><text:span text:style-name="T74">"</text:span><text:span text:style-name="T75">aitziber </text:span><text:span text:style-name="T74"><text:s/>"</text:span><text:span text:style-name="T39">;</text:span></text:p>
      <text:p text:style-name="P167"><text:span text:style-name="T39"><text:s text:c="3"/></text:span><text:span text:style-name="T52">ur</text:span><text:span text:style-name="T39">(</text:span><text:span text:style-name="T52">2</text:span><text:span text:style-name="T39">)(</text:span><text:span text:style-name="T52">3</text:span><text:span text:style-name="T39">).</text:span><text:span text:style-name="T52">Apartamentuak</text:span><text:span text:style-name="T39">(</text:span><text:span text:style-name="T52">1</text:span><text:span text:style-name="T39">).</text:span><text:span text:style-name="T52">Uneko_jabea</text:span><text:span text:style-name="T39">.</text:span><text:span text:style-name="T52">NAN</text:span><text:span text:style-name="T39">:=</text:span><text:span text:style-name="T52">54321</text:span><text:span text:style-name="T39">;</text:span></text:p>
      <text:p text:style-name="P167"><text:span text:style-name="T39"><text:s text:c="3"/></text:span><text:span text:style-name="T52">ur</text:span><text:span text:style-name="T39">(</text:span><text:span text:style-name="T52">2</text:span><text:span text:style-name="T39">)(</text:span><text:span text:style-name="T52">3</text:span><text:span text:style-name="T39">).</text:span><text:span text:style-name="T52">Apartamentuak</text:span><text:span text:style-name="T39">(</text:span><text:span text:style-name="T52">1</text:span><text:span text:style-name="T39">).</text:span><text:span text:style-name="T52">Prezioa</text:span><text:span text:style-name="T39">:=</text:span><text:span text:style-name="T52">1000</text:span><text:span text:style-name="T39">;</text:span></text:p>
      <text:p text:style-name="P167"><text:span text:style-name="T39"><text:s text:c="3"/></text:span><text:span text:style-name="T52">ur</text:span><text:span text:style-name="T39">(</text:span><text:span text:style-name="T52">2</text:span><text:span text:style-name="T39">)(</text:span><text:span text:style-name="T52">3</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Izena</text:span><text:span text:style-name="T39">:=</text:span><text:span text:style-name="T74">"</text:span><text:span text:style-name="T75">aitziber </text:span><text:span text:style-name="T74"><text:s/>"</text:span><text:span text:style-name="T39">;</text:span></text:p>
      <text:p text:style-name="P167"><text:span text:style-name="T39"><text:s text:c="3"/></text:span><text:span text:style-name="T52">ur</text:span><text:span text:style-name="T39">(</text:span><text:span text:style-name="T52">2</text:span><text:span text:style-name="T39">)(</text:span><text:span text:style-name="T52">3</text:span><text:span text:style-name="T39">).</text:span><text:span text:style-name="T52">Apartamentuak</text:span><text:span text:style-name="T39">(</text:span><text:span text:style-name="T52">2</text:span><text:span text:style-name="T39">).</text:span><text:span text:style-name="T52">Uneko_jabea</text:span><text:span text:style-name="T39">.</text:span><text:span text:style-name="T52">NAN</text:span><text:span text:style-name="T39">:=</text:span><text:span text:style-name="T52">54321</text:span><text:span text:style-name="T39">;</text:span></text:p>
      <text:p text:style-name="P167"><text:span text:style-name="T39"><text:s text:c="3"/></text:span><text:span text:style-name="T52">ur</text:span><text:span text:style-name="T39">(</text:span><text:span text:style-name="T52">2</text:span><text:span text:style-name="T39">)(</text:span><text:span text:style-name="T52">3</text:span><text:span text:style-name="T39">).</text:span><text:span text:style-name="T52">Apartamentuak</text:span><text:span text:style-name="T39">(</text:span><text:span text:style-name="T52">2</text:span><text:span text:style-name="T39">).</text:span><text:span text:style-name="T52">Prezioa</text:span><text:span text:style-name="T39">:=</text:span><text:span text:style-name="T52">90000</text:span><text:span text:style-name="T39">;</text:span></text:p>
      <text:p text:style-name="P167"><text:span text:style-name="T39"><text:s text:c="3"/></text:span><text:span text:style-name="T52">nan</text:span><text:span text:style-name="T39">:=</text:span><text:span text:style-name="T52">ondare_handiena_duena</text:span><text:span text:style-name="T39">(</text:span><text:span text:style-name="T52">ur</text:span><text:span text:style-name="T39">);</text:span></text:p>
      <text:p text:style-name="P167"><text:span text:style-name="T39"><text:s text:c="3"/></text:span><text:span text:style-name="T52">put_line</text:span><text:span text:style-name="T39">(</text:span><text:span text:style-name="T74">"</text:span><text:span text:style-name="T75">Ondare gehien duen jabearen </text:span><text:span text:style-name="T74">NANa 54321 </text:span><text:span text:style-name="T75">izan beharko litzateke eta programak dio:</text:span><text:span text:style-name="T74">"</text:span><text:span text:style-name="T39">);</text:span></text:p>
      <text:p text:style-name="P167"><text:span text:style-name="T39"><text:s text:c="3"/></text:span><text:span text:style-name="T52">put</text:span><text:span text:style-name="T39">(</text:span><text:span text:style-name="T52">nan</text:span><text:span text:style-name="T39">);</text:span></text:p>
      <text:p text:style-name="P122"><text:span text:style-name="T20">end</text:span><text:span text:style-name="T39"> </text:span><text:span text:style-name="T52">nagusia</text:span><text:span text:style-name="T39">;</text:span></text:p>
      <text:p text:style-name="P39"/>
      <text:p text:style-name="P39"/>
      <text:p text:style-name="P39"/>
      <text:p text:style-name="P39"/>
      <text:p text:style-name="P39"/>
      <text:p text:style-name="P37"><text:soft-page-break/><text:span text:style-name="T32">with</text:span> <text:span text:style-name="T51">Tipoak</text:span>, <text:span text:style-name="T51">Dago</text:span>, <text:span text:style-name="T51">nan_maximoa</text:span>;</text:p>
      <text:p text:style-name="P58"><text:span text:style-name="T20">use</text:span><text:span text:style-name="T39"> </text:span><text:span text:style-name="T52">Tipoak</text:span><text:span text:style-name="T39">;</text:span></text:p>
      <text:p text:style-name="P57"/>
      <text:p text:style-name="P58"><text:span text:style-name="T20">function</text:span><text:span text:style-name="T39"> </text:span><text:span text:style-name="T52">ondare_handiena_duena</text:span><text:span text:style-name="T39"> ( </text:span><text:span text:style-name="T52">U</text:span><text:span text:style-name="T39"> : </text:span><text:span text:style-name="T20">in</text:span><text:span text:style-name="T39"> </text:span><text:span text:style-name="T52">Urbanizazioa</text:span><text:span text:style-name="T39"> ) </text:span><text:span text:style-name="T20">return</text:span><text:span text:style-name="T39"> </text:span><text:span text:style-name="T52">Integer</text:span><text:span text:style-name="T39"> </text:span><text:span text:style-name="T20">is</text:span></text:p>
      <text:p text:style-name="P58"><text:span text:style-name="T39"><text:s text:c="3"/></text:span><text:span text:style-name="T52">Lp</text:span><text:span text:style-name="T39"> : </text:span><text:span text:style-name="T52">Lista_Pertsonak</text:span><text:span text:style-name="T39">;</text:span></text:p>
      <text:p text:style-name="P58"><text:span text:style-name="T39"><text:s text:c="3"/></text:span><text:span text:style-name="T52">Pos</text:span><text:span text:style-name="T39">: </text:span><text:span text:style-name="T52">Integer</text:span><text:span text:style-name="T39">;</text:span></text:p>
      <text:p text:style-name="P47">begin</text:p>
      <text:p text:style-name="P58"><text:span text:style-name="T39"/></text:p>
      <text:p text:style-name="P58"><text:span text:style-name="T39"><text:s text:c="3"/></text:span><text:span text:style-name="T52">Lp</text:span><text:span text:style-name="T39">.</text:span><text:span text:style-name="T52">kont</text:span><text:span text:style-name="T39"> := </text:span><text:span text:style-name="T52">0</text:span><text:span text:style-name="T39">;</text:span></text:p>
      <text:p text:style-name="P58"><text:span text:style-name="T39"><text:s text:c="3"/></text:span><text:span text:style-name="T20">for</text:span><text:span text:style-name="T39"> </text:span><text:span text:style-name="T52">B</text:span><text:span text:style-name="T39"> </text:span><text:span text:style-name="T20">in</text:span><text:span text:style-name="T39"> </text:span><text:span text:style-name="T52">1</text:span><text:span text:style-name="T39"> .. </text:span><text:span text:style-name="T52">Max_Bloke</text:span><text:span text:style-name="T39"> </text:span><text:span text:style-name="T20">loop</text:span></text:p>
      <text:p text:style-name="P58"><text:span text:style-name="T39"><text:s text:c="6"/></text:span><text:span text:style-name="T20">for</text:span><text:span text:style-name="T39"> </text:span><text:span text:style-name="T52">Pl</text:span><text:span text:style-name="T39"> </text:span><text:span text:style-name="T20">in</text:span><text:span text:style-name="T39"> </text:span><text:span text:style-name="T52">1</text:span><text:span text:style-name="T39"> .. </text:span><text:span text:style-name="T52">Max_solairu</text:span><text:span text:style-name="T39"> </text:span><text:span text:style-name="T20">loop</text:span></text:p>
      <text:p text:style-name="P58"><text:span text:style-name="T39"><text:s text:c="9"/></text:span><text:span text:style-name="T20">for</text:span><text:span text:style-name="T39"> </text:span><text:span text:style-name="T52">Ap</text:span><text:span text:style-name="T39"> </text:span><text:span text:style-name="T20">in</text:span><text:span text:style-name="T39"> </text:span><text:span text:style-name="T52">1</text:span><text:span text:style-name="T39"> .. </text:span><text:span text:style-name="T52">Solairuko_apartamentu_kopuru_maximoa</text:span><text:span text:style-name="T39"> </text:span><text:span text:style-name="T20">loop</text:span></text:p>
      <text:p text:style-name="P58"><text:span text:style-name="T39"><text:s text:c="12"/></text:span><text:span text:style-name="T52">Pos</text:span><text:span text:style-name="T39"> := </text:span><text:span text:style-name="T52">dago</text:span><text:span text:style-name="T39">(</text:span><text:span text:style-name="T52">U</text:span><text:span text:style-name="T39">(</text:span><text:span text:style-name="T52">B</text:span><text:span text:style-name="T39">)(</text:span><text:span text:style-name="T52">Pl</text:span><text:span text:style-name="T39">).</text:span><text:span text:style-name="T52">Apartamentuak</text:span><text:span text:style-name="T39">(</text:span><text:span text:style-name="T52">Ap</text:span><text:span text:style-name="T39">).</text:span><text:span text:style-name="T52">Uneko_jabea</text:span><text:span text:style-name="T39">.</text:span><text:span text:style-name="T52">NAN</text:span><text:span text:style-name="T39">, </text:span><text:span text:style-name="T52">Lp</text:span><text:span text:style-name="T39">);</text:span></text:p>
      <text:p text:style-name="P58"><text:span text:style-name="T39"><text:s text:c="12"/></text:span><text:span text:style-name="T20">if</text:span><text:span text:style-name="T39"> </text:span><text:span text:style-name="T52">Pos</text:span><text:span text:style-name="T39"> = </text:span><text:span text:style-name="T52">0</text:span><text:span text:style-name="T39"> </text:span><text:span text:style-name="T20">then</text:span></text:p>
      <text:p text:style-name="P58"><text:span text:style-name="T39"><text:s text:c="15"/></text:span><text:span text:style-name="T52">Lp</text:span><text:span text:style-name="T39">.</text:span><text:span text:style-name="T52">Kont</text:span><text:span text:style-name="T39"> := </text:span><text:span text:style-name="T52">Lp</text:span><text:span text:style-name="T39">.</text:span><text:span text:style-name="T52">Kont</text:span><text:span text:style-name="T39"> + </text:span><text:span text:style-name="T52">1</text:span><text:span text:style-name="T39">;</text:span></text:p>
      <text:p text:style-name="P58"><text:span text:style-name="T39"><text:s text:c="15"/></text:span><text:span text:style-name="T52">Lp</text:span><text:span text:style-name="T39">.</text:span><text:span text:style-name="T52">P</text:span><text:span text:style-name="T39">(</text:span><text:span text:style-name="T52">Lp</text:span><text:span text:style-name="T39">.</text:span><text:span text:style-name="T52">Kont</text:span><text:span text:style-name="T39">).</text:span><text:span text:style-name="T52">NAN</text:span><text:span text:style-name="T39"> := </text:span><text:span text:style-name="T52">U</text:span><text:span text:style-name="T39">(</text:span><text:span text:style-name="T52">B</text:span><text:span text:style-name="T39">)(</text:span><text:span text:style-name="T52">Pl</text:span><text:span text:style-name="T39">).</text:span><text:span text:style-name="T52">Apartamentuak</text:span><text:span text:style-name="T39">(</text:span><text:span text:style-name="T52">Ap</text:span><text:span text:style-name="T39">).</text:span><text:span text:style-name="T52">Uneko_jabea</text:span><text:span text:style-name="T39">.</text:span><text:span text:style-name="T52">NAN</text:span><text:span text:style-name="T39">;</text:span></text:p>
      <text:p text:style-name="P58"><text:span text:style-name="T39"><text:s text:c="15"/></text:span><text:span text:style-name="T52">Lp</text:span><text:span text:style-name="T39">.</text:span><text:span text:style-name="T52">P</text:span><text:span text:style-name="T39">(</text:span><text:span text:style-name="T52">Lp</text:span><text:span text:style-name="T39">.</text:span><text:span text:style-name="T52">Kont</text:span><text:span text:style-name="T39">).</text:span><text:span text:style-name="T52">Ondarea</text:span><text:span text:style-name="T39"> := </text:span><text:span text:style-name="T52">U</text:span><text:span text:style-name="T39">(</text:span><text:span text:style-name="T52">B</text:span><text:span text:style-name="T39">)(</text:span><text:span text:style-name="T52">Pl</text:span><text:span text:style-name="T39">).</text:span><text:span text:style-name="T52">Apartamentuak</text:span><text:span text:style-name="T39">(</text:span><text:span text:style-name="T52">Ap</text:span><text:span text:style-name="T39">).</text:span><text:span text:style-name="T52">Prezioa</text:span><text:span text:style-name="T39">;</text:span></text:p>
      <text:p text:style-name="P58"><text:span text:style-name="T39"><text:s text:c="12"/></text:span><text:span text:style-name="T20">else</text:span></text:p>
      <text:p text:style-name="P59"><text:span text:style-name="T39"><text:s text:c="15"/></text:span><text:span text:style-name="T52">Lp</text:span><text:span text:style-name="T39">.</text:span><text:span text:style-name="T52">P</text:span><text:span text:style-name="T39">(</text:span><text:span text:style-name="T52">Pos</text:span><text:span text:style-name="T39">).</text:span><text:span text:style-name="T52">Ondarea</text:span><text:span text:style-name="T39"> := </text:span><text:span text:style-name="T52">Lp</text:span><text:span text:style-name="T39">.</text:span><text:span text:style-name="T52">P</text:span><text:span text:style-name="T39">(</text:span><text:span text:style-name="T52">Pos</text:span><text:span text:style-name="T39">).</text:span><text:span text:style-name="T52">Ondarea</text:span><text:span text:style-name="T39">+</text:span></text:p>
      <text:p text:style-name="P59"><text:span text:style-name="T39"><text:tab/><text:tab/><text:tab/><text:tab/><text:tab/><text:tab/><text:tab/></text:span><text:span text:style-name="T52">U</text:span><text:span text:style-name="T39">(</text:span><text:span text:style-name="T52">B</text:span><text:span text:style-name="T39">)(</text:span><text:span text:style-name="T52">Pl</text:span><text:span text:style-name="T39">).</text:span><text:span text:style-name="T52">Apartamentuak</text:span><text:span text:style-name="T39">(</text:span><text:span text:style-name="T52">Ap</text:span><text:span text:style-name="T39">).</text:span><text:span text:style-name="T52">Prezioa</text:span><text:span text:style-name="T39">;</text:span></text:p>
      <text:p text:style-name="P58"><text:span text:style-name="T39"><text:s text:c="12"/></text:span><text:span text:style-name="T20">end</text:span><text:span text:style-name="T39"> </text:span><text:span text:style-name="T20">if</text:span><text:span text:style-name="T39">;</text:span></text:p>
      <text:p text:style-name="P58"><text:span text:style-name="T39"><text:s text:c="9"/></text:span><text:span text:style-name="T20">end</text:span><text:span text:style-name="T39"> </text:span><text:span text:style-name="T20">loop</text:span><text:span text:style-name="T39">;</text:span></text:p>
      <text:p text:style-name="P58"><text:span text:style-name="T39"><text:s text:c="6"/></text:span><text:span text:style-name="T20">end</text:span><text:span text:style-name="T39"> </text:span><text:span text:style-name="T20">loop</text:span><text:span text:style-name="T39">;</text:span></text:p>
      <text:p text:style-name="P58"><text:span text:style-name="T39"><text:s text:c="3"/></text:span><text:span text:style-name="T20">end</text:span><text:span text:style-name="T39"> </text:span><text:span text:style-name="T20">loop</text:span><text:span text:style-name="T39">;</text:span></text:p>
      <text:p text:style-name="P131"><text:span text:style-name="T39"><text:s text:c="3"/></text:span><text:span text:style-name="T20">return</text:span><text:span text:style-name="T39"> </text:span><text:span text:style-name="T52">nan_maximoa</text:span><text:span text:style-name="T39">(</text:span><text:span text:style-name="T52">Lp</text:span><text:span text:style-name="T39">); </text:span><text:span text:style-name="T87">-- </text:span><text:span text:style-name="T88">OHARRA: nan_maximoa funtzioak itzultzen duena itzultzen da!</text:span></text:p>
      <text:p text:style-name="P37"><text:span text:style-name="T36">end</text:span> <text:span text:style-name="T51">ondare_handiena_duena</text:span>;</text:p>
      <text:p text:style-name="P37"/>
      <text:p text:style-name="P37"/>
      <text:p text:style-name="P37"/>
      <text:p text:style-name="P36"/>
      <text:p text:style-name="P36"><text:span text:style-name="T32">with</text:span> <text:span text:style-name="T51">Tipoak</text:span>;</text:p>
      <text:p text:style-name="P49"><text:span text:style-name="T20">use</text:span><text:span text:style-name="T39"> </text:span><text:span text:style-name="T52">Tipoak</text:span><text:span text:style-name="T39">;</text:span></text:p>
      <text:p text:style-name="P56"/>
      <text:p text:style-name="P49"><text:span text:style-name="T20">function</text:span><text:span text:style-name="T39"> </text:span><text:span text:style-name="T52">Dago</text:span><text:span text:style-name="T39"> ( </text:span><text:span text:style-name="T52">NAN</text:span><text:span text:style-name="T39"> : </text:span><text:span text:style-name="T20">in</text:span><text:span text:style-name="T39"> </text:span><text:span text:style-name="T52">Integer</text:span><text:span text:style-name="T39">; </text:span><text:span text:style-name="T52">Lp</text:span><text:span text:style-name="T39"> : </text:span><text:span text:style-name="T20">in</text:span><text:span text:style-name="T39"> </text:span><text:span text:style-name="T52">Lista_Pertsonak</text:span><text:span text:style-name="T39"> ) </text:span><text:span text:style-name="T20">return</text:span><text:span text:style-name="T39"> </text:span><text:span text:style-name="T52">Integer</text:span><text:span text:style-name="T39"> </text:span><text:span text:style-name="T20">is</text:span></text:p>
      <text:p text:style-name="P49"><text:span text:style-name="T39"><text:s text:c="3"/></text:span><text:span text:style-name="T79">-- postbaldintza: emaitza, Lp listan agertzen den NANaren posizioa izango da. Ez</text:span></text:p>
      <text:p text:style-name="P49"><text:span text:style-name="T39"><text:s text:c="3"/></text:span><text:span text:style-name="T79">-- badago, 0 izango da emaitza</text:span></text:p>
      <text:p text:style-name="P49"><text:span text:style-name="T39"><text:s text:c="3"/></text:span><text:span text:style-name="T52">I</text:span><text:span text:style-name="T39">: </text:span><text:span text:style-name="T52">Integer</text:span><text:span text:style-name="T39">;</text:span></text:p>
      <text:p text:style-name="P49"><text:span text:style-name="T39"><text:s text:c="3"/></text:span><text:span text:style-name="T52">Bilatua</text:span><text:span text:style-name="T39"> : </text:span><text:span text:style-name="T52">Boolean</text:span><text:span text:style-name="T39">;</text:span></text:p>
      <text:p text:style-name="P46">begin</text:p>
      <text:p text:style-name="P49"><text:span text:style-name="T39"><text:s text:c="3"/></text:span><text:span text:style-name="T52">I</text:span><text:span text:style-name="T39"> := </text:span><text:span text:style-name="T52">1</text:span><text:span text:style-name="T39">;</text:span></text:p>
      <text:p text:style-name="P49"><text:span text:style-name="T39"><text:s text:c="3"/></text:span><text:span text:style-name="T52">Bilatua</text:span><text:span text:style-name="T39"> := </text:span><text:span text:style-name="T52">False</text:span><text:span text:style-name="T39">;</text:span></text:p>
      <text:p text:style-name="P49"><text:span text:style-name="T39"><text:s text:c="3"/></text:span><text:span text:style-name="T20">loop</text:span><text:span text:style-name="T39"> </text:span><text:span text:style-name="T20">exit</text:span><text:span text:style-name="T39"> </text:span><text:span text:style-name="T20">when</text:span><text:span text:style-name="T39"> </text:span><text:span text:style-name="T52">Bilatua</text:span><text:span text:style-name="T39"> = </text:span><text:span text:style-name="T52">True</text:span><text:span text:style-name="T39"> </text:span><text:span text:style-name="T20">or</text:span><text:span text:style-name="T39"> </text:span><text:span text:style-name="T52">I</text:span><text:span text:style-name="T39"> &gt; </text:span><text:span text:style-name="T52">Lp</text:span><text:span text:style-name="T39">.</text:span><text:span text:style-name="T52">Kont</text:span><text:span text:style-name="T39">;</text:span></text:p>
      <text:p text:style-name="P49"><text:span text:style-name="T39"><text:s text:c="6"/></text:span><text:span text:style-name="T20">if</text:span><text:span text:style-name="T39"> </text:span><text:span text:style-name="T52">Lp</text:span><text:span text:style-name="T39">.</text:span><text:span text:style-name="T52">P</text:span><text:span text:style-name="T39">(</text:span><text:span text:style-name="T52">I</text:span><text:span text:style-name="T39">).</text:span><text:span text:style-name="T52">NAN</text:span><text:span text:style-name="T39"> = </text:span><text:span text:style-name="T52">NAN</text:span><text:span text:style-name="T39"> </text:span><text:span text:style-name="T20">then</text:span></text:p>
      <text:p text:style-name="P49"><text:span text:style-name="T39"><text:s text:c="9"/></text:span><text:span text:style-name="T52">Bilatua</text:span><text:span text:style-name="T39">:= </text:span><text:span text:style-name="T52">True</text:span><text:span text:style-name="T39">;</text:span></text:p>
      <text:p text:style-name="P49"><text:span text:style-name="T39"><text:s text:c="6"/></text:span><text:span text:style-name="T20">else</text:span></text:p>
      <text:p text:style-name="P49"><text:span text:style-name="T39"><text:s text:c="9"/></text:span><text:span text:style-name="T52">I</text:span><text:span text:style-name="T39"> := </text:span><text:span text:style-name="T52">I</text:span><text:span text:style-name="T39"> + </text:span><text:span text:style-name="T52">1</text:span><text:span text:style-name="T39">;</text:span></text:p>
      <text:p text:style-name="P49"><text:span text:style-name="T39"><text:s text:c="6"/></text:span><text:span text:style-name="T20">end</text:span><text:span text:style-name="T39"> </text:span><text:span text:style-name="T20">if</text:span><text:span text:style-name="T39">;</text:span></text:p>
      <text:p text:style-name="P49"><text:span text:style-name="T39"><text:s text:c="3"/></text:span><text:span text:style-name="T20">end</text:span><text:span text:style-name="T39"> </text:span><text:span text:style-name="T20">loop</text:span><text:span text:style-name="T39">;</text:span></text:p>
      <text:p text:style-name="P56"/>
      <text:p text:style-name="P49"><text:span text:style-name="T39"><text:s text:c="3"/></text:span><text:span text:style-name="T20">if</text:span><text:span text:style-name="T39"> </text:span><text:span text:style-name="T52">Bilatua</text:span><text:span text:style-name="T39"> </text:span><text:span text:style-name="T20">then</text:span></text:p>
      <text:p text:style-name="P49"><text:span text:style-name="T39"><text:s text:c="6"/></text:span><text:span text:style-name="T20">return</text:span><text:span text:style-name="T39"> </text:span><text:span text:style-name="T52">I</text:span><text:span text:style-name="T39">;</text:span></text:p>
      <text:p text:style-name="P49"><text:span text:style-name="T39"><text:s text:c="3"/></text:span><text:span text:style-name="T20">else</text:span></text:p>
      <text:p text:style-name="P49"><text:span text:style-name="T39"><text:s text:c="6"/></text:span><text:span text:style-name="T20">return</text:span><text:span text:style-name="T39"> </text:span><text:span text:style-name="T52">0</text:span><text:span text:style-name="T39">;</text:span></text:p>
      <text:p text:style-name="P49"><text:span text:style-name="T39"><text:s text:c="3"/></text:span><text:span text:style-name="T20">end</text:span><text:span text:style-name="T39"> </text:span><text:span text:style-name="T20">if</text:span><text:span text:style-name="T39">;</text:span></text:p>
      <text:p text:style-name="P36"><text:span text:style-name="T36">end</text:span> <text:span text:style-name="T51">Dago</text:span>;</text:p>
      <text:p text:style-name="P36"/>
      <text:p text:style-name="P36"><text:soft-page-break/></text:p>
      <text:p text:style-name="P38"><text:span text:style-name="T32">with</text:span> <text:span text:style-name="T51">Tipoak</text:span>;</text:p>
      <text:p text:style-name="P60"><text:span text:style-name="T20">use</text:span><text:span text:style-name="T39"> </text:span><text:span text:style-name="T52">Tipoak</text:span><text:span text:style-name="T39">;</text:span></text:p>
      <text:p text:style-name="P60"><text:span text:style-name="T20">function</text:span><text:span text:style-name="T39"> </text:span><text:span text:style-name="T52">nan_maximoa</text:span><text:span text:style-name="T39"> (</text:span><text:span text:style-name="T52">Lp</text:span><text:span text:style-name="T39"> : </text:span><text:span text:style-name="T20">in</text:span><text:span text:style-name="T39"> </text:span><text:span text:style-name="T52">Lista_Pertsonak</text:span><text:span text:style-name="T39"> ) </text:span><text:span text:style-name="T20">return</text:span><text:span text:style-name="T39"> </text:span><text:span text:style-name="T52">Integer</text:span><text:span text:style-name="T39"> </text:span><text:span text:style-name="T20">is</text:span></text:p>
      <text:p text:style-name="P60"><text:span text:style-name="T39"><text:s text:c="3"/></text:span><text:span text:style-name="T79">-- aurrebaldintza: LP-k behintzat elementu bat du</text:span></text:p>
      <text:p text:style-name="P60"><text:span text:style-name="T39"><text:s text:c="3"/></text:span><text:span text:style-name="T79">-- postbaldintza: emaitza, LPn ondare handiena duenaren NANa izango da</text:span></text:p>
      <text:p text:style-name="P60"><text:span text:style-name="T39"><text:s text:c="3"/></text:span><text:span text:style-name="T52">Pmax</text:span><text:span text:style-name="T39">, </text:span><text:span text:style-name="T52">NAN_Max</text:span><text:span text:style-name="T39"> : </text:span><text:span text:style-name="T52">Integer</text:span><text:span text:style-name="T39">;</text:span></text:p>
      <text:p text:style-name="P48">begin</text:p>
      <text:p text:style-name="P60"><text:span text:style-name="T39"><text:s text:c="3"/></text:span><text:span text:style-name="T52">Pmax</text:span><text:span text:style-name="T39"> := </text:span><text:span text:style-name="T52">-1</text:span><text:span text:style-name="T39">;</text:span></text:p>
      <text:p text:style-name="P60"><text:span text:style-name="T39"><text:s text:c="3"/></text:span><text:span text:style-name="T20">for</text:span><text:span text:style-name="T39"> </text:span><text:span text:style-name="T52">I</text:span><text:span text:style-name="T39"> </text:span><text:span text:style-name="T20">in</text:span><text:span text:style-name="T39"> </text:span><text:span text:style-name="T52">1</text:span><text:span text:style-name="T39"> .. </text:span><text:span text:style-name="T52">Lp</text:span><text:span text:style-name="T39">.</text:span><text:span text:style-name="T52">Kont</text:span><text:span text:style-name="T39"> </text:span><text:span text:style-name="T20">loop</text:span></text:p>
      <text:p text:style-name="P60"><text:span text:style-name="T39"><text:s text:c="6"/></text:span><text:span text:style-name="T20">if</text:span><text:span text:style-name="T39"> </text:span><text:span text:style-name="T52">Lp</text:span><text:span text:style-name="T39">.</text:span><text:span text:style-name="T52">P</text:span><text:span text:style-name="T39">(</text:span><text:span text:style-name="T52">I</text:span><text:span text:style-name="T39">).</text:span><text:span text:style-name="T52">Ondarea</text:span><text:span text:style-name="T39"> &gt; </text:span><text:span text:style-name="T52">Pmax</text:span><text:span text:style-name="T39"> </text:span><text:span text:style-name="T20">then</text:span></text:p>
      <text:p text:style-name="P60"><text:span text:style-name="T39"><text:s text:c="9"/></text:span><text:span text:style-name="T52">Pmax</text:span><text:span text:style-name="T39"> := </text:span><text:span text:style-name="T52">Lp</text:span><text:span text:style-name="T39">.</text:span><text:span text:style-name="T52">P</text:span><text:span text:style-name="T39">(</text:span><text:span text:style-name="T52">I</text:span><text:span text:style-name="T39">).</text:span><text:span text:style-name="T52">Ondarea</text:span><text:span text:style-name="T39">;</text:span></text:p>
      <text:p text:style-name="P60"><text:span text:style-name="T39"><text:s text:c="9"/></text:span><text:span text:style-name="T52">NAN_Max</text:span><text:span text:style-name="T39"> := </text:span><text:span text:style-name="T52">Lp</text:span><text:span text:style-name="T39">.</text:span><text:span text:style-name="T52">P</text:span><text:span text:style-name="T39">(</text:span><text:span text:style-name="T52">I</text:span><text:span text:style-name="T39">).</text:span><text:span text:style-name="T52">NAN</text:span><text:span text:style-name="T39">;</text:span></text:p>
      <text:p text:style-name="P60"><text:span text:style-name="T39"><text:s text:c="6"/></text:span><text:span text:style-name="T20">end</text:span><text:span text:style-name="T39"> </text:span><text:span text:style-name="T20">if</text:span><text:span text:style-name="T39">;</text:span></text:p>
      <text:p text:style-name="P60"><text:span text:style-name="T39"><text:s text:c="3"/></text:span><text:span text:style-name="T20">end</text:span><text:span text:style-name="T39"> </text:span><text:span text:style-name="T20">loop</text:span><text:span text:style-name="T39">;</text:span></text:p>
      <text:p text:style-name="P60"><text:span text:style-name="T39"><text:s text:c="3"/></text:span><text:span text:style-name="T20">return</text:span><text:span text:style-name="T39"> </text:span><text:span text:style-name="T52">NAN_Max</text:span><text:span text:style-name="T39">;</text:span></text:p>
      <text:p text:style-name="P38"><text:span text:style-name="T36">end</text:span> <text:span text:style-name="T51">nan_maximoa</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 text:outline-level="4"><text:soft-page-break/><text:span text:style-name="T1">Ariketa </text:span><text:span text:style-name="T2">1</text:span><text:span text:style-name="T1">: </text:span><text:span text:style-name="T3">Konekta4</text:span></text:h>
      <text:p text:style-name="P72"><draw:custom-shape text:anchor-type="char" draw:z-index="10" draw:style-name="gr3" draw:text-style-name="P182" svg:width="0.4469in" svg:height="0.498in" svg:x="2.7783in" svg:y="1.62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2" draw:style-name="gr3" draw:text-style-name="P182" svg:width="0.4469in" svg:height="0.498in" svg:x="4.1598in" svg:y="1.62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08">Konekta4</text:span> 2 jokalari txandaka jolasteko joko bat da. Jokalari bakoitzak kolore bat izango du esleitua (gorria edota urdina), eta bere txanda denean, esleitua duen koloreko fitxa bat sartu beharko du 9 zutabe eta 6 errenkada duen taula bertikal batean. Taula bertikala denez, fitxak taularen goiko partean uztean, fitxak bertikalki jauzten dira, zutabean libre dagoen posizio baxuena arte. Helburua, kolore bereko 4 fitxa jarraian konektatzea izango da. Konexioa bertikalki, zein horizontalki edo diagonalki gertatu daiteke. 4 fitxatako konexioa lortzen duen lehenengoak irabazten du.</text:p>
      <text:p text:style-name="P72"/>
      <text:p text:style-name="P72"><draw:custom-shape text:anchor-type="char" draw:z-index="6" draw:style-name="gr2" draw:text-style-name="P181" svg:width="0.1539in" svg:height="0.1551in" svg:x="3.9992in" svg:y="1.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 draw:style-name="gr1" draw:text-style-name="P180" svg:width="0.1539in" svg:height="0.1551in" svg:x="3.9992in" svg:y="1.2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style-name="gr2" draw:text-style-name="P181" svg:width="0.1539in" svg:height="0.1551in" svg:x="3.9992in" svg:y="0.9465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9"/>
        <table:table-column table:style-name="Table1.J"/>
        <table:table-row table:style-name="Table1.1">
          <table:table-cell table:style-name="Table1.A1" office:value-type="string">
            <text:p text:style-name="P40">1</text:p>
          </table:table-cell>
          <table:table-cell table:style-name="Table1.B1" office:value-type="string">
            <text:p text:style-name="P42"/>
          </table:table-cell>
          <table:table-cell table:style-name="Table1.B1" office:value-type="string">
            <text:p text:style-name="P13"/>
          </table:table-cell>
          <table:table-cell table:style-name="Table1.B1" office:value-type="string">
            <text:p text:style-name="P13"/>
          </table:table-cell>
          <table:table-cell table:style-name="Table1.B1" office:value-type="string">
            <text:p text:style-name="P13"/>
          </table:table-cell>
          <table:table-cell table:style-name="Table1.B1" office:value-type="string">
            <text:p text:style-name="P13"/>
          </table:table-cell>
          <table:table-cell table:style-name="Table1.B1" office:value-type="string">
            <text:p text:style-name="P13"/>
          </table:table-cell>
          <table:table-cell table:style-name="Table1.B1" office:value-type="string">
            <text:p text:style-name="P13"/>
          </table:table-cell>
          <table:table-cell table:style-name="Table1.B1" office:value-type="string">
            <text:p text:style-name="P13"/>
          </table:table-cell>
          <table:table-cell table:style-name="Table1.J1" office:value-type="string">
            <text:p text:style-name="P13"/>
          </table:table-cell>
        </table:table-row>
        <table:table-row table:style-name="Table1.1">
          <table:table-cell table:style-name="Table1.A1" office:value-type="string">
            <text:p text:style-name="P40">2</text:p>
          </table:table-cell>
          <table:table-cell table:style-name="Table1.B2" office:value-type="string">
            <text:p text:style-name="P42"/>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draw:custom-shape text:anchor-type="char" draw:z-index="8" draw:style-name="gr1" draw:text-style-name="P180" svg:width="0.1539in" svg:height="0.1551in" svg:x="0.0008in" svg:y="0.0807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B2" office:value-type="string">
            <text:p text:style-name="P13"/>
          </table:table-cell>
          <table:table-cell table:style-name="Table1.J2" office:value-type="string">
            <text:p text:style-name="P13"/>
          </table:table-cell>
        </table:table-row>
        <table:table-row table:style-name="Table1.1">
          <table:table-cell table:style-name="Table1.A1" office:value-type="string">
            <text:p text:style-name="P40">3</text:p>
          </table:table-cell>
          <table:table-cell table:style-name="Table1.B2" office:value-type="string">
            <text:p text:style-name="P42"/>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4"/>
          </table:table-cell>
          <table:table-cell table:style-name="Table1.B2" office:value-type="string">
            <text:p text:style-name="P13"/>
          </table:table-cell>
          <table:table-cell table:style-name="Table1.J2" office:value-type="string">
            <text:p text:style-name="P13"/>
          </table:table-cell>
        </table:table-row>
        <table:table-row table:style-name="Table1.1">
          <table:table-cell table:style-name="Table1.A1" office:value-type="string">
            <text:p text:style-name="P40">4</text:p>
          </table:table-cell>
          <table:table-cell table:style-name="Table1.B2" office:value-type="string">
            <text:p text:style-name="P42"/>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4"/>
          </table:table-cell>
          <table:table-cell table:style-name="Table1.B2" office:value-type="string">
            <text:p text:style-name="P13"/>
          </table:table-cell>
          <table:table-cell table:style-name="Table1.J2" office:value-type="string">
            <text:p text:style-name="P13"/>
          </table:table-cell>
        </table:table-row>
        <table:table-row table:style-name="Table1.1">
          <table:table-cell table:style-name="Table1.A1" office:value-type="string">
            <text:p text:style-name="P40">5</text:p>
          </table:table-cell>
          <table:table-cell table:style-name="Table1.B2" office:value-type="string">
            <text:p text:style-name="P42"/>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4"><draw:custom-shape text:anchor-type="char" draw:z-index="4" draw:style-name="gr2" draw:text-style-name="P181" svg:width="0.1539in" svg:height="0.1551in" svg:x="-0.0335in" svg:y="0.0693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B2" office:value-type="string">
            <text:p text:style-name="P14"><draw:custom-shape text:anchor-type="char" draw:z-index="2" draw:style-name="gr1" draw:text-style-name="P180" svg:width="0.1539in" svg:height="0.1551in" svg:x="0.0016in" svg:y="0.0693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B2" office:value-type="string">
            <text:p text:style-name="P14"><draw:custom-shape text:anchor-type="char" draw:z-index="5" draw:style-name="gr2" draw:text-style-name="P181" svg:width="0.1539in" svg:height="0.1551in" svg:x="-0.0055in" svg:y="0.0693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B2" office:value-type="string">
            <text:p text:style-name="P14"/>
          </table:table-cell>
          <table:table-cell table:style-name="Table1.B2" office:value-type="string">
            <text:p text:style-name="P13"/>
          </table:table-cell>
          <table:table-cell table:style-name="Table1.J2" office:value-type="string">
            <text:p text:style-name="P13"/>
          </table:table-cell>
        </table:table-row>
        <table:table-row table:style-name="Table1.1">
          <table:table-cell table:style-name="Table1.A1" office:value-type="string">
            <text:p text:style-name="P40">6</text:p>
          </table:table-cell>
          <table:table-cell table:style-name="Table1.B2" office:value-type="string">
            <text:p text:style-name="P42"/>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4"><draw:custom-shape text:anchor-type="char" draw:z-index="0" draw:style-name="gr1" draw:text-style-name="P180" svg:width="0.1539in" svg:height="0.1551in" svg:x="-0.0335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B2" office:value-type="string">
            <text:p text:style-name="P14"><draw:custom-shape text:anchor-type="char" draw:z-index="1" draw:style-name="gr1" draw:text-style-name="P180" svg:width="0.1539in" svg:height="0.1551in" svg:x="0.0016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B2" office:value-type="string">
            <text:p text:style-name="P14"><draw:custom-shape text:anchor-type="char" draw:z-index="7" draw:style-name="gr2" draw:text-style-name="P181" svg:width="0.1539in" svg:height="0.1551in" svg:x="-0.0055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B2" office:value-type="string">
            <text:p text:style-name="P14"><draw:custom-shape text:anchor-type="char" draw:z-index="11" draw:style-name="gr1" draw:text-style-name="P180" svg:width="0.1539in" svg:height="0.1551in" svg:x="0.0453in" svg:y="0.0673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B2" office:value-type="string">
            <text:p text:style-name="P13"/>
          </table:table-cell>
          <table:table-cell table:style-name="Table1.J2" office:value-type="string">
            <text:p text:style-name="P13"/>
          </table:table-cell>
        </table:table-row>
        <table:table-row table:style-name="Table1.1">
          <table:table-cell table:style-name="Table1.A1" office:value-type="string">
            <text:p text:style-name="P41"/>
          </table:table-cell>
          <table:table-cell table:style-name="Table1.B7" office:value-type="string">
            <text:p text:style-name="P40">1</text:p>
          </table:table-cell>
          <table:table-cell table:style-name="Table1.B7" office:value-type="string">
            <text:p text:style-name="P40">2</text:p>
          </table:table-cell>
          <table:table-cell table:style-name="Table1.B7" office:value-type="string">
            <text:p text:style-name="P40">3</text:p>
          </table:table-cell>
          <table:table-cell table:style-name="Table1.B7" office:value-type="string">
            <text:p text:style-name="P40">4</text:p>
          </table:table-cell>
          <table:table-cell table:style-name="Table1.B7" office:value-type="string">
            <text:p text:style-name="P40">5</text:p>
          </table:table-cell>
          <table:table-cell table:style-name="Table1.B7" office:value-type="string">
            <text:p text:style-name="P40">6</text:p>
          </table:table-cell>
          <table:table-cell table:style-name="Table1.B7" office:value-type="string">
            <text:p text:style-name="P40">7</text:p>
          </table:table-cell>
          <table:table-cell table:style-name="Table1.B7" office:value-type="string">
            <text:p text:style-name="P40">8</text:p>
          </table:table-cell>
          <table:table-cell table:style-name="Table1.B7" office:value-type="string">
            <text:p text:style-name="P40">9</text:p>
          </table:table-cell>
        </table:table-row>
      </table:table>
      <text:p text:style-name="P73"/>
      <text:p text:style-name="P72"><text:span text:style-name="T62">fitxa_kokatu</text:span> azpiprograma inplementatzea eskatzen da. Ohartu, ez dela eskatzen joko osoa inplementatzea (beste hainbat azpiprograma beharko lirateke kasu horretan). </text:p>
      <text:p text:style-name="P72"><text:span text:style-name="T62">fitxa_kokatu </text:span><text:s/>azpiprogramak, tableroa edukita, kolore bat eta fitxa zein zutabean sartu nahi den jakinda, jokaldi horrekin 4 fitxa konektatzen diren adieraziko du, aldi berean tableroa eguneratuta utziz (ikus espezifikazioa). </text:p>
      <text:p text:style-name="P112"><text:span text:style-name="T98">Datu moten definizioak</text:span> </text:p>
      <table:table table:name="Table2" table:style-name="Table2">
        <table:table-column table:style-name="Table2.A"/>
        <table:table-row table:style-name="Table2.1">
          <table:table-cell table:style-name="Table2.A1" office:value-type="string">
            <text:p text:style-name="P15"><text:span text:style-name="T95">package </text:span><text:span text:style-name="T62">konekta4 </text:span><text:span text:style-name="T95">is <text:s text:c="2"/></text:span></text:p>
            <text:p text:style-name="P15"><text:span text:style-name="T96"><text:s text:c="3"/></text:span><text:span text:style-name="T62">Max_Zutabe: </text:span><text:span text:style-name="T95">constant </text:span><text:span text:style-name="T62">integer:=</text:span><text:span text:style-name="T97">9</text:span><text:span text:style-name="T62">;</text:span></text:p>
            <text:p text:style-name="P15"><text:span text:style-name="T63"><text:s text:c="3"/></text:span><text:span text:style-name="T62">Max_Errenkada: </text:span><text:span text:style-name="T95">constant </text:span><text:span text:style-name="T62">Integer:=</text:span><text:span text:style-name="T97">6</text:span><text:span text:style-name="T62">;</text:span></text:p>
            <text:p text:style-name="P15"><text:span text:style-name="T63"><text:s text:c="3"/></text:span><text:span text:style-name="T95">type </text:span><text:span text:style-name="T62">T_Kutxatxo </text:span><text:span text:style-name="T95">is </text:span><text:span text:style-name="T62">(Gorria,Urdina,Ezer);</text:span></text:p>
            <text:p text:style-name="P15"><text:span text:style-name="T96"><text:s text:c="3"/></text:span><text:span text:style-name="T95">subtype </text:span><text:span text:style-name="T62">T_Fitxa </text:span><text:span text:style-name="T95">is </text:span><text:span text:style-name="T62">T_Kutxatxo </text:span><text:span text:style-name="T95">range</text:span><text:span text:style-name="T62"> Gorria..Urdina;</text:span></text:p>
            <text:p text:style-name="P15"><text:span text:style-name="T63"><text:s text:c="3"/></text:span><text:span text:style-name="T95">subtype </text:span><text:span text:style-name="T62">T_Errenkada </text:span><text:span text:style-name="T95">is </text:span><text:span text:style-name="T62">Integer </text:span><text:span text:style-name="T95">range </text:span><text:span text:style-name="T97">1</text:span><text:span text:style-name="T62">..Max_Errenkada;</text:span></text:p>
            <text:p text:style-name="P15"><text:span text:style-name="T63"><text:s text:c="3"/></text:span><text:span text:style-name="T95">subtype </text:span><text:span text:style-name="T62">T_Zutabe </text:span><text:span text:style-name="T95">is </text:span><text:span text:style-name="T62">Integer </text:span><text:span text:style-name="T95">range </text:span><text:span text:style-name="T97">1</text:span><text:span text:style-name="T62">..Max_Zutabe;</text:span></text:p>
            <text:p text:style-name="P15"><text:span text:style-name="T63"><text:s text:c="3"/></text:span><text:span text:style-name="T95">type </text:span><text:span text:style-name="T62">T_Taula </text:span><text:span text:style-name="T95">is array </text:span><text:span text:style-name="T62">(</text:span><text:span text:style-name="T97">1</text:span><text:span text:style-name="T62">..Max_Errenkada,</text:span><text:span text:style-name="T97">1</text:span><text:span text:style-name="T62">..Max_Zutabe) </text:span><text:span text:style-name="T95">of </text:span><text:span text:style-name="T62">T_Kutxatxo;</text:span></text:p>
            <text:p text:style-name="P72"><text:span text:style-name="T95">end </text:span><text:span text:style-name="T62">konekta4;</text:span></text:p>
          </table:table-cell>
        </table:table-row>
      </table:table>
      <text:p text:style-name="P74"/>
      <text:p text:style-name="P74"><text:span text:style-name="T98">Garatu behar den azpiprograma</text:span> </text:p>
      <table:table table:name="Table3" table:style-name="Table3">
        <table:table-column table:style-name="Table3.A"/>
        <table:table-row table:style-name="Table3.1">
          <table:table-cell table:style-name="Table3.A1" office:value-type="string">
            <text:p text:style-name="P15"><text:span text:style-name="T95">¿procedure/function? </text:span><text:span text:style-name="T62">Fitxa_kokatu (Taula:</text:span><text:span text:style-name="T95">¿? </text:span><text:span text:style-name="T62">T_Taula; Kolore:</text:span><text:span text:style-name="T95">¿? </text:span><text:span text:style-name="T62">T_Fitxa; Zutabea:</text:span><text:span text:style-name="T95">¿? </text:span><text:span text:style-name="T62">T_Zutabe; IrabaziBai:</text:span><text:span text:style-name="T95">¿? </text:span><text:span text:style-name="T62">Boolean……………) </text:span><text:span text:style-name="T95">¿?</text:span></text:p>
            <text:p text:style-name="P15"><text:span text:style-name="T96"><text:s text:c="3"/></text:span><text:span text:style-name="T99">-- Aurre: Zutabea parametroak markatutako zutabean gutxienez fitxa bat </text:span></text:p>
            <text:p text:style-name="P68">sartzeko lekurik badago.</text:p>
            <text:p text:style-name="P176"><text:span text:style-name="T99">-- Post: Taula eguneratu da, </text:span><text:span text:style-name="T100">Kolore-ko </text:span><text:span text:style-name="T99">fitxa bat </text:span><text:span text:style-name="T100">Zutabe-</text:span><text:span text:style-name="T99">an dagoen lehenengo errenkada librean (behetik hasita) kokatuz. Gainera, partida irabazi den adieraziko da; </text:span><text:span text:style-name="T100">irabaziBai-k </text:span><text:span text:style-name="T99">true balioko du 4 fitxa konektatzen direnean.</text:span></text:p>
          </table:table-cell>
        </table:table-row>
      </table:table>
      <text:p text:style-name="P131"><text:soft-page-break/><text:span text:style-name="T20">with</text:span><text:span text:style-name="T39"> </text:span><text:span text:style-name="T52">konprobatu_fitxak_norantzan</text:span><text:span text:style-name="T39">;</text:span></text:p>
      <text:p text:style-name="P131"><text:span text:style-name="T20">function</text:span><text:span text:style-name="T39">/</text:span><text:span text:style-name="T20">procedure</text:span><text:span text:style-name="T39"> </text:span><text:span text:style-name="T52">fitxa_kokatu</text:span><text:span text:style-name="T39">(</text:span><text:span text:style-name="T52">Taula</text:span><text:span text:style-name="T39">:</text:span><text:span text:style-name="T20">in</text:span><text:span text:style-name="T39"> </text:span><text:span text:style-name="T20">out</text:span><text:span text:style-name="T39"> </text:span><text:span text:style-name="T52">T_Taula</text:span><text:span text:style-name="T39">; </text:span><text:span text:style-name="T52">Kolore</text:span><text:span text:style-name="T39">: </text:span><text:span text:style-name="T20">in</text:span><text:span text:style-name="T39"> </text:span><text:span text:style-name="T52">T_Fitxa</text:span><text:span text:style-name="T39"> ;</text:span><text:span text:style-name="T52">Zutabe</text:span><text:span text:style-name="T39">:</text:span><text:span text:style-name="T20">in</text:span><text:span text:style-name="T39"> </text:span><text:span text:style-name="T52">T_Zutabe</text:span><text:span text:style-name="T39">; </text:span><text:span text:style-name="T52">IrabaziBai</text:span><text:span text:style-name="T39">:</text:span><text:span text:style-name="T20">out</text:span><text:span text:style-name="T39"> </text:span><text:span text:style-name="T52">Boolean</text:span><text:span text:style-name="T39">) ... </text:span><text:span text:style-name="T20">is</text:span></text:p>
      <text:p text:style-name="P131"><text:span text:style-name="T39"><text:s text:c="3"/></text:span><text:span text:style-name="T79">-- Aurre: Zutabea parametroak markatutako zutabean gutxienez fitxa bat sartzeko lekurik dago.</text:span></text:p>
      <text:p text:style-name="P141"><text:s text:c="3"/><text:span text:style-name="T78">-- Post: Taula eguneratu da, Kolore-ko fitxa bat Zutabe-an dagoen lehenengo errenkada librean (behetik hasita) kokatuz. Gainera, partida irabazi den adieraziko da; irabaziBai-k true balioko du 4 fitxa konektatzen direnean.</text:span></text:p>
      <text:p text:style-name="P152"><text:span text:style-name="T37">function</text:span><text:span text:style-name="T49">/</text:span><text:span text:style-name="T37">procedure</text:span><text:span text:style-name="T49"> </text:span><text:span text:style-name="T68">konprobatu_fitxak_norantzan</text:span><text:span text:style-name="T49"> (</text:span><text:span text:style-name="T68">X</text:span><text:span text:style-name="T49">) ... </text:span><text:span text:style-name="T37">is</text:span></text:p>
      <text:p text:style-name="P131"><text:span text:style-name="T39"><text:s text:c="3"/></text:span><text:span text:style-name="T79">-- Sarrera: Taula, errenkada, zutabea eta norantza.</text:span></text:p>
      <text:p text:style-name="P131"><text:span text:style-name="T39"><text:s text:c="3"/></text:span><text:span text:style-name="T79">-- Irteera: Boolear bat. Azpiprograma honen eginkizuna taulan kolore berdineko 4 fitxa jarraian dauden ala ez aztertzea izango da.</text:span></text:p>
      <text:p text:style-name="P131"><text:span text:style-name="T39"><text:s text:c="3"/></text:span><text:span text:style-name="T79">-- Gure inplementazioan, azpiprograma honi 4 aldiz deitzen diogu, taulako 4 norantzak aztertzeko, hau da:</text:span></text:p>
      <text:p text:style-name="P131"><text:span text:style-name="T39"><text:s text:c="3"/></text:span><text:span text:style-name="T79">-- Norantza:</text:span></text:p>
      <text:p text:style-name="P131"><text:span text:style-name="T39"><text:s text:c="3"/></text:span><text:span text:style-name="T79">-- </text:span><text:span text:style-name="T89">1</text:span><text:span text:style-name="T79"> Bertikala: bertikalean kolore berdineko 4 fitxa dauden begiratuko da</text:span></text:p>
      <text:p text:style-name="P131"><text:span text:style-name="T39"><text:s text:c="3"/></text:span><text:span text:style-name="T79">-- 2 Horizontala: horizontalean kolore berdineko 4 fitxa dauden begiratuko da</text:span></text:p>
      <text:p text:style-name="P131"><text:span text:style-name="T39"><text:s text:c="3"/></text:span><text:span text:style-name="T79">-- 3 Diagonala beheruntz: beherantzko diagonalean kolore berdineko 4 fitxa dauden begiratuko da</text:span></text:p>
      <text:p text:style-name="P131"><text:span text:style-name="T39"><text:s text:c="3"/></text:span><text:span text:style-name="T79">-- 4 Diagonala goruntz: gorantzako diagonalean kolore berdineko 4 fitxa dauden begiratuko da</text:span></text:p>
      <text:p text:style-name="P131"><text:span text:style-name="T39"><text:s text:c="3"/></text:span><text:span text:style-name="T79">-- OHARRA: ez duzue zertan gure inplementazio berdina egin behar</text:span></text:p>
      <text:p text:style-name="P136"/>
      <text:p text:style-name="P131"><text:span text:style-name="T39"><text:s text:c="2"/></text:span><text:span text:style-name="T20">begin</text:span></text:p>
      <text:p text:style-name="P131"><text:span text:style-name="T39"><text:s text:c="3"/></text:span><text:span text:style-name="T20">case</text:span><text:span text:style-name="T39"> </text:span><text:span text:style-name="T52">Norantza</text:span><text:span text:style-name="T39"> </text:span><text:span text:style-name="T20">is</text:span></text:p>
      <text:p text:style-name="P131"><text:span text:style-name="T39"><text:s text:c="6"/></text:span><text:span text:style-name="T20">when</text:span><text:span text:style-name="T39"> </text:span><text:span text:style-name="T52">1</text:span><text:span text:style-name="T39"> =&gt;</text:span></text:p>
      <text:p text:style-name="P131"><text:span text:style-name="T39"><text:s text:c="9"/></text:span><text:span text:style-name="T52">Errenkada_Inkrementatu</text:span><text:span text:style-name="T39">:=</text:span><text:span text:style-name="T52">1</text:span><text:span text:style-name="T39">; <text:s text:c="8"/></text:span><text:span text:style-name="T52">Zutabea_Inkrementatu</text:span><text:span text:style-name="T39">:=</text:span><text:span text:style-name="T52">0</text:span><text:span text:style-name="T39">;</text:span></text:p>
      <text:p text:style-name="P131"><text:span text:style-name="T39"><text:s text:c="6"/></text:span><text:span text:style-name="T20">when</text:span><text:span text:style-name="T39"> </text:span><text:span text:style-name="T52">2</text:span><text:span text:style-name="T39"> =&gt;</text:span></text:p>
      <text:p text:style-name="P131"><text:span text:style-name="T39"><text:s text:c="9"/></text:span><text:span text:style-name="T52">Errenkada_Inkrementatu</text:span><text:span text:style-name="T39">:=</text:span><text:span text:style-name="T52">0</text:span><text:span text:style-name="T39">; <text:s text:c="8"/></text:span><text:span text:style-name="T52">Zutabea_Inkrementatu</text:span><text:span text:style-name="T39">:=</text:span><text:span text:style-name="T52">1</text:span><text:span text:style-name="T39">;</text:span></text:p>
      <text:p text:style-name="P131"><text:span text:style-name="T39"><text:s text:c="6"/></text:span><text:span text:style-name="T20">when</text:span><text:span text:style-name="T39"> </text:span><text:span text:style-name="T52">3</text:span><text:span text:style-name="T39"> =&gt;</text:span></text:p>
      <text:p text:style-name="P131"><text:span text:style-name="T39"><text:s text:c="9"/></text:span><text:span text:style-name="T52">Errenkada_Inkrementatu</text:span><text:span text:style-name="T39">:=</text:span><text:span text:style-name="T52">1</text:span><text:span text:style-name="T39">; <text:s text:c="8"/></text:span><text:span text:style-name="T52">Zutabea_Inkrementatu</text:span><text:span text:style-name="T39">:=</text:span><text:span text:style-name="T52">1</text:span><text:span text:style-name="T39">;</text:span></text:p>
      <text:p text:style-name="P131"><text:span text:style-name="T39"><text:s text:c="6"/></text:span><text:span text:style-name="T20">when</text:span><text:span text:style-name="T39"> </text:span><text:span text:style-name="T52">4</text:span><text:span text:style-name="T39"> =&gt;</text:span></text:p>
      <text:p text:style-name="P131"><text:span text:style-name="T39"><text:s text:c="9"/></text:span><text:span text:style-name="T52">Errenkada_Inkrementatu</text:span><text:span text:style-name="T39">:=</text:span><text:span text:style-name="T52">-1</text:span><text:span text:style-name="T39">; <text:s text:c="8"/></text:span><text:span text:style-name="T52">Zutabea_Inkrementatu</text:span><text:span text:style-name="T39">:=</text:span><text:span text:style-name="T52">1</text:span><text:span text:style-name="T39">;</text:span></text:p>
      <text:p text:style-name="P131"><text:span text:style-name="T39"><text:s text:c="6"/></text:span><text:span text:style-name="T20">when</text:span><text:span text:style-name="T39"> </text:span><text:span text:style-name="T20">others</text:span><text:span text:style-name="T39">=&gt;</text:span></text:p>
      <text:p text:style-name="P131"><text:span text:style-name="T39"><text:s text:c="9"/></text:span><text:span text:style-name="T52">Errenkada_Inkrementatu</text:span><text:span text:style-name="T39">:=</text:span><text:span text:style-name="T52">0</text:span><text:span text:style-name="T39">; <text:s text:c="8"/></text:span><text:span text:style-name="T52">Zutabea_Inkrementatu</text:span><text:span text:style-name="T39">:=</text:span><text:span text:style-name="T52">0</text:span><text:span text:style-name="T39">;</text:span></text:p>
      <text:p text:style-name="P131"><text:span text:style-name="T39"><text:s text:c="3"/></text:span><text:span text:style-name="T20">end</text:span><text:span text:style-name="T39"> </text:span><text:span text:style-name="T20">case</text:span><text:span text:style-name="T39">;</text:span></text:p>
      <text:p text:style-name="P141"><text:s text:c="6"/><text:span text:style-name="T78">-- aztertu taulako posizioak</text:span></text:p>
      <text:p text:style-name="P137"/>
      <text:p text:style-name="P138">-----------***************************************************------------------</text:p>
      <text:p text:style-name="P138">------------------------------ OHARRA ---------------------------------</text:p>
      <text:p text:style-name="P131"><text:span text:style-name="T20"/></text:p>
      <text:p text:style-name="P133"><text:span text:style-name="T20">Zer da hor goiko kode hori? CASE? Kode hori IF bezalakoa da. Bata zein bestea erabili daiteke. Nola funtzionatzen du CASE batek? Oso erraza:</text:span></text:p>
      <text:p text:style-name="P133"><text:span text:style-name="T20">Aurreko kodean, NORANTZA aldagaiak 1 balio duenean, soilik </text:span><text:span text:style-name="T54">Errenkada_Inkrementatu</text:span><text:span text:style-name="T43">:=</text:span><text:span text:style-name="T54">1</text:span><text:span text:style-name="T43">;</text:span></text:p>
      <text:p text:style-name="P133"><text:span text:style-name="T54">Zutabea_Inkrementatu</text:span><text:span text:style-name="T43">:=</text:span><text:span text:style-name="T54">0</text:span><text:span text:style-name="T43">;</text:span></text:p>
      <text:p text:style-name="P133"><text:span text:style-name="T20">egikaritu/exekutatuko litzateke. 3 balioa badu? Orduan</text:span></text:p>
      <text:p text:style-name="P133"><text:span text:style-name="T54">Errenkada_Inkrementatu</text:span><text:span text:style-name="T43">:=</text:span><text:span text:style-name="T54">1</text:span><text:span text:style-name="T43">;</text:span></text:p>
      <text:p text:style-name="P133"><text:span text:style-name="T54">Zutabea_Inkrementatu</text:span><text:span text:style-name="T43">:=</text:span><text:span text:style-name="T54">1</text:span><text:span text:style-name="T43">;</text:span></text:p>
      <text:p text:style-name="P133"><text:span text:style-name="T20">ondoren end case-era salto egingo luke.</text:span></text:p>
      <text:p text:style-name="P133"><text:span text:style-name="T20">If bat bezala, baina egitura hori du, =&gt; erabiliaz bai baina kontuz, ez du zer ikusirik bektoreak edo arrayak hasieraketarekin!!! </text:span><text:span text:style-name="T23">(4.3 gaia Agregatuak atala)</text:span><text:span text:style-name="T20">!!</text:span></text:p>
      <text:p text:style-name="P133"><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pan text:style-name="T20"/></text:p>
      <text:p text:style-name="P134"><text:soft-page-break/><text:span text:style-name="T20">Case-aren beste adibidetxo bat:</text:span></text:p>
      <text:p text:style-name="P134"><text:span text:style-name="T20"/></text:p>
      <text:p text:style-name="P134"><text:span text:style-name="T20">balioa:= 6 rem 2;</text:span><text:span text:style-name="T90"> </text:span></text:p>
      <text:p text:style-name="P132"><text:span text:style-name="T39"><text:s text:c="3"/></text:span><text:span text:style-name="T20">case</text:span><text:span text:style-name="T39"> </text:span><text:span text:style-name="T55">balioa</text:span><text:span text:style-name="T39"> </text:span><text:span text:style-name="T20">is</text:span></text:p>
      <text:p text:style-name="P132"><text:span text:style-name="T39"><text:s text:c="6"/></text:span><text:span text:style-name="T20">when</text:span><text:span text:style-name="T39"> </text:span><text:span text:style-name="T55">0</text:span><text:span text:style-name="T39"> =&gt;</text:span></text:p>
      <text:p text:style-name="P132"><text:span text:style-name="T39"><text:s text:c="9"/></text:span><text:span text:style-name="T46">put(“zenbakia BIKOITIA da”);</text:span></text:p>
      <text:p text:style-name="P132"><text:span text:style-name="T39"><text:s text:c="6"/></text:span><text:span text:style-name="T20">when</text:span><text:span text:style-name="T39"> </text:span><text:span text:style-name="T55">1</text:span><text:span text:style-name="T39"> =&gt;</text:span></text:p>
      <text:p text:style-name="P132"><text:span text:style-name="T39"><text:s text:c="9"/></text:span><text:span text:style-name="T46">put(“zenbakia BAKOITIA da”);</text:span></text:p>
      <text:p text:style-name="P132"><text:span text:style-name="T39"><text:s text:c="6"/></text:span><text:span text:style-name="T20">when</text:span><text:span text:style-name="T39"> </text:span><text:span text:style-name="T20">others</text:span><text:span text:style-name="T39">=&gt;</text:span></text:p>
      <text:p text:style-name="P132"><text:span text:style-name="T39"><text:s text:c="9"/></text:span><text:span text:style-name="T46">put(“Kasu hau ezinezkoa da baina OTHERS ipini beharra dago, adibidez, errorea gertatu dela ikusteko!”);</text:span></text:p>
      <text:p text:style-name="P134"><text:span text:style-name="T43"><text:s text:c="3"/></text:span><text:span text:style-name="T20">end</text:span><text:span text:style-name="T43"> </text:span><text:span text:style-name="T20">case</text:span><text:span text:style-name="T43">;</text:span></text:p>
      <text:p text:style-name="P133"><text:span text:style-name="T20"/></text:p>
      <text:p text:style-name="P138">------------------------- ---------------------------------</text:p>
      <text:p text:style-name="P131"><text:span text:style-name="T20"/></text:p>
      <text:p text:style-name="P131"><text:span text:style-name="T20">function</text:span><text:span text:style-name="T39">/</text:span><text:span text:style-name="T20">procedure</text:span><text:span text:style-name="T39"> </text:span><text:span text:style-name="T52">hasieratu_taula</text:span><text:span text:style-name="T39">(</text:span><text:span text:style-name="T52">X</text:span><text:span text:style-name="T39">)... </text:span><text:span text:style-name="T20">is</text:span></text:p>
      <text:p text:style-name="P131"><text:span text:style-name="T39"><text:s text:c="3"/></text:span><text:span text:style-name="T79">-- Sarrera: Taula</text:span></text:p>
      <text:p text:style-name="P131"><text:span text:style-name="T39"><text:s text:c="3"/></text:span><text:span text:style-name="T79">-- Irteera: Taulako posizio guztiak "EZER" hitzarekin beteko da eta taula itzuliko da.</text:span></text:p>
      <text:p text:style-name="P139"/>
      <text:p text:style-name="P139"/>
      <text:p text:style-name="P131"><text:span text:style-name="T22">f</text:span><text:span text:style-name="T20">unction</text:span><text:span text:style-name="T39">/</text:span><text:span text:style-name="T20">procedure</text:span><text:span text:style-name="T39"> </text:span><text:span text:style-name="T52">eskatu_zutabea</text:span><text:span text:style-name="T39">(</text:span><text:span text:style-name="T52">X</text:span><text:span text:style-name="T39">) ... </text:span><text:span text:style-name="T20">is</text:span></text:p>
      <text:p text:style-name="P131"><text:span text:style-name="T39"><text:s text:c="3"/></text:span><text:span text:style-name="T79">-- Sarrera: Taula</text:span></text:p>
      <text:p text:style-name="P131"><text:span text:style-name="T39"><text:s text:c="3"/></text:span><text:span text:style-name="T79">-- Irteera: Taulako zutabe baten zenbakia. Azpiprogramak erabiltzaileari taulako zutabe</text:span></text:p>
      <text:p text:style-name="P131"><text:span text:style-name="T39"><text:s text:c="3"/></text:span><text:span text:style-name="T79">-- baten zenbakia eskatuko dio. Zutabea, beteta dagoen ala ez aztertuko da. Beteta badago,</text:span></text:p>
      <text:p text:style-name="P131"><text:span text:style-name="T39"><text:s text:c="3"/></text:span><text:span text:style-name="T79">-- berriz eskatuko dio zenbakia, bestela, zenbakia itzuliko du.</text:span></text:p>
      <text:p text:style-name="P136"/>
      <text:p text:style-name="P137"/>
      <text:p text:style-name="P131"><text:span text:style-name="T20">function</text:span><text:span text:style-name="T39">/</text:span><text:span text:style-name="T20">procedure</text:span><text:span text:style-name="T39"> </text:span><text:span text:style-name="T52">inprimatu_taula</text:span><text:span text:style-name="T39"> (</text:span><text:span text:style-name="T52">X</text:span><text:span text:style-name="T39">) ... </text:span><text:span text:style-name="T20">is</text:span></text:p>
      <text:p text:style-name="P131"><text:span text:style-name="T39"><text:s text:c="3"/></text:span><text:span text:style-name="T79">-- Sarrera: Taula</text:span></text:p>
      <text:p text:style-name="P131"><text:span text:style-name="T39"><text:s text:c="3"/></text:span><text:span text:style-name="T79">-- Irteera: Taula pantailaratuko da</text:span></text:p>
      <text:p text:style-name="P140">--Enumeratuak idatzi (put) ahal izateko:</text:p>
      <text:p text:style-name="P141"><text:span text:style-name="T36"><text:s text:c="3"/>package </text:span><text:span text:style-name="T67">P_Laukitxo_IO</text:span><text:span text:style-name="T36"> is new </text:span><text:span text:style-name="T67">Enumeration_IO</text:span><text:span text:style-name="T36">(</text:span><text:span text:style-name="T67">T_Kutxatxo</text:span><text:span text:style-name="T36">); use </text:span><text:span text:style-name="T67">P_Laukitxo_IO</text:span><text:span text:style-name="T36">;</text:span></text:p>
      <text:p text:style-name="P158"><text:span text:style-name="T30"/></text:p>
      <text:p text:style-name="P158"><text:span text:style-name="T102">Kasu honetan ez da datu egitura berririk sortu, eta programa nagusia sinplea da, soilik begizta baten barruan (partida amaitu arte) gure azpiprogramei deia egitea.</text:span></text:p>
      <text:p text:style-name="P158"><text:span text:style-name="T102">Zati hauek soilik uzten dizkizuet:</text:span></text:p>
      <text:p text:style-name="P145"><text:span text:style-name="T32"/></text:p>
      <text:p text:style-name="P179"><text:span text:style-name="T32">with</text:span> <text:span text:style-name="T72">konekta4</text:span>;<text:span text:style-name="T32">use</text:span><text:span text:style-name="T105"> </text:span><text:span text:style-name="T69">konekta4</text:span><text:span text:style-name="T105">;</text:span></text:p>
      <text:p text:style-name="P178"><text:span text:style-name="T32">procedure</text:span> <text:span text:style-name="T51">proba_konekta</text:span> <text:span text:style-name="T36">is</text:span></text:p>
      <text:p text:style-name="P171"/>
      <text:p text:style-name="P172"><text:span text:style-name="T39"><text:s text:c="3"/></text:span><text:span text:style-name="T52">Taula</text:span><text:span text:style-name="T39">: </text:span><text:span text:style-name="T52">T_Taula</text:span><text:span text:style-name="T39">;</text:span></text:p>
      <text:p text:style-name="P167"><text:span text:style-name="T39"><text:s text:c="3"/>-- ....</text:span></text:p>
      <text:p text:style-name="P160"/>
      <text:p text:style-name="P167"><text:span text:style-name="T20">begin</text:span></text:p>
      <text:p text:style-name="P167"><text:span text:style-name="T39"><text:s text:c="3"/></text:span><text:span text:style-name="T52">hasieratu_taula</text:span><text:span text:style-name="T39">(</text:span><text:span text:style-name="T52">Taula</text:span><text:span text:style-name="T39">);</text:span></text:p>
      <text:p text:style-name="P167"><text:span text:style-name="T39"><text:s text:c="3"/></text:span><text:span text:style-name="T52">inprimatu_taula</text:span><text:span text:style-name="T39">(</text:span><text:span text:style-name="T52">Taula</text:span><text:span text:style-name="T39">);</text:span></text:p>
      <text:p text:style-name="P167"><text:span text:style-name="T39">-- <text:s text:c="2"/></text:span><text:span text:style-name="T20">Loop</text:span></text:p>
      <text:p text:style-name="P167"><text:span text:style-name="T39">-- <text:s text:c="5"/>...</text:span></text:p>
      <text:p text:style-name="P167"><text:span text:style-name="T39">-- <text:s text:c="5"/></text:span><text:span text:style-name="T20">exit</text:span><text:span text:style-name="T39"> </text:span><text:span text:style-name="T20">when</text:span><text:span text:style-name="T39"> </text:span><text:span text:style-name="T52">Irabazi</text:span><text:span text:style-name="T39">;</text:span></text:p>
      <text:p text:style-name="P167"><text:span text:style-name="T39">-- <text:s text:c="2"/></text:span><text:span text:style-name="T20">end</text:span><text:span text:style-name="T39"> </text:span><text:span text:style-name="T20">loop</text:span><text:span text:style-name="T39">;</text:span></text:p>
      <text:p text:style-name="P167"><text:span text:style-name="T39"><text:s text:c="3"/></text:span></text:p>
      <text:p text:style-name="P145"><text:span text:style-name="T36">end</text:span> <text:span text:style-name="T51">proba_konekta</text:span>;</text:p>
      <text:p text:style-name="P156"><text:soft-page-break/><text:span text:style-name="T28">with</text:span><text:span text:style-name="T47"> </text:span><text:span text:style-name="T61">konekta4</text:span><text:span text:style-name="T47">; </text:span><text:span text:style-name="T20">use</text:span><text:span text:style-name="T39"> </text:span><text:span text:style-name="T61">konekta4</text:span><text:span text:style-name="T39">;</text:span></text:p>
      <text:p text:style-name="P49"><text:span text:style-name="T20">procedure</text:span><text:span text:style-name="T39"> </text:span><text:span text:style-name="T52">hasieratu_taula</text:span><text:span text:style-name="T39">(</text:span><text:span text:style-name="T52">Taula</text:span><text:span text:style-name="T39">:</text:span><text:span text:style-name="T20">in</text:span><text:span text:style-name="T39"> </text:span><text:span text:style-name="T20">out</text:span><text:span text:style-name="T39"> </text:span><text:span text:style-name="T52">T_Taula</text:span><text:span text:style-name="T39">) </text:span><text:span text:style-name="T20">is</text:span></text:p>
      <text:p text:style-name="P46">begin</text:p>
      <text:p text:style-name="P49"><text:span text:style-name="T39"><text:s text:c="3"/></text:span><text:span text:style-name="T20">for</text:span><text:span text:style-name="T39"> </text:span><text:span text:style-name="T52">I</text:span><text:span text:style-name="T39"> </text:span><text:span text:style-name="T20">in</text:span><text:span text:style-name="T39"> </text:span><text:span text:style-name="T52">T_Errenkada</text:span><text:span text:style-name="T39"> </text:span><text:span text:style-name="T20">loop</text:span></text:p>
      <text:p text:style-name="P49"><text:span text:style-name="T39"><text:s text:c="6"/></text:span><text:span text:style-name="T20">for</text:span><text:span text:style-name="T39"> </text:span><text:span text:style-name="T52">J</text:span><text:span text:style-name="T39"> </text:span><text:span text:style-name="T20">in</text:span><text:span text:style-name="T39"> </text:span><text:span text:style-name="T52">T_Zutabe</text:span><text:span text:style-name="T39"> </text:span><text:span text:style-name="T20">loop</text:span></text:p>
      <text:p text:style-name="P49"><text:span text:style-name="T39"><text:s text:c="9"/></text:span><text:span text:style-name="T52">Taula</text:span><text:span text:style-name="T39">(</text:span><text:span text:style-name="T52">I</text:span><text:span text:style-name="T39">,</text:span><text:span text:style-name="T52">J</text:span><text:span text:style-name="T39">):=</text:span><text:span text:style-name="T52">Ezer</text:span><text:span text:style-name="T39">;</text:span></text:p>
      <text:p text:style-name="P49"><text:span text:style-name="T39"><text:s text:c="6"/></text:span><text:span text:style-name="T20">end</text:span><text:span text:style-name="T39"> </text:span><text:span text:style-name="T20">loop</text:span><text:span text:style-name="T39">;</text:span></text:p>
      <text:p text:style-name="P49"><text:span text:style-name="T39"><text:s text:c="3"/></text:span><text:span text:style-name="T20">end</text:span><text:span text:style-name="T39"> </text:span><text:span text:style-name="T20">loop</text:span><text:span text:style-name="T39">;</text:span></text:p>
      <text:p text:style-name="P69"><text:span text:style-name="T36">end</text:span> <text:span text:style-name="T51">hasieratu_taula</text:span>;</text:p>
      <text:p text:style-name="P148"/>
      <text:p text:style-name="P147"><text:span text:style-name="T34">w</text:span><text:span text:style-name="T32">ith</text:span> <text:span text:style-name="T51">konekta</text:span><text:span text:style-name="T72">4</text:span><text:span text:style-name="T51">, Ada</text:span>.<text:span text:style-name="T51">Text_Io</text:span>;<text:span text:style-name="T36">use</text:span> <text:span text:style-name="T51">konekta</text:span><text:span text:style-name="T72">4</text:span><text:span text:style-name="T51">,Ada</text:span>.<text:span text:style-name="T51">Text_Io</text:span>;</text:p>
      <text:p text:style-name="P49"><text:span text:style-name="T25">with</text:span><text:span text:style-name="T39"> </text:span><text:span text:style-name="T52">Ada</text:span><text:span text:style-name="T39">.</text:span><text:span text:style-name="T52">Integer_Text_IO</text:span><text:span text:style-name="T39">;</text:span><text:span text:style-name="T20">use</text:span><text:span text:style-name="T39"> </text:span><text:span text:style-name="T52">Ada</text:span><text:span text:style-name="T39">.</text:span><text:span text:style-name="T52">Integer_Text_IO</text:span><text:span text:style-name="T39">;</text:span></text:p>
      <text:p text:style-name="P56"/>
      <text:p text:style-name="P49"><text:span text:style-name="T20">function</text:span><text:span text:style-name="T39"> </text:span><text:span text:style-name="T52">eskatu_zutabea</text:span><text:span text:style-name="T39">(</text:span><text:span text:style-name="T52">Taula</text:span><text:span text:style-name="T39">:</text:span><text:span text:style-name="T52">T_Taula</text:span><text:span text:style-name="T39">) </text:span><text:span text:style-name="T20">return</text:span><text:span text:style-name="T39"> </text:span><text:span text:style-name="T52">T_Zutabe</text:span><text:span text:style-name="T39"> </text:span><text:span text:style-name="T20">is</text:span></text:p>
      <text:p text:style-name="P49"><text:span text:style-name="T39"><text:s text:c="3"/></text:span><text:span text:style-name="T52">Zutabea</text:span><text:span text:style-name="T39">:</text:span><text:span text:style-name="T52">T_Zutabe</text:span><text:span text:style-name="T39">;</text:span></text:p>
      <text:p text:style-name="P49"><text:span text:style-name="T39"><text:s text:c="3"/></text:span><text:span text:style-name="T52">zuzena</text:span><text:span text:style-name="T39">:</text:span><text:span text:style-name="T52">Boolean</text:span><text:span text:style-name="T39">:=</text:span><text:span text:style-name="T52">False</text:span><text:span text:style-name="T39">;</text:span></text:p>
      <text:p text:style-name="P46">begin</text:p>
      <text:p text:style-name="P49"><text:span text:style-name="T39"><text:s text:c="3"/></text:span><text:span text:style-name="T20">Loop</text:span></text:p>
      <text:p text:style-name="P49"><text:span text:style-name="T39"><text:s text:c="6"/></text:span><text:span text:style-name="T52">New_Line</text:span><text:span text:style-name="T39">;</text:span><text:span text:style-name="T52">Put</text:span><text:span text:style-name="T39">(</text:span><text:span text:style-name="T74">"Zein zutabetan ipini nahi duzu fitxa? "</text:span><text:span text:style-name="T39">);</text:span></text:p>
      <text:p text:style-name="P49"><text:span text:style-name="T39"><text:s text:c="6"/></text:span><text:span text:style-name="T52">Put</text:span><text:span text:style-name="T39">(</text:span><text:span text:style-name="T52">T_Zutabe</text:span><text:span text:style-name="T39">'</text:span><text:span text:style-name="T52">First</text:span><text:span text:style-name="T39">,</text:span><text:span text:style-name="T52">0</text:span><text:span text:style-name="T39">);</text:span></text:p>
      <text:p text:style-name="P49"><text:span text:style-name="T39"><text:s text:c="6"/></text:span><text:span text:style-name="T52">Put</text:span><text:span text:style-name="T39">(</text:span><text:span text:style-name="T74">".."</text:span><text:span text:style-name="T39">);</text:span></text:p>
      <text:p text:style-name="P49"><text:span text:style-name="T39"><text:s text:c="6"/></text:span><text:span text:style-name="T52">Put</text:span><text:span text:style-name="T39">(</text:span><text:span text:style-name="T52">T_Zutabe</text:span><text:span text:style-name="T39">'</text:span><text:span text:style-name="T52">Last</text:span><text:span text:style-name="T39">,</text:span><text:span text:style-name="T52">0</text:span><text:span text:style-name="T39">);</text:span></text:p>
      <text:p text:style-name="P49"><text:span text:style-name="T39"><text:s text:c="6"/></text:span><text:span text:style-name="T52">Put</text:span><text:span text:style-name="T39">(</text:span><text:span text:style-name="T74">"? "</text:span><text:span text:style-name="T39">);</text:span></text:p>
      <text:p text:style-name="P49"><text:span text:style-name="T39"><text:s text:c="6"/></text:span><text:span text:style-name="T52">Get</text:span><text:span text:style-name="T39">(</text:span><text:span text:style-name="T52">Zutabea</text:span><text:span text:style-name="T39">);</text:span></text:p>
      <text:p text:style-name="P49"><text:span text:style-name="T39"><text:s text:c="6"/></text:span><text:span text:style-name="T43">-- .....</text:span></text:p>
      <text:p text:style-name="P49"><text:span text:style-name="T43"/></text:p>
      <text:p text:style-name="P49"><text:span text:style-name="T39"><text:s text:c="6"/></text:span><text:span text:style-name="T20">exit</text:span><text:span text:style-name="T39"> </text:span><text:span text:style-name="T20">when</text:span><text:span text:style-name="T39"> </text:span><text:span text:style-name="T52">zuzena</text:span><text:span text:style-name="T39">;</text:span></text:p>
      <text:p text:style-name="P49"><text:span text:style-name="T39"><text:s text:c="3"/></text:span><text:span text:style-name="T20">end</text:span><text:span text:style-name="T39"> </text:span><text:span text:style-name="T20">loop</text:span><text:span text:style-name="T39">;</text:span></text:p>
      <text:p text:style-name="P49"><text:span text:style-name="T39"><text:s text:c="3"/></text:span><text:span text:style-name="T20">return</text:span><text:span text:style-name="T39"> (</text:span><text:span text:style-name="T52">Zutabea</text:span><text:span text:style-name="T39">);</text:span></text:p>
      <text:p text:style-name="P69"><text:span text:style-name="T36">end</text:span> <text:span text:style-name="T51">eskatu_zutabea</text:span>;</text:p>
      <text:p text:style-name="P69"/>
      <text:p text:style-name="P155"><text:span text:style-name="T28">with</text:span><text:span text:style-name="T47"> </text:span><text:span text:style-name="T56">konekta</text:span><text:span text:style-name="T57">4</text:span><text:span text:style-name="T56">, Ada</text:span><text:span text:style-name="T47">.</text:span><text:span text:style-name="T56">Text_Io</text:span><text:span text:style-name="T47">; </text:span><text:span text:style-name="T24">use</text:span><text:span text:style-name="T47"> <text:s/></text:span><text:span text:style-name="T56">Ada</text:span><text:span text:style-name="T47">.</text:span><text:span text:style-name="T56">Text_Io, konekta</text:span><text:span text:style-name="T57">4</text:span><text:span text:style-name="T47">;</text:span></text:p>
      <text:p text:style-name="P49"><text:span text:style-name="T20">procedure</text:span><text:span text:style-name="T39"> </text:span><text:span text:style-name="T52">inprimatu_taula</text:span><text:span text:style-name="T39"> (</text:span><text:span text:style-name="T52">Taula</text:span><text:span text:style-name="T39">: </text:span><text:span text:style-name="T20">in</text:span><text:span text:style-name="T39"> </text:span><text:span text:style-name="T52">T_Taula</text:span><text:span text:style-name="T39">) </text:span><text:span text:style-name="T20">is</text:span></text:p>
      <text:p text:style-name="P61"/>
      <text:p text:style-name="P49"><text:span text:style-name="T20">package</text:span><text:span text:style-name="T39"> </text:span><text:span text:style-name="T52">P_Laukitxo_IO</text:span><text:span text:style-name="T39"> </text:span><text:span text:style-name="T20">is</text:span><text:span text:style-name="T39"> </text:span><text:span text:style-name="T20">new</text:span><text:span text:style-name="T39"> </text:span><text:span text:style-name="T52">Enumeration_IO</text:span><text:span text:style-name="T39">(</text:span><text:span text:style-name="T52">T_Kutxatxo</text:span><text:span text:style-name="T39">); </text:span><text:span text:style-name="T20">use</text:span><text:span text:style-name="T39"> </text:span><text:span text:style-name="T52">P_Laukitxo_IO</text:span><text:span text:style-name="T39">;</text:span></text:p>
      <text:p text:style-name="P63"><text:s/></text:p>
      <text:p text:style-name="P46">begin</text:p>
      <text:p text:style-name="P63"><text:s text:c="3"/></text:p>
      <text:p text:style-name="P49"><text:span text:style-name="T39"><text:s text:c="3"/></text:span><text:span text:style-name="T52">Put_Line</text:span><text:span text:style-name="T39">(</text:span><text:span text:style-name="T74">"Fitxen egoera taulan:"</text:span><text:span text:style-name="T39">);</text:span></text:p>
      <text:p text:style-name="P49"><text:span text:style-name="T39"><text:s text:c="3"/></text:span><text:span text:style-name="T52">New_Line</text:span><text:span text:style-name="T39">;</text:span></text:p>
      <text:p text:style-name="P49"><text:span text:style-name="T39"><text:s text:c="3"/></text:span><text:span text:style-name="T20">for</text:span><text:span text:style-name="T39"> </text:span><text:span text:style-name="T52">Errenkada</text:span><text:span text:style-name="T39"> </text:span><text:span text:style-name="T20">in</text:span><text:span text:style-name="T39"> </text:span><text:span text:style-name="T52">1</text:span><text:span text:style-name="T39">..</text:span><text:span text:style-name="T52">Max_Errenkada</text:span><text:span text:style-name="T39"> </text:span><text:span text:style-name="T20">loop</text:span></text:p>
      <text:p text:style-name="P49"><text:span text:style-name="T39"><text:s text:c="6"/></text:span><text:span text:style-name="T20">for</text:span><text:span text:style-name="T39"> </text:span><text:span text:style-name="T52">Zutabe</text:span><text:span text:style-name="T39"> </text:span><text:span text:style-name="T20">in</text:span><text:span text:style-name="T39"> </text:span><text:span text:style-name="T52">1</text:span><text:span text:style-name="T39">..</text:span><text:span text:style-name="T52">Max_Zutabe</text:span><text:span text:style-name="T39"> </text:span><text:span text:style-name="T20">loop</text:span></text:p>
      <text:p text:style-name="P49"><text:span text:style-name="T39"><text:s text:c="9"/></text:span><text:span text:style-name="T52">Put</text:span><text:span text:style-name="T39">(</text:span><text:span text:style-name="T52">Taula</text:span><text:span text:style-name="T39">(</text:span><text:span text:style-name="T52">Errenkada</text:span><text:span text:style-name="T39">,</text:span><text:span text:style-name="T52">Zutabe</text:span><text:span text:style-name="T39">));</text:span></text:p>
      <text:p text:style-name="P49"><text:span text:style-name="T39"><text:s text:c="9"/></text:span><text:span text:style-name="T52">Put</text:span><text:span text:style-name="T39">(</text:span><text:span text:style-name="T74">" <text:s text:c="2"/>"</text:span><text:span text:style-name="T39">);</text:span></text:p>
      <text:p text:style-name="P49"><text:span text:style-name="T39"><text:s text:c="6"/></text:span><text:span text:style-name="T20">end</text:span><text:span text:style-name="T39"> </text:span><text:span text:style-name="T20">loop</text:span><text:span text:style-name="T39">;</text:span></text:p>
      <text:p text:style-name="P49"><text:span text:style-name="T39"><text:s text:c="6"/></text:span><text:span text:style-name="T52">New_Line</text:span><text:span text:style-name="T39">;</text:span></text:p>
      <text:p text:style-name="P49"><text:span text:style-name="T39"><text:s text:c="3"/></text:span><text:span text:style-name="T20">end</text:span><text:span text:style-name="T39"> </text:span><text:span text:style-name="T20">loop</text:span><text:span text:style-name="T39">;</text:span></text:p>
      <text:p text:style-name="P69"><text:span text:style-name="T36">end</text:span> <text:span text:style-name="T51">inprimatu_taula</text:span>;</text:p>
      <text:p text:style-name="P115"><text:soft-page-break/><text:span text:style-name="T5">Ariketa </text:span><text:span text:style-name="T6">3</text:span><text:span text:style-name="T5">: </text:span><text:span text:style-name="T6">Azterketen kopia</text:span></text:p>
      <text:p text:style-name="P12"><text:span text:style-name="T9">A</text:span><text:span text:style-name="T10"> atala:</text:span><text:span text:style-name="T11"> </text:span><text:span text:style-name="T109">Ondorengo espezifikazioa duen azpiprograma garatu</text:span><text:span text:style-name="T115">:</text:span></text:p>
      <text:p text:style-name="P17"/>
      <text:p text:style-name="P75"><text:span text:style-name="T123">procedure</text:span><text:span text:style-name="T125"> </text:span><text:span text:style-name="T126">kopiatu_dira</text:span><text:span text:style-name="T125">(</text:span><text:span text:style-name="T126">Azt1, Azt2 : </text:span><text:span text:style-name="T124">in</text:span><text:span text:style-name="T126"> Azterketa</text:span><text:span text:style-name="T125">) </text:span></text:p>
      <text:p text:style-name="P76"><text:s text:c="4"/>-- Aurrebaldintza: Azt1 eta Azt2 alfabetikoki ordenatuta daude </text:p>
      <text:p text:style-name="P76"><text:s text:c="4"/>-- Postbaldintza: Emaitza TRUE izango da baldin eta Azt1 nahiz <text:s text:c="9"/><text:tab/>-- Azt2-ko hitzen kopurua berdina bada eta hitz guztiek agerpen <text:tab/>-- kopuruak berdinak badira. </text:p>
      <text:p text:style-name="P25"/>
      <text:p text:style-name="P5"><text:span text:style-name="T133">Irakasle batek, azterketen kopiak ekiditeko, hitzen agerpenean oinarritutako metodo bat garatu du. Metodo honen oinarria, azterketan agertzen diren hitzak nahiz hauen agerpen kopurua, lista batean bihurtzean datza. Eginkizun hau burutzeko, hainbat datu egitura definitu dira, begiratu </text:span><text:span text:style-name="T93">datuak.ads</text:span><text:span text:style-name="T133"> fitxategian eta ondo aztertu.</text:span></text:p>
      <text:p text:style-name="P5">Kopiak identifikatu ahal izatearen oinarrizko ideia, definitutako aldagaien agerpen kopurua <text:s/>berdinak izatean datza (izenak ez dira zertan berdinak izan behar, izan ere kopiatze metodo ohikoena, soilik aldagaien izenak aldatzea baita). Adibidez, A eta B prozedurak kopiatuak izan direneko susmoa dago, ez ordea <text:span text:style-name="T134">C</text:span> prozedurarekin konparatuz gero.</text:p>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P28"><text:span text:style-name="T103">procedure</text:span> a <text:span text:style-name="T103">is</text:span></text:p>
            <text:p text:style-name="P29"><text:span text:style-name="T135"><text:s text:c="2"/></text:span>x1, x2: <text:span text:style-name="T103">integer</text:span>;</text:p>
            <text:p text:style-name="P30">begin</text:p>
            <text:p text:style-name="P29"><text:span text:style-name="T135"><text:s text:c="2"/></text:span><text:span text:style-name="T103">if</text:span> x1 &gt; x2</text:p>
            <text:p text:style-name="P29"><text:span text:style-name="T135"><text:s text:c="5"/></text:span><text:span text:style-name="T103">then</text:span> v4 := 0;</text:p>
            <text:p text:style-name="P29"><text:span text:style-name="T135"><text:s text:c="2"/></text:span><text:span text:style-name="T103">end if</text:span>;</text:p>
            <text:p text:style-name="P29"><text:span text:style-name="T103">end</text:span> a;</text:p>
          </table:table-cell>
          <table:table-cell table:style-name="Taula1.A1" office:value-type="string">
            <text:p text:style-name="P28"><text:span text:style-name="T103">procedure</text:span> b <text:span text:style-name="T103">is</text:span></text:p>
            <text:p text:style-name="P29"><text:span text:style-name="T135"><text:s text:c="2"/></text:span>y1, y2: <text:span text:style-name="T103">integer</text:span>;</text:p>
            <text:p text:style-name="P30">begin</text:p>
            <text:p text:style-name="P29"><text:span text:style-name="T135"><text:s text:c="2"/></text:span><text:span text:style-name="T103">if</text:span> y1 &gt; y2</text:p>
            <text:p text:style-name="P29"><text:span text:style-name="T135"><text:s text:c="4"/></text:span><text:span text:style-name="T103">then</text:span> indi<text:span text:style-name="T137">z</text:span>e<text:span text:style-name="T137">a</text:span> := 0;</text:p>
            <text:p text:style-name="P29"><text:span text:style-name="T104"><text:s text:c="2"/></text:span><text:span text:style-name="T103">end if</text:span>;</text:p>
            <text:p text:style-name="P29"><text:span text:style-name="T103">end</text:span> b;</text:p>
          </table:table-cell>
          <table:table-cell table:style-name="Taula1.C1" office:value-type="string">
            <text:p text:style-name="P28"><text:span text:style-name="T103">procedure</text:span> <text:span text:style-name="T134">c</text:span> <text:span text:style-name="T103">is</text:span></text:p>
            <text:p text:style-name="P29"><text:span text:style-name="T135"><text:s text:c="2"/></text:span>z1, z2, z3: <text:span text:style-name="T103">integer</text:span>;</text:p>
            <text:p text:style-name="P30">begin</text:p>
            <text:p text:style-name="P29"><text:span text:style-name="T135"><text:s text:c="2"/></text:span><text:span text:style-name="T103">if</text:span> z1 &gt; z2 + z3</text:p>
            <text:p text:style-name="P29"><text:span text:style-name="T135"><text:s text:c="5"/></text:span><text:span text:style-name="T103">then</text:span> z3 := Z3 + 1;</text:p>
            <text:p text:style-name="P29"><text:span text:style-name="T135"><text:s text:c="2"/></text:span><text:span text:style-name="T103">end if</text:span>;</text:p>
            <text:p text:style-name="P29"><text:span text:style-name="T103">end</text:span> c;</text:p>
          </table:table-cell>
        </table:table-row>
      </table:table>
      <text:p text:style-name="P5"><text:line-break/>Azterketa bat kodifikatzeko, irakasleak, bertan agertzen diren hitzak datu egituran gorde ditu, hitz bakoitzaren ager<text:span text:style-name="T138">pen</text:span> kopuruarekin batera. Prozesu honetan, hitzak alfabetikoki gordeko dira, hitz erreserbatuak kontutan izan gabe (if, while, for, procedure, ...).</text:p>
      <text:p text:style-name="P5">Adibidez, honako hau, 4 azterketen errepresentazioa izan daiteke:</text:p>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31"><text:span text:style-name="T139">azterketa</text:span> 1</text:p>
          </table:table-cell>
          <table:table-cell table:style-name="Taula2.A1" office:value-type="string">
            <text:p text:style-name="P31"><text:span text:style-name="T139">azterketa</text:span> 2</text:p>
          </table:table-cell>
          <table:table-cell table:style-name="Taula2.A1" office:value-type="string">
            <text:p text:style-name="P31"><text:span text:style-name="T139">azterketa</text:span> 3</text:p>
          </table:table-cell>
          <table:table-cell table:style-name="Taula2.A1" office:value-type="string">
            <text:p text:style-name="P31"><text:span text:style-name="T139">azterketa</text:span> 4</text:p>
          </table:table-cell>
        </table:table-row>
        <table:table-row table:style-name="Taula2.2">
          <table:table-cell table:style-name="Taula2.A2" office:value-type="string">
            <text:p text:style-name="P28">5</text:p>
            <text:p text:style-name="P29">i <text:s text:c="7"/>12</text:p>
            <text:p text:style-name="P29">in<text:span text:style-name="T139">dizea</text:span> <text:s/>15</text:p>
            <text:p text:style-name="P29"><text:span text:style-name="T139">ald</text:span>3 <text:s text:c="5"/>7</text:p>
            <text:p text:style-name="P29"><text:span text:style-name="T139">ald</text:span>5 <text:s text:c="5"/>9</text:p>
            <text:p text:style-name="P29"><text:span text:style-name="T139">ald</text:span>7 <text:s text:c="4"/>12</text:p>
          </table:table-cell>
          <table:table-cell table:style-name="Taula2.A2" office:value-type="string">
            <text:p text:style-name="P28">5</text:p>
            <text:p text:style-name="P29">elem <text:s text:c="5"/>7</text:p>
            <text:p text:style-name="P29">indi<text:span text:style-name="T139">zea</text:span>2 15</text:p>
            <text:p text:style-name="P29">j <text:s text:c="8"/>9</text:p>
            <text:p text:style-name="P29">x <text:s text:c="7"/>12</text:p>
            <text:p text:style-name="P29">z <text:s text:c="7"/>12</text:p>
          </table:table-cell>
          <table:table-cell table:style-name="Taula2.A2" office:value-type="string">
            <text:p text:style-name="P28">5</text:p>
            <text:p text:style-name="P29">elem <text:s text:c="6"/>7</text:p>
            <text:p text:style-name="P29">indi<text:span text:style-name="T139">zea</text:span>2 <text:s/>15</text:p>
            <text:p text:style-name="P29">j <text:s text:c="8"/>12</text:p>
            <text:p text:style-name="P29"><text:span text:style-name="T139">ald</text:span>3 <text:s text:c="6"/>9</text:p>
            <text:p text:style-name="P29"><text:span text:style-name="T139">ald</text:span>19 <text:s text:c="5"/>9</text:p>
          </table:table-cell>
          <table:table-cell table:style-name="Taula2.D2" office:value-type="string">
            <text:p text:style-name="P28">6</text:p>
            <text:p text:style-name="P29"><text:span text:style-name="T139">k</text:span>ont <text:s text:c="4"/>12</text:p>
            <text:p text:style-name="P29"><text:span text:style-name="T139">k</text:span>ont2 <text:s text:c="4"/>3</text:p>
            <text:p text:style-name="P29">j <text:s text:c="8"/>6</text:p>
            <text:p text:style-name="P29">w <text:s text:c="7"/>24</text:p>
            <text:p text:style-name="P29">z1 <text:s text:c="6"/>17</text:p>
            <text:p text:style-name="P29">z5 <text:s text:c="6"/>13</text:p>
          </table:table-cell>
        </table:table-row>
      </table:table>
      <text:p text:style-name="P10"/>
      <text:p text:style-name="P5">Adibide honetan, 1 eta 2 azterketak kopiatuak izan direnen susmoa dago. Aldagai kopuru berdina edukitzeaz gain, agerpen maiztasun berdina dute (12, 15, 7, 9, 12). 1 eta 3 azterketak ordea ez dira susmagarriak, maiztasun desberdinak baitute (12, 15, 7, 9, 12) eta (7, 15, 12, 9, 9). 4. azterketa ez da susmagarria, gainontzeko azterketetan agertzen diren hitz kopuru desberdina baitu. </text:p>
      <text:p text:style-name="P17"><text:span text:style-name="T8">B</text:span><text:span text:style-name="T7"> </text:span><text:span text:style-name="T12">atala:</text:span><text:span text:style-name="T13"> </text:span><text:span text:style-name="T106">Ondorengo espezifikazioa duen azpiprograma garatu</text:span><text:span text:style-name="T107">:</text:span><text:span text:style-name="T14"> </text:span><text:span text:style-name="T4"><text:s/></text:span></text:p>
      <text:p text:style-name="P17"/>
      <text:p text:style-name="P75"><text:span text:style-name="T123">procedure</text:span><text:span text:style-name="T125"> </text:span><text:span text:style-name="T127">susmagarriak_idatzi</text:span><text:span text:style-name="T125">(</text:span><text:span text:style-name="T127">Gela</text:span><text:span text:style-name="T125">1: </text:span><text:span text:style-name="T123">in</text:span><text:span text:style-name="T125"> </text:span><text:span text:style-name="T127">Gela</text:span><text:span text:style-name="T125">) </text:span></text:p>
      <text:p text:style-name="P77">-- <text:span text:style-name="T140">aurrebaldintza</text:span>: <text:span text:style-name="T140">azterketa burutu duten ikasleen datuak Gela1 <text:s text:c="3"/>--<text:tab/><text:tab/><text:tab/>aldagaian barneratuta daude.</text:span></text:p>
      <text:p text:style-name="P77">-- <text:span text:style-name="T140">postbaldintza</text:span>: <text:span text:style-name="T141">susmagarriak diren ikasle bikoteak pantailaratuko <text:s text:c="2"/>-– <text:tab/><text:tab/><text:tab/>dira. Susmagarrien listan, ez dira bikoteen <text:s text:c="7"/>-– <text:tab/><text:tab/><text:tab/>errepikapenik egongo, hau da, (X,Y) bikotea <text:s text:c="7"/>–- <text:s text:c="14"/>agertzen bada, ez litzateke (Y,X) bikotea idatziko.</text:span></text:p>
      <text:p text:style-name="P5"><text:soft-page-break/><text:line-break/>Oinarrizko programazioko azterketako datuak matrize batean <text:s/>izango ditugu. Matrizeko elementuak, ikasleak eseri direneko tokiak irudikatzeko erabiliko dira. Ikasle bakoitzeko, honen identifikazioa eta kodifikatutako azterketa (aurreko eragiketakoa) izango dugu . Helburua, kopiatzea burutu duten ikasle bikoteen lista lortzea da. Jakina da, ikasle batek bere eskuineko, ezkerreko, aurrealdeko eta atzealdeko ikasleekin burutu dezakeela kopiatzea.</text:p>
      <text:p text:style-name="P27"/>
      <table:table table:name="Table21" table:style-name="Table21">
        <table:table-column table:style-name="Table21.A" table:number-columns-repeated="9"/>
        <table:table-column table:style-name="Table21.J"/>
        <table:table-row table:style-name="Table21.1">
          <table:table-cell table:style-name="Table21.A1" office:value-type="string">
            <text:p text:style-name="P66"/>
          </table:table-cell>
          <table:table-cell table:style-name="Table21.B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B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J1" office:value-type="string">
            <text:p text:style-name="P66"/>
          </table:table-cell>
        </table:table-row>
        <table:table-row table:style-name="Table21.1">
          <table:table-cell table:style-name="Table21.A1" office:value-type="string">
            <text:p text:style-name="P66"/>
          </table:table-cell>
          <table:table-cell table:style-name="Table21.A1" office:value-type="string">
            <text:p text:style-name="P66"/>
          </table:table-cell>
          <table:table-cell table:style-name="Table21.B1" office:value-type="string">
            <text:p text:style-name="P66"/>
          </table:table-cell>
          <table:table-cell table:style-name="Table21.A1" office:value-type="string">
            <text:p text:style-name="P66"/>
          </table:table-cell>
          <table:table-cell table:style-name="Table21.A1" office:value-type="string">
            <text:p text:style-name="P66"><draw:line text:anchor-type="char" draw:z-index="13" draw:style-name="gr4" draw:text-style-name="P183" svg:x1="0.1807in" svg:y1="0.4957in" svg:x2="0.1807in" svg:y2="0.2457in"><text:p/></draw:line>4444</text:p>
          </table:table-cell>
          <table:table-cell table:style-name="Table21.A1" office:value-type="string">
            <text:p text:style-name="P66"/>
          </table:table-cell>
          <table:table-cell table:style-name="Table21.A1" office:value-type="string">
            <text:p text:style-name="P66"/>
          </table:table-cell>
          <table:table-cell table:style-name="Table21.B1" office:value-type="string">
            <text:p text:style-name="P66"/>
          </table:table-cell>
          <table:table-cell table:style-name="Table21.B1" office:value-type="string">
            <text:p text:style-name="P66"/>
          </table:table-cell>
          <table:table-cell table:style-name="Table21.J2" office:value-type="string">
            <text:p text:style-name="P66"/>
          </table:table-cell>
        </table:table-row>
        <table:table-row table:style-name="Table21.1">
          <table:table-cell table:style-name="Table21.A1" office:value-type="string">
            <text:p text:style-name="P66"/>
          </table:table-cell>
          <table:table-cell table:style-name="Table21.B1" office:value-type="string">
            <text:p text:style-name="P66"/>
          </table:table-cell>
          <table:table-cell table:style-name="Table21.A1" office:value-type="string">
            <text:p text:style-name="P66"/>
          </table:table-cell>
          <table:table-cell table:style-name="Table21.A1" office:value-type="string">
            <text:p text:style-name="P67"><draw:line text:anchor-type="char" draw:z-index="16" draw:style-name="gr4" draw:text-style-name="P183" svg:x1="0.5815in" svg:y1="0.1972in" svg:x2="0.3752in" svg:y2="0.1972in"><text:p/></draw:line>8888</text:p>
          </table:table-cell>
          <table:table-cell table:style-name="Table21.A1" office:value-type="string">
            <text:p text:style-name="P67"><draw:line text:anchor-type="char" draw:z-index="14" draw:style-name="gr4" draw:text-style-name="P183" svg:x1="0.1807in" svg:y1="0.2638in" svg:x2="0.1807in" svg:y2="0.5138in"><text:p/></draw:line><draw:line text:anchor-type="char" draw:z-index="15" draw:style-name="gr4" draw:text-style-name="P183" svg:x1="0.3752in" svg:y1="0.1972in" svg:x2="0.6252in" svg:y2="0.1972in"><text:p/></draw:line>2222</text:p>
          </table:table-cell>
          <table:table-cell table:style-name="Table21.A1" office:value-type="string">
            <text:p text:style-name="P67">3333</text:p>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J3" office:value-type="string">
            <text:p text:style-name="P66"/>
          </table:table-cell>
        </table:table-row>
        <table:table-row table:style-name="Table21.1">
          <table:table-cell table:style-name="Table21.B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7"/>
          </table:table-cell>
          <table:table-cell table:style-name="Table21.A1" office:value-type="string">
            <text:p text:style-name="P67">5555</text:p>
          </table:table-cell>
          <table:table-cell table:style-name="Table21.A1" office:value-type="string">
            <text:p text:style-name="P67"/>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J4" office:value-type="string">
            <text:p text:style-name="P66"/>
          </table:table-cell>
        </table:table-row>
        <table:table-row table:style-name="Table21.1">
          <table:table-cell table:style-name="Table21.A1" office:value-type="string">
            <text:p text:style-name="P66"/>
          </table:table-cell>
          <table:table-cell table:style-name="Table21.B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B1" office:value-type="string">
            <text:p text:style-name="P66"/>
          </table:table-cell>
          <table:table-cell table:style-name="Table21.B1" office:value-type="string">
            <text:p text:style-name="P66"/>
          </table:table-cell>
          <table:table-cell table:style-name="Table21.A1" office:value-type="string">
            <text:p text:style-name="P66"/>
          </table:table-cell>
          <table:table-cell table:style-name="Table21.J5" office:value-type="string">
            <text:p text:style-name="P66"/>
          </table:table-cell>
        </table:table-row>
        <table:table-row table:style-name="Table21.1">
          <table:table-cell table:style-name="Table21.B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B1" office:value-type="string">
            <text:p text:style-name="P66"/>
          </table:table-cell>
          <table:table-cell table:style-name="Table21.A1" office:value-type="string">
            <text:p text:style-name="P66"/>
          </table:table-cell>
          <table:table-cell table:style-name="Table21.A1" office:value-type="string">
            <text:p text:style-name="P66"/>
          </table:table-cell>
          <table:table-cell table:style-name="Table21.J6" office:value-type="string">
            <text:p text:style-name="P66"/>
          </table:table-cell>
        </table:table-row>
      </table:table>
      <text:p text:style-name="P3"/>
      <text:p text:style-name="P5"><text:span text:style-name="T142">Ikasleen gelako </text:span><text:span text:style-name="T143">banaketa</text:span><text:span text:style-name="T142"> irudikatzeko, ondorengo datu egitura definitu da</text:span><text:span text:style-name="T146"> </text:span><text:span text:style-name="T142">(</text:span><text:span text:style-name="T94">datuak.ads</text:span><text:span text:style-name="T142">)</text:span><text:span text:style-name="T146">: </text:span></text:p>
      <text:p text:style-name="P80"><text:span text:style-name="T125">Max_</text:span><text:span text:style-name="T128">lerro</text:span><text:span text:style-name="T125">: </text:span><text:span text:style-name="T123">constant</text:span><text:span text:style-name="T125"> Integer := 10; <text:s/></text:span></text:p>
      <text:p text:style-name="P78">Max_<text:span text:style-name="T147">zutabe</text:span>: <text:span text:style-name="T103">constant</text:span> Integer := 10; <text:s/></text:p>
      <text:p text:style-name="P78"/>
      <text:p text:style-name="P78"><text:span text:style-name="T103">type</text:span> <text:span text:style-name="T147">Mahaiko_datuak</text:span> <text:span text:style-name="T103">is record </text:span></text:p>
      <text:p text:style-name="P78"><text:span text:style-name="T135"><text:s text:c="4"/></text:span>O<text:span text:style-name="T147">kupatua</text:span>: Boolean; <text:s text:c="2"/>-- true <text:span text:style-name="T147">izango da ikasle bat badago, <text:tab/><text:tab/><text:tab/><text:tab/> <text:s text:c="2"/>–- false bestela</text:span></text:p>
      <text:p text:style-name="P78"><text:span text:style-name="T135"><text:s text:c="4"/></text:span>Ident: Integer;</text:p>
      <text:p text:style-name="P78"><text:span text:style-name="T135"><text:s text:c="4"/></text:span><text:span text:style-name="T136">Azt</text:span>: <text:span text:style-name="T147">Azterketa</text:span>;</text:p>
      <text:p text:style-name="P78"><text:span text:style-name="T103">end record</text:span>; </text:p>
      <text:p text:style-name="P78"/>
      <text:p text:style-name="P79"><text:span text:style-name="T148">type </text:span><text:span text:style-name="T144">Gela</text:span><text:span text:style-name="T148"> is array (</text:span><text:span text:style-name="T145">1..Max_</text:span><text:span text:style-name="T144">lerro</text:span><text:span text:style-name="T145">, 1..Max_</text:span><text:span text:style-name="T144">zutabe</text:span><text:span text:style-name="T148">) of </text:span><text:span text:style-name="T144">Mahaiko_datuak</text:span><text:span text:style-name="T148">;</text:span></text:p>
      <text:p text:style-name="P11"/>
      <text:p text:style-name="P11"/>
      <text:p text:style-name="P70"/>
      <text:p text:style-name="P70"/>
      <text:p text:style-name="P70"/>
      <text:p text:style-name="P70"/>
      <text:p text:style-name="P70"/>
      <text:p text:style-name="P70"/>
      <text:p text:style-name="P70"/>
      <text:p text:style-name="P70"/>
      <text:p text:style-name="P71"><text:span text:style-name="T32"/></text:p>
      <text:p><text:soft-page-break/><text:span text:style-name="T160">Honako azpiprograma honek, programa nagusian deia egiteko erabili dezakezue, gela beteko dizue.</text:span></text:p>
      <text:p><text:span text:style-name="T160">OHARRA: datu egitura berria bat sortu dut AZTERKETA sortzeko, nire kodean pista ikusi dezakezue:</text:span></text:p>
      <text:p text:style-name="P154"><text:span text:style-name="T29"/></text:p>
      <text:p text:style-name="P154"><text:span text:style-name="T29">with</text:span><text:span text:style-name="T48"> </text:span><text:span text:style-name="T58">Datuak</text:span><text:span text:style-name="T48">; </text:span><text:span text:style-name="T20">use</text:span><text:span text:style-name="T39"> </text:span><text:span text:style-name="T52">Datuak</text:span><text:span text:style-name="T39">;</text:span></text:p>
      <text:p text:style-name="P58"><text:span text:style-name="T20">procedure</text:span><text:span text:style-name="T39"> </text:span><text:span text:style-name="T52">gela_1_bete</text:span><text:span text:style-name="T39"> (</text:span><text:span text:style-name="T52">Gela_1</text:span><text:span text:style-name="T39">: </text:span><text:span text:style-name="T20">out</text:span><text:span text:style-name="T39"> </text:span><text:span text:style-name="T52">gela</text:span><text:span text:style-name="T39">) </text:span><text:span text:style-name="T20">is</text:span></text:p>
      <text:p text:style-name="P57"/>
      <text:p text:style-name="P47">begin</text:p>
      <text:p text:style-name="P58"><text:span text:style-name="T39"><text:s text:c="3"/></text:span><text:span text:style-name="T79">--</text:span><text:span text:style-name="T81">gela betetzen</text:span></text:p>
      <text:p text:style-name="P58"><text:span text:style-name="T39"><text:s text:c="3"/></text:span><text:span text:style-name="T7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Ident</text:span><text:span text:style-name="T39">:=</text:span><text:span text:style-name="T52">111</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I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text:span><text:span text:style-name="T75">Indice </text:span><text:span text:style-name="T74"><text:s text:c="3"/>"</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5 <text:s text:c="5"/>"</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7 <text:s text:c="5"/>"</text:span><text:span text:style-name="T39">;</text:span></text:p>
      <text:p text:style-name="P58"><text:span text:style-name="T39"><text:s text:c="3"/></text:span><text:span text:style-name="T52">Gela_1</text:span><text:span text:style-name="T39">(</text:span><text:span text:style-name="T52">1</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Ident</text:span><text:span text:style-name="T39">:=</text:span><text:span text:style-name="T52">112</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x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Ident</text:span><text:span text:style-name="T39">:=</text:span><text:span text:style-name="T52">113</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19 <text:s text:c="4"/>"</text:span><text:span text:style-name="T39">;</text:span></text:p>
      <text:p text:style-name="P58"><text:span text:style-name="T39"><text:s text:c="3"/></text:span><text:span text:style-name="T52">Gela_1</text:span><text:span text:style-name="T39">(</text:span><text:span text:style-name="T52">1</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9</text:span><text:span text:style-name="T39">;</text:span></text:p>
      <text:p text:style-name="P57"/>
      <text:p text:style-name="P58"><text:soft-page-break/><text:span text:style-name="T39"><text:s text:c="3"/></text:span><text:span text:style-name="T52">Gela_1</text:span><text:span text:style-name="T39">(</text:span><text:span text:style-name="T52">1</text:span><text:span text:style-name="T39">,</text:span><text:span text:style-name="T52">4</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Ident</text:span><text:span text:style-name="T39">:=</text:span><text:span text:style-name="T52">114</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cont </text:span><text:span text:style-name="T74"><text:s text:c="5"/>"</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w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1 <text:s text:c="7"/>"</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5 <text:s text:c="7"/>"</text:span><text:span text:style-name="T39">;</text:span></text:p>
      <text:p text:style-name="P58"><text:span text:style-name="T39"><text:s text:c="3"/></text:span><text:span text:style-name="T52">Gela_1</text:span><text:span text:style-name="T39">(</text:span><text:span text:style-name="T52">1</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Ident</text:span><text:span text:style-name="T39">:=</text:span><text:span text:style-name="T52">115</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a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b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1</text:span><text:span text:style-name="T39">;</text:span></text:p>
      <text:p text:style-name="P57"/>
      <text:p text:style-name="P58"><text:span text:style-name="T39"><text:s text:c="3"/></text:span><text:span text:style-name="T52">Gela_1</text:span><text:span text:style-name="T39">(</text:span><text:span text:style-name="T52">1</text:span><text:span text:style-name="T39">,</text:span><text:span text:style-name="T52">6</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1</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1</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7"/>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Ident</text:span><text:span text:style-name="T39">:=</text:span><text:span text:style-name="T52">119</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cont </text:span><text:span text:style-name="T74"><text:s text:c="5"/>"</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w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1 <text:s text:c="7"/>"</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5 <text:s text:c="7"/>"</text:span><text:span text:style-name="T39">;</text:span></text:p>
      <text:p text:style-name="P58"><text:span text:style-name="T39"><text:s text:c="3"/></text:span><text:span text:style-name="T52">Gela_1</text:span><text:span text:style-name="T39">(</text:span><text:span text:style-name="T52">1</text:span><text:span text:style-name="T39">,</text:span><text:span text:style-name="T52">9</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Ident</text:span><text:span text:style-name="T39">:=</text:span><text:span text:style-name="T52">1110</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4"><text:soft-page-break/><text:s/></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a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b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1</text:span><text:span text:style-name="T39">,</text:span><text:span text:style-name="T52">10</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1</text:span><text:span text:style-name="T39">;</text:span></text:p>
      <text:p text:style-name="P57"/>
      <text:p text:style-name="P58"><text:span text:style-name="T39"><text:s text:c="3"/></text:span><text:span text:style-name="T79">--azterketak betetzen</text:span></text:p>
      <text:p text:style-name="P57"/>
      <text:p text:style-name="P58"><text:span text:style-name="T39"><text:s text:c="3"/></text:span><text:span text:style-name="T79">--</text:span><text:span text:style-name="T80">betetzen </text:span><text:span text:style-name="T79">el Gela_1 </text:span><text:span text:style-name="T80">fila </text:span><text:span text:style-name="T79">2</text:span></text:p>
      <text:p text:style-name="P58"><text:span text:style-name="T39"><text:s text:c="3"/></text:span><text:span text:style-name="T7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Ident</text:span><text:span text:style-name="T39">:=</text:span><text:span text:style-name="T52">221</text:span><text:span text:style-name="T3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Azt</text:span><text:span text:style-name="T39">.</text:span><text:span text:style-name="T52">hitz_kopuru_ezberdin</text:span><text:span text:style-name="T39">:=</text:span><text:span text:style-name="T52">4</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I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text:span><text:span text:style-name="T75">Indice </text:span><text:span text:style-name="T74"><text:s text:c="3"/>"</text:span><text:span text:style-name="T3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5 <text:s text:c="5"/>"</text:span><text:span text:style-name="T39">;</text:span></text:p>
      <text:p text:style-name="P58"><text:span text:style-name="T39"><text:s text:c="3"/></text:span><text:span text:style-name="T52">Gela_1</text:span><text:span text:style-name="T39">(</text:span><text:span text:style-name="T52">2</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7"/>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Ident</text:span><text:span text:style-name="T39">:=</text:span><text:span text:style-name="T52">2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Azt</text:span><text:span text:style-name="T39">.</text:span><text:span text:style-name="T52">hitz_kopuru_ezberdin</text:span><text:span text:style-name="T39">:=</text:span><text:span text:style-name="T52">4</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x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7</text:span><text:span text:style-name="T39">;</text:span></text:p>
      <text:p text:style-name="P57"/>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Ident</text:span><text:span text:style-name="T39">:=</text:span><text:span text:style-name="T52">223</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19 <text:s text:c="4"/>"</text:span><text:span text:style-name="T39">;</text:span></text:p>
      <text:p text:style-name="P58"><text:span text:style-name="T39"><text:s text:c="3"/></text:span><text:span text:style-name="T52">Gela_1</text:span><text:span text:style-name="T39">(</text:span><text:span text:style-name="T52">2</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9</text:span><text:span text:style-name="T39">;</text:span></text:p>
      <text:p text:style-name="P57"/>
      <text:p text:style-name="P58"><text:soft-page-break/><text:span text:style-name="T39"><text:s text:c="3"/></text:span><text:span text:style-name="T52">Gela_1</text:span><text:span text:style-name="T39">(</text:span><text:span text:style-name="T52">2</text:span><text:span text:style-name="T39">,</text:span><text:span text:style-name="T52">4</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2</text:span><text:span text:style-name="T39">,</text:span><text:span text:style-name="T52">4</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2</text:span><text:span text:style-name="T39">,</text:span><text:span text:style-name="T52">4</text:span><text:span text:style-name="T39">).</text:span><text:span text:style-name="T52">Okupatua</text:span><text:span text:style-name="T39">:=</text:span><text:span text:style-name="T52">false</text:span><text:span text:style-name="T39">;</text:span></text:p>
      <text:p text:style-name="P57"/>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Ident</text:span><text:span text:style-name="T39">:=</text:span><text:span text:style-name="T52">2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cont </text:span><text:span text:style-name="T74"><text:s text:c="5"/>"</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w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1 <text:s text:c="7"/>"</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5 <text:s text:c="7"/>"</text:span><text:span text:style-name="T39">;</text:span></text:p>
      <text:p text:style-name="P58"><text:span text:style-name="T39"><text:s text:c="3"/></text:span><text:span text:style-name="T52">Gela_1</text:span><text:span text:style-name="T39">(</text:span><text:span text:style-name="T52">2</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7"/>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Ident</text:span><text:span text:style-name="T39">:=</text:span><text:span text:style-name="T52">226</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f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6</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8"><text:span text:style-name="T39"><text:s text:c="3"/></text:span><text:span text:style-name="T52">Gela_1</text:span><text:span text:style-name="T39">(</text:span><text:span text:style-name="T52">2</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2</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Ident</text:span><text:span text:style-name="T39">:=</text:span><text:span text:style-name="T52">229</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f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9</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Okupatua</text:span><text:span text:style-name="T39">:=</text:span><text:span text:style-name="T52">True</text:span><text:span text:style-name="T39">;</text:span></text:p>
      <text:p text:style-name="P58"><text:soft-page-break/><text:span text:style-name="T39"><text:s text:c="3"/></text:span><text:span text:style-name="T52">Gela_1</text:span><text:span text:style-name="T39">(</text:span><text:span text:style-name="T52">2</text:span><text:span text:style-name="T39">,</text:span><text:span text:style-name="T52">10</text:span><text:span text:style-name="T39">).</text:span><text:span text:style-name="T52">Ident</text:span><text:span text:style-name="T39">:=</text:span><text:span text:style-name="T52">2210</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3 <text:s text:c="4"/>"</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f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2</text:span><text:span text:style-name="T39">,</text:span><text:span text:style-name="T52">10</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8"><text:span text:style-name="T39"><text:s text:c="3"/></text:span><text:span text:style-name="T79">--</text:span><text:span text:style-name="T80">betetzen </text:span><text:span text:style-name="T79">Gela_1 </text:span><text:span text:style-name="T80">fila </text:span><text:span text:style-name="T79">3</text:span></text:p>
      <text:p text:style-name="P58"><text:span text:style-name="T39"><text:s text:c="3"/></text:span><text:span text:style-name="T7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Ident</text:span><text:span text:style-name="T39">:=</text:span><text:span text:style-name="T52">331</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I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text:span><text:span text:style-name="T75">ind </text:span><text:span text:style-name="T74"><text:s text:c="6"/>"</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5 <text:s text:c="5"/>"</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7 <text:s text:c="5"/>"</text:span><text:span text:style-name="T39">;</text:span></text:p>
      <text:p text:style-name="P58"><text:span text:style-name="T39"><text:s text:c="3"/></text:span><text:span text:style-name="T52">Gela_1</text:span><text:span text:style-name="T39">(</text:span><text:span text:style-name="T52">3</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Ident</text:span><text:span text:style-name="T39">:=</text:span><text:span text:style-name="T52">332</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x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7"/>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Ident</text:span><text:span text:style-name="T39">:=</text:span><text:span text:style-name="T52">333</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oft-page-break/><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8</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19 <text:s text:c="4"/>"</text:span><text:span text:style-name="T39">;</text:span></text:p>
      <text:p text:style-name="P58"><text:span text:style-name="T39"><text:s text:c="3"/></text:span><text:span text:style-name="T52">Gela_1</text:span><text:span text:style-name="T39">(</text:span><text:span text:style-name="T52">3</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9</text:span><text:span text:style-name="T39">;</text:span></text:p>
      <text:p text:style-name="P57"/>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Ident</text:span><text:span text:style-name="T39">:=</text:span><text:span text:style-name="T52">334</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cont </text:span><text:span text:style-name="T74"><text:s text:c="5"/>"</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w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1 <text:s text:c="7"/>"</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8</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5 <text:s text:c="7"/>"</text:span><text:span text:style-name="T39">;</text:span></text:p>
      <text:p text:style-name="P58"><text:span text:style-name="T39"><text:s text:c="3"/></text:span><text:span text:style-name="T52">Gela_1</text:span><text:span text:style-name="T39">(</text:span><text:span text:style-name="T52">3</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8</text:span><text:span text:style-name="T39">;</text:span></text:p>
      <text:p text:style-name="P57"/>
      <text:p text:style-name="P57"/>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Ident</text:span><text:span text:style-name="T39">:=</text:span><text:span text:style-name="T52">335</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a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b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3</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1</text:span><text:span text:style-name="T39">;</text:span></text:p>
      <text:p text:style-name="P57"/>
      <text:p text:style-name="P58"><text:span text:style-name="T39"><text:s text:c="3"/></text:span><text:span text:style-name="T52">Gela_1</text:span><text:span text:style-name="T39">(</text:span><text:span text:style-name="T52">3</text:span><text:span text:style-name="T39">,</text:span><text:span text:style-name="T52">6</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3</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3</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3</text:span><text:span text:style-name="T39">,</text:span><text:span text:style-name="T52">9</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3</text:span><text:span text:style-name="T39">,</text:span><text:span text:style-name="T52">10</text:span><text:span text:style-name="T39">).</text:span><text:span text:style-name="T52">Okupatua</text:span><text:span text:style-name="T39">:=</text:span><text:span text:style-name="T52">false</text:span><text:span text:style-name="T39">;</text:span></text:p>
      <text:p text:style-name="P57"/>
      <text:p text:style-name="P57"/>
      <text:p text:style-name="P58"><text:span text:style-name="T39"><text:s text:c="3"/></text:span><text:span text:style-name="T79">--</text:span><text:span text:style-name="T80">betetzen </text:span><text:span text:style-name="T79">Gela_1 </text:span><text:span text:style-name="T80">fila </text:span><text:span text:style-name="T79">4</text:span></text:p>
      <text:p text:style-name="P58"><text:span text:style-name="T39"><text:s text:c="3"/></text:span><text:span text:style-name="T7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Ident</text:span><text:span text:style-name="T39">:=</text:span><text:span text:style-name="T52">441</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I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text:span><text:span text:style-name="T75">Indice </text:span><text:span text:style-name="T74"><text:s text:c="3"/>"</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var3 <text:s text:c="5"/>"</text:span><text:span text:style-name="T39">;</text:span></text:p>
      <text:p text:style-name="P58"><text:soft-page-break/><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5 <text:s text:c="5"/>"</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7 <text:s text:c="5"/>"</text:span><text:span text:style-name="T39">;</text:span></text:p>
      <text:p text:style-name="P58"><text:span text:style-name="T39"><text:s text:c="3"/></text:span><text:span text:style-name="T52">Gela_1</text:span><text:span text:style-name="T39">(</text:span><text:span text:style-name="T52">4</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Ident</text:span><text:span text:style-name="T39">:=</text:span><text:span text:style-name="T52">442</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x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7"/>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Ident</text:span><text:span text:style-name="T39">:=</text:span><text:span text:style-name="T52">443</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19 <text:s text:c="4"/>"</text:span><text:span text:style-name="T39">;</text:span></text:p>
      <text:p text:style-name="P58"><text:span text:style-name="T39"><text:s text:c="3"/></text:span><text:span text:style-name="T52">Gela_1</text:span><text:span text:style-name="T39">(</text:span><text:span text:style-name="T52">4</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3</text:span><text:span text:style-name="T39">;</text:span></text:p>
      <text:p text:style-name="P57"/>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Ident</text:span><text:span text:style-name="T39">:=</text:span><text:span text:style-name="T52">444</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cont </text:span><text:span text:style-name="T74"><text:s text:c="5"/>"</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w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1 <text:s text:c="7"/>"</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5 <text:s text:c="7"/>"</text:span><text:span text:style-name="T39">;</text:span></text:p>
      <text:p text:style-name="P58"><text:span text:style-name="T39"><text:s text:c="3"/></text:span><text:span text:style-name="T52">Gela_1</text:span><text:span text:style-name="T39">(</text:span><text:span text:style-name="T52">4</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5</text:span><text:span text:style-name="T39">;</text:span></text:p>
      <text:p text:style-name="P57"/>
      <text:p text:style-name="P57"/>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Ident</text:span><text:span text:style-name="T39">:=</text:span><text:span text:style-name="T52">445</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4"><text:soft-page-break/></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8</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a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b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4</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9</text:span><text:span text:style-name="T39">;</text:span></text:p>
      <text:p text:style-name="P57"/>
      <text:p text:style-name="P57"/>
      <text:p text:style-name="P58"><text:span text:style-name="T39"><text:s text:c="3"/></text:span><text:span text:style-name="T52">Gela_1</text:span><text:span text:style-name="T39">(</text:span><text:span text:style-name="T52">4</text:span><text:span text:style-name="T39">,</text:span><text:span text:style-name="T52">6</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4</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4</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4</text:span><text:span text:style-name="T39">,</text:span><text:span text:style-name="T52">9</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4</text:span><text:span text:style-name="T39">,</text:span><text:span text:style-name="T52">10</text:span><text:span text:style-name="T39">).</text:span><text:span text:style-name="T52">Okupatua</text:span><text:span text:style-name="T39">:=</text:span><text:span text:style-name="T52">false</text:span><text:span text:style-name="T39">;</text:span></text:p>
      <text:p text:style-name="P57"/>
      <text:p text:style-name="P57"/>
      <text:p text:style-name="P57"/>
      <text:p text:style-name="P58"><text:span text:style-name="T39"><text:s text:c="3"/></text:span><text:span text:style-name="T79">--</text:span><text:span text:style-name="T80">betetzen </text:span><text:span text:style-name="T79">Gela_1 </text:span><text:span text:style-name="T80">fila </text:span><text:span text:style-name="T79">5</text:span></text:p>
      <text:p text:style-name="P58"><text:span text:style-name="T39"><text:s text:c="3"/></text:span><text:span text:style-name="T7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Ident</text:span><text:span text:style-name="T39">:=</text:span><text:span text:style-name="T52">551</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I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text:span><text:span text:style-name="T75">Indice </text:span><text:span text:style-name="T74"><text:s text:c="3"/>"</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5 <text:s text:c="5"/>"</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7 <text:s text:c="5"/>"</text:span><text:span text:style-name="T39">;</text:span></text:p>
      <text:p text:style-name="P58"><text:span text:style-name="T39"><text:s text:c="3"/></text:span><text:span text:style-name="T52">Gela_1</text:span><text:span text:style-name="T39">(</text:span><text:span text:style-name="T52">5</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Ident</text:span><text:span text:style-name="T39">:=</text:span><text:span text:style-name="T52">552</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x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7"/>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Ident</text:span><text:span text:style-name="T39">:=</text:span><text:span text:style-name="T52">553</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2"><text:soft-page-break/></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19 <text:s text:c="4"/>"</text:span><text:span text:style-name="T39">;</text:span></text:p>
      <text:p text:style-name="P58"><text:span text:style-name="T39"><text:s text:c="3"/></text:span><text:span text:style-name="T52">Gela_1</text:span><text:span text:style-name="T39">(</text:span><text:span text:style-name="T52">5</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9</text:span><text:span text:style-name="T39">;</text:span></text:p>
      <text:p text:style-name="P57"/>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Ident</text:span><text:span text:style-name="T39">:=</text:span><text:span text:style-name="T52">554</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cont </text:span><text:span text:style-name="T74"><text:s text:c="5"/>"</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w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1 <text:s text:c="7"/>"</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5 <text:s text:c="7"/>"</text:span><text:span text:style-name="T39">;</text:span></text:p>
      <text:p text:style-name="P58"><text:span text:style-name="T39"><text:s text:c="3"/></text:span><text:span text:style-name="T52">Gela_1</text:span><text:span text:style-name="T39">(</text:span><text:span text:style-name="T52">5</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7"/>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Ident</text:span><text:span text:style-name="T39">:=</text:span><text:span text:style-name="T52">555</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a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b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5</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1</text:span><text:span text:style-name="T39">;</text:span></text:p>
      <text:p text:style-name="P57"/>
      <text:p text:style-name="P58"><text:span text:style-name="T39"><text:s text:c="3"/></text:span><text:span text:style-name="T52">Gela_1</text:span><text:span text:style-name="T39">(</text:span><text:span text:style-name="T52">5</text:span><text:span text:style-name="T39">,</text:span><text:span text:style-name="T52">6</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5</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5</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5</text:span><text:span text:style-name="T39">,</text:span><text:span text:style-name="T52">9</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5</text:span><text:span text:style-name="T39">,</text:span><text:span text:style-name="T52">10</text:span><text:span text:style-name="T39">).</text:span><text:span text:style-name="T52">Okupatua</text:span><text:span text:style-name="T39">:=</text:span><text:span text:style-name="T52">false</text:span><text:span text:style-name="T39">;</text:span></text:p>
      <text:p text:style-name="P57"/>
      <text:p text:style-name="P57"/>
      <text:p text:style-name="P58"><text:span text:style-name="T39"><text:s text:c="3"/></text:span><text:span text:style-name="T52">Gela_1</text:span><text:span text:style-name="T39">(</text:span><text:span text:style-name="T52">6</text:span><text:span text:style-name="T39">,</text:span><text:span text:style-name="T52">1</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6</text:span><text:span text:style-name="T39">,</text:span><text:span text:style-name="T52">2</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6</text:span><text:span text:style-name="T39">,</text:span><text:span text:style-name="T52">3</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6</text:span><text:span text:style-name="T39">,</text:span><text:span text:style-name="T52">4</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6</text:span><text:span text:style-name="T39">,</text:span><text:span text:style-name="T52">5</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6</text:span><text:span text:style-name="T39">,</text:span><text:span text:style-name="T52">6</text:span><text:span text:style-name="T39">).</text:span><text:span text:style-name="T52">Okupatua</text:span><text:span text:style-name="T39">:=</text:span><text:span text:style-name="T52">false</text:span><text:span text:style-name="T39">;</text:span></text:p>
      <text:p text:style-name="P58"><text:soft-page-break/><text:span text:style-name="T39"><text:s text:c="3"/></text:span><text:span text:style-name="T52">Gela_1</text:span><text:span text:style-name="T39">(</text:span><text:span text:style-name="T52">6</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6</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6</text:span><text:span text:style-name="T39">,</text:span><text:span text:style-name="T52">9</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6</text:span><text:span text:style-name="T39">,</text:span><text:span text:style-name="T52">10</text:span><text:span text:style-name="T39">).</text:span><text:span text:style-name="T52">Okupatua</text:span><text:span text:style-name="T39">:=</text:span><text:span text:style-name="T52">false</text:span><text:span text:style-name="T39">;</text:span></text:p>
      <text:p text:style-name="P57"/>
      <text:p text:style-name="P58"><text:span text:style-name="T39"><text:s text:c="3"/></text:span><text:span text:style-name="T52">Gela_1</text:span><text:span text:style-name="T39">(</text:span><text:span text:style-name="T52">7</text:span><text:span text:style-name="T39">,</text:span><text:span text:style-name="T52">1</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7</text:span><text:span text:style-name="T39">,</text:span><text:span text:style-name="T52">2</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7</text:span><text:span text:style-name="T39">,</text:span><text:span text:style-name="T52">3</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7</text:span><text:span text:style-name="T39">,</text:span><text:span text:style-name="T52">4</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7</text:span><text:span text:style-name="T39">,</text:span><text:span text:style-name="T52">5</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7</text:span><text:span text:style-name="T39">,</text:span><text:span text:style-name="T52">6</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7</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7</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7</text:span><text:span text:style-name="T39">,</text:span><text:span text:style-name="T52">9</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7</text:span><text:span text:style-name="T39">,</text:span><text:span text:style-name="T52">10</text:span><text:span text:style-name="T39">).</text:span><text:span text:style-name="T52">Okupatua</text:span><text:span text:style-name="T39">:=</text:span><text:span text:style-name="T52">false</text:span><text:span text:style-name="T39">;</text:span></text:p>
      <text:p text:style-name="P57"/>
      <text:p text:style-name="P58"><text:span text:style-name="T39"><text:s text:c="3"/></text:span><text:span text:style-name="T52">Gela_1</text:span><text:span text:style-name="T39">(</text:span><text:span text:style-name="T52">8</text:span><text:span text:style-name="T39">,</text:span><text:span text:style-name="T52">1</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8</text:span><text:span text:style-name="T39">,</text:span><text:span text:style-name="T52">2</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8</text:span><text:span text:style-name="T39">,</text:span><text:span text:style-name="T52">3</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8</text:span><text:span text:style-name="T39">,</text:span><text:span text:style-name="T52">4</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8</text:span><text:span text:style-name="T39">,</text:span><text:span text:style-name="T52">5</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8</text:span><text:span text:style-name="T39">,</text:span><text:span text:style-name="T52">6</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8</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8</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8</text:span><text:span text:style-name="T39">,</text:span><text:span text:style-name="T52">9</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8</text:span><text:span text:style-name="T39">,</text:span><text:span text:style-name="T52">10</text:span><text:span text:style-name="T39">).</text:span><text:span text:style-name="T52">Okupatua</text:span><text:span text:style-name="T39">:=</text:span><text:span text:style-name="T52">false</text:span><text:span text:style-name="T39">;</text:span></text:p>
      <text:p text:style-name="P57"/>
      <text:p text:style-name="P57"/>
      <text:p text:style-name="P58"><text:span text:style-name="T39"><text:s text:c="3"/></text:span><text:span text:style-name="T79">--</text:span><text:span text:style-name="T80">betetzen </text:span><text:span text:style-name="T79">el Gela_1 </text:span><text:span text:style-name="T80">fila </text:span><text:span text:style-name="T79">1</text:span></text:p>
      <text:p text:style-name="P58"><text:span text:style-name="T39"><text:s text:c="3"/></text:span><text:span text:style-name="T7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Ident</text:span><text:span text:style-name="T39">:=</text:span><text:span text:style-name="T52">991</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I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text:span><text:span text:style-name="T75">Indice </text:span><text:span text:style-name="T74"><text:s text:c="3"/>"</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5 <text:s text:c="5"/>"</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7 <text:s text:c="5"/>"</text:span><text:span text:style-name="T39">;</text:span></text:p>
      <text:p text:style-name="P58"><text:span text:style-name="T39"><text:s text:c="3"/></text:span><text:span text:style-name="T52">Gela_1</text:span><text:span text:style-name="T39">(</text:span><text:span text:style-name="T52">9</text:span><text:span text:style-name="T39">,</text:span><text:span text:style-name="T52">1</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Ident</text:span><text:span text:style-name="T39">:=</text:span><text:span text:style-name="T52">992</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x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2</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2</text:span><text:span text:style-name="T39">;</text:span></text:p>
      <text:p text:style-name="P57"/>
      <text:p text:style-name="P57"><text:soft-page-break/></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Ident</text:span><text:span text:style-name="T39">:=</text:span><text:span text:style-name="T52">993</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19 <text:s text:c="4"/>"</text:span><text:span text:style-name="T39">;</text:span></text:p>
      <text:p text:style-name="P58"><text:span text:style-name="T39"><text:s text:c="3"/></text:span><text:span text:style-name="T52">Gela_1</text:span><text:span text:style-name="T39">(</text:span><text:span text:style-name="T52">9</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9</text:span><text:span text:style-name="T39">;</text:span></text:p>
      <text:p text:style-name="P57"/>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Ident</text:span><text:span text:style-name="T39">:=</text:span><text:span text:style-name="T52">994</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cont </text:span><text:span text:style-name="T74"><text:s text:c="5"/>"</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w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1 <text:s text:c="7"/>"</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5 <text:s text:c="7"/>"</text:span><text:span text:style-name="T39">;</text:span></text:p>
      <text:p text:style-name="P58"><text:span text:style-name="T39"><text:s text:c="3"/></text:span><text:span text:style-name="T52">Gela_1</text:span><text:span text:style-name="T39">(</text:span><text:span text:style-name="T52">9</text:span><text:span text:style-name="T39">,</text:span><text:span text:style-name="T52">4</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7"/>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Ident</text:span><text:span text:style-name="T39">:=</text:span><text:span text:style-name="T52">995</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a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b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1</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1</text:span><text:span text:style-name="T39">;</text:span></text:p>
      <text:p text:style-name="P57"/>
      <text:p text:style-name="P57"/>
      <text:p text:style-name="P58"><text:span text:style-name="T39"><text:s text:c="3"/></text:span><text:span text:style-name="T52">Gela_1</text:span><text:span text:style-name="T39">(</text:span><text:span text:style-name="T52">9</text:span><text:span text:style-name="T39">,</text:span><text:span text:style-name="T52">6</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9</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9</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7"/>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Ident</text:span><text:span text:style-name="T39">:=</text:span><text:span text:style-name="T52">999</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oft-page-break/><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cont </text:span><text:span text:style-name="T74"><text:s text:c="5"/>"</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w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1 <text:s text:c="7"/>"</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5 <text:s text:c="7"/>"</text:span><text:span text:style-name="T39">;</text:span></text:p>
      <text:p text:style-name="P58"><text:span text:style-name="T39"><text:s text:c="3"/></text:span><text:span text:style-name="T52">Gela_1</text:span><text:span text:style-name="T39">(</text:span><text:span text:style-name="T52">9</text:span><text:span text:style-name="T39">,</text:span><text:span text:style-name="T52">9</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7"/>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Ident</text:span><text:span text:style-name="T39">:=</text:span><text:span text:style-name="T52">9910</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a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b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9</text:span><text:span text:style-name="T39">,</text:span><text:span text:style-name="T52">10</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7"/>
      <text:p text:style-name="P58"><text:span text:style-name="T39"><text:s text:c="3"/></text:span><text:span text:style-name="T79">--azterketak betetzen</text:span></text:p>
      <text:p text:style-name="P57"/>
      <text:p text:style-name="P57"/>
      <text:p text:style-name="P58"><text:span text:style-name="T39"><text:s text:c="3"/></text:span><text:span text:style-name="T79">--</text:span><text:span text:style-name="T80">betetzen </text:span><text:span text:style-name="T79">el Gela_1 </text:span><text:span text:style-name="T80">fila </text:span><text:span text:style-name="T79">2</text:span></text:p>
      <text:p text:style-name="P58"><text:span text:style-name="T39"><text:s text:c="3"/></text:span><text:span text:style-name="T7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Okupatua</text:span><text:span text:style-name="T39">:=</text:span><text:span text:style-name="T52">true</text:span><text:span text:style-name="T3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Ident</text:span><text:span text:style-name="T39">:=</text:span><text:span text:style-name="T52">1011</text:span><text:span text:style-name="T3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Azt</text:span><text:span text:style-name="T39">.</text:span><text:span text:style-name="T52">hitz_kopuru_ezberdin</text:span><text:span text:style-name="T39">:=</text:span><text:span text:style-name="T52">4</text:span><text:span text:style-name="T39">;</text:span></text:p>
      <text:p text:style-name="P58"><text:span text:style-name="T39"><text:s text:c="3"/></text:span><text:span text:style-name="T79">--azterketak betetzen</text:span></text:p>
      <text:p text:style-name="P58"><text:span text:style-name="T39"><text:s text:c="37"/></text:span><text:span text:style-name="T79">--012345678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I <text:s text:c="8"/>"</text:span><text:span text:style-name="T3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text:span><text:span text:style-name="T75">Indice </text:span><text:span text:style-name="T74"><text:s text:c="3"/>"</text:span><text:span text:style-name="T3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var3 <text:s text:c="5"/>"</text:span><text:span text:style-name="T3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7</text:span><text:span text:style-name="T3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5 <text:s text:c="5"/>"</text:span><text:span text:style-name="T39">;</text:span></text:p>
      <text:p text:style-name="P58"><text:span text:style-name="T39"><text:s text:c="2"/></text:span><text:span text:style-name="T52">Gela_1</text:span><text:span text:style-name="T39">(</text:span><text:span text:style-name="T52">10</text:span><text:span text:style-name="T39">,</text:span><text:span text:style-name="T52">1</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62">--</text:p>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Ident</text:span><text:span text:style-name="T39">:=</text:span><text:span text:style-name="T52">101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Azt</text:span><text:span text:style-name="T39">.</text:span><text:span text:style-name="T52">hitz_kopuru_ezberdin</text:span><text:span text:style-name="T39">:=</text:span><text:span text:style-name="T52">4</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oft-page-break/><text:span text:style-name="T39"><text:s text:c="3"/></text:span><text:span text:style-name="T52">Gela_1</text:span><text:span text:style-name="T39">(</text:span><text:span text:style-name="T52">10</text:span><text:span text:style-name="T39">,</text:span><text:span text:style-name="T52">2</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x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2</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7</text:span><text:span text:style-name="T39">;</text:span></text:p>
      <text:p text:style-name="P57"/>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Ident</text:span><text:span text:style-name="T39">:=</text:span><text:span text:style-name="T52">1013</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_kopuru_ezberdin</text:span><text:span text:style-name="T39">:=</text:span><text:span text:style-name="T52">5</text:span><text:span text:style-name="T39">;</text:span></text:p>
      <text:p text:style-name="P58"><text:span text:style-name="T39"><text:s text:c="3"/></text:span><text:span text:style-name="T79">--azterketak betetzen</text:span></text:p>
      <text:p text:style-name="P64"/>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elem </text:span><text:span text:style-name="T74"><text:s text:c="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Indice2 <text:s text:c="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var3 <text:s text:c="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9</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ar19 <text:s text:c="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3</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9</text:span><text:span text:style-name="T39">;</text:span></text:p>
      <text:p text:style-name="P57"/>
      <text:p text:style-name="P58"><text:span text:style-name="T39"><text:s text:c="3"/></text:span><text:span text:style-name="T52">Gela_1</text:span><text:span text:style-name="T39">(</text:span><text:span text:style-name="T52">10</text:span><text:span text:style-name="T39">,</text:span><text:span text:style-name="T52">4</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4</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4</text:span><text:span text:style-name="T39">).</text:span><text:span text:style-name="T52">Okupatua</text:span><text:span text:style-name="T39">:=</text:span><text:span text:style-name="T52">false</text:span><text:span text:style-name="T39">;</text:span></text:p>
      <text:p text:style-name="P57"/>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Ident</text:span><text:span text:style-name="T39">:=</text:span><text:span text:style-name="T52">101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text:span><text:span text:style-name="T75">cont </text:span><text:span text:style-name="T74"><text:s text:c="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w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z1 <text:s text:c="7"/>"</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5 <text:s text:c="7"/>"</text:span><text:span text:style-name="T39">;</text:span></text:p>
      <text:p text:style-name="P58"><text:span text:style-name="T39"><text:s text:c="3"/></text:span><text:span text:style-name="T52">Gela_1</text:span><text:span text:style-name="T39">(</text:span><text:span text:style-name="T52">10</text:span><text:span text:style-name="T39">,</text:span><text:span text:style-name="T52">5</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7"/>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Ident</text:span><text:span text:style-name="T39">:=</text:span><text:span text:style-name="T52">1016</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f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6</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text:soft-page-break/></text:p>
      <text:p text:style-name="P58"><text:span text:style-name="T39"><text:s text:c="3"/></text:span><text:span text:style-name="T52">Gela_1</text:span><text:span text:style-name="T39">(</text:span><text:span text:style-name="T52">10</text:span><text:span text:style-name="T39">,</text:span><text:span text:style-name="T52">7</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8</text:span><text:span text:style-name="T39">).</text:span><text:span text:style-name="T52">Okupatua</text:span><text:span text:style-name="T39">:=</text:span><text:span text:style-name="T52">fals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Ident</text:span><text:span text:style-name="T39">:=</text:span><text:span text:style-name="T52">1019</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5</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2 <text:s text:c="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f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9</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Okupatua</text:span><text:span text:style-name="T39">:=</text:span><text:span text:style-name="T52">True</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Ident</text:span><text:span text:style-name="T39">:=</text:span><text:span text:style-name="T52">10110</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_kopuru_ezberdin</text:span><text:span text:style-name="T39">:=</text:span><text:span text:style-name="T52">6</text:span><text:span text:style-name="T39">;</text:span></text:p>
      <text:p text:style-name="P58"><text:span text:style-name="T39"><text:s text:c="3"/></text:span><text:span text:style-name="T79">--azterketak betetzen</text:span></text:p>
      <text:p text:style-name="P62"/>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1</text:span><text:span text:style-name="T39">).</text:span><text:span text:style-name="T52">Hitza</text:span><text:span text:style-name="T39">:=</text:span><text:span text:style-name="T74">"c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1</text:span><text:span text:style-name="T39">).</text:span><text:span text:style-name="T52">Agerpen_kop</text:span><text:span text:style-name="T39">:=</text:span><text:span text:style-name="T52">2</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2</text:span><text:span text:style-name="T39">).</text:span><text:span text:style-name="T52">Hitza</text:span><text:span text:style-name="T39">:=</text:span><text:span text:style-name="T74">"cont3 <text:s text:c="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2</text:span><text:span text:style-name="T39">).</text:span><text:span text:style-name="T52">Agerpen_kop</text:span><text:span text:style-name="T39">:=</text:span><text:span text:style-name="T52">3</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3</text:span><text:span text:style-name="T39">).</text:span><text:span text:style-name="T52">Hitza</text:span><text:span text:style-name="T39">:=</text:span><text:span text:style-name="T74">"j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3</text:span><text:span text:style-name="T39">).</text:span><text:span text:style-name="T52">Agerpen_kop</text:span><text:span text:style-name="T39">:=</text:span><text:span text:style-name="T52">6</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4</text:span><text:span text:style-name="T39">).</text:span><text:span text:style-name="T52">Hitza</text:span><text:span text:style-name="T39">:=</text:span><text:span text:style-name="T74">"f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4</text:span><text:span text:style-name="T39">).</text:span><text:span text:style-name="T52">Agerpen_kop</text:span><text:span text:style-name="T39">:=</text:span><text:span text:style-name="T52">4</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5</text:span><text:span text:style-name="T39">).</text:span><text:span text:style-name="T52">Hitza</text:span><text:span text:style-name="T39">:=</text:span><text:span text:style-name="T74">"v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5</text:span><text:span text:style-name="T39">).</text:span><text:span text:style-name="T52">Agerpen_kop</text:span><text:span text:style-name="T39">:=</text:span><text:span text:style-name="T52">7</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6</text:span><text:span text:style-name="T39">).</text:span><text:span text:style-name="T52">Hitza</text:span><text:span text:style-name="T39">:=</text:span><text:span text:style-name="T74">"z <text:s text:c="8"/>"</text:span><text:span text:style-name="T39">;</text:span></text:p>
      <text:p text:style-name="P58"><text:span text:style-name="T39"><text:s text:c="3"/></text:span><text:span text:style-name="T52">Gela_1</text:span><text:span text:style-name="T39">(</text:span><text:span text:style-name="T52">10</text:span><text:span text:style-name="T39">,</text:span><text:span text:style-name="T52">10</text:span><text:span text:style-name="T39">).</text:span><text:span text:style-name="T52">Azt</text:span><text:span text:style-name="T39">.</text:span><text:span text:style-name="T52">Hitzak</text:span><text:span text:style-name="T39">(</text:span><text:span text:style-name="T52">6</text:span><text:span text:style-name="T39">).</text:span><text:span text:style-name="T52">Agerpen_kop</text:span><text:span text:style-name="T39">:=</text:span><text:span text:style-name="T52">3</text:span><text:span text:style-name="T39">;</text:span></text:p>
      <text:p text:style-name="P57"/>
      <text:p text:style-name="P57"/>
      <text:p text:style-name="P58"><text:span text:style-name="T20">end</text:span><text:span text:style-name="T39"> </text:span><text:span text:style-name="T52">gela_1_bete</text:span><text:span text:style-name="T39">;</text:span></text:p>
      <text:p text:style-name="P71"/>
      <text:p text:style-name="P71"/>
      <text:p text:style-name="P71"/>
      <text:p text:style-name="P71"/>
      <text:p text:style-name="P71"/>
      <text:p text:style-name="P71"/>
      <text:p text:style-name="P71"/>
      <text:p text:style-name="P71"/>
      <text:p text:style-name="P71"/>
      <text:p text:style-name="P71"/>
      <text:p text:style-name="P144"><text:soft-page-break/><text:span text:style-name="T32">with</text:span> <text:span text:style-name="T51">Ada</text:span>.<text:span text:style-name="T51">Text_IO</text:span>, <text:span text:style-name="T51">Ada</text:span>.<text:span text:style-name="T51">Integer_Text_IO</text:span>; <text:span text:style-name="T36">use</text:span> <text:span text:style-name="T51">Ada</text:span>.<text:span text:style-name="T51">Text_Io</text:span>, <text:span text:style-name="T51">Ada</text:span>.<text:span text:style-name="T51">Integer_Text_Io</text:span>;</text:p>
      <text:p text:style-name="P58"><text:span text:style-name="T25">with</text:span><text:span text:style-name="T39"> </text:span><text:span text:style-name="T52">datuak</text:span><text:span text:style-name="T39">; </text:span><text:span text:style-name="T20">use</text:span><text:span text:style-name="T39"> </text:span><text:span text:style-name="T52">datuak</text:span><text:span text:style-name="T39">;</text:span></text:p>
      <text:p text:style-name="P58"><text:span text:style-name="T39"/></text:p>
      <text:p text:style-name="P57"/>
      <text:p text:style-name="P58"><text:span text:style-name="T20">procedure</text:span><text:span text:style-name="T39"> </text:span><text:span text:style-name="T52">gela_eguneratua_idatzi</text:span><text:span text:style-name="T39">(</text:span><text:span text:style-name="T52">gela_egu</text:span><text:span text:style-name="T39">: </text:span><text:span text:style-name="T20">in</text:span><text:span text:style-name="T39"> </text:span><text:span text:style-name="T52">Gela</text:span><text:span text:style-name="T39">) </text:span><text:span text:style-name="T20">is</text:span></text:p>
      <text:p text:style-name="P57"/>
      <text:p text:style-name="P57">-- <text:span text:style-name="T164">post: gela_egu aldagaiak duen balioa pantailaratzen dugu (matrizea)</text:span></text:p>
      <text:p text:style-name="P58"><text:span text:style-name="T39"><text:s/></text:span><text:span text:style-name="T20">begin</text:span></text:p>
      <text:p text:style-name="P57"/>
      <text:p text:style-name="P58"><text:span text:style-name="T39"><text:s text:c="4"/></text:span><text:span text:style-name="T52">New_Line</text:span><text:span text:style-name="T39">;</text:span></text:p>
      <text:p text:style-name="P58"><text:span text:style-name="T39"><text:s text:c="4"/></text:span><text:span text:style-name="T52">Put_line</text:span><text:span text:style-name="T39">(</text:span><text:span text:style-name="T74">"-------------------------------------------------------------------"</text:span><text:span text:style-name="T39">);</text:span></text:p>
      <text:p text:style-name="P58"><text:span text:style-name="T39"><text:s text:c="4"/></text:span><text:span text:style-name="T20">for</text:span><text:span text:style-name="T39"> </text:span><text:span text:style-name="T52">i</text:span><text:span text:style-name="T39"> </text:span><text:span text:style-name="T20">in</text:span><text:span text:style-name="T39"> </text:span><text:span text:style-name="T52">1</text:span><text:span text:style-name="T39">..</text:span><text:span text:style-name="T52">10</text:span><text:span text:style-name="T39"> </text:span><text:span text:style-name="T20">loop</text:span></text:p>
      <text:p text:style-name="P58"><text:span text:style-name="T39"><text:s text:c="7"/></text:span><text:span text:style-name="T20">for</text:span><text:span text:style-name="T39"> </text:span><text:span text:style-name="T52">J</text:span><text:span text:style-name="T39"> </text:span><text:span text:style-name="T20">in</text:span><text:span text:style-name="T39"> </text:span><text:span text:style-name="T52">1</text:span><text:span text:style-name="T39">..</text:span><text:span text:style-name="T52">10</text:span><text:span text:style-name="T39"> </text:span><text:span text:style-name="T20">loop</text:span></text:p>
      <text:p text:style-name="P58"><text:span text:style-name="T39"><text:s text:c="10"/></text:span><text:span text:style-name="T52">put</text:span><text:span text:style-name="T39">(</text:span><text:span text:style-name="T74">"|"</text:span><text:span text:style-name="T39">);</text:span></text:p>
      <text:p text:style-name="P58"><text:span text:style-name="T39"><text:s text:c="9"/></text:span><text:span text:style-name="T20">if</text:span><text:span text:style-name="T39"> </text:span><text:span text:style-name="T52">gela_egu</text:span><text:span text:style-name="T39">(</text:span><text:span text:style-name="T52">i</text:span><text:span text:style-name="T39">,</text:span><text:span text:style-name="T52">j</text:span><text:span text:style-name="T39">).</text:span><text:span text:style-name="T52">Okupatua</text:span><text:span text:style-name="T39">=</text:span><text:span text:style-name="T52">true</text:span><text:span text:style-name="T39"> </text:span><text:span text:style-name="T20">then</text:span></text:p>
      <text:p text:style-name="P58"><text:span text:style-name="T39"><text:s text:c="16"/></text:span><text:span text:style-name="T52">Put</text:span><text:span text:style-name="T39">(</text:span><text:span text:style-name="T74">" "</text:span><text:span text:style-name="T39">); </text:span><text:span text:style-name="T52">put</text:span><text:span text:style-name="T39">(</text:span><text:span text:style-name="T74">"T "</text:span><text:span text:style-name="T39">);</text:span><text:span text:style-name="T52">Put</text:span><text:span text:style-name="T39">(</text:span><text:span text:style-name="T52">gela_egu</text:span><text:span text:style-name="T39">(</text:span><text:span text:style-name="T52">I</text:span><text:span text:style-name="T39">, </text:span><text:span text:style-name="T52">J</text:span><text:span text:style-name="T39">).</text:span><text:span text:style-name="T52">azt</text:span><text:span text:style-name="T39">.</text:span><text:span text:style-name="T52">Hitz_kopuru_ezberdin</text:span><text:span text:style-name="T39">, </text:span><text:span text:style-name="T52">width</text:span><text:span text:style-name="T39"> =&gt; </text:span><text:span text:style-name="T52">0</text:span><text:span text:style-name="T39">); </text:span><text:span text:style-name="T52">Put</text:span><text:span text:style-name="T39">(</text:span><text:span text:style-name="T74">" <text:s/>"</text:span><text:span text:style-name="T39">);</text:span></text:p>
      <text:p text:style-name="P58"><text:span text:style-name="T39"><text:s text:c="9"/></text:span><text:span text:style-name="T20">else</text:span><text:span text:style-name="T39"> </text:span><text:span text:style-name="T52">Put</text:span><text:span text:style-name="T39">(</text:span><text:span text:style-name="T74">" <text:s/>F <text:s text:c="2"/>"</text:span><text:span text:style-name="T39">);</text:span></text:p>
      <text:p text:style-name="P58"><text:span text:style-name="T39"><text:s text:c="9"/></text:span><text:span text:style-name="T20">end</text:span><text:span text:style-name="T39"> </text:span><text:span text:style-name="T20">if</text:span><text:span text:style-name="T39">;</text:span></text:p>
      <text:p text:style-name="P57"/>
      <text:p text:style-name="P58"><text:span text:style-name="T39"><text:s text:c="7"/></text:span><text:span text:style-name="T20">end</text:span><text:span text:style-name="T39"> </text:span><text:span text:style-name="T20">loop</text:span><text:span text:style-name="T39">;</text:span></text:p>
      <text:p text:style-name="P58"><text:span text:style-name="T39"><text:s text:c="7"/></text:span><text:span text:style-name="T52">put</text:span><text:span text:style-name="T39">(</text:span><text:span text:style-name="T74">"|"</text:span><text:span text:style-name="T39">);</text:span></text:p>
      <text:p text:style-name="P58"><text:span text:style-name="T39"><text:s text:c="7"/></text:span><text:span text:style-name="T52">new_line</text:span><text:span text:style-name="T39">;</text:span></text:p>
      <text:p text:style-name="P58"><text:span text:style-name="T39"><text:s text:c="7"/></text:span><text:span text:style-name="T20">for</text:span><text:span text:style-name="T39"> </text:span><text:span text:style-name="T52">J</text:span><text:span text:style-name="T39"> </text:span><text:span text:style-name="T20">in</text:span><text:span text:style-name="T39"> </text:span><text:span text:style-name="T52">1</text:span><text:span text:style-name="T39">..</text:span><text:span text:style-name="T52">10</text:span><text:span text:style-name="T39"> </text:span><text:span text:style-name="T20">loop</text:span></text:p>
      <text:p text:style-name="P58"><text:span text:style-name="T39"><text:s text:c="10"/></text:span><text:span text:style-name="T52">put</text:span><text:span text:style-name="T39">(</text:span><text:span text:style-name="T74">"|"</text:span><text:span text:style-name="T39">);</text:span></text:p>
      <text:p text:style-name="P58"><text:span text:style-name="T39"><text:s text:c="9"/></text:span><text:span text:style-name="T20">if</text:span><text:span text:style-name="T39"> </text:span><text:span text:style-name="T52">gela_egu</text:span><text:span text:style-name="T39">(</text:span><text:span text:style-name="T52">i</text:span><text:span text:style-name="T39">,</text:span><text:span text:style-name="T52">j</text:span><text:span text:style-name="T39">).</text:span><text:span text:style-name="T52">Okupatua</text:span><text:span text:style-name="T39">=</text:span><text:span text:style-name="T52">true</text:span><text:span text:style-name="T39"> </text:span><text:span text:style-name="T20">then</text:span></text:p>
      <text:p text:style-name="P58"><text:span text:style-name="T39"><text:s text:c="16"/></text:span><text:span text:style-name="T20">for</text:span><text:span text:style-name="T39"> </text:span><text:span text:style-name="T52">x</text:span><text:span text:style-name="T39"> </text:span><text:span text:style-name="T20">in</text:span><text:span text:style-name="T39"> </text:span><text:span text:style-name="T52">1</text:span><text:span text:style-name="T39">..</text:span><text:span text:style-name="T52">gela_egu</text:span><text:span text:style-name="T39">(</text:span><text:span text:style-name="T52">I</text:span><text:span text:style-name="T39">, </text:span><text:span text:style-name="T52">J</text:span><text:span text:style-name="T39">).</text:span><text:span text:style-name="T52">azt</text:span><text:span text:style-name="T39">.</text:span><text:span text:style-name="T52">Hitz_kopuru_ezberdin</text:span><text:span text:style-name="T39"> </text:span><text:span text:style-name="T20">loop</text:span></text:p>
      <text:p text:style-name="P58"><text:span text:style-name="T39"><text:s text:c="16"/></text:span><text:span text:style-name="T52">Put</text:span><text:span text:style-name="T39">(</text:span><text:span text:style-name="T52">gela_egu</text:span><text:span text:style-name="T39">(</text:span><text:span text:style-name="T52">I</text:span><text:span text:style-name="T39">, </text:span><text:span text:style-name="T52">J</text:span><text:span text:style-name="T39">).</text:span><text:span text:style-name="T52">azt</text:span><text:span text:style-name="T39">.</text:span><text:span text:style-name="T52">Hitzak</text:span><text:span text:style-name="T39">(</text:span><text:span text:style-name="T52">x</text:span><text:span text:style-name="T39">).</text:span><text:span text:style-name="T52">Agerpen_kop</text:span><text:span text:style-name="T39">, </text:span><text:span text:style-name="T52">width</text:span><text:span text:style-name="T39"> =&gt; </text:span><text:span text:style-name="T52">0</text:span><text:span text:style-name="T39">);</text:span></text:p>
      <text:p text:style-name="P58"><text:span text:style-name="T39"><text:s text:c="16"/></text:span><text:span text:style-name="T20">end</text:span><text:span text:style-name="T39"> </text:span><text:span text:style-name="T20">loop</text:span><text:span text:style-name="T39">;</text:span></text:p>
      <text:p text:style-name="P58"><text:span text:style-name="T39"><text:s text:c="16"/></text:span><text:span text:style-name="T20">for</text:span><text:span text:style-name="T39"> </text:span><text:span text:style-name="T52">z</text:span><text:span text:style-name="T39"> </text:span><text:span text:style-name="T20">in</text:span><text:span text:style-name="T39"> <text:s/></text:span><text:span text:style-name="T52">gela_egu</text:span><text:span text:style-name="T39">(</text:span><text:span text:style-name="T52">I</text:span><text:span text:style-name="T39">, </text:span><text:span text:style-name="T52">J</text:span><text:span text:style-name="T39">).</text:span><text:span text:style-name="T52">azt</text:span><text:span text:style-name="T39">.</text:span><text:span text:style-name="T52">Hitz_kopuru_ezberdin</text:span><text:span text:style-name="T39">+</text:span><text:span text:style-name="T52">1</text:span><text:span text:style-name="T39">..</text:span><text:span text:style-name="T52">6</text:span><text:span text:style-name="T39"> </text:span><text:span text:style-name="T20">loop</text:span></text:p>
      <text:p text:style-name="P58"><text:span text:style-name="T39"><text:s text:c="19"/></text:span><text:span text:style-name="T52">put</text:span><text:span text:style-name="T39">(</text:span><text:span text:style-name="T74">" "</text:span><text:span text:style-name="T39">);</text:span></text:p>
      <text:p text:style-name="P58"><text:span text:style-name="T39"><text:s text:c="16"/></text:span><text:span text:style-name="T20">end</text:span><text:span text:style-name="T39"> </text:span><text:span text:style-name="T20">loop</text:span><text:span text:style-name="T39">;</text:span></text:p>
      <text:p text:style-name="P58"><text:span text:style-name="T39"><text:s text:c="9"/></text:span><text:span text:style-name="T20">else</text:span></text:p>
      <text:p text:style-name="P58"><text:span text:style-name="T39"><text:s text:c="15"/></text:span><text:span text:style-name="T20">for</text:span><text:span text:style-name="T39"> </text:span><text:span text:style-name="T52">z</text:span><text:span text:style-name="T39"> </text:span><text:span text:style-name="T20">in</text:span><text:span text:style-name="T39"> </text:span><text:span text:style-name="T52">1</text:span><text:span text:style-name="T39">..</text:span><text:span text:style-name="T52">6</text:span><text:span text:style-name="T39"> </text:span><text:span text:style-name="T20">loop</text:span></text:p>
      <text:p text:style-name="P58"><text:span text:style-name="T39"><text:s text:c="17"/></text:span><text:span text:style-name="T52">put</text:span><text:span text:style-name="T39">(</text:span><text:span text:style-name="T74">" "</text:span><text:span text:style-name="T39">);</text:span></text:p>
      <text:p text:style-name="P58"><text:span text:style-name="T39"><text:s text:c="15"/></text:span><text:span text:style-name="T20">end</text:span><text:span text:style-name="T39"> </text:span><text:span text:style-name="T20">loop</text:span><text:span text:style-name="T39">;</text:span></text:p>
      <text:p text:style-name="P58"><text:span text:style-name="T39"><text:s text:c="9"/></text:span><text:span text:style-name="T20">end</text:span><text:span text:style-name="T39"> </text:span><text:span text:style-name="T20">if</text:span><text:span text:style-name="T39">;</text:span></text:p>
      <text:p text:style-name="P58"><text:span text:style-name="T39"><text:s text:c="7"/></text:span><text:span text:style-name="T20">end</text:span><text:span text:style-name="T39"> </text:span><text:span text:style-name="T20">loop</text:span><text:span text:style-name="T39">;</text:span></text:p>
      <text:p text:style-name="P58"><text:span text:style-name="T39"><text:s text:c="10"/></text:span><text:span text:style-name="T52">put</text:span><text:span text:style-name="T39">(</text:span><text:span text:style-name="T74">"|"</text:span><text:span text:style-name="T39">);</text:span></text:p>
      <text:p text:style-name="P58"><text:span text:style-name="T39"><text:s text:c="10"/></text:span><text:span text:style-name="T52">new_line</text:span><text:span text:style-name="T39">;</text:span></text:p>
      <text:p text:style-name="P58"><text:span text:style-name="T39"><text:s text:c="10"/></text:span><text:span text:style-name="T52">Put_line</text:span><text:span text:style-name="T39">(</text:span><text:span text:style-name="T74">"----------------------------------------------------------------------"</text:span><text:span text:style-name="T39">);</text:span></text:p>
      <text:p text:style-name="P57"/>
      <text:p text:style-name="P58"><text:span text:style-name="T39"><text:s text:c="5"/></text:span><text:span text:style-name="T20">end</text:span><text:span text:style-name="T39"> </text:span><text:span text:style-name="T20">loop</text:span><text:span text:style-name="T39">;</text:span></text:p>
      <text:p text:style-name="P58"><text:span text:style-name="T39"><text:s text:c="4"/></text:span><text:span text:style-name="T52">put_line</text:span><text:span text:style-name="T39">(</text:span><text:span text:style-name="T74">"</text:span><text:span text:style-name="T75">Aldagai baten </text:span><text:span text:style-name="T74">agerpen_kpo </text:span><text:span text:style-name="T75">ez da </text:span><text:span text:style-name="T74">10 </text:span><text:span text:style-name="T75">baino handiagoa izango </text:span><text:span text:style-name="T74">"</text:span><text:span text:style-name="T39">);</text:span></text:p>
      <text:p text:style-name="P58"><text:span text:style-name="T39"><text:s text:c="4"/></text:span><text:span text:style-name="T52">put</text:span><text:span text:style-name="T39">(</text:span><text:span text:style-name="T74">"</text:span><text:span text:style-name="T75">Horrela bada,</text:span><text:span text:style-name="T74"> </text:span><text:span text:style-name="T75">laukian ondorengo informazioa badugu:</text:span><text:span text:style-name="T74"> "</text:span><text:span text:style-name="T39">);</text:span></text:p>
      <text:p text:style-name="P58"><text:span text:style-name="T39"><text:s text:c="4"/></text:span><text:span text:style-name="T52">new_line</text:span><text:span text:style-name="T39">;</text:span></text:p>
      <text:p text:style-name="P58"><text:span text:style-name="T39"><text:s text:c="4"/></text:span><text:span text:style-name="T52">Put_line</text:span><text:span text:style-name="T39">(</text:span><text:span text:style-name="T74">" <text:s/>------"</text:span><text:span text:style-name="T39">);</text:span></text:p>
      <text:p text:style-name="P58"><text:span text:style-name="T39"><text:s text:c="4"/></text:span><text:span text:style-name="T52">put_line</text:span><text:span text:style-name="T39">(</text:span><text:span text:style-name="T74">" | <text:s/>T 4 |"</text:span><text:span text:style-name="T39">);</text:span></text:p>
      <text:p text:style-name="P58"><text:span text:style-name="T39"><text:s text:c="4"/></text:span><text:span text:style-name="T52">put_line</text:span><text:span text:style-name="T39">(</text:span><text:span text:style-name="T74">" | 2367 |"</text:span><text:span text:style-name="T39">);</text:span></text:p>
      <text:p text:style-name="P58"><text:span text:style-name="T39"><text:s text:c="4"/></text:span><text:span text:style-name="T52">Put_line</text:span><text:span text:style-name="T39">(</text:span><text:span text:style-name="T74">" <text:s/>------"</text:span><text:span text:style-name="T39">);</text:span></text:p>
      <text:p text:style-name="P58"><text:span text:style-name="T39"><text:s text:c="4"/></text:span><text:span text:style-name="T52">put_line</text:span><text:span text:style-name="T39">(</text:span><text:span text:style-name="T74">" </text:span><text:span text:style-name="T75">Okupatua dagoela esan nahiko du </text:span><text:span text:style-name="T74">(T --&gt; true)"</text:span><text:span text:style-name="T39">);</text:span></text:p>
      <text:p text:style-name="P58"><text:span text:style-name="T39"><text:s text:c="4"/></text:span><text:span text:style-name="T52">put_line</text:span><text:span text:style-name="T39">(</text:span><text:span text:style-name="T74">" 4 </text:span><text:span text:style-name="T75">aldagai daudela eta </text:span><text:span text:style-name="T74">2, 3, 6 </text:span><text:span text:style-name="T75">eta </text:span><text:span text:style-name="T74">7 </text:span><text:span text:style-name="T75">aldiz agertzen direla"</text:span><text:span text:style-name="T39">);</text:span></text:p>
      <text:p text:style-name="P58"><text:span text:style-name="T39"><text:s text:c="4"/></text:span><text:span text:style-name="T52">put_line</text:span><text:span text:style-name="T39">(</text:span><text:span text:style-name="T74">" <text:s text:c="4"/></text:span><text:span text:style-name="T75">lehenengoarena agerpen kopurua </text:span><text:span text:style-name="T74">-&gt; 2"</text:span><text:span text:style-name="T39">);</text:span></text:p>
      <text:p text:style-name="P58"><text:span text:style-name="T39"><text:s text:c="3"/></text:span><text:span text:style-name="T52">put_line</text:span><text:span text:style-name="T39">(</text:span><text:span text:style-name="T74">" <text:s text:c="8"/></text:span><text:span text:style-name="T75">bigarrenaren agerpen kopurua-</text:span><text:span text:style-name="T74">&gt; 3"</text:span><text:span text:style-name="T39">);</text:span></text:p>
      <text:p text:style-name="P58"><text:span text:style-name="T39"><text:s text:c="4"/></text:span><text:span text:style-name="T52">put_line</text:span><text:span text:style-name="T39">(</text:span><text:span text:style-name="T74">" <text:s text:c="4"/></text:span><text:span text:style-name="T75">hirugarrenaren agerpen kopurua </text:span><text:span text:style-name="T74">-&gt; 6"</text:span><text:span text:style-name="T39">);</text:span></text:p>
      <text:p text:style-name="P58"><text:span text:style-name="T39"><text:s text:c="4"/></text:span><text:span text:style-name="T52">put_line</text:span><text:span text:style-name="T39">(</text:span><text:span text:style-name="T74">" <text:s/></text:span><text:span text:style-name="T75">eta laugarrenaren agerpen kopurua </text:span><text:span text:style-name="T74">-&gt; 7"</text:span><text:span text:style-name="T39">);</text:span></text:p>
      <text:p text:style-name="P57"/>
      <text:p text:style-name="P57"/>
      <text:p text:style-name="P58"><text:span text:style-name="T20">end</text:span><text:span text:style-name="T39"> </text:span><text:span text:style-name="T52">gela_eguneratua_idatzi</text:span><text:span text:style-name="T39">;</text:span></text:p>
      <text:p text:style-name="P154"><text:soft-page-break/><text:span text:style-name="T29">with</text:span><text:span text:style-name="T48"> </text:span><text:span text:style-name="T58">Datuak</text:span><text:span text:style-name="T48">; </text:span><text:span text:style-name="T20">use</text:span><text:span text:style-name="T39"> </text:span><text:span text:style-name="T52">Datuak</text:span><text:span text:style-name="T39">;</text:span></text:p>
      <text:p text:style-name="P58"><text:span text:style-name="T25">with</text:span><text:span text:style-name="T39"> </text:span><text:span text:style-name="T52">Ada</text:span><text:span text:style-name="T39">.</text:span><text:span text:style-name="T52">Text_Io</text:span><text:span text:style-name="T39">, </text:span><text:span text:style-name="T52">Ada</text:span><text:span text:style-name="T39">.</text:span><text:span text:style-name="T52">Integer_Text_Io</text:span><text:span text:style-name="T39">;</text:span></text:p>
      <text:p text:style-name="P58"><text:span text:style-name="T20">use</text:span><text:span text:style-name="T39"> </text:span><text:span text:style-name="T52">Ada</text:span><text:span text:style-name="T39">.</text:span><text:span text:style-name="T52">Text_Io</text:span><text:span text:style-name="T39">, </text:span><text:span text:style-name="T52">Ada</text:span><text:span text:style-name="T39">.</text:span><text:span text:style-name="T52">Integer_Text_Io</text:span><text:span text:style-name="T39">;</text:span></text:p>
      <text:p text:style-name="P58"><text:span text:style-name="T25">with</text:span><text:span text:style-name="T39"> </text:span><text:span text:style-name="T52">kopiatu_dira</text:span><text:span text:style-name="T39">;</text:span></text:p>
      <text:p text:style-name="P57"/>
      <text:p text:style-name="P58"><text:span text:style-name="T20">procedure</text:span><text:span text:style-name="T39"> </text:span><text:span text:style-name="T52">susmagarriak_idatzi</text:span><text:span text:style-name="T39"> ( </text:span><text:span text:style-name="T52">Gela1</text:span><text:span text:style-name="T39"> : </text:span><text:span text:style-name="T20">in</text:span><text:span text:style-name="T39"> </text:span><text:span text:style-name="T52">Gela</text:span><text:span text:style-name="T39"> ) </text:span><text:span text:style-name="T20">is</text:span></text:p>
      <text:p text:style-name="P58"><text:span text:style-name="T39"><text:s text:c="3"/></text:span><text:span text:style-name="T79">-- </text:span><text:span text:style-name="T80">Aurrebaldintza:</text:span><text:span text:style-name="T79"> Gela1 </text:span><text:span text:style-name="T80">aldagaiak,</text:span><text:span text:style-name="T79"> </text:span><text:span text:style-name="T80">azterketa burutu duten ikasleen informazioa barneratzen du</text:span></text:p>
      <text:p text:style-name="P58"><text:span text:style-name="T39"><text:s text:c="3"/></text:span><text:span text:style-name="T79">--</text:span></text:p>
      <text:p text:style-name="P58"><text:span text:style-name="T39"><text:s text:c="3"/></text:span><text:span text:style-name="T79">-- </text:span><text:span text:style-name="T80">Postbaldintza:</text:span><text:span text:style-name="T79"> </text:span><text:span text:style-name="T80">Susmagarriak diren ikasle bikoteak pantailaratuko dira.</text:span></text:p>
      <text:p text:style-name="P58"><text:span text:style-name="T39"><text:s text:c="3"/></text:span><text:span text:style-name="T79">-- <text:s text:c="16"/></text:span><text:span text:style-name="T80">Susmagarrien listan,</text:span><text:span text:style-name="T79"> </text:span><text:span text:style-name="T80">ez dira bikoteen errepikapenik egongo,</text:span><text:span text:style-name="T79"> </text:span><text:span text:style-name="T80">hau da,</text:span><text:span text:style-name="T79"> (X,Y) </text:span><text:span text:style-name="T80">bikotea</text:span></text:p>
      <text:p text:style-name="P58"><text:span text:style-name="T39"><text:s text:c="3"/></text:span><text:span text:style-name="T79">-- <text:s text:c="16"/></text:span><text:span text:style-name="T80">agertzen bada,</text:span><text:span text:style-name="T79"> </text:span><text:span text:style-name="T80">ez litzateke </text:span><text:span text:style-name="T79">(Y,X) </text:span><text:span text:style-name="T80">bikotea idatziko</text:span></text:p>
      <text:p text:style-name="P47">begin</text:p>
      <text:p text:style-name="P58"><text:span text:style-name="T39"><text:s text:c="3"/></text:span><text:span text:style-name="T20">for</text:span><text:span text:style-name="T39"> </text:span><text:span text:style-name="T52">I</text:span><text:span text:style-name="T39"> </text:span><text:span text:style-name="T20">in</text:span><text:span text:style-name="T39"> </text:span><text:span text:style-name="T52">1</text:span><text:span text:style-name="T39"> .. ?????????? </text:span><text:span text:style-name="T20">loop</text:span></text:p>
      <text:p text:style-name="P58"><text:span text:style-name="T39"><text:s text:c="6"/></text:span><text:span text:style-name="T20">for</text:span><text:span text:style-name="T39"> </text:span><text:span text:style-name="T52">J</text:span><text:span text:style-name="T39"> </text:span><text:span text:style-name="T20">in</text:span><text:span text:style-name="T39"> </text:span><text:span text:style-name="T52">1</text:span><text:span text:style-name="T39"> .. ???????????? </text:span><text:span text:style-name="T20">loop</text:span></text:p>
      <text:p text:style-name="P64"><text:s text:c="8"/></text:p>
      <text:p text:style-name="P58"><text:span text:style-name="T39"><text:s text:c="6"/></text:span><text:span text:style-name="T20">end</text:span><text:span text:style-name="T39"> </text:span><text:span text:style-name="T20">loop</text:span><text:span text:style-name="T39">;</text:span></text:p>
      <text:p text:style-name="P58"><text:span text:style-name="T39"><text:s text:c="3"/></text:span><text:span text:style-name="T20">end</text:span><text:span text:style-name="T39"> </text:span><text:span text:style-name="T20">loop</text:span><text:span text:style-name="T39">;</text:span></text:p>
      <text:p text:style-name="P57"/>
      <text:p text:style-name="P58"><text:span text:style-name="T39"><text:tab/></text:span><text:span text:style-name="T79">-- </text:span><text:span text:style-name="T80">Ariketaren planteamenduren arabera,</text:span><text:span text:style-name="T79"> </text:span><text:span text:style-name="T80">agian bigizta bikoitz gehiago beharko dituzu</text:span></text:p>
      <text:p text:style-name="P71"><text:span text:style-name="T36">end</text:span> <text:span text:style-name="T51">susmagarriak_idatzi</text:span>;</text:p>
      <text:p text:style-name="P71"/>
      <text:p text:style-name="P71"/>
      <text:p text:style-name="P71"><text:span text:style-name="T32">with</text:span> <text:span text:style-name="T51">Datuak</text:span>,<text:span text:style-name="T51">Ada</text:span>.<text:span text:style-name="T51">Text_IO</text:span>,<text:span text:style-name="T51">Ada</text:span>.<text:span text:style-name="T51">Integer_Text_IO</text:span>;</text:p>
      <text:p text:style-name="P58"><text:span text:style-name="T20">use</text:span><text:span text:style-name="T39"> </text:span><text:span text:style-name="T52">Datuak</text:span><text:span text:style-name="T39">,</text:span><text:span text:style-name="T52">Ada</text:span><text:span text:style-name="T39">.</text:span><text:span text:style-name="T52">Text_IO</text:span><text:span text:style-name="T39">,</text:span><text:span text:style-name="T52">Ada</text:span><text:span text:style-name="T39">.</text:span><text:span text:style-name="T52">Integer_Text_IO</text:span><text:span text:style-name="T39">;</text:span></text:p>
      <text:p text:style-name="P58"><text:span text:style-name="T25">with</text:span><text:span text:style-name="T39"> </text:span><text:span text:style-name="T52">posizioa</text:span><text:span text:style-name="T39">;</text:span></text:p>
      <text:p text:style-name="P58"><text:span text:style-name="T20">function</text:span><text:span text:style-name="T39"> </text:span><text:span text:style-name="T52">kopiatu_dira</text:span><text:span text:style-name="T39">(</text:span><text:span text:style-name="T52">Azt1</text:span><text:span text:style-name="T39">, </text:span><text:span text:style-name="T52">Azt2</text:span><text:span text:style-name="T39"> : </text:span><text:span text:style-name="T20">in</text:span><text:span text:style-name="T39"> </text:span><text:span text:style-name="T52">Azterketa</text:span><text:span text:style-name="T39">) </text:span><text:span text:style-name="T20">return</text:span><text:span text:style-name="T39"> </text:span><text:span text:style-name="T52">Boolean</text:span><text:span text:style-name="T39"> </text:span><text:span text:style-name="T20">is</text:span></text:p>
      <text:p text:style-name="P58"><text:span text:style-name="T39"><text:s text:c="3"/></text:span><text:span text:style-name="T79">-- </text:span><text:span text:style-name="T80">Aurrebaldintza:</text:span><text:span text:style-name="T79"> Azt1 </text:span><text:span text:style-name="T80">eta </text:span><text:span text:style-name="T79">Azt2 </text:span><text:span text:style-name="T80">alfabetikoki ordenatuta daude</text:span></text:p>
      <text:p text:style-name="P58"><text:span text:style-name="T39"><text:s text:c="3"/></text:span><text:span text:style-name="T79">-- </text:span><text:span text:style-name="T80">Postbaldintza:</text:span><text:span text:style-name="T79"> </text:span><text:span text:style-name="T80">Emaitza </text:span><text:span text:style-name="T79">TRUE </text:span><text:span text:style-name="T80">izango da baldin eta </text:span><text:span text:style-name="T79">Azt1 </text:span><text:span text:style-name="T80">nahiz </text:span><text:span text:style-name="T79">Azt2-</text:span><text:span text:style-name="T80">ko hitzen kopurua berdina bada eta</text:span></text:p>
      <text:p text:style-name="P58"><text:span text:style-name="T39"><text:s text:c="3"/></text:span><text:span text:style-name="T79">-- <text:s text:c="5"/></text:span><text:span text:style-name="T80">hitz guztiek agerpen kopuruak berdinak badira.</text:span></text:p>
      <text:p text:style-name="P58"><text:span text:style-name="T39"><text:s text:c="3"/></text:span><text:span text:style-name="T79">-- <text:s text:c="5"/></text:span><text:span text:style-name="T80">Po</text:span><text:span text:style-name="T82">s</text:span><text:span text:style-name="T80">izioa azpiprograma erabiltzea gomendatzen da,</text:span><text:span text:style-name="T79"> non, </text:span><text:span text:style-name="T80">azterketa </text:span><text:span text:style-name="T79">bat </text:span><text:span text:style-name="T80">eta hitz baten agerpen kopurua emanda,</text:span></text:p>
      <text:p text:style-name="P58"><text:span text:style-name="T39"><text:s text:c="3"/></text:span><text:span text:style-name="T79">-- <text:s text:c="5"/>agerpen_kopuru </text:span><text:span text:style-name="T80">hori beste azterketa batean ematen </text:span><text:span text:style-name="T79">den </text:span><text:span text:style-name="T80">ala ez esate arduratzen </text:span><text:span text:style-name="T79">den.</text:span></text:p>
      <text:p text:style-name="P58"><text:span text:style-name="T39"><text:s text:c="5"/></text:span><text:span text:style-name="T52">Pos</text:span><text:span text:style-name="T39">,</text:span><text:span text:style-name="T52">i</text:span><text:span text:style-name="T39">: </text:span><text:span text:style-name="T52">Integer</text:span><text:span text:style-name="T39">;</text:span></text:p>
      <text:p text:style-name="P58"><text:span text:style-name="T39"><text:s text:c="3"/></text:span><text:span text:style-name="T52">amaitu</text:span><text:span text:style-name="T39"> : </text:span><text:span text:style-name="T52">Boolean</text:span><text:span text:style-name="T39">:=</text:span><text:span text:style-name="T52">False</text:span><text:span text:style-name="T39">;</text:span></text:p>
      <text:p text:style-name="P58"><text:span text:style-name="T39"><text:s text:c="3"/></text:span><text:span text:style-name="T52">Azt2_kopia</text:span><text:span text:style-name="T39">: </text:span><text:span text:style-name="T52">Azterketa</text:span><text:span text:style-name="T39">;</text:span></text:p>
      <text:p text:style-name="P47">begin</text:p>
      <text:p text:style-name="P58"><text:span text:style-name="T39"><text:s text:c="3"/></text:span><text:span text:style-name="T52">Azt2_kopia</text:span><text:span text:style-name="T39"> := </text:span><text:span text:style-name="T52">Azt2</text:span><text:span text:style-name="T39">;</text:span><text:span text:style-name="T79">--- in </text:span><text:span text:style-name="T80">motako aldagaia denez,</text:span><text:span text:style-name="T79"> </text:span><text:span text:style-name="T80">bere kopia egin beharra dago</text:span></text:p>
      <text:p text:style-name="P64"><text:s text:c="4"/></text:p>
      <text:p text:style-name="P58"><text:span text:style-name="T39"><text:s text:c="3"/></text:span><text:span text:style-name="T20">if</text:span><text:span text:style-name="T39"> </text:span><text:span text:style-name="T52">Azt1</text:span><text:span text:style-name="T39">.</text:span><text:span text:style-name="T52">Hitz_kopuru_ezberdin</text:span><text:span text:style-name="T39"> /= </text:span><text:span text:style-name="T52">Azt2</text:span><text:span text:style-name="T39">.</text:span><text:span text:style-name="T52">Hitz_kopuru_ezberdin</text:span></text:p>
      <text:p text:style-name="P58"><text:span text:style-name="T39"><text:s text:c="3"/></text:span><text:span text:style-name="T20">then</text:span><text:span text:style-name="T39"> </text:span><text:span text:style-name="T20">return</text:span><text:span text:style-name="T39"> </text:span><text:span text:style-name="T52">false</text:span><text:span text:style-name="T39">;</text:span></text:p>
      <text:p text:style-name="P58"><text:span text:style-name="T39"><text:s text:c="3"/></text:span><text:span text:style-name="T20">else</text:span></text:p>
      <text:p text:style-name="P64"><text:s text:c="6"/></text:p>
      <text:p text:style-name="P64"><text:s text:c="6"/></text:p>
      <text:p text:style-name="P64"><text:s text:c="6"/>......</text:p>
      <text:p text:style-name="P64"><text:s text:c="6"/></text:p>
      <text:p text:style-name="P64"><text:s text:c="6"/></text:p>
      <text:p text:style-name="P58"><text:span text:style-name="T39"><text:s text:c="3"/></text:span><text:span text:style-name="T20">end</text:span><text:span text:style-name="T39"> </text:span><text:span text:style-name="T20">if</text:span><text:span text:style-name="T39">;</text:span></text:p>
      <text:p text:style-name="P71"><text:span text:style-name="T36">end</text:span> <text:span text:style-name="T51">kopiatu_dira</text:span>;</text:p>
      <text:p text:style-name="P71"/>
      <text:p text:style-name="P71"/>
      <text:p text:style-name="P58"><text:soft-page-break/><text:span text:style-name="T20">with</text:span><text:span text:style-name="T39"> </text:span><text:span text:style-name="T52">Datuak</text:span><text:span text:style-name="T39">;</text:span></text:p>
      <text:p text:style-name="P58"><text:span text:style-name="T20">use</text:span><text:span text:style-name="T39"> </text:span><text:span text:style-name="T52">Datuak</text:span><text:span text:style-name="T39">;</text:span></text:p>
      <text:p text:style-name="P58"><text:span text:style-name="T20">function</text:span><text:span text:style-name="T39"> </text:span><text:span text:style-name="T52">posizioa</text:span><text:span text:style-name="T39"> (</text:span><text:span text:style-name="T52">Azt</text:span><text:span text:style-name="T39">: </text:span><text:span text:style-name="T20">in</text:span><text:span text:style-name="T39"> </text:span><text:span text:style-name="T52">Azterketa</text:span><text:span text:style-name="T39">; </text:span><text:span text:style-name="T52">N</text:span><text:span text:style-name="T39">: </text:span><text:span text:style-name="T20">in</text:span><text:span text:style-name="T39"> </text:span><text:span text:style-name="T52">Integer</text:span><text:span text:style-name="T39">) </text:span><text:span text:style-name="T20">return</text:span><text:span text:style-name="T39"> </text:span><text:span text:style-name="T52">Integer</text:span><text:span text:style-name="T39"> </text:span><text:span text:style-name="T20">is</text:span></text:p>
      <text:p text:style-name="P58"><text:span text:style-name="T39"><text:s text:c="3"/></text:span><text:span text:style-name="T79">-- </text:span><text:span text:style-name="T80">aurrebaldintza:</text:span></text:p>
      <text:p text:style-name="P58"><text:span text:style-name="T39"><text:s text:c="3"/></text:span><text:span text:style-name="T79">-- </text:span><text:span text:style-name="T80">postbaldintza:</text:span><text:span text:style-name="T79"> </text:span><text:span text:style-name="T80">emaitza,</text:span><text:span text:style-name="T79"> </text:span><text:span text:style-name="T80">Azt-en,</text:span><text:span text:style-name="T79"> N-</text:span><text:span text:style-name="T80">ren lehenengo agerpenaren posizioa izango da,</text:span><text:span text:style-name="T79"> 0 </text:span><text:span text:style-name="T80">bestela.</text:span></text:p>
      <text:p text:style-name="P58"><text:span text:style-name="T39"><text:s text:c="3"/></text:span><text:span text:style-name="T52">pos</text:span><text:span text:style-name="T39">: </text:span><text:span text:style-name="T52">Integer</text:span><text:span text:style-name="T39">;</text:span></text:p>
      <text:p text:style-name="P58"><text:span text:style-name="T39"><text:s text:c="3"/>--...</text:span></text:p>
      <text:p text:style-name="P47">begin</text:p>
      <text:p text:style-name="P58"><text:span text:style-name="T39"><text:s text:c="4"/></text:span></text:p>
      <text:p text:style-name="P58"><text:span text:style-name="T20">return</text:span><text:span text:style-name="T39"> </text:span><text:span text:style-name="T52">pos</text:span><text:span text:style-name="T39">;</text:span></text:p>
      <text:p text:style-name="P71"><text:span text:style-name="T36">end</text:span> <text:span text:style-name="T51">posizioa</text:span>;</text:p>
      <text:p text:style-name="P71"/>
      <text:p text:style-name="P71"/>
      <text:p text:style-name="P153"><text:span text:style-name="T35">with</text:span><text:span text:style-name="T50"> </text:span><text:span text:style-name="T70">Ada</text:span><text:span text:style-name="T50">.</text:span><text:span text:style-name="T70">Text_Io</text:span><text:span text:style-name="T50">, </text:span><text:span text:style-name="T70">datuak</text:span><text:span text:style-name="T50">;</text:span></text:p>
      <text:p text:style-name="P58"><text:span text:style-name="T25">with</text:span><text:span text:style-name="T39"> </text:span><text:span text:style-name="T52">susmagarriak_idatzi</text:span><text:span text:style-name="T39">, </text:span><text:span text:style-name="T52">gela_1_bete</text:span><text:span text:style-name="T39">, </text:span><text:span text:style-name="T52">gela_eguneratua_idatzi</text:span><text:span text:style-name="T39">;</text:span></text:p>
      <text:p text:style-name="P58"><text:span text:style-name="T20">use</text:span><text:span text:style-name="T39"> </text:span><text:span text:style-name="T52">datuak</text:span><text:span text:style-name="T39">;</text:span><text:span text:style-name="T20">use</text:span><text:span text:style-name="T39"> </text:span><text:span text:style-name="T52">Ada</text:span><text:span text:style-name="T39">.</text:span><text:span text:style-name="T52">Text_Io</text:span><text:span text:style-name="T39">;</text:span></text:p>
      <text:p text:style-name="P57"/>
      <text:p text:style-name="P58"><text:span text:style-name="T20">procedure</text:span><text:span text:style-name="T39"> </text:span><text:span text:style-name="T52">proba_susmagarriak_idatzi</text:span><text:span text:style-name="T39"> </text:span><text:span text:style-name="T20">is</text:span></text:p>
      <text:p text:style-name="P57"/>
      <text:p text:style-name="P58"><text:span text:style-name="T39"><text:s text:c="3"/></text:span><text:span text:style-name="T52">Gela1</text:span><text:span text:style-name="T39">: </text:span><text:span text:style-name="T52">Gela</text:span><text:span text:style-name="T39">;</text:span></text:p>
      <text:p text:style-name="P57"/>
      <text:p text:style-name="P58"><text:span text:style-name="T39"><text:s text:c="3"/></text:span><text:span text:style-name="T20">procedure</text:span><text:span text:style-name="T39"> </text:span><text:span text:style-name="T52">eskatu_return</text:span><text:span text:style-name="T39"> </text:span><text:span text:style-name="T20">is</text:span></text:p>
      <text:p text:style-name="P58"><text:span text:style-name="T39"><text:s text:c="3"/></text:span><text:span text:style-name="T20">begin</text:span></text:p>
      <text:p text:style-name="P58"><text:span text:style-name="T39"><text:s text:c="6"/></text:span><text:span text:style-name="T52">Put_Line</text:span><text:span text:style-name="T39">(</text:span><text:span text:style-name="T74">"</text:span><text:span text:style-name="T75">sakatu </text:span><text:span text:style-name="T74">ENTER </text:span><text:span text:style-name="T75">jarraitzeko </text:span><text:span text:style-name="T74">"</text:span><text:span text:style-name="T39">);</text:span></text:p>
      <text:p text:style-name="P58"><text:span text:style-name="T39"><text:s text:c="6"/></text:span><text:span text:style-name="T52">Skip_Line</text:span><text:span text:style-name="T39">;</text:span></text:p>
      <text:p text:style-name="P58"><text:span text:style-name="T39"><text:s text:c="6"/></text:span><text:span text:style-name="T52">New_Line</text:span><text:span text:style-name="T39">(</text:span><text:span text:style-name="T52">4</text:span><text:span text:style-name="T39">);</text:span></text:p>
      <text:p text:style-name="P58"><text:span text:style-name="T39"><text:s text:c="3"/></text:span><text:span text:style-name="T20">end</text:span><text:span text:style-name="T39"> </text:span><text:span text:style-name="T52">eskatu_return</text:span><text:span text:style-name="T39">;</text:span></text:p>
      <text:p text:style-name="P57"/>
      <text:p text:style-name="P58"><text:span text:style-name="T20">begin</text:span><text:span text:style-name="T39"> </text:span><text:span text:style-name="T79">-- </text:span><text:span text:style-name="T80">programa nagusia</text:span></text:p>
      <text:p text:style-name="P58"><text:span text:style-name="T39"><text:s text:c="3"/></text:span><text:span text:style-name="T79">-- </text:span><text:span text:style-name="T80">Proba kasuak:</text:span></text:p>
      <text:p text:style-name="P57"/>
      <text:p text:style-name="P58"><text:span text:style-name="T39"><text:s text:c="3"/></text:span><text:span text:style-name="T52">Put_Line</text:span><text:span text:style-name="T39">(</text:span><text:span text:style-name="T74">"</text:span><text:span text:style-name="T75">Proba kasuak:</text:span><text:span text:style-name="T74"> "</text:span><text:span text:style-name="T39">);</text:span></text:p>
      <text:p text:style-name="P58"><text:span text:style-name="T39"><text:s text:c="3"/></text:span><text:span text:style-name="T52">Put_Line</text:span><text:span text:style-name="T39">(</text:span><text:span text:style-name="T74">"*********"</text:span><text:span text:style-name="T39">);</text:span></text:p>
      <text:p text:style-name="P57"/>
      <text:p text:style-name="P57"/>
      <text:p text:style-name="P58"><text:span text:style-name="T39"><text:s text:c="3"/></text:span><text:span text:style-name="T52">Put_Line</text:span><text:span text:style-name="T39">(</text:span><text:span text:style-name="T74">"1. </text:span><text:span text:style-name="T75">kasua:</text:span><text:span text:style-name="T74"> "</text:span><text:span text:style-name="T39">);</text:span></text:p>
      <text:p text:style-name="P58"><text:span text:style-name="T39"><text:s text:c="3"/></text:span><text:span text:style-name="T52">gela_1_bete</text:span><text:span text:style-name="T39">(</text:span><text:span text:style-name="T52">Gela1</text:span><text:span text:style-name="T39">);</text:span></text:p>
      <text:p text:style-name="P58"><text:span text:style-name="T39"><text:s text:c="3"/></text:span><text:span text:style-name="T52">gela_eguneratua_idatzi</text:span><text:span text:style-name="T39">(</text:span><text:span text:style-name="T52">Gela1</text:span><text:span text:style-name="T39">);</text:span></text:p>
      <text:p text:style-name="P58"><text:span text:style-name="T39"><text:s text:c="3"/></text:span><text:span text:style-name="T52">new_line</text:span><text:span text:style-name="T39">;</text:span></text:p>
      <text:p text:style-name="P57"/>
      <text:p text:style-name="P58"><text:span text:style-name="T39"><text:s text:c="3"/></text:span><text:span text:style-name="T52">Put</text:span><text:span text:style-name="T39">(</text:span><text:span text:style-name="T74">"</text:span><text:span text:style-name="T75">Sakatu </text:span><text:span text:style-name="T74">ENTER </text:span><text:span text:style-name="T75">jarraitzeko"</text:span><text:span text:style-name="T39">);</text:span></text:p>
      <text:p text:style-name="P58"><text:span text:style-name="T39"><text:s text:c="3"/></text:span><text:span text:style-name="T52">Skip_line</text:span><text:span text:style-name="T39">;</text:span></text:p>
      <text:p text:style-name="P58"><text:span text:style-name="T39"><text:s text:c="3"/></text:span><text:span text:style-name="T52">new_line</text:span><text:span text:style-name="T39">(</text:span><text:span text:style-name="T52">4</text:span><text:span text:style-name="T39">);</text:span></text:p>
      <text:p text:style-name="P58"><text:span text:style-name="T39"><text:s text:c="3"/></text:span><text:span text:style-name="T52">Put_Line</text:span><text:span text:style-name="T39">(</text:span><text:span text:style-name="T74">" <text:s/></text:span><text:span text:style-name="T75">Zure programak honakoa esan beharko luke:</text:span><text:span text:style-name="T74"> "</text:span><text:span text:style-name="T39">);</text:span></text:p>
      <text:p text:style-name="P58"><text:span text:style-name="T39"><text:s text:c="3"/></text:span><text:span text:style-name="T52">new_line</text:span><text:span text:style-name="T39">;</text:span></text:p>
      <text:p text:style-name="P58"><text:span text:style-name="T39"><text:s text:c="3"/></text:span><text:span text:style-name="T52">put_line</text:span><text:span text:style-name="T39">(</text:span><text:span text:style-name="T74">" <text:s text:c="5"/>(1,3) </text:span><text:span text:style-name="T75">eta </text:span><text:span text:style-name="T74">(2,3) </text:span><text:span text:style-name="T75">kopiatu dira"</text:span><text:span text:style-name="T39">);</text:span></text:p>
      <text:p text:style-name="P58"><text:span text:style-name="T39"><text:s text:c="3"/></text:span><text:span text:style-name="T52">put_line</text:span><text:span text:style-name="T39">(</text:span><text:span text:style-name="T74">" <text:s text:c="5"/>(2,1) </text:span><text:span text:style-name="T75">eta </text:span><text:span text:style-name="T74">(2,2) </text:span><text:span text:style-name="T75">kopiatu dira"</text:span><text:span text:style-name="T39">);</text:span></text:p>
      <text:p text:style-name="P58"><text:span text:style-name="T39"><text:s text:c="3"/></text:span><text:span text:style-name="T52">put_line</text:span><text:span text:style-name="T39">(</text:span><text:span text:style-name="T74">" <text:s text:c="5"/>(2,9) </text:span><text:span text:style-name="T75">eta </text:span><text:span text:style-name="T74">(2,10) </text:span><text:span text:style-name="T75">kopiatu dira"</text:span><text:span text:style-name="T39">);</text:span></text:p>
      <text:p text:style-name="P58"><text:span text:style-name="T39"><text:s text:c="3"/></text:span><text:span text:style-name="T52">put_line</text:span><text:span text:style-name="T39">(</text:span><text:span text:style-name="T74">" <text:s text:c="5"/>(3,1) </text:span><text:span text:style-name="T75">eta </text:span><text:span text:style-name="T74">(4,1) </text:span><text:span text:style-name="T75">kopiatu dira"</text:span><text:span text:style-name="T39">);</text:span></text:p>
      <text:p text:style-name="P58"><text:span text:style-name="T39"><text:s text:c="3"/></text:span><text:span text:style-name="T52">put_line</text:span><text:span text:style-name="T39">(</text:span><text:span text:style-name="T74">" <text:s text:c="5"/>(4,1) </text:span><text:span text:style-name="T75">eta </text:span><text:span text:style-name="T74">(5,1) </text:span><text:span text:style-name="T75">kopiatu dira"</text:span><text:span text:style-name="T39">);</text:span></text:p>
      <text:p text:style-name="P58"><text:span text:style-name="T39"><text:s text:c="3"/></text:span><text:span text:style-name="T52">put_line</text:span><text:span text:style-name="T39">(</text:span><text:span text:style-name="T74">" <text:s text:c="5"/>(9,1) </text:span><text:span text:style-name="T75">eta </text:span><text:span text:style-name="T74">(9,2) </text:span><text:span text:style-name="T75">kopiatu dira"</text:span><text:span text:style-name="T39">);</text:span></text:p>
      <text:p text:style-name="P58"><text:span text:style-name="T39"><text:s text:c="3"/></text:span><text:span text:style-name="T52">put_line</text:span><text:span text:style-name="T39">(</text:span><text:span text:style-name="T74">" <text:s text:c="5"/>(9,9) </text:span><text:span text:style-name="T75">eta </text:span><text:span text:style-name="T74">(9,10) </text:span><text:span text:style-name="T75">kopiatu dira"</text:span><text:span text:style-name="T39">);</text:span></text:p>
      <text:p text:style-name="P58"><text:span text:style-name="T39"><text:s text:c="3"/></text:span><text:span text:style-name="T52">put_line</text:span><text:span text:style-name="T39">(</text:span><text:span text:style-name="T74">" <text:s text:c="5"/>(9,10) </text:span><text:span text:style-name="T75">eta </text:span><text:span text:style-name="T74">(10,10) </text:span><text:span text:style-name="T75">kopiatu dira"</text:span><text:span text:style-name="T39">);</text:span></text:p>
      <text:p text:style-name="P58"><text:span text:style-name="T39"><text:s text:c="3"/></text:span><text:span text:style-name="T52">put_line</text:span><text:span text:style-name="T39">(</text:span><text:span text:style-name="T74">" <text:s text:c="5"/>(10,1) </text:span><text:span text:style-name="T75">eta </text:span><text:span text:style-name="T74">(10,2) </text:span><text:span text:style-name="T75">kopiatu dira"</text:span><text:span text:style-name="T39">);</text:span></text:p>
      <text:p text:style-name="P58"><text:span text:style-name="T39"><text:s text:c="3"/></text:span><text:span text:style-name="T52">new_line</text:span><text:span text:style-name="T39">(</text:span><text:span text:style-name="T52">2</text:span><text:span text:style-name="T39">);</text:span></text:p>
      <text:p text:style-name="P58"><text:span text:style-name="T39"><text:s text:c="3"/></text:span><text:span text:style-name="T52">eskatu_return</text:span><text:span text:style-name="T39">;</text:span></text:p>
      <text:p text:style-name="P57"/>
      <text:p text:style-name="P58"><text:soft-page-break/><text:span text:style-name="T39"><text:s text:c="3"/></text:span><text:span text:style-name="T52">Put_Line</text:span><text:span text:style-name="T39">(</text:span><text:span text:style-name="T74">" <text:s/></text:span><text:span text:style-name="T75">Eta zure programak hauxe dio:</text:span><text:span text:style-name="T74"> "</text:span><text:span text:style-name="T39">);</text:span></text:p>
      <text:p text:style-name="P58"><text:span text:style-name="T39"><text:s text:c="3"/></text:span><text:span text:style-name="T52">new_line</text:span><text:span text:style-name="T39">;</text:span></text:p>
      <text:p text:style-name="P58"><text:span text:style-name="T39"><text:s text:c="3"/></text:span><text:span text:style-name="T52">susmagarriak_idatzi</text:span><text:span text:style-name="T39">(</text:span><text:span text:style-name="T52">Gela1</text:span><text:span text:style-name="T39">); </text:span><text:span text:style-name="T79">--ARIKETAREN EMAITZAK BALIOZKOAK DIRA ZUK JARRITAKO ORDENA BERDINA EZ DUTEN ARREN.</text:span></text:p>
      <text:p text:style-name="P58"><text:span text:style-name="T39"><text:s text:c="3"/></text:span><text:span text:style-name="T52">New_Line</text:span><text:span text:style-name="T39">;</text:span></text:p>
      <text:p text:style-name="P58"><text:span text:style-name="T39"><text:s text:c="3"/></text:span><text:span text:style-name="T52">Put</text:span><text:span text:style-name="T39">(</text:span><text:span text:style-name="T74">"</text:span><text:span text:style-name="T75">Sakatu </text:span><text:span text:style-name="T74">ENTER </text:span><text:span text:style-name="T75">amaitzeko"</text:span><text:span text:style-name="T39">);</text:span></text:p>
      <text:p text:style-name="P58"><text:span text:style-name="T39"><text:s text:c="3"/></text:span><text:span text:style-name="T52">Skip_line</text:span><text:span text:style-name="T39">;</text:span></text:p>
      <text:p text:style-name="P57"/>
      <text:p text:style-name="P127"><text:span text:style-name="T31">end</text:span><text:span text:style-name="T45"> </text:span><text:span text:style-name="T60">proba_susmagarriak_idatzi</text:span><text:span text:style-name="T45">;</text:span></text:p>
      <text:p/>
      <text:p/>
      <text:p/>
      <text:h text:style-name="P116" text:outline-level="4"><text:soft-page-break/><text:span text:style-name="T122"/></text:h>
      <text:h text:style-name="P116" text:outline-level="4"><text:span text:style-name="T122"/></text:h>
      <text:h text:style-name="P116" text:outline-level="4"><text:span text:style-name="T122">4</text:span><text:span text:style-name="T121">) Noeren itsasontzia (6 puntu)</text:span></text:h>
      <text:p text:style-name="P21">Noe oso kezkatuta dago , ekaitza izugarria datorrelako, eta hau gertatu baino lehen bere <text:s/>baserriko animali guztiak bere itsasontzian sartzea gustatuko litzaioke <text:span text:style-name="T152">i</text:span>tsasoratzeko. Egin behar den ariketa honetan Noek bere animaliak antolatzen lagunduko dion programa inplementatu beharko da.</text:p>
      <text:p text:style-name="P21"/>
      <text:p text:style-name="P21">Noek bere baserrian animali eta landarez beteriko 5 biltegi dauzka, gehi beste 2 <text:span text:style-name="T164">h</text:span>ut<text:span text:style-name="T152">s</text:span>ik. Azkeneko hauek animalien arteko bikoteak sortzeko erabiliko ditu. </text:p>
      <text:p text:style-name="P87"><text:span text:style-name="T110">-<text:tab/></text:span><text:span text:style-name="T111">1 biltegi landareentzat</text:span><text:span text:style-name="T110">, (landare_biltegi: info_</text:span><text:span text:style-name="T113">espezieak</text:span><text:span text:style-name="T110"> </text:span><text:span text:style-name="T112">motakoa</text:span><text:span text:style-name="T110">)</text:span></text:p>
      <text:list xml:id="list1134538180" text:style-name="WW8Num7">
        <text:list-item>
          <text:p text:style-name="P113"><text:span text:style-name="T150">4 biltegi</text:span><text:span text:style-name="T149"> animalientzat (harrak eta emeak): 2 haragijaleentzat (1 harrentzat eta beste bat emeentzat), 2 belarjaleentzat (berd</text:span><text:span text:style-name="T151">i</text:span><text:span text:style-name="T149">n, 1 harrentzat eta beste bat emeentzat). Gertatu daiteke espezie berdinetako hainbat har eta eme egotea </text:span><text:span text:style-name="T151">zerrenda berean</text:span><text:span text:style-name="T149">. Informazio hau hurrengo aldagaietan gordeta topatuko dugu har_haragijaleak, eme_haragijalek, har_belarjaleak, eme_belarjaleak info_esp</text:span><text:span text:style-name="T151">e</text:span><text:span text:style-name="T149">zieak motatakoak.</text:span></text:p>
        </text:list-item>
        <text:list-item>
          <text:p text:style-name="P114">2 biltegi <text:span text:style-name="T164">h</text:span>ut<text:span text:style-name="T153">s</text:span>ik, sortu behar diren bikoteak gorde ahal izateko.</text:p>
        </text:list-item>
      </text:list>
      <text:p text:style-name="P26"/>
      <text:p text:style-name="P16"><text:span text:style-name="T110">Lehenengo betebeharra </text:span><text:span text:style-name="T114">h</text:span><text:span text:style-name="T110">ut</text:span><text:span text:style-name="T113">s</text:span><text:span text:style-name="T110">ik dauden bi biltegietan bikoteak gordetzea izango da. Biltegi bat bikote haragijaleak gordetzeko eta bestea belarjaleak gordetzeko. Kontuz!! Bikoteen biltegietan ESPEZIE BAKOITZEKO BIKOTE BAT ETA BAKARRIK BAT gordeko d</text:span><text:span text:style-name="T113">a,</text:span><text:span text:style-name="T117"> </text:span><text:span text:style-name="T110">hau da, espe</text:span><text:span text:style-name="T113">z</text:span><text:span text:style-name="T110">ie bakoitzeko har eta eme bakar bat. Honela, bikoteen biltegietan bikote berri bat sartzen den bakoitzean, hasieran animalia zegoen biltegitik kendu beh</text:span><text:span text:style-name="T113">a</text:span><text:span text:style-name="T110">rko dugu. Logikoa den bezala, 2 biltegi daude, batetan bikote haragijaleak eta bestean belarjaleak sartuko ditugulako, elkar jan ez daitezen. Landareengan sexu desberdinketarik ez da egingo, beraz landareak antolatzea err</text:span><text:span text:style-name="T113">a</text:span><text:span text:style-name="T110">zagoa izango da bikoteak ez direlako sortu behar. Bikoteak sortzeko garaian, espe</text:span><text:span text:style-name="T113">z</text:span><text:span text:style-name="T110">ie bateko lehenengo harra eta lehenengo emea hartuko dira besterik gabe. </text:span></text:p>
      <text:p text:style-name="P18"/>
      <text:p text:style-name="P18"/>
      <text:p text:style-name="P84">2 puntu) Inplementatu daiteke zerrenda-estekatu ala arrayekin (zerrendekin inplementatuz gero, hurrengo atalak 1,5 gehiago balioko du).</text:p>
      <text:p text:style-name="P88"/>
      <text:p text:style-name="P18">0,5 puntu</text:p>
      <text:p text:style-name="P22"><draw:frame draw:style-name="fr1" draw:name="Frame2" text:anchor-type="char" svg:x="-0.0047in" svg:y="0.0425in" svg:width="7.0929in" svg:height="1.3547in" draw:z-index="18"><draw:text-box><text:p text:style-name="P91"><text:span text:style-name="T129">procedure</text:span><text:span text:style-name="T130"> bikoteak_posible_guztiak_sortu (har_haragijale, eme_haragijale, </text:span></text:p><text:p text:style-name="P99"><text:span text:style-name="T130">har_belarjaleak, eme_belarjaleak: </text:span><text:span text:style-name="T129">in out</text:span><text:span text:style-name="T130"> Info_espezieak; </text:span></text:p><text:p text:style-name="P99"><text:span text:style-name="T130">bikote_haragijaleak, bikote_belarjaleak: </text:span><text:span text:style-name="T129">out</text:span><text:span text:style-name="T130"> Info_espezieak) is</text:span></text:p><text:p text:style-name="P92"><text:span text:style-name="T135"><text:s text:c="3"/></text:span>--aurre: Harrak eta emeak ez daude ordenatuta. Behintzat bikote bat egongo da bai <text:tab/>haragijale eta baita belarjaleen artean.</text:p><text:p text:style-name="P92"><text:span text:style-name="T135"><text:s text:c="3"/></text:span>--post: Bikoteen biltegietan ESPEZIE BAKOITZEKO BIKOTE BAT ETA BAKARRIK BAT gordeko <text:tab/>da. Errepikatuta dauden animaliak (baldin baleude) hasierako biltegietan </text:p><text:p text:style-name="P100">geldituko dira.</text:p><text:p text:style-name="P32"/></draw:text-box></draw:frame></text:p>
      <text:p text:style-name="P18"/>
      <text:p text:style-name="P18"/>
      <text:p text:style-name="P18"/>
      <text:p text:style-name="P18"/>
      <text:p text:style-name="P18"/>
      <text:p text:style-name="P18"/>
      <text:p text:style-name="P18"/>
      <text:p text:style-name="P101"/>
      <text:p text:style-name="P18">1,5 puntu) </text:p>
      <text:p text:style-name="P22"><draw:frame draw:style-name="fr1" draw:name="Frame3" text:anchor-type="char" svg:x="-0.0047in" svg:y="0.1098in" svg:width="7.0929in" svg:height="1.2035in" draw:z-index="19"><draw:text-box><text:p text:style-name="P91"><text:span text:style-name="T129">procedure</text:span><text:span text:style-name="T130"> bikoteak_sortu (harrak, emeak: </text:span><text:span text:style-name="T129">in out</text:span><text:span text:style-name="T130"> Info_espezieak; </text:span></text:p><text:p text:style-name="P99"><text:span text:style-name="T131"><text:s text:c="2"/></text:span><text:span text:style-name="T130">bikoteak: </text:span><text:span text:style-name="T129">out </text:span><text:span text:style-name="T130">Info_espezieak) is</text:span></text:p><text:p text:style-name="P90"><text:span text:style-name="T135"><text:s text:c="3"/></text:span>--aurre: Harrak eta emeak ez daude ordenatuta. Behintzat bikote bat sortu daiteke </text:p><text:p text:style-name="P98">animalien artean.</text:p><text:p text:style-name="P92"><text:span text:style-name="T135"><text:s/></text:span>--post: Bikoteen biltegian ESPEZIE BAKOITZEKO BIKOTE BAT ETA BAKARRIK BAT gordeko <text:tab/>da. Errepikatuta dauden animaliak (baldin baleude) hasierako biltegietan geldituko dira.</text:p><text:p text:style-name="P92"/></draw:text-box></draw:frame></text:p>
      <text:p text:style-name="P18"/>
      <text:p text:style-name="P18"/>
      <text:p text:style-name="P18"/>
      <text:p text:style-name="P18"/>
      <text:p text:style-name="P18"/>
      <text:p text:style-name="P43"/>
      <text:p text:style-name="P84"/>
      <text:p text:style-name="P86"><text:span text:style-name="T110">Eskatzen zaiguna egiteko erabili daitezke hurrengo azpiprogramak (</text:span><text:span text:style-name="T117">EZ DIRA KODETU BEHAR</text:span><text:span text:style-name="T110">)</text:span></text:p>
      <text:p text:style-name="P85"><draw:custom-shape text:anchor-type="char" draw:z-index="20" draw:style-name="gr5" draw:text-style-name="P184" svg:width="6.7504in" svg:height="0.6657in" svg:x="0in" svg:y="0.1102in"><text:p/><draw:enhanced-geometry svg:viewBox="0 0 21600 21600" draw:type="rectangle" draw:enhanced-path="M 0 0 L 21600 0 21600 21600 0 21600 0 0 Z N"/></draw:custom-shape></text:p>
      <text:p text:style-name="P93">procedure ezabatu_biltegitik (animaliak: in out Info_espeziak, </text:p>
      <text:p text:style-name="P95">animali_1: in Info_espezie) is</text:p>
      <text:p text:style-name="P93"><text:span text:style-name="T135"><text:s/></text:span>--aurre: -</text:p>
      <text:p text:style-name="P93"><text:span text:style-name="T135"><text:s/></text:span>--post: animaliak biltegian animali_1-aren lehenengo agerpena ezabatuko da.</text:p>
      <text:p text:style-name="P83"/>
      <text:p text:style-name="P18"/>
      <text:p text:style-name="P18"/>
      <text:p text:style-name="P18"/>
      <text:p text:style-name="P18"><text:soft-page-break/></text:p>
      <text:p text:style-name="P18">Behin baserrian animali guztiak antolatu ditugula, orain bai landareak eta baita animaliak itsasontzian sartu behar dira, baina kontuz!!! Ez edozein moduan, pisua orekatuta egon behar da: </text:p>
      <text:p text:style-name="P84"/>
      <text:list xml:id="list2813379894" text:style-name="WW8Num14">
        <text:list-item>
          <text:p text:style-name="P117"><text:span text:style-name="T116">Pisua orek</text:span><text:span text:style-name="T120">a</text:span><text:span text:style-name="T116">tuta gelditu da</text:span><text:span text:style-name="T120">din</text:span><text:span text:style-name="T118">, </text:span><text:span text:style-name="T110">hurrengo pausuak jarra</text:span><text:span text:style-name="T113">i</text:span><text:span text:style-name="T110">tuko dira: </text:span></text:p>
        </text:list-item>
      </text:list>
      <text:p text:style-name="P102">1.- Kalkulatu itsa<text:span text:style-name="T153">s</text:span>ontziaren erdi puntua zein den (erditik betetzen hasiko ba<text:span text:style-name="T153">it</text:span> gara)</text:p>
      <text:p text:style-name="P102">2.- Erdian espezierik pisut<text:span text:style-name="T153">s</text:span>uena jarriko dugu (haragijale, zein belarjale, zein landare, berdin da).</text:p>
      <text:p text:style-name="P102">3.- Eskuma eta eskerretara hurrengo espezie pisut<text:span text:style-name="T153">s</text:span>uenak jarriko dira, (eskumaldean bien arteko pisut<text:span text:style-name="T153">s</text:span>uena, eta ezkerraldean bestea). </text:p>
      <text:p text:style-name="P103"><text:span text:style-name="T110">4.- Ontziaren muturretara joz, eskumara eta ezkerretara , espezi</text:span><text:span text:style-name="T113">e</text:span><text:span text:style-name="T110">rik arinenak jarriko dira. Gero hurrengo pisut</text:span><text:span text:style-name="T113">s</text:span><text:span text:style-name="T110">uenak eta gero arinenak eta abar jarriz, </text:span><text:span text:style-name="T117">posible den bitartean </text:span><text:span text:style-name="T119">espezie desberdinen artean</text:span><text:span text:style-name="T110">.</text:span></text:p>
      <text:p text:style-name="P43"/>
      <text:p text:style-name="P84">Itsasontzia_bete azpiprograma kodetzea <text:s/>eskatzen da. Horretarako erabil daitezke hurrengo azpiprogramak.</text:p>
      <text:p text:style-name="P84"/>
      <text:p text:style-name="P86"><text:span text:style-name="T110">(</text:span><text:span text:style-name="T117">EZ DIRA KODETU BEHAR BAKARRIK ERABILI</text:span><text:span text:style-name="T110">)</text:span></text:p>
      <text:p text:style-name="P89"><draw:custom-shape text:anchor-type="char" draw:z-index="22" draw:style-name="gr7" draw:text-style-name="P184" svg:width="6.3335in" svg:height="0.5067in" svg:x="0.3335in" svg:y="0.1154in"><text:p/><draw:enhanced-geometry svg:viewBox="0 0 21600 21600" draw:type="rectangle" draw:enhanced-path="M 0 0 L 21600 0 21600 21600 0 21600 0 0 Z N"/></draw:custom-shape></text:p>
      <text:p text:style-name="P96">function ordenatu_espezieak (bikoteak: in Info_espezieak) return Info_espezieak is</text:p>
      <text:p text:style-name="P96">--aurre: bikoteak ez daude ordenatuta.</text:p>
      <text:p text:style-name="P96">--post: bikoteak pisuarekiko ordenatuta egongo dira, handitik txikira. </text:p>
      <text:p text:style-name="P96"/>
      <text:p text:style-name="P23"/>
      <text:p text:style-name="P18"/>
      <text:p text:style-name="P84">2,5 o 4 puntu) inplementatu daiteke array zein zerrenda-estekatukin (zerrenda-estekatuekin eginez gero ariketak 4 puntu balioko ditu).</text:p>
      <text:p text:style-name="P85"><draw:custom-shape text:anchor-type="char" draw:z-index="21" draw:style-name="gr6" draw:text-style-name="P184" svg:width="7.0835in" svg:height="1.248in" svg:x="0.0835in" svg:y="0.0256in"><text:p/><draw:enhanced-geometry svg:viewBox="0 0 21600 21600" draw:type="rectangle" draw:enhanced-path="M 0 0 L 21600 0 21600 21600 0 21600 0 0 Z N"/></draw:custom-shape></text:p>
      <text:p text:style-name="P94"><text:span text:style-name="T125">procedure</text:span><text:span text:style-name="T132"> Itsasontzia_bete (bikote_haragi,bikote_belar,landare: </text:span><text:span text:style-name="T125">in out</text:span><text:span text:style-name="T132"> Info_espezieak;</text:span></text:p>
      <text:p text:style-name="P93">itsasontzia: out Info_ontzia) is</text:p>
      <text:p text:style-name="P93"><text:span text:style-name="T135"><text:s text:c="2"/></text:span>--aurre: Gutxienez animali haragijale, eta belarjaleen bikote bat egongo <text:span text:style-name="T153">da</text:span>. Landare bat ere bai. Itsasontziko lekuen kopurua bakoitia izango da. Beraz benetako erdiko-puntu bat existituko da. </text:p>
      <text:p text:style-name="P97"><text:span text:style-name="T135"><text:s/></text:span>--post: espezieak pisuarekiko antolatuko dira, pisua orekatuta gelditu daite<text:span text:style-name="T153">ze</text:span>n. <text:tab/>Pisu handikoak, pisu arinekoen alboan eta arrebez.</text:p>
      <text:p text:style-name="P83"/>
      <text:p text:style-name="P84">Adibidea:</text:p>
      <text:p text:style-name="P8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E"/>
        <table:table-row table:style-name="Table4.1">
          <table:table-cell table:style-name="Table4.A1" office:value-type="string">
            <text:p text:style-name="P50">Le<text:span text:style-name="T158">h</text:span>oia-120kl</text:p>
            <text:p text:style-name="P51">Tigrea-90kl </text:p>
            <text:p text:style-name="P50">Le<text:span text:style-name="T158">h</text:span>oia-90kl</text:p>
            <text:p text:style-name="P50">Txakurra-2<text:span text:style-name="T157">6</text:span></text:p>
          </table:table-cell>
          <table:table-cell table:style-name="Table4.B1" office:value-type="string">
            <text:p text:style-name="P53"/>
          </table:table-cell>
          <table:table-cell table:style-name="Table4.A1" office:value-type="string">
            <text:p text:style-name="P50">Le<text:span text:style-name="T158">h</text:span>oia-80kl</text:p>
            <text:p text:style-name="P50">Le<text:span text:style-name="T158">h</text:span>oia-100kl</text:p>
            <text:p text:style-name="P50">Txakurra-15kl</text:p>
            <text:p text:style-name="P50">Tigrea-60kl </text:p>
          </table:table-cell>
          <table:table-cell table:style-name="Table4.B1" office:value-type="string">
            <text:p text:style-name="P53"/>
          </table:table-cell>
          <table:table-cell table:style-name="Table4.A1" office:value-type="string">
            <text:p text:style-name="P50">Behia-1<text:span text:style-name="T156">5</text:span>0kl</text:p>
            <text:p text:style-name="P50">Txoria-0.3kl</text:p>
            <text:p text:style-name="P50">Kakalardoa-0.01kl</text:p>
            <text:p text:style-name="P54">Behia-1<text:span text:style-name="T156">0</text:span>0kl</text:p>
            <text:p text:style-name="P55">Untza-3kl</text:p>
            <text:p text:style-name="P55">Ahuntza- 25kl</text:p>
          </table:table-cell>
          <table:table-cell table:style-name="Table4.B1" office:value-type="string">
            <text:p text:style-name="P53"/>
          </table:table-cell>
          <table:table-cell table:style-name="Table4.A1" office:value-type="string">
            <text:p text:style-name="P50">Ahuntza-15kl</text:p>
            <text:p text:style-name="P50">Txoria-0.2kl</text:p>
            <text:p text:style-name="P50">Ahuntza-10kl</text:p>
            <text:p text:style-name="P54">Behia-1<text:span text:style-name="T156">0</text:span>0kl</text:p>
            <text:p text:style-name="P55">Untza-5kl</text:p>
            <text:p text:style-name="P55">Kakalardoa-0.01kl</text:p>
          </table:table-cell>
          <table:table-cell table:style-name="Table4.B1" office:value-type="string">
            <text:p text:style-name="P53"/>
          </table:table-cell>
          <table:table-cell table:style-name="Table4.I1" office:value-type="string">
            <text:p text:style-name="P52">Sekuoia 2000kl</text:p>
            <text:p text:style-name="P52">Madariondoa 50kl</text:p>
            <text:p text:style-name="P52">Fikusa 0,5kl</text:p>
          </table:table-cell>
        </table:table-row>
        <table:table-row table:style-name="Table4.2">
          <table:table-cell table:style-name="Table4.A2" office:value-type="string">
            <text:p text:style-name="P34">ar_haragijaleak</text:p>
          </table:table-cell>
          <table:table-cell table:style-name="Table4.B2" office:value-type="string">
            <text:p text:style-name="P19"/>
          </table:table-cell>
          <table:table-cell table:style-name="Table4.A2" office:value-type="string">
            <text:p text:style-name="P34">Eme_haragijaleak</text:p>
          </table:table-cell>
          <table:table-cell table:style-name="Table4.B2" office:value-type="string">
            <text:p text:style-name="P19"/>
          </table:table-cell>
          <table:table-cell table:style-name="Table4.A2" office:value-type="string">
            <text:p text:style-name="P34">Ar_belarjaleak</text:p>
          </table:table-cell>
          <table:table-cell table:style-name="Table4.B2" office:value-type="string">
            <text:p text:style-name="P19"/>
          </table:table-cell>
          <table:table-cell table:style-name="Table4.A2" office:value-type="string">
            <text:p text:style-name="P34">Eme_belarjaleak</text:p>
          </table:table-cell>
          <table:table-cell table:style-name="Table4.B2" office:value-type="string">
            <text:p text:style-name="P19"/>
          </table:table-cell>
          <table:table-cell table:style-name="Table4.A2" office:value-type="string">
            <text:p text:style-name="P104">Landareak</text:p>
          </table:table-cell>
        </table:table-row>
      </table:table>
      <text:p text:style-name="P20"/>
      <text:p text:style-name="P2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8">Behia</text:p>
            <text:p text:style-name="P18"><text:span text:style-name="T156">25</text:span>0 kl</text:p>
          </table:table-cell>
          <table:table-cell table:style-name="Table5.B1" office:value-type="string">
            <text:p text:style-name="P18">Ahuntza</text:p>
            <text:p text:style-name="P18">40 kl</text:p>
          </table:table-cell>
          <table:table-cell table:style-name="Table5.B1" office:value-type="string">
            <text:p text:style-name="P18">Untza</text:p>
            <text:p text:style-name="P18">8 kl</text:p>
          </table:table-cell>
          <table:table-cell table:style-name="Table5.B1" office:value-type="string">
            <text:p text:style-name="P18">Txoria</text:p>
            <text:p text:style-name="P18">0,5 kl</text:p>
          </table:table-cell>
          <table:table-cell table:style-name="Table5.B1" office:value-type="string">
            <text:p text:style-name="P18">Kakalardoa</text:p>
            <text:p text:style-name="P18">0,02 kl</text:p>
          </table:table-cell>
          <table:table-cell table:style-name="Table5.B1" office:value-type="string">
            <text:p text:style-name="P18">...</text:p>
          </table:table-cell>
          <table:table-cell table:style-name="Table5.G1" office:value-type="string">
            <text:p text:style-name="P19"/>
          </table:table-cell>
          <table:table-cell table:style-name="Table5.A1" office:value-type="string">
            <text:p text:style-name="P18">Le<text:span text:style-name="T158">h</text:span>oia</text:p>
            <text:p text:style-name="P18">200 kl</text:p>
          </table:table-cell>
          <table:table-cell table:style-name="Table5.B1" office:value-type="string">
            <text:p text:style-name="P18">Tigrea</text:p>
            <text:p text:style-name="P18">150 kl</text:p>
          </table:table-cell>
          <table:table-cell table:style-name="Table5.B1" office:value-type="string">
            <text:p text:style-name="P18">Txakurra</text:p>
            <text:p text:style-name="P18">4<text:span text:style-name="T157">1</text:span> kl</text:p>
          </table:table-cell>
          <table:table-cell table:style-name="Table5.K1" office:value-type="string">
            <text:p text:style-name="P18">...</text:p>
          </table:table-cell>
        </table:table-row>
      </table:table>
      <text:p text:style-name="P82">Belarjaleen bikoteak<text:tab/><text:tab/><text:tab/><text:tab/><text:tab/><text:tab/><text:tab/>Haragijaleen bikoteak</text:p>
      <text:p text:style-name="P84"><draw:frame draw:style-name="fr2" draw:name="Frame4" text:anchor-type="paragraph" svg:x="2.4835in" svg:y="0.1098in" svg:width="2.4543in" draw:z-index="17"><draw:text-box fo:min-height="0.0228in"><table:table table:name="Table7" table:style-name="Table7"><table:table-column table:style-name="Table7.A"/><table:table-column table:style-name="Table7.B"/><table:table-column table:style-name="Table7.C"/><table:table-row table:style-name="Table7.1"><table:table-cell table:style-name="Table7.A1" office:value-type="string"><text:p text:style-name="P24">Sekuoia</text:p><text:p text:style-name="P24">2000 kl</text:p></table:table-cell><table:table-cell table:style-name="Table7.B1" office:value-type="string"><text:p text:style-name="P24">Madariondoa</text:p><text:p text:style-name="P24">50 kl</text:p></table:table-cell><table:table-cell table:style-name="Table7.C1" office:value-type="string"><text:p text:style-name="P24">Fikusa</text:p><text:p text:style-name="P24">0,5 kl</text:p></table:table-cell></table:table-row></table:table></draw:text-box></draw:frame></text:p>
      <text:p text:style-name="P65"/>
      <text:p text:style-name="P105">Landareak</text:p>
      <text:p text:style-name="P106"/>
      <text:p text:style-name="P106"/>
      <table:table table:name="Table6" table:style-name="Table6">
        <table:table-column table:style-name="Table6.A"/>
        <table:table-column table:style-name="Table6.B"/>
        <table:table-column table:style-name="Table6.C" table:number-columns-repeated="3"/>
        <table:table-column table:style-name="Table6.B"/>
        <table:table-column table:style-name="Table6.G"/>
        <table:table-column table:style-name="Table6.C"/>
        <table:table-column table:style-name="Table6.B" table:number-columns-repeated="2"/>
        <table:table-column table:style-name="Table6.K"/>
        <table:table-column table:style-name="Table6.L"/>
        <table:table-column table:style-name="Table6.M"/>
        <table:table-row table:style-name="Table6.1">
          <table:table-cell table:style-name="Table6.A1" office:value-type="string">
            <text:p text:style-name="P107">.....</text:p>
          </table:table-cell>
          <table:table-cell table:style-name="Table6.A1" office:value-type="string">
            <text:p text:style-name="P35">Ahuntza</text:p>
            <text:p text:style-name="P35">40 kl</text:p>
          </table:table-cell>
          <table:table-cell table:style-name="Table6.A1" office:value-type="string">
            <text:p text:style-name="P35">Untza</text:p>
            <text:p text:style-name="P35">8 kl</text:p>
          </table:table-cell>
          <table:table-cell table:style-name="Table6.A1" office:value-type="string">
            <text:p text:style-name="P35">Madariondoa <text:span text:style-name="T158">50</text:span> kl</text:p>
          </table:table-cell>
          <table:table-cell table:style-name="Table6.A1" office:value-type="string">
            <text:p text:style-name="P35">Txoria</text:p>
            <text:p text:style-name="P35">0,5kl</text:p>
          </table:table-cell>
          <table:table-cell table:style-name="Table6.A1" office:value-type="string">
            <text:p text:style-name="P35">Le<text:span text:style-name="T158">h</text:span>oia</text:p>
            <text:p text:style-name="P35"><text:span text:style-name="T155">20</text:span>0 kl</text:p>
          </table:table-cell>
          <table:table-cell table:style-name="Table6.A1" office:value-type="string">
            <text:p text:style-name="P33">Sekuoia</text:p>
            <text:p text:style-name="P33">2000kl</text:p>
          </table:table-cell>
          <table:table-cell table:style-name="Table6.A1" office:value-type="string">
            <text:p text:style-name="P35">Behia</text:p>
            <text:p text:style-name="P35"><text:span text:style-name="T156">25</text:span>0 kl</text:p>
          </table:table-cell>
          <table:table-cell table:style-name="Table6.A1" office:value-type="string">
            <text:p text:style-name="P35">Kakalardoa</text:p>
            <text:p text:style-name="P35">0,02 kl</text:p>
          </table:table-cell>
          <table:table-cell table:style-name="Table6.A1" office:value-type="string">
            <text:p text:style-name="P35">Tigrea</text:p>
            <text:p text:style-name="P35">150 kl</text:p>
          </table:table-cell>
          <table:table-cell table:style-name="Table6.A1" office:value-type="string">
            <text:p text:style-name="P35">Fikusa</text:p>
            <text:p text:style-name="P35">0,5 kl</text:p>
          </table:table-cell>
          <table:table-cell table:style-name="Table6.A1" office:value-type="string">
            <text:p text:style-name="P35">Txakurra</text:p>
            <text:p text:style-name="P35">41 kl</text:p>
          </table:table-cell>
          <table:table-cell table:style-name="Table6.M1" office:value-type="string">
            <text:p text:style-name="P35">....</text:p>
          </table:table-cell>
        </table:table-row>
      </table:table>
      <text:p text:style-name="P81"><text:span text:style-name="T125">Itsasontzia<text:tab/><text:tab/><text:tab/><text:tab/><text:tab/></text:span><text:span text:style-name="T123"> Erdia</text:span></text:p>
      <text:p text:style-name="P157"><text:soft-page-break/><text:span text:style-name="T161">Programa nagusian sartzen diren datuak hauek izango balira:</text:span></text:p>
      <text:p text:style-name="P149"/>
      <text:p text:style-name="P150"><text:span text:style-name="T25">with</text:span><text:span text:style-name="T159"> </text:span><text:span text:style-name="T52">datuak</text:span><text:span text:style-name="T159">, </text:span><text:span text:style-name="T52">ada</text:span><text:span text:style-name="T159">.</text:span><text:span text:style-name="T52">text_io</text:span><text:span text:style-name="T159">, </text:span><text:span text:style-name="T52">ada</text:span><text:span text:style-name="T159">.</text:span><text:span text:style-name="T52">float_text_io</text:span><text:span text:style-name="T159">;</text:span></text:p>
      <text:p text:style-name="P169"><text:span text:style-name="T20">use</text:span><text:span text:style-name="T39"> </text:span><text:span text:style-name="T52">datuak</text:span><text:span text:style-name="T39">, </text:span><text:span text:style-name="T52">ada</text:span><text:span text:style-name="T39">.</text:span><text:span text:style-name="T52">text_io</text:span><text:span text:style-name="T39">, </text:span><text:span text:style-name="T52">ada</text:span><text:span text:style-name="T39">.</text:span><text:span text:style-name="T52">float_text_io</text:span><text:span text:style-name="T39">;</text:span></text:p>
      <text:p text:style-name="P162"/>
      <text:p text:style-name="P169"><text:span text:style-name="T25">with</text:span><text:span text:style-name="T39"> </text:span><text:span text:style-name="T52">bikote_posible_guztiak_sortu</text:span><text:span text:style-name="T39">, </text:span><text:span text:style-name="T52">ontzia_bete</text:span><text:span text:style-name="T39">;</text:span></text:p>
      <text:p text:style-name="P162"/>
      <text:p text:style-name="P169"><text:span text:style-name="T20">procedure</text:span><text:span text:style-name="T39"> </text:span><text:span text:style-name="T52">nagusia</text:span><text:span text:style-name="T39"> </text:span><text:span text:style-name="T20">is</text:span></text:p>
      <text:p text:style-name="P162"/>
      <text:p text:style-name="P169"><text:span text:style-name="T39"><text:s text:c="3"/></text:span><text:span text:style-name="T52">AH</text:span><text:span text:style-name="T39">, </text:span><text:span text:style-name="T52">EH</text:span><text:span text:style-name="T39">, </text:span><text:span text:style-name="T52">AB</text:span><text:span text:style-name="T39">, </text:span><text:span text:style-name="T52">EB</text:span><text:span text:style-name="T39">, </text:span><text:span text:style-name="T52">LA</text:span><text:span text:style-name="T39">: </text:span><text:span text:style-name="T52">info_espezieak</text:span><text:span text:style-name="T39">;</text:span></text:p>
      <text:p text:style-name="P169"><text:span text:style-name="T39"><text:s text:c="3"/></text:span><text:span text:style-name="T52">BH</text:span><text:span text:style-name="T39">, </text:span><text:span text:style-name="T52">BB</text:span><text:span text:style-name="T39">: </text:span><text:span text:style-name="T52">Info_espezieak</text:span><text:span text:style-name="T39">;</text:span></text:p>
      <text:p text:style-name="P169"><text:span text:style-name="T39"><text:s text:c="3"/></text:span><text:span text:style-name="T52">O</text:span><text:span text:style-name="T39">: </text:span><text:span text:style-name="T52">Info_ontzia</text:span><text:span text:style-name="T39">;</text:span></text:p>
      <text:p text:style-name="P169"><text:span text:style-name="T20">begin</text:span></text:p>
      <text:p text:style-name="P162"/>
      <text:p text:style-name="P169"><text:span text:style-name="T39"><text:s text:c="3"/></text:span><text:span text:style-name="T52">AH</text:span><text:span text:style-name="T39">.</text:span><text:span text:style-name="T52">Kopurua</text:span><text:span text:style-name="T39">:=</text:span><text:span text:style-name="T52">4</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1</text:span><text:span text:style-name="T39">).</text:span><text:span text:style-name="T52">familia</text:span><text:span text:style-name="T39">:=</text:span><text:span text:style-name="T74">"ar_haragijaleak <text:s text:c="4"/>"</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1</text:span><text:span text:style-name="T39">).</text:span><text:span text:style-name="T52">espezie</text:span><text:span text:style-name="T39">:=</text:span><text:span text:style-name="T74">"</text:span><text:span text:style-name="T75">Lehoia </text:span><text:span text:style-name="T74"><text:s text:c="13"/>"</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1</text:span><text:span text:style-name="T39">).</text:span><text:span text:style-name="T52">pisua</text:span><text:span text:style-name="T39">:=</text:span><text:span text:style-name="T52">120.0</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2</text:span><text:span text:style-name="T39">).</text:span><text:span text:style-name="T52">familia</text:span><text:span text:style-name="T39">:=</text:span><text:span text:style-name="T74">"ar_haragijaleak <text:s text:c="4"/>"</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2</text:span><text:span text:style-name="T39">).</text:span><text:span text:style-name="T52">espezie</text:span><text:span text:style-name="T39">:=</text:span><text:span text:style-name="T74">"</text:span><text:span text:style-name="T75">Tigrea </text:span><text:span text:style-name="T74"><text:s text:c="13"/>"</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2</text:span><text:span text:style-name="T39">).</text:span><text:span text:style-name="T52">pisua</text:span><text:span text:style-name="T39">:=</text:span><text:span text:style-name="T52">90.0</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3</text:span><text:span text:style-name="T39">).</text:span><text:span text:style-name="T52">familia</text:span><text:span text:style-name="T39">:=</text:span><text:span text:style-name="T74">"ar_haragijaleak <text:s text:c="4"/>"</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3</text:span><text:span text:style-name="T39">).</text:span><text:span text:style-name="T52">espezie</text:span><text:span text:style-name="T39">:=</text:span><text:span text:style-name="T74">"</text:span><text:span text:style-name="T75">Lehoia </text:span><text:span text:style-name="T74"><text:s text:c="13"/>"</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3</text:span><text:span text:style-name="T39">).</text:span><text:span text:style-name="T52">pisua</text:span><text:span text:style-name="T39">:=</text:span><text:span text:style-name="T52">90.0</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4</text:span><text:span text:style-name="T39">).</text:span><text:span text:style-name="T52">familia</text:span><text:span text:style-name="T39">:=</text:span><text:span text:style-name="T74">"ar_haragijaleak <text:s text:c="4"/>"</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4</text:span><text:span text:style-name="T39">).</text:span><text:span text:style-name="T52">espezie</text:span><text:span text:style-name="T39">:=</text:span><text:span text:style-name="T74">"</text:span><text:span text:style-name="T75">Txakurra </text:span><text:span text:style-name="T74"><text:s text:c="11"/>"</text:span><text:span text:style-name="T39">;</text:span></text:p>
      <text:p text:style-name="P169"><text:span text:style-name="T39"><text:s text:c="3"/></text:span><text:span text:style-name="T52">AH</text:span><text:span text:style-name="T39">.</text:span><text:span text:style-name="T52">Taula_espezieak</text:span><text:span text:style-name="T39">(</text:span><text:span text:style-name="T52">4</text:span><text:span text:style-name="T39">).</text:span><text:span text:style-name="T52">pisua</text:span><text:span text:style-name="T39">:=</text:span><text:span text:style-name="T52">26.0</text:span><text:span text:style-name="T39">;</text:span></text:p>
      <text:p text:style-name="P162"/>
      <text:p text:style-name="P169"><text:span text:style-name="T39"><text:s text:c="3"/></text:span><text:span text:style-name="T52">EH</text:span><text:span text:style-name="T39">.</text:span><text:span text:style-name="T52">Kopurua</text:span><text:span text:style-name="T39">:=</text:span><text:span text:style-name="T52">4</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1</text:span><text:span text:style-name="T39">).</text:span><text:span text:style-name="T52">familia</text:span><text:span text:style-name="T39">:=</text:span><text:span text:style-name="T74">"Eme_haragijaleak <text:s text:c="3"/>"</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1</text:span><text:span text:style-name="T39">).</text:span><text:span text:style-name="T52">espezie</text:span><text:span text:style-name="T39">:=</text:span><text:span text:style-name="T74">"</text:span><text:span text:style-name="T75">Lehoia </text:span><text:span text:style-name="T74"><text:s text:c="13"/>"</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1</text:span><text:span text:style-name="T39">).</text:span><text:span text:style-name="T52">pisua</text:span><text:span text:style-name="T39">:=</text:span><text:span text:style-name="T52">80.0</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2</text:span><text:span text:style-name="T39">).</text:span><text:span text:style-name="T52">familia</text:span><text:span text:style-name="T39">:=</text:span><text:span text:style-name="T74">"Eme_haragijaleak <text:s text:c="3"/>"</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2</text:span><text:span text:style-name="T39">).</text:span><text:span text:style-name="T52">espezie</text:span><text:span text:style-name="T39">:=</text:span><text:span text:style-name="T74">"</text:span><text:span text:style-name="T75">Lehoia </text:span><text:span text:style-name="T74"><text:s text:c="13"/>"</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2</text:span><text:span text:style-name="T39">).</text:span><text:span text:style-name="T52">pisua</text:span><text:span text:style-name="T39">:=</text:span><text:span text:style-name="T52">100.0</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3</text:span><text:span text:style-name="T39">).</text:span><text:span text:style-name="T52">familia</text:span><text:span text:style-name="T39">:=</text:span><text:span text:style-name="T74">"Eme_haragijaleak <text:s text:c="3"/>"</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3</text:span><text:span text:style-name="T39">).</text:span><text:span text:style-name="T52">espezie</text:span><text:span text:style-name="T39">:=</text:span><text:span text:style-name="T74">"</text:span><text:span text:style-name="T75">Txakurra </text:span><text:span text:style-name="T74"><text:s text:c="11"/>"</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3</text:span><text:span text:style-name="T39">).</text:span><text:span text:style-name="T52">pisua</text:span><text:span text:style-name="T39">:=</text:span><text:span text:style-name="T52">15.0</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4</text:span><text:span text:style-name="T39">).</text:span><text:span text:style-name="T52">familia</text:span><text:span text:style-name="T39">:=</text:span><text:span text:style-name="T74">"Eme_haragijaleak <text:s text:c="3"/>"</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4</text:span><text:span text:style-name="T39">).</text:span><text:span text:style-name="T52">espezie</text:span><text:span text:style-name="T39">:=</text:span><text:span text:style-name="T74">"</text:span><text:span text:style-name="T75">Tigrea </text:span><text:span text:style-name="T74"><text:s text:c="13"/>"</text:span><text:span text:style-name="T39">;</text:span></text:p>
      <text:p text:style-name="P169"><text:span text:style-name="T39"><text:s text:c="3"/></text:span><text:span text:style-name="T52">EH</text:span><text:span text:style-name="T39">.</text:span><text:span text:style-name="T52">Taula_espezieak</text:span><text:span text:style-name="T39">(</text:span><text:span text:style-name="T52">4</text:span><text:span text:style-name="T39">).</text:span><text:span text:style-name="T52">pisua</text:span><text:span text:style-name="T39">:=</text:span><text:span text:style-name="T52">60.0</text:span><text:span text:style-name="T39">;</text:span></text:p>
      <text:p text:style-name="P162"/>
      <text:p text:style-name="P169"><text:span text:style-name="T39"><text:s text:c="3"/></text:span><text:span text:style-name="T52">AB</text:span><text:span text:style-name="T39">.</text:span><text:span text:style-name="T52">Kopurua</text:span><text:span text:style-name="T39">:=</text:span><text:span text:style-name="T52">6</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1</text:span><text:span text:style-name="T39">).</text:span><text:span text:style-name="T52">familia</text:span><text:span text:style-name="T39">:=</text:span><text:span text:style-name="T74">"ar_belarjaleak <text:s text:c="5"/>"</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1</text:span><text:span text:style-name="T39">).</text:span><text:span text:style-name="T52">espezie</text:span><text:span text:style-name="T39">:=</text:span><text:span text:style-name="T74">"</text:span><text:span text:style-name="T75">Behia </text:span><text:span text:style-name="T74"><text:s text:c="14"/>"</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1</text:span><text:span text:style-name="T39">).</text:span><text:span text:style-name="T52">pisua</text:span><text:span text:style-name="T39">:=</text:span><text:span text:style-name="T52">150.0</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2</text:span><text:span text:style-name="T39">).</text:span><text:span text:style-name="T52">familia</text:span><text:span text:style-name="T39">:=</text:span><text:span text:style-name="T74">"ar_belarjaleak <text:s text:c="5"/>"</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2</text:span><text:span text:style-name="T39">).</text:span><text:span text:style-name="T52">espezie</text:span><text:span text:style-name="T39">:=</text:span><text:span text:style-name="T74">"</text:span><text:span text:style-name="T75">Txoria </text:span><text:span text:style-name="T74"><text:s text:c="13"/>"</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2</text:span><text:span text:style-name="T39">).</text:span><text:span text:style-name="T52">pisua</text:span><text:span text:style-name="T39">:=</text:span><text:span text:style-name="T52">0.3</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3</text:span><text:span text:style-name="T39">).</text:span><text:span text:style-name="T52">familia</text:span><text:span text:style-name="T39">:=</text:span><text:span text:style-name="T74">"ar_belarjaleak <text:s text:c="5"/>"</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3</text:span><text:span text:style-name="T39">).</text:span><text:span text:style-name="T52">espezie</text:span><text:span text:style-name="T39">:=</text:span><text:span text:style-name="T74">"</text:span><text:span text:style-name="T75">kakalardoa </text:span><text:span text:style-name="T74"><text:s text:c="9"/>"</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3</text:span><text:span text:style-name="T39">).</text:span><text:span text:style-name="T52">pisua</text:span><text:span text:style-name="T39">:=</text:span><text:span text:style-name="T52">0.01</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4</text:span><text:span text:style-name="T39">).</text:span><text:span text:style-name="T52">familia</text:span><text:span text:style-name="T39">:=</text:span><text:span text:style-name="T74">"ar_belarjaleak <text:s text:c="5"/>"</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4</text:span><text:span text:style-name="T39">).</text:span><text:span text:style-name="T52">espezie</text:span><text:span text:style-name="T39">:=</text:span><text:span text:style-name="T74">"</text:span><text:span text:style-name="T75">Behia </text:span><text:span text:style-name="T74"><text:s text:c="14"/>"</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4</text:span><text:span text:style-name="T39">).</text:span><text:span text:style-name="T52">pisua</text:span><text:span text:style-name="T39">:=</text:span><text:span text:style-name="T52">100.0</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5</text:span><text:span text:style-name="T39">).</text:span><text:span text:style-name="T52">familia</text:span><text:span text:style-name="T39">:=</text:span><text:span text:style-name="T74">"ar_belarjaleak <text:s text:c="5"/>"</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5</text:span><text:span text:style-name="T39">).</text:span><text:span text:style-name="T52">espezie</text:span><text:span text:style-name="T39">:=</text:span><text:span text:style-name="T74">"</text:span><text:span text:style-name="T75">Untza </text:span><text:span text:style-name="T74"><text:s text:c="14"/>"</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5</text:span><text:span text:style-name="T39">).</text:span><text:span text:style-name="T52">pisua</text:span><text:span text:style-name="T39">:=</text:span><text:span text:style-name="T52">3.0</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6</text:span><text:span text:style-name="T39">).</text:span><text:span text:style-name="T52">familia</text:span><text:span text:style-name="T39">:=</text:span><text:span text:style-name="T74">"ar_belarjaleak <text:s text:c="5"/>"</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6</text:span><text:span text:style-name="T39">).</text:span><text:span text:style-name="T52">espezie</text:span><text:span text:style-name="T39">:=</text:span><text:span text:style-name="T74">"</text:span><text:span text:style-name="T75">Ahuntza </text:span><text:span text:style-name="T74"><text:s text:c="12"/>"</text:span><text:span text:style-name="T39">;</text:span></text:p>
      <text:p text:style-name="P169"><text:span text:style-name="T39"><text:s text:c="3"/></text:span><text:span text:style-name="T52">AB</text:span><text:span text:style-name="T39">.</text:span><text:span text:style-name="T52">Taula_espezieak</text:span><text:span text:style-name="T39">(</text:span><text:span text:style-name="T52">6</text:span><text:span text:style-name="T39">).</text:span><text:span text:style-name="T52">pisua</text:span><text:span text:style-name="T39">:=</text:span><text:span text:style-name="T52">25.0</text:span><text:span text:style-name="T39">;</text:span></text:p>
      <text:p text:style-name="P162"/>
      <text:p text:style-name="P162"/>
      <text:p text:style-name="P169"><text:span text:style-name="T39"><text:s text:c="3"/></text:span><text:span text:style-name="T52">EB</text:span><text:span text:style-name="T39">.</text:span><text:span text:style-name="T52">Kopurua</text:span><text:span text:style-name="T39">:=</text:span><text:span text:style-name="T52">6</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1</text:span><text:span text:style-name="T39">).</text:span><text:span text:style-name="T52">familia</text:span><text:span text:style-name="T39">:=</text:span><text:span text:style-name="T74">"eme_belarjaleak <text:s text:c="4"/>"</text:span><text:span text:style-name="T39">;</text:span></text:p>
      <text:p text:style-name="P169"><text:soft-page-break/><text:span text:style-name="T39"><text:s text:c="3"/></text:span><text:span text:style-name="T52">EB</text:span><text:span text:style-name="T39">.</text:span><text:span text:style-name="T52">Taula_espezieak</text:span><text:span text:style-name="T39">(</text:span><text:span text:style-name="T52">1</text:span><text:span text:style-name="T39">).</text:span><text:span text:style-name="T52">espezie</text:span><text:span text:style-name="T39">:=</text:span><text:span text:style-name="T74">"</text:span><text:span text:style-name="T75">Ahuntza </text:span><text:span text:style-name="T74"><text:s text:c="12"/>"</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1</text:span><text:span text:style-name="T39">).</text:span><text:span text:style-name="T52">pisua</text:span><text:span text:style-name="T39">:=</text:span><text:span text:style-name="T52">15.0</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2</text:span><text:span text:style-name="T39">).</text:span><text:span text:style-name="T52">familia</text:span><text:span text:style-name="T39">:=</text:span><text:span text:style-name="T74">"eme_belarjaleak <text:s text:c="4"/>"</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2</text:span><text:span text:style-name="T39">).</text:span><text:span text:style-name="T52">espezie</text:span><text:span text:style-name="T39">:=</text:span><text:span text:style-name="T74">"</text:span><text:span text:style-name="T75">Txoria </text:span><text:span text:style-name="T74"><text:s text:c="13"/>"</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2</text:span><text:span text:style-name="T39">).</text:span><text:span text:style-name="T52">pisua</text:span><text:span text:style-name="T39">:=</text:span><text:span text:style-name="T52">0.2</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3</text:span><text:span text:style-name="T39">).</text:span><text:span text:style-name="T52">familia</text:span><text:span text:style-name="T39">:=</text:span><text:span text:style-name="T74">"eme_belarjaleak <text:s text:c="4"/>"</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3</text:span><text:span text:style-name="T39">).</text:span><text:span text:style-name="T52">espezie</text:span><text:span text:style-name="T39">:=</text:span><text:span text:style-name="T74">"</text:span><text:span text:style-name="T75">Ahuntza </text:span><text:span text:style-name="T74"><text:s text:c="12"/>"</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3</text:span><text:span text:style-name="T39">).</text:span><text:span text:style-name="T52">pisua</text:span><text:span text:style-name="T39">:=</text:span><text:span text:style-name="T52">10.0</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4</text:span><text:span text:style-name="T39">).</text:span><text:span text:style-name="T52">familia</text:span><text:span text:style-name="T39">:=</text:span><text:span text:style-name="T74">"eme_belarjaleak <text:s text:c="4"/>"</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4</text:span><text:span text:style-name="T39">).</text:span><text:span text:style-name="T52">espezie</text:span><text:span text:style-name="T39">:=</text:span><text:span text:style-name="T74">"</text:span><text:span text:style-name="T75">Behia </text:span><text:span text:style-name="T74"><text:s text:c="14"/>"</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4</text:span><text:span text:style-name="T39">).</text:span><text:span text:style-name="T52">pisua</text:span><text:span text:style-name="T39">:=</text:span><text:span text:style-name="T52">100.0</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5</text:span><text:span text:style-name="T39">).</text:span><text:span text:style-name="T52">familia</text:span><text:span text:style-name="T39">:=</text:span><text:span text:style-name="T74">"eme_belarjaleak <text:s text:c="4"/>"</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5</text:span><text:span text:style-name="T39">).</text:span><text:span text:style-name="T52">espezie</text:span><text:span text:style-name="T39">:=</text:span><text:span text:style-name="T74">"</text:span><text:span text:style-name="T75">Untza </text:span><text:span text:style-name="T74"><text:s text:c="14"/>"</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5</text:span><text:span text:style-name="T39">).</text:span><text:span text:style-name="T52">pisua</text:span><text:span text:style-name="T39">:=</text:span><text:span text:style-name="T52">5.0</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6</text:span><text:span text:style-name="T39">).</text:span><text:span text:style-name="T52">familia</text:span><text:span text:style-name="T39">:=</text:span><text:span text:style-name="T74">"eme_belarjaleak <text:s text:c="4"/>"</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6</text:span><text:span text:style-name="T39">).</text:span><text:span text:style-name="T52">espezie</text:span><text:span text:style-name="T39">:=</text:span><text:span text:style-name="T74">"</text:span><text:span text:style-name="T75">kakalardoa </text:span><text:span text:style-name="T74"><text:s text:c="9"/>"</text:span><text:span text:style-name="T39">;</text:span></text:p>
      <text:p text:style-name="P169"><text:span text:style-name="T39"><text:s text:c="3"/></text:span><text:span text:style-name="T52">EB</text:span><text:span text:style-name="T39">.</text:span><text:span text:style-name="T52">Taula_espezieak</text:span><text:span text:style-name="T39">(</text:span><text:span text:style-name="T52">6</text:span><text:span text:style-name="T39">).</text:span><text:span text:style-name="T52">pisua</text:span><text:span text:style-name="T39">:=</text:span><text:span text:style-name="T52">0.01</text:span><text:span text:style-name="T39">;</text:span></text:p>
      <text:p text:style-name="P162"/>
      <text:p text:style-name="P169"><text:span text:style-name="T39"><text:s text:c="3"/></text:span><text:span text:style-name="T52">LA</text:span><text:span text:style-name="T39">.</text:span><text:span text:style-name="T52">Kopurua</text:span><text:span text:style-name="T39">:=</text:span><text:span text:style-name="T52">3</text:span><text:span text:style-name="T39">;</text:span></text:p>
      <text:p text:style-name="P169"><text:span text:style-name="T39"><text:s text:c="3"/></text:span><text:span text:style-name="T52">LA</text:span><text:span text:style-name="T39">.</text:span><text:span text:style-name="T52">Taula_espezieak</text:span><text:span text:style-name="T39">(</text:span><text:span text:style-name="T52">1</text:span><text:span text:style-name="T39">).</text:span><text:span text:style-name="T52">familia</text:span><text:span text:style-name="T39">:=</text:span><text:span text:style-name="T74">"</text:span><text:span text:style-name="T75">landareak </text:span><text:span text:style-name="T74"><text:s text:c="10"/>"</text:span><text:span text:style-name="T39">;</text:span></text:p>
      <text:p text:style-name="P169"><text:span text:style-name="T39"><text:s text:c="3"/></text:span><text:span text:style-name="T52">LA</text:span><text:span text:style-name="T39">.</text:span><text:span text:style-name="T52">Taula_espezieak</text:span><text:span text:style-name="T39">(</text:span><text:span text:style-name="T52">1</text:span><text:span text:style-name="T39">).</text:span><text:span text:style-name="T52">espezie</text:span><text:span text:style-name="T39">:=</text:span><text:span text:style-name="T74">"</text:span><text:span text:style-name="T75">Sekuoia </text:span><text:span text:style-name="T74"><text:s text:c="12"/>"</text:span><text:span text:style-name="T39">;</text:span></text:p>
      <text:p text:style-name="P169"><text:span text:style-name="T39"><text:s text:c="3"/></text:span><text:span text:style-name="T52">LA</text:span><text:span text:style-name="T39">.</text:span><text:span text:style-name="T52">Taula_espezieak</text:span><text:span text:style-name="T39">(</text:span><text:span text:style-name="T52">1</text:span><text:span text:style-name="T39">).</text:span><text:span text:style-name="T52">pisua</text:span><text:span text:style-name="T39">:=</text:span><text:span text:style-name="T52">2000.0</text:span><text:span text:style-name="T39">;</text:span></text:p>
      <text:p text:style-name="P169"><text:span text:style-name="T39"><text:s text:c="3"/></text:span><text:span text:style-name="T52">LA</text:span><text:span text:style-name="T39">.</text:span><text:span text:style-name="T52">Taula_espezieak</text:span><text:span text:style-name="T39">(</text:span><text:span text:style-name="T52">2</text:span><text:span text:style-name="T39">).</text:span><text:span text:style-name="T52">familia</text:span><text:span text:style-name="T39">:=</text:span><text:span text:style-name="T74">"</text:span><text:span text:style-name="T75">landareak </text:span><text:span text:style-name="T74"><text:s text:c="10"/>"</text:span><text:span text:style-name="T39">;</text:span></text:p>
      <text:p text:style-name="P169"><text:span text:style-name="T39"><text:s text:c="3"/></text:span><text:span text:style-name="T52">LA</text:span><text:span text:style-name="T39">.</text:span><text:span text:style-name="T52">Taula_espezieak</text:span><text:span text:style-name="T39">(</text:span><text:span text:style-name="T52">2</text:span><text:span text:style-name="T39">).</text:span><text:span text:style-name="T52">espezie</text:span><text:span text:style-name="T39">:=</text:span><text:span text:style-name="T74">"</text:span><text:span text:style-name="T75">Madariondoa </text:span><text:span text:style-name="T74"><text:s text:c="8"/>"</text:span><text:span text:style-name="T39">;</text:span></text:p>
      <text:p text:style-name="P169"><text:span text:style-name="T39"><text:s text:c="3"/></text:span><text:span text:style-name="T52">LA</text:span><text:span text:style-name="T39">.</text:span><text:span text:style-name="T52">Taula_espezieak</text:span><text:span text:style-name="T39">(</text:span><text:span text:style-name="T52">2</text:span><text:span text:style-name="T39">).</text:span><text:span text:style-name="T52">pisua</text:span><text:span text:style-name="T39">:=</text:span><text:span text:style-name="T52">50.0</text:span><text:span text:style-name="T39">;</text:span></text:p>
      <text:p text:style-name="P169"><text:span text:style-name="T39"><text:s text:c="3"/></text:span><text:span text:style-name="T52">LA</text:span><text:span text:style-name="T39">.</text:span><text:span text:style-name="T52">Taula_espezieak</text:span><text:span text:style-name="T39">(</text:span><text:span text:style-name="T52">3</text:span><text:span text:style-name="T39">).</text:span><text:span text:style-name="T52">familia</text:span><text:span text:style-name="T39">:=</text:span><text:span text:style-name="T74">"</text:span><text:span text:style-name="T75">landareak </text:span><text:span text:style-name="T74"><text:s text:c="10"/>"</text:span><text:span text:style-name="T39">;</text:span></text:p>
      <text:p text:style-name="P169"><text:span text:style-name="T39"><text:s text:c="3"/></text:span><text:span text:style-name="T52">LA</text:span><text:span text:style-name="T39">.</text:span><text:span text:style-name="T52">Taula_espezieak</text:span><text:span text:style-name="T39">(</text:span><text:span text:style-name="T52">3</text:span><text:span text:style-name="T39">).</text:span><text:span text:style-name="T52">espezie</text:span><text:span text:style-name="T39">:=</text:span><text:span text:style-name="T74">"</text:span><text:span text:style-name="T75">Fikusa </text:span><text:span text:style-name="T74"><text:s text:c="13"/>"</text:span><text:span text:style-name="T39">;</text:span></text:p>
      <text:p text:style-name="P169"><text:span text:style-name="T39"><text:s text:c="3"/></text:span><text:span text:style-name="T52">LA</text:span><text:span text:style-name="T39">.</text:span><text:span text:style-name="T52">Taula_espezieak</text:span><text:span text:style-name="T39">(</text:span><text:span text:style-name="T52">3</text:span><text:span text:style-name="T39">).</text:span><text:span text:style-name="T52">pisua</text:span><text:span text:style-name="T39">:=</text:span><text:span text:style-name="T52">0.5</text:span><text:span text:style-name="T39">;</text:span></text:p>
      <text:p text:style-name="P162"/>
      <text:p text:style-name="P169"><text:span text:style-name="T39"><text:s text:c="3"/></text:span><text:span text:style-name="T52">bikote_posible_guztiak_sortu</text:span><text:span text:style-name="T39">(</text:span><text:span text:style-name="T52">AH</text:span><text:span text:style-name="T39">, </text:span><text:span text:style-name="T52">AB</text:span><text:span text:style-name="T39">, </text:span><text:span text:style-name="T52">EH</text:span><text:span text:style-name="T39">, </text:span><text:span text:style-name="T52">EB</text:span><text:span text:style-name="T39">, </text:span><text:span text:style-name="T52">BH</text:span><text:span text:style-name="T39">, </text:span><text:span text:style-name="T52">BB</text:span><text:span text:style-name="T39">);</text:span></text:p>
      <text:p text:style-name="P169"><text:span text:style-name="T39"><text:s text:c="3"/></text:span><text:span text:style-name="T52">ontzia_bete</text:span><text:span text:style-name="T39">(</text:span><text:span text:style-name="T52">BH</text:span><text:span text:style-name="T39">, </text:span><text:span text:style-name="T52">BB</text:span><text:span text:style-name="T39">, </text:span><text:span text:style-name="T52">La</text:span><text:span text:style-name="T39">, </text:span><text:span text:style-name="T52">O</text:span><text:span text:style-name="T39">);</text:span></text:p>
      <text:p text:style-name="P162"/>
      <text:p text:style-name="P169"><text:span text:style-name="T39"><text:s text:c="3"/></text:span><text:span text:style-name="T52">new_line</text:span><text:span text:style-name="T39">(</text:span><text:span text:style-name="T52">1</text:span><text:span text:style-name="T39">);</text:span></text:p>
      <text:p text:style-name="P169"><text:span text:style-name="T39"><text:s text:c="3"/></text:span><text:span text:style-name="T52">put</text:span><text:span text:style-name="T39">(</text:span><text:span text:style-name="T74">"ONTZIA HONELA GERATUKO DA:"</text:span><text:span text:style-name="T39">);</text:span></text:p>
      <text:p text:style-name="P169"><text:span text:style-name="T39"><text:s text:c="3"/></text:span><text:span text:style-name="T52">new_line</text:span><text:span text:style-name="T39">(</text:span><text:span text:style-name="T52">1</text:span><text:span text:style-name="T39">);</text:span></text:p>
      <text:p text:style-name="P169"><text:span text:style-name="T39"><text:s text:c="3"/></text:span><text:span text:style-name="T20">for</text:span><text:span text:style-name="T39"> </text:span><text:span text:style-name="T52">i</text:span><text:span text:style-name="T39"> </text:span><text:span text:style-name="T20">in</text:span><text:span text:style-name="T39"> </text:span><text:span text:style-name="T52">O</text:span><text:span text:style-name="T39">.</text:span><text:span text:style-name="T52">Ind_hasiera</text:span><text:span text:style-name="T39"> .. </text:span><text:span text:style-name="T52">O</text:span><text:span text:style-name="T39">.</text:span><text:span text:style-name="T52">Ind_bukaera</text:span><text:span text:style-name="T39"> </text:span><text:span text:style-name="T20">loop</text:span></text:p>
      <text:p text:style-name="P169"><text:span text:style-name="T39"><text:s text:c="6"/></text:span><text:span text:style-name="T52">put</text:span><text:span text:style-name="T39">(</text:span><text:span text:style-name="T52">O</text:span><text:span text:style-name="T39">.</text:span><text:span text:style-name="T52">Taula_espezieak</text:span><text:span text:style-name="T39">(</text:span><text:span text:style-name="T52">i</text:span><text:span text:style-name="T39">).</text:span><text:span text:style-name="T52">familia</text:span><text:span text:style-name="T39">);</text:span></text:p>
      <text:p text:style-name="P169"><text:span text:style-name="T39"><text:s text:c="6"/></text:span><text:span text:style-name="T52">put</text:span><text:span text:style-name="T39">(</text:span><text:span text:style-name="T52">O</text:span><text:span text:style-name="T39">.</text:span><text:span text:style-name="T52">Taula_espezieak</text:span><text:span text:style-name="T39">(</text:span><text:span text:style-name="T52">i</text:span><text:span text:style-name="T39">).</text:span><text:span text:style-name="T52">espezie</text:span><text:span text:style-name="T39">);</text:span></text:p>
      <text:p text:style-name="P169"><text:span text:style-name="T39"><text:s text:c="6"/></text:span><text:span text:style-name="T52">put</text:span><text:span text:style-name="T39">(</text:span><text:span text:style-name="T52">O</text:span><text:span text:style-name="T39">.</text:span><text:span text:style-name="T52">Taula_espezieak</text:span><text:span text:style-name="T39">(</text:span><text:span text:style-name="T52">i</text:span><text:span text:style-name="T39">).</text:span><text:span text:style-name="T52">Pisua</text:span><text:span text:style-name="T39">,</text:span><text:span text:style-name="T52">0,</text:span><text:span text:style-name="T59">2,0</text:span><text:span text:style-name="T39">); </text:span><text:span text:style-name="T162">-- </text:span><text:span text:style-name="T163">0 -&gt; EZ DUDALA ESPONENTZIALKI IKUSI NAHI ETA . ONDOREN 2 DIGITU PANTAILARATZEKO.</text:span></text:p>
      <text:p text:style-name="P169"><text:span text:style-name="T39"><text:s text:c="6"/></text:span><text:span text:style-name="T52">new_line</text:span><text:span text:style-name="T39">;</text:span></text:p>
      <text:p text:style-name="P169"><text:span text:style-name="T39"><text:s text:c="3"/></text:span><text:span text:style-name="T20">end</text:span><text:span text:style-name="T39"> </text:span><text:span text:style-name="T20">loop</text:span><text:span text:style-name="T39">;</text:span></text:p>
      <text:p text:style-name="P162"/>
      <text:p text:style-name="P169"><text:span text:style-name="T20">end</text:span><text:span text:style-name="T39"> </text:span><text:span text:style-name="T52">nagusia</text:span><text:span text:style-name="T39">;</text:span></text:p>
      <text:p text:style-name="P159"><text:span text:style-name="T102"/></text:p>
      <text:p text:style-name="P159"><text:span text:style-name="T102">Bikoteak sortu eta ordenatu ondoren, honela geratu beharko litzateke bikoteen zerrendak:</text:span></text:p>
      <text:p text:style-name="P151"><text:span text:style-name="T51">------ BIKOTE HARAGIJALEAK PISUAREN ARABERA ORDENATUTA: ---------</text:span></text:p>
      <text:p text:style-name="P166"><text:span text:style-name="T66">Lehoia</text:span><text:span text:style-name="T51"> <text:s text:c="14"/>200.00</text:span></text:p>
      <text:p text:style-name="P166"><text:span text:style-name="T51">Tigrea <text:s text:c="13"/>150.00</text:span></text:p>
      <text:p text:style-name="P166"><text:span text:style-name="T51">Txakurra <text:s text:c="11"/>41.00</text:span></text:p>
      <text:p text:style-name="P166"/>
      <text:p text:style-name="P166"><text:span text:style-name="T51">------ BIKOTE_BELARJALEAK PISUAREN ARABERA ORDENATUTA: ---------</text:span></text:p>
      <text:p text:style-name="P166"><text:span text:style-name="T51">Behia <text:s text:c="14"/>250.00</text:span></text:p>
      <text:p text:style-name="P166"><text:span text:style-name="T51">Ahuntza <text:s text:c="12"/>40.00</text:span></text:p>
      <text:p text:style-name="P166"><text:span text:style-name="T51">Untza <text:s text:c="14"/>8.00</text:span></text:p>
      <text:p text:style-name="P166"><text:span text:style-name="T51">Txoria <text:s text:c="13"/>0.50</text:span></text:p>
      <text:p text:style-name="P166"><text:span text:style-name="T51">kakalardoa <text:s text:c="9"/>0.02</text:span></text:p>
      <text:p text:style-name="P166"/>
      <text:p text:style-name="P166"><text:span text:style-name="T51">--------- LANDAREAK PISUAREN ARABERA ORDENATUTA: ---------</text:span></text:p>
      <text:p text:style-name="P166"><text:span text:style-name="T51">Sekuoia <text:s text:c="12"/>2000.00</text:span></text:p>
      <text:p text:style-name="P166"><text:span text:style-name="T51">Madariondoa <text:s text:c="8"/>50.00</text:span></text:p>
      <text:p text:style-name="P166"><text:span text:style-name="T51">Fikusa <text:s text:c="13"/>0.50</text:span></text:p>
      <text:p text:style-name="P165"><text:soft-page-break/><text:span text:style-name="T71">eta emaitza </text:span><text:span text:style-name="T73">honakoa izan beharko litzateke</text:span><text:span text:style-name="T71">:</text:span></text:p>
      <text:p text:style-name="P164"><text:span text:style-name="T71"/></text:p>
      <text:p text:style-name="P164"><text:span text:style-name="T51">ONTZIA HONELA GERATUKO DA:</text:span></text:p>
      <text:p text:style-name="P163"><text:span text:style-name="T51"/></text:p>
      <text:p text:style-name="P173"><text:span text:style-name="T51">ar_belarjaleak <text:s text:c="5"/>Ahuntza <text:s text:c="12"/>40.00</text:span></text:p>
      <text:p text:style-name="P170"><text:span text:style-name="T51">ar_belarjaleak <text:s text:c="5"/>Untza <text:s text:c="14"/>8.00</text:span></text:p>
      <text:p text:style-name="P170"><text:span text:style-name="T51">landareak <text:s text:c="10"/>Madariondoa <text:s text:c="8"/>50.00</text:span></text:p>
      <text:p text:style-name="P170"><text:span text:style-name="T51">ar_belarjaleak <text:s text:c="5"/>Txoria <text:s text:c="13"/>0.50</text:span></text:p>
      <text:p text:style-name="P170"><text:span text:style-name="T51">ar_haragijaleak <text:s text:c="4"/></text:span><text:span text:style-name="T66">Lehoia</text:span><text:span text:style-name="T51"> <text:s text:c="14"/>200.00</text:span></text:p>
      <text:p text:style-name="P170"><text:span text:style-name="T51">landareak <text:s text:c="10"/>Sekuoia <text:s text:c="12"/>2000.00</text:span></text:p>
      <text:p text:style-name="P170"><text:span text:style-name="T51">ar_belarjaleak <text:s text:c="5"/>Behia <text:s text:c="14"/>250.00</text:span></text:p>
      <text:p text:style-name="P170"><text:span text:style-name="T51">ar_belarjaleak <text:s text:c="5"/>kakalardoa <text:s text:c="9"/>0.02</text:span></text:p>
      <text:p text:style-name="P170"><text:span text:style-name="T51">ar_haragijaleak <text:s text:c="4"/>Tigrea <text:s text:c="13"/>150.00</text:span></text:p>
      <text:p text:style-name="P170"><text:span text:style-name="T51">landareak <text:s text:c="10"/>Fikusa <text:s text:c="13"/>0.50</text:span></text:p>
      <text:p text:style-name="P173"><text:span text:style-name="T51">ar_haragijaleak <text:s text:c="4"/>Txakurra <text:s text:c="11"/>4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FixedSys" svg:font-family="FixedSys, 'Times New Roman'"/>
    <style:font-face style:name="Lohit Devanagari1" svg:font-family="'Lohit Devanagari'"/>
    <style:font-face style:name="Timnes" svg:font-family="Timnes"/>
    <style:font-face style:name="Courier New" svg:font-family="'Courier New'" style:font-family-generic="modern"/>
    <style:font-face style:name="WenQuanYi Micro Hei" svg:font-family="'WenQuanYi Micro Hei'" style:font-family-generic="roman"/>
    <style:font-face style:name="Cambria" svg:font-family="Cambria" style:font-family-generic="roman" style:font-pitch="variable"/>
    <style:font-face style:name="Courier New1" svg:font-family="'Courier New'" style:font-family-generic="roman" style:font-pitch="variable"/>
    <style:font-face style:name="Fixedsys" svg:font-family="Fixedsy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u"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u"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default-outline-level="4" style:list-style-name="" style:class="text">
      <style:paragraph-properties fo:margin-left="0in" fo:margin-right="0.0555in" fo:margin-top="0.3335in" fo:margin-bottom="0in" loext:contextual-spacing="false" style:line-height-at-least="0.25in" fo:text-indent="0in" style:auto-text-indent="false" fo:keep-with-next="always">
        <style:tab-stops>
          <style:tab-stop style:position="0.389in"/>
          <style:tab-stop style:position="0.5835in"/>
          <style:tab-stop style:position="0.778in"/>
          <style:tab-stop style:position="0.9583in"/>
        </style:tab-stops>
      </style:paragraph-properties>
      <style:text-properties style:font-name="Times" fo:font-family="Times" style:font-family-generic="roman" style:font-pitch="variable" fo:font-size="14pt" fo:letter-spacing="-0.0071in" fo:language="eu" fo:country="ES" fo:font-weight="bold" style:font-size-asian="14pt" style:font-weight-asian="bold" style:font-size-complex="10pt"/>
    </style:style>
    <style:style style:name="normala" style:family="paragraph" style:parent-style-name="Standard" style:default-outline-level="">
      <style:paragraph-properties fo:margin-left="0in" fo:margin-right="0.0264in" fo:margin-top="0.1252in" fo:margin-bottom="0in" loext:contextual-spacing="false" style:line-height-at-least="0.25in" fo:text-align="justify" style:justify-single-word="false" fo:text-indent="0.2083in" style:auto-text-indent="false"/>
      <style:text-properties style:font-name="Times" fo:font-family="Times" style:font-family-generic="roman" style:font-pitch="variable" fo:language="eu" fo:country="ES" style:font-size-complex="10pt"/>
    </style:style>
    <style:style style:name="WW-Predeterminado" style:family="paragraph">
      <style:paragraph-properties fo:margin-top="0in" fo:margin-bottom="0.139in" loext:contextual-spacing="false" fo:line-height="115%" fo:orphans="2" fo:widows="2" fo:hyphenation-ladder-count="no-limit"/>
      <style:text-properties fo:color="#00000a" style:font-name="Calibri" fo:font-family="Calibri" style:font-family-generic="swiss" style:font-pitch="variable" fo:font-size="11pt" fo:language="es" fo:country="ES" style:font-name-asian="WenQuanYi Micro Hei" style:font-family-asian="'WenQuanYi Micro Hei'" style:font-family-generic-asian="roman"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WW-Encabezado_20_1" style:display-name="WW-Encabezado 1" style:family="paragraph" style:parent-style-name="Standard" style:next-style-name="Standard" style:default-outline-level="1" style:list-style-name="WW8Num1">
      <style:paragraph-properties fo:margin-top="0.3335in" fo:margin-bottom="0in" loext:contextual-spacing="false" fo:line-height="115%" fo:keep-together="always" fo:hyphenation-ladder-count="no-limit" fo:keep-with-next="always"/>
      <style:text-properties fo:color="#365f91" style:font-name="Cambria" fo:font-family="Cambria" style:font-family-generic="roman" style:font-pitch="variable" fo:font-size="14pt" fo:font-weight="bold" style:font-name-asian="WenQuanYi Micro Hei" style:font-family-asian="'WenQuanYi Micro Hei'" style:font-family-generic-asian="roman" style:font-size-asian="14pt" style:font-weight-asian="bold" style:font-name-complex="Calibri" style:font-family-complex="Calibri" style:font-family-generic-complex="swiss" style:font-pitch-complex="variable" style:font-size-complex="14pt" style:font-weight-complex="bold" fo:hyphenate="false" fo:hyphenation-remain-char-count="2" fo:hyphenation-push-char-count="2"/>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Standard" style:class="text">
      <style:paragraph-properties fo:margin-left="1in" fo:margin-right="0in" fo:text-indent="0in" style:auto-text-indent="false" style:text-autospace="none"/>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1pt"/>
    </style:style>
    <style:style style:name="Ada" style:family="paragraph" style:parent-style-name="Standard">
      <style:text-properties style:font-name="Courier New" fo:font-family="'Courier New'" style:font-family-generic="modern" fo:font-size="10pt" style:rfc-language-tag="es-ES-u-co-trad" fo:language="es" fo:country="ES" fo:font-weight="bold" style:font-size-asian="10pt" style:font-weight-asian="bold" style:font-name-complex="Courier New" style:font-family-complex="'Courier New'" style:font-family-generic-complex="modern" style:font-size-complex="10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text-properties style:font-name="Times New Roman" fo:font-family="'Times New Roman'" style:font-family-generic="roman" style:font-pitch="variable" fo:language="eu"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font-size="11pt" fo:language="es" fo:country="ES" style:font-size-asian="11pt" style:font-name-complex="Arial" style:font-family-complex="Arial" style:font-family-generic-complex="swiss" style:font-pitch-complex="variable" style:font-size-complex="11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20:13:48.781378902</meta:creation-date>
    <dc:date>2018-11-28T22:43:35.192246866</dc:date>
    <meta:editing-duration>P1DT5H53M58S</meta:editing-duration>
    <meta:editing-cycles>30</meta:editing-cycles>
    <meta:generator>LibreOffice/6.0.6.2$Linux_X86_64 LibreOffice_project/00m0$Build-2</meta:generator>
    <meta:document-statistic meta:table-count="10" meta:image-count="0" meta:object-count="0" meta:page-count="34" meta:paragraph-count="1522" meta:word-count="4735" meta:character-count="63753" meta:non-whitespace-character-count="53741"/>
  </office:meta>
</office:document-meta>
</file>